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98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table:style-name="ce1"/>
          <table:table-cell table:style-name="ce2" table:number-columns-repeated="7"/>
          <table:table-cell/>
          <table:table-cell table:style-name="ce1"/>
          <table:table-cell table:style-name="ce2" table:number-columns-repeated="5"/>
          <table:table-cell table:number-columns-repeated="10"/>
        </table:table-row>
        <table:table-row table:style-name="ro1">
          <table:table-cell table:style-name="ce1" office:value-type="string" table:number-columns-spanned="8" table:number-rows-spanned="1">
            <text:p>Sprawdzane 3 elementy</text:p>
          </table:table-cell>
          <table:covered-table-cell table:number-columns-repeated="7" table:style-name="ce2"/>
          <table:table-cell/>
          <table:table-cell table:style-name="ce1" office:value-type="string" table:number-columns-spanned="6" table:number-rows-spanned="1">
            <text:p>Sprawdzane 2 elementy</text:p>
          </table:table-cell>
          <table:covered-table-cell table:number-columns-repeated="5" table:style-name="ce2"/>
          <table:table-cell/>
          <table:table-cell table:style-name="ce1" office:value-type="string" table:number-columns-spanned="6" table:number-rows-spanned="1">
            <text:p>Sprawdzany 1 element</text:p>
          </table:table-cell>
          <table:covered-table-cell table:number-columns-repeated="5" table:style-name="ce2"/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786">
            <text:p>0.786</text:p>
          </table:table-cell>
          <table:table-cell office:value-type="float" office:value="0.088">
            <text:p>0.088</text:p>
          </table:table-cell>
          <table:table-cell table:style-name="ce2" office:value-type="float" office:value="0.23">
            <text:p>0.23</text:p>
          </table:table-cell>
          <table:table-cell table:style-name="ce2" office:value-type="float" office:value="0.002">
            <text:p>0.002</text:p>
          </table:table-cell>
          <table:table-cell office:value-type="float" office:value="0.01">
            <text:p>0.01</text:p>
          </table:table-cell>
          <table:table-cell table:number-columns-repeated="3"/>
          <table:table-cell table:style-name="ce2"/>
          <table:table-cell table:style-name="ce2" office:value-type="float" office:value="7.59">
            <text:p>7.59</text:p>
          </table:table-cell>
          <table:table-cell table:style-name="ce2" office:value-type="float" office:value="1.04">
            <text:p>1.04</text:p>
          </table:table-cell>
          <table:table-cell table:style-name="ce2" office:value-type="float" office:value="0.23">
            <text:p>0.23</text:p>
          </table:table-cell>
          <table:table-cell table:style-name="ce2" office:value-type="float" office:value="0.07">
            <text:p>0.07</text:p>
          </table:table-cell>
          <table:table-cell table:style-name="ce2"/>
          <table:table-cell/>
          <table:table-cell table:style-name="ce2"/>
          <table:table-cell table:style-name="ce2" office:value-type="float" office:value="134.17">
            <text:p>134.17</text:p>
          </table:table-cell>
          <table:table-cell table:style-name="ce2" office:value-type="float" office:value="8.78">
            <text:p>8.78</text:p>
          </table:table-cell>
          <table:table-cell table:style-name="ce2" office:value-type="float" office:value="2.51">
            <text:p>2.51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652">
            <text:p>0.652</text:p>
          </table:table-cell>
          <table:table-cell office:value-type="float" office:value="0.089">
            <text:p>0.089</text:p>
          </table:table-cell>
          <table:table-cell table:style-name="ce2" office:value-type="float" office:value="0.33">
            <text:p>0.33</text:p>
          </table:table-cell>
          <table:table-cell table:style-name="ce2" office:value-type="float" office:value="0.02">
            <text:p>0.02</text:p>
          </table:table-cell>
          <table:table-cell office:value-type="float" office:value="0.009">
            <text:p>0.009</text:p>
          </table:table-cell>
          <table:table-cell table:number-columns-repeated="3"/>
          <table:table-cell table:style-name="ce2"/>
          <table:table-cell table:style-name="ce2" office:value-type="float" office:value="7.64">
            <text:p>7.64</text:p>
          </table:table-cell>
          <table:table-cell table:style-name="ce2" office:value-type="float" office:value="1.19">
            <text:p>1.19</text:p>
          </table:table-cell>
          <table:table-cell table:style-name="ce2" office:value-type="float" office:value="0.23">
            <text:p>0.23</text:p>
          </table:table-cell>
          <table:table-cell table:style-name="ce2" office:value-type="float" office:value="0.07">
            <text:p>0.07</text:p>
          </table:table-cell>
          <table:table-cell table:style-name="ce2"/>
          <table:table-cell/>
          <table:table-cell table:style-name="ce2"/>
          <table:table-cell table:style-name="ce2" office:value-type="float" office:value="134.601">
            <text:p>134.601</text:p>
          </table:table-cell>
          <table:table-cell table:style-name="ce2" office:value-type="float" office:value="8.95">
            <text:p>8.95</text:p>
          </table:table-cell>
          <table:table-cell table:style-name="ce2" office:value-type="float" office:value="2.59">
            <text:p>2.59</text:p>
          </table:table-cell>
          <table:table-cell table:style-name="ce2" office:value-type="float" office:value="0.51">
            <text:p>0.51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802">
            <text:p>0.802</text:p>
          </table:table-cell>
          <table:table-cell office:value-type="float" office:value="0.101">
            <text:p>0.101</text:p>
          </table:table-cell>
          <table:table-cell table:style-name="ce2" office:value-type="float" office:value="0.226">
            <text:p>0.226</text:p>
          </table:table-cell>
          <table:table-cell table:style-name="ce2" office:value-type="float" office:value="0.02">
            <text:p>0.02</text:p>
          </table:table-cell>
          <table:table-cell office:value-type="float" office:value="0.009">
            <text:p>0.009</text:p>
          </table:table-cell>
          <table:table-cell table:number-columns-repeated="3"/>
          <table:table-cell table:style-name="ce2"/>
          <table:table-cell table:style-name="ce2" office:value-type="float" office:value="7.78">
            <text:p>7.78</text:p>
          </table:table-cell>
          <table:table-cell table:style-name="ce2" office:value-type="float" office:value="1.17">
            <text:p>1.17</text:p>
          </table:table-cell>
          <table:table-cell table:style-name="ce2" office:value-type="float" office:value="0.23">
            <text:p>0.23</text:p>
          </table:table-cell>
          <table:table-cell table:style-name="ce2" office:value-type="float" office:value="0.08">
            <text:p>0.08</text:p>
          </table:table-cell>
          <table:table-cell table:style-name="ce2"/>
          <table:table-cell/>
          <table:table-cell table:style-name="ce2"/>
          <table:table-cell table:style-name="ce2" office:value-type="float" office:value="136.47">
            <text:p>136.47</text:p>
          </table:table-cell>
          <table:table-cell table:style-name="ce2" office:value-type="float" office:value="9.4">
            <text:p>9.4</text:p>
          </table:table-cell>
          <table:table-cell table:style-name="ce2" office:value-type="float" office:value="2.68">
            <text:p>2.68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662">
            <text:p>0.662</text:p>
          </table:table-cell>
          <table:table-cell office:value-type="float" office:value="0.102">
            <text:p>0.102</text:p>
          </table:table-cell>
          <table:table-cell table:style-name="ce2" office:value-type="float" office:value="0.278">
            <text:p>0.278</text:p>
          </table:table-cell>
          <table:table-cell table:style-name="ce2" office:value-type="float" office:value="0.02">
            <text:p>0.02</text:p>
          </table:table-cell>
          <table:table-cell office:value-type="float" office:value="0.008">
            <text:p>0.008</text:p>
          </table:table-cell>
          <table:table-cell table:number-columns-repeated="3"/>
          <table:table-cell table:style-name="ce2"/>
          <table:table-cell table:style-name="ce2" office:value-type="float" office:value="7.72">
            <text:p>7.72</text:p>
          </table:table-cell>
          <table:table-cell table:style-name="ce2" office:value-type="float" office:value="1.28">
            <text:p>1.28</text:p>
          </table:table-cell>
          <table:table-cell table:style-name="ce2" office:value-type="float" office:value="0.23">
            <text:p>0.23</text:p>
          </table:table-cell>
          <table:table-cell table:style-name="ce2" office:value-type="float" office:value="0.07">
            <text:p>0.07</text:p>
          </table:table-cell>
          <table:table-cell table:style-name="ce2"/>
          <table:table-cell/>
          <table:table-cell table:style-name="ce2"/>
          <table:table-cell table:style-name="ce2" office:value-type="float" office:value="138.89">
            <text:p>138.89</text:p>
          </table:table-cell>
          <table:table-cell table:style-name="ce2" office:value-type="float" office:value="9.14">
            <text:p>9.14</text:p>
          </table:table-cell>
          <table:table-cell table:style-name="ce2" office:value-type="float" office:value="2.64">
            <text:p>2.64</text:p>
          </table:table-cell>
          <table:table-cell table:style-name="ce2" office:value-type="float" office:value="0.51">
            <text:p>0.51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808">
            <text:p>0.808</text:p>
          </table:table-cell>
          <table:table-cell office:value-type="float" office:value="0.103">
            <text:p>0.103</text:p>
          </table:table-cell>
          <table:table-cell table:style-name="ce2" office:value-type="float" office:value="0.251">
            <text:p>0.251</text:p>
          </table:table-cell>
          <table:table-cell table:style-name="ce2"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3"/>
          <table:table-cell table:style-name="ce2"/>
          <table:table-cell table:style-name="ce2" office:value-type="float" office:value="7.77">
            <text:p>7.77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24">
            <text:p>0.24</text:p>
          </table:table-cell>
          <table:table-cell table:style-name="ce2" office:value-type="float" office:value="0.07">
            <text:p>0.07</text:p>
          </table:table-cell>
          <table:table-cell table:style-name="ce2"/>
          <table:table-cell/>
          <table:table-cell table:style-name="ce2"/>
          <table:table-cell table:style-name="ce2" office:value-type="float" office:value="137.64">
            <text:p>137.64</text:p>
          </table:table-cell>
          <table:table-cell table:style-name="ce2" office:value-type="float" office:value="9.1">
            <text:p>9.1</text:p>
          </table:table-cell>
          <table:table-cell table:style-name="ce2" office:value-type="float" office:value="2.67">
            <text:p>2.67</text:p>
          </table:table-cell>
          <table:table-cell table:style-name="ce2" office:value-type="float" office:value="0.51">
            <text:p>0.51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569">
            <text:p>0.569</text:p>
          </table:table-cell>
          <table:table-cell office:value-type="float" office:value="0.11">
            <text:p>0.11</text:p>
          </table:table-cell>
          <table:table-cell table:style-name="ce2" office:value-type="float" office:value="0.326">
            <text:p>0.326</text:p>
          </table:table-cell>
          <table:table-cell table:style-name="ce2" office:value-type="float" office:value="0.02">
            <text:p>0.02</text:p>
          </table:table-cell>
          <table:table-cell office:value-type="float" office:value="0.009">
            <text:p>0.009</text:p>
          </table:table-cell>
          <table:table-cell table:number-columns-repeated="3"/>
          <table:table-cell table:style-name="ce2"/>
          <table:table-cell table:style-name="ce2" office:value-type="float" office:value="7.85">
            <text:p>7.85</text:p>
          </table:table-cell>
          <table:table-cell table:style-name="ce2" office:value-type="float" office:value="1.24">
            <text:p>1.24</text:p>
          </table:table-cell>
          <table:table-cell table:style-name="ce2" office:value-type="float" office:value="0.24">
            <text:p>0.24</text:p>
          </table:table-cell>
          <table:table-cell table:style-name="ce2" office:value-type="float" office:value="0.07">
            <text:p>0.07</text:p>
          </table:table-cell>
          <table:table-cell table:style-name="ce2"/>
          <table:table-cell/>
          <table:table-cell table:style-name="ce2"/>
          <table:table-cell table:style-name="ce2" office:value-type="float" office:value="138.611">
            <text:p>138.611</text:p>
          </table:table-cell>
          <table:table-cell table:style-name="ce2" office:value-type="float" office:value="9.27">
            <text:p>9.27</text:p>
          </table:table-cell>
          <table:table-cell table:style-name="ce2" office:value-type="float" office:value="2.66">
            <text:p>2.66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791">
            <text:p>0.791</text:p>
          </table:table-cell>
          <table:table-cell office:value-type="float" office:value="0.083">
            <text:p>0.083</text:p>
          </table:table-cell>
          <table:table-cell table:style-name="ce2" office:value-type="float" office:value="0.323">
            <text:p>0.323</text:p>
          </table:table-cell>
          <table:table-cell table:style-name="ce2" office:value-type="float" office:value="0.02">
            <text:p>0.02</text:p>
          </table:table-cell>
          <table:table-cell office:value-type="float" office:value="0.009">
            <text:p>0.009</text:p>
          </table:table-cell>
          <table:table-cell table:number-columns-repeated="3"/>
          <table:table-cell table:style-name="ce2"/>
          <table:table-cell table:style-name="ce2" office:value-type="float" office:value="7.78">
            <text:p>7.78</text:p>
          </table:table-cell>
          <table:table-cell table:style-name="ce2" office:value-type="float" office:value="1.22">
            <text:p>1.22</text:p>
          </table:table-cell>
          <table:table-cell table:style-name="ce2" office:value-type="float" office:value="0.26">
            <text:p>0.26</text:p>
          </table:table-cell>
          <table:table-cell table:style-name="ce2" office:value-type="float" office:value="0.08">
            <text:p>0.08</text:p>
          </table:table-cell>
          <table:table-cell table:style-name="ce2"/>
          <table:table-cell/>
          <table:table-cell table:style-name="ce2"/>
          <table:table-cell table:style-name="ce2" office:value-type="float" office:value="136.83">
            <text:p>136.83</text:p>
          </table:table-cell>
          <table:table-cell table:style-name="ce2" office:value-type="float" office:value="9.05">
            <text:p>9.05</text:p>
          </table:table-cell>
          <table:table-cell table:style-name="ce2" office:value-type="float" office:value="2.67">
            <text:p>2.67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625">
            <text:p>0.625</text:p>
          </table:table-cell>
          <table:table-cell office:value-type="float" office:value="0.091">
            <text:p>0.091</text:p>
          </table:table-cell>
          <table:table-cell table:style-name="ce2" office:value-type="float" office:value="0.31">
            <text:p>0.31</text:p>
          </table:table-cell>
          <table:table-cell table:style-name="ce2"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3"/>
          <table:table-cell table:style-name="ce2"/>
          <table:table-cell table:style-name="ce2" office:value-type="float" office:value="7.86">
            <text:p>7.86</text:p>
          </table:table-cell>
          <table:table-cell table:style-name="ce2" office:value-type="float" office:value="1.21">
            <text:p>1.21</text:p>
          </table:table-cell>
          <table:table-cell table:style-name="ce2" office:value-type="float" office:value="0.24">
            <text:p>0.24</text:p>
          </table:table-cell>
          <table:table-cell table:style-name="ce2" office:value-type="float" office:value="0.07">
            <text:p>0.07</text:p>
          </table:table-cell>
          <table:table-cell table:style-name="ce2"/>
          <table:table-cell/>
          <table:table-cell table:style-name="ce2"/>
          <table:table-cell table:style-name="ce2" office:value-type="float" office:value="138.07">
            <text:p>138.07</text:p>
          </table:table-cell>
          <table:table-cell table:style-name="ce2" office:value-type="float" office:value="9.23">
            <text:p>9.23</text:p>
          </table:table-cell>
          <table:table-cell table:style-name="ce2" office:value-type="float" office:value="2.83">
            <text:p>2.83</text:p>
          </table:table-cell>
          <table:table-cell table:style-name="ce2" office:value-type="float" office:value="0.52">
            <text:p>0.52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841">
            <text:p>0.841</text:p>
          </table:table-cell>
          <table:table-cell office:value-type="float" office:value="0.096">
            <text:p>0.096</text:p>
          </table:table-cell>
          <table:table-cell table:style-name="ce2" office:value-type="float" office:value="0.319">
            <text:p>0.319</text:p>
          </table:table-cell>
          <table:table-cell table:style-name="ce2" office:value-type="float" office:value="0.002">
            <text:p>0.002</text:p>
          </table:table-cell>
          <table:table-cell office:value-type="float" office:value="0.011">
            <text:p>0.011</text:p>
          </table:table-cell>
          <table:table-cell table:number-columns-repeated="3"/>
          <table:table-cell table:style-name="ce2"/>
          <table:table-cell table:style-name="ce2" office:value-type="float" office:value="8.14">
            <text:p>8.14</text:p>
          </table:table-cell>
          <table:table-cell table:style-name="ce2" office:value-type="float" office:value="1.32">
            <text:p>1.32</text:p>
          </table:table-cell>
          <table:table-cell table:style-name="ce2" office:value-type="float" office:value="0.25">
            <text:p>0.25</text:p>
          </table:table-cell>
          <table:table-cell table:style-name="ce2" office:value-type="float" office:value="0.08">
            <text:p>0.08</text:p>
          </table:table-cell>
          <table:table-cell table:style-name="ce2"/>
          <table:table-cell/>
          <table:table-cell table:style-name="ce2"/>
          <table:table-cell table:style-name="ce2" office:value-type="float" office:value="139.011">
            <text:p>139.011</text:p>
          </table:table-cell>
          <table:table-cell table:style-name="ce2" office:value-type="float" office:value="9.03">
            <text:p>9.03</text:p>
          </table:table-cell>
          <table:table-cell table:style-name="ce2" office:value-type="float" office:value="2.68">
            <text:p>2.68</text:p>
          </table:table-cell>
          <table:table-cell table:style-name="ce2" office:value-type="float" office:value="0.51">
            <text:p>0.51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float" office:value="0.655">
            <text:p>0.655</text:p>
          </table:table-cell>
          <table:table-cell office:value-type="float" office:value="0.095">
            <text:p>0.095</text:p>
          </table:table-cell>
          <table:table-cell table:style-name="ce2" office:value-type="float" office:value="0.328">
            <text:p>0.328</text:p>
          </table:table-cell>
          <table:table-cell table:style-name="ce2" office:value-type="float" office:value="0.019">
            <text:p>0.019</text:p>
          </table:table-cell>
          <table:table-cell office:value-type="float" office:value="0.01">
            <text:p>0.01</text:p>
          </table:table-cell>
          <table:table-cell table:number-columns-repeated="3"/>
          <table:table-cell table:style-name="ce2"/>
          <table:table-cell table:style-name="ce2" office:value-type="float" office:value="7.73">
            <text:p>7.73</text:p>
          </table:table-cell>
          <table:table-cell table:style-name="ce2" office:value-type="float" office:value="1.34">
            <text:p>1.34</text:p>
          </table:table-cell>
          <table:table-cell table:style-name="ce2" office:value-type="float" office:value="0.24">
            <text:p>0.24</text:p>
          </table:table-cell>
          <table:table-cell table:style-name="ce2" office:value-type="float" office:value="0.08">
            <text:p>0.08</text:p>
          </table:table-cell>
          <table:table-cell table:style-name="ce2"/>
          <table:table-cell/>
          <table:table-cell table:style-name="ce2"/>
          <table:table-cell table:style-name="ce2" office:value-type="float" office:value="137.61">
            <text:p>137.61</text:p>
          </table:table-cell>
          <table:table-cell table:style-name="ce2" office:value-type="float" office:value="9.26">
            <text:p>9.26</text:p>
          </table:table-cell>
          <table:table-cell table:style-name="ce2" office:value-type="float" office:value="2.8">
            <text:p>2.8</text:p>
          </table:table-cell>
          <table:table-cell table:style-name="ce2" office:value-type="float" office:value="0.51">
            <text:p>0.51</text:p>
          </table:table-cell>
          <table:table-cell table:style-name="ce2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zas średni</text:p>
          </table:table-cell>
          <table:table-cell table:style-name="ce2" table:formula="of:=AVERAGE([.B3:.B12])" office:value-type="float" office:value="0.7191">
            <text:p>0.7191</text:p>
          </table:table-cell>
          <table:table-cell table:style-name="ce2" table:formula="of:=AVERAGE([.C3:.C12])" office:value-type="float" office:value="0.0958">
            <text:p>0.0958</text:p>
          </table:table-cell>
          <table:table-cell table:style-name="ce2" office:value-type="float" office:value="4.19">
            <text:p>4.19</text:p>
          </table:table-cell>
          <table:table-cell table:style-name="ce2" table:formula="of:=AVERAGE([.E3:.E12])" office:value-type="float" office:value="0.0165">
            <text:p>0.0165</text:p>
          </table:table-cell>
          <table:table-cell table:style-name="ce2" table:formula="of:=AVERAGE([.F3:.F12])" office:value-type="float" office:value="0.0093">
            <text:p>0.0093</text:p>
          </table:table-cell>
          <table:table-cell table:number-columns-repeated="3"/>
          <table:table-cell table:style-name="ce2" office:value-type="string">
            <text:p>czas średni</text:p>
          </table:table-cell>
          <table:table-cell table:style-name="ce2" table:formula="of:=AVERAGE([.K3:.K12])" office:value-type="float" office:value="7.786">
            <text:p>7.786</text:p>
          </table:table-cell>
          <table:table-cell table:style-name="ce2" table:formula="of:=AVERAGE([.L3:.L12])" office:value-type="float" office:value="1.208">
            <text:p>1.208</text:p>
          </table:table-cell>
          <table:table-cell table:style-name="ce2" table:formula="of:=AVERAGE([.M3:.M12])" office:value-type="float" office:value="0.239">
            <text:p>0.239</text:p>
          </table:table-cell>
          <table:table-cell table:style-name="ce2" table:formula="of:=AVERAGE([.N3:.N12])" office:value-type="float" office:value="0.074">
            <text:p>0.074</text:p>
          </table:table-cell>
          <table:table-cell table:style-name="ce2"/>
          <table:table-cell/>
          <table:table-cell table:style-name="ce2" office:value-type="string">
            <text:p>czas średni</text:p>
          </table:table-cell>
          <table:table-cell table:style-name="ce2" table:formula="of:=AVERAGE([.R3:.R12])" office:value-type="float" office:value="137.1903">
            <text:p>137.1903</text:p>
          </table:table-cell>
          <table:table-cell table:style-name="ce2" table:formula="of:=AVERAGE([.S3:.S12])" office:value-type="float" office:value="9.121">
            <text:p>9.121</text:p>
          </table:table-cell>
          <table:table-cell table:style-name="ce2" table:formula="of:=AVERAGE([.T3:.T12])" office:value-type="float" office:value="2.673">
            <text:p>2.673</text:p>
          </table:table-cell>
          <table:table-cell table:style-name="ce2" table:formula="of:=AVERAGE([.U3:.U12])" office:value-type="float" office:value="0.513">
            <text:p>0.513</text:p>
          </table:table-cell>
          <table:table-cell table:style-name="ce2" table:formula="of:=AVERAGE([.V3:.V12])" office:value-type="float" office:value="0.06">
            <text:p>0.0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lość elementów</text:p>
          </table:table-cell>
          <table:table-cell table:style-name="ce2" office:value-type="float" office:value="17850">
            <text:p>17850</text:p>
          </table:table-cell>
          <table:table-cell office:value-type="float" office:value="11800">
            <text:p>11800</text:p>
          </table:table-cell>
          <table:table-cell table:style-name="ce2" office:value-type="float" office:value="18270">
            <text:p>18270</text:p>
          </table:table-cell>
          <table:table-cell table:style-name="ce2" office:value-type="float" office:value="5000">
            <text:p>5000</text:p>
          </table:table-cell>
          <table:table-cell table:number-columns-repeated="4"/>
          <table:table-cell table:style-name="ce2" office:value-type="string">
            <text:p>ilość elementów</text:p>
          </table:table-cell>
          <table:table-cell table:style-name="ce2" office:value-type="float" office:value="300000">
            <text:p>300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60000">
            <text:p>60000</text:p>
          </table:table-cell>
          <table:table-cell table:style-name="ce2" office:value-type="float" office:value="30000">
            <text:p>30000</text:p>
          </table:table-cell>
          <table:table-cell table:style-name="ce2"/>
          <table:table-cell/>
          <table:table-cell table:style-name="ce2" office:value-type="string">
            <text:p>ilość elementów</text:p>
          </table:table-cell>
          <table:table-cell table:style-name="ce2" office:value-type="float" office:value="300000">
            <text:p>300000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60000">
            <text:p>600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0000">
            <text:p>1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7700">
            <text:p>157700</text:p>
          </table:table-cell>
          <table:table-cell office:value-type="float" office:value="51600">
            <text:p>51600</text:p>
          </table:table-cell>
          <table:table-cell office:value-type="float" office:value="420500">
            <text:p>420500</text:p>
          </table:table-cell>
          <table:table-cell office:value-type="float" office:value="18100">
            <text:p>18100</text:p>
          </table:table-cell>
          <table:table-cell table:number-columns-repeated="20"/>
        </table:table-row>
        <table:table-row table:style-name="ro1">
          <table:table-cell office:value-type="string">
            <text:p>V+E</text:p>
          </table:table-cell>
          <table:table-cell table:formula="of:=[.B14]+[.B15]" office:value-type="float" office:value="175550">
            <text:p>175550</text:p>
          </table:table-cell>
          <table:table-cell table:formula="of:=[.C14]+[.C15]" office:value-type="float" office:value="63400">
            <text:p>63400</text:p>
          </table:table-cell>
          <table:table-cell table:formula="of:=[.D14]+[.D15]" office:value-type="float" office:value="438770">
            <text:p>438770</text:p>
          </table:table-cell>
          <table:table-cell table:formula="of:=[.E14]+[.E15]" office:value-type="float" office:value="23100">
            <text:p>23100</text:p>
          </table:table-cell>
          <table:table-cell table:number-columns-repeated="20"/>
        </table:table-row>
        <table:table-row table:style-name="ro1">
          <table:table-cell office:value-type="string">
            <text:p>(V+E)*log(V+E)</text:p>
          </table:table-cell>
          <table:table-cell table:formula="of:=[.B16]*LOG([.B16])" office:value-type="float" office:value="920654.56637383">
            <text:p>920654.56637383</text:p>
          </table:table-cell>
          <table:table-cell table:formula="of:=[.C16]*LOG([.C16])" office:value-type="float" office:value="304452.458949702">
            <text:p>304452.458949702</text:p>
          </table:table-cell>
          <table:table-cell table:formula="of:=[.D16]*LOG([.D16])" office:value-type="float" office:value="2475644.29598686">
            <text:p>2475644.29598686</text:p>
          </table:table-cell>
          <table:table-cell table:formula="of:=[.E16]*LOG([.E16])" office:value-type="float" office:value="100799.436735509">
            <text:p>100799.436735509</text:p>
          </table:table-cell>
          <table:table-cell table:number-columns-repeated="20"/>
        </table:table-row>
        <table:table-row table:style-name="ro1">
          <table:table-cell office:value-type="string">
            <text:p>E*log(E)</text:p>
          </table:table-cell>
          <table:table-cell table:formula="of:=[.B15]*LOG([.B15])" office:value-type="float" office:value="819698.058037968">
            <text:p>819698.058037968</text:p>
          </table:table-cell>
          <table:table-cell table:formula="of:=[.C15]*LOG([.C15])" office:value-type="float" office:value="243172.724603964">
            <text:p>243172.724603964</text:p>
          </table:table-cell>
          <table:table-cell table:formula="of:=[.D15]*LOG([.D15])" office:value-type="float" office:value="2364793.60305632">
            <text:p>2364793.60305632</text:p>
          </table:table-cell>
          <table:table-cell table:formula="of:=[.E15]*LOG([.E15])" office:value-type="float" office:value="77063.9822051322">
            <text:p>77063.9822051322</text:p>
          </table:table-cell>
          <table:table-cell table:number-columns-repeated="20"/>
        </table:table-row>
        <table:table-row table:style-name="ro1">
          <table:table-cell office:value-type="string">
            <text:p>(V+E)^2</text:p>
          </table:table-cell>
          <table:table-cell table:formula="of:=[.B16]*[.B16]" office:value-type="float" office:value="30817802500">
            <text:p>30817802500</text:p>
          </table:table-cell>
          <table:table-cell table:formula="of:=[.C16]*[.C16]" office:value-type="float" office:value="4019560000">
            <text:p>4019560000</text:p>
          </table:table-cell>
          <table:table-cell table:formula="of:=[.D16]*[.D16]" office:value-type="float" office:value="192519112900">
            <text:p>192519112900</text:p>
          </table:table-cell>
          <table:table-cell table:formula="of:=[.E16]*[.E16]" office:value-type="float" office:value="533610000">
            <text:p>533610000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>
            <draw:frame table:end-cell-address="Arkusz1.L50" table:end-x="0.5657in" table:end-y="0.0819in" draw:z-index="0" draw:style-name="gr1" draw:text-style-name="P1" svg:width="10.4902in" svg:height="5.211in" svg:x="0.0949in" svg:y="0.0272in">
              <draw:object draw:notify-on-update-of-ranges="Arkusz1.B14:Arkusz1.B14 Arkusz1.B16:Arkusz1.F16 Arkusz1.A2:Arkusz1.A2 Arkusz1.B13:Arkusz1.H13 Arkusz1.A19:Arkusz1.A19 Arkusz1.B19:Arkusz1.E19 Arkusz1.B16:Arkusz1.E16 Arkusz1.B16:Arkusz1.E16 Arkusz1.A17:Arkusz1.A17 Arkusz1.B17:Arkusz1.E17 Arkusz1.A16:Arkusz1.A16 Arkusz1.B16:Arkusz1.E16 Arkusz1.B16:Arkusz1.E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Arkusz1.V50" table:end-x="0.2764in" table:end-y="0.1236in" draw:z-index="1" draw:style-name="gr1" draw:text-style-name="P1" svg:width="8.7122in" svg:height="5.211in" svg:x="0.7976in" svg:y="0.0689in">
              <draw:object draw:notify-on-update-of-ranges="Arkusz1.B14:Arkusz1.B14 Arkusz1.K14:Arkusz1.N14 Arkusz1.J2:Arkusz1.J2 Arkusz1.K13:Arkusz1.N13 Arkusz1.A69:Arkusz1.A374 Arkusz1.A68:Arkusz1.A68 Arkusz1.A69:Arkusz1.A374 Arkusz1.A69:Arkusz1.A374 Arkusz1.C68:Arkusz1.C68 Arkusz1.C69:Arkusz1.C374 Arkusz1.A69:Arkusz1.A374 Arkusz1.B68:Arkusz1.B68 Arkusz1.B69:Arkusz1.B37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Arkusz1.AF50" table:end-x="0.2201in" table:end-y="0.1102in" draw:z-index="2" draw:style-name="gr1" draw:text-style-name="P1" svg:width="8.7122in" svg:height="5.211in" svg:x="0.398in" svg:y="0.0555in">
              <draw:object draw:notify-on-update-of-ranges="Arkusz1.B14:Arkusz1.B14 Arkusz1.R14:Arkusz1.V14 Arkusz1.Q2:Arkusz1.Q2 Arkusz1.R13:Arkusz1.V13 Arkusz1.A69:Arkusz1.A374 Arkusz1.A68:Arkusz1.A68 Arkusz1.A69:Arkusz1.A374 Arkusz1.A69:Arkusz1.A374 Arkusz1.C68:Arkusz1.C68 Arkusz1.C69:Arkusz1.C374 Arkusz1.A69:Arkusz1.A374 Arkusz1.B68:Arkusz1.B68 Arkusz1.B69:Arkusz1.B37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7">
          <table:table-cell table:number-columns-repeated="25"/>
        </table:table-row>
        <table:table-row table:style-name="ro1">
          <table:table-cell table:number-columns-repeated="24"/>
          <table:table-cell>
            <draw:frame table:end-cell-address="Arkusz1.AK88" table:end-x="0.7043in" table:end-y="0.0551in" draw:z-index="3" draw:style-name="gr1" draw:text-style-name="P1" svg:width="10.4902in" svg:height="5.211in" svg:x="0.8827in" svg:y="0.0004in">
              <draw:object draw:notify-on-update-of-ranges="Arkusz1.B14:Arkusz1.B14 Arkusz1.B14:Arkusz1.H14 Arkusz1.A2:Arkusz1.A2 Arkusz1.B13:Arkusz1.H13 Arkusz1.AH14:Arkusz1.AL14 Arkusz1.AG2:Arkusz1.AG2 Arkusz1.AH13:Arkusz1.AL13 Arkusz1.A69:Arkusz1.A374 Arkusz1.A68:Arkusz1.A68 Arkusz1.A69:Arkusz1.A374 Arkusz1.A69:Arkusz1.A374 Arkusz1.C68:Arkusz1.C68 Arkusz1.C69:Arkusz1.C374 Arkusz1.A69:Arkusz1.A374 Arkusz1.B68:Arkusz1.B68 Arkusz1.B69:Arkusz1.B374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8">
          <table:table-cell table:number-columns-repeated="25"/>
        </table:table-row>
        <table:table-row table:style-name="ro1"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N*log(N)</text:p>
          </table:table-cell>
          <table:table-cell office:value-type="string">
            <text:p>N</text:p>
          </table:table-cell>
          <table:table-cell office:value-type="string">
            <text:p>N^2</text:p>
          </table:table-cell>
          <table:table-cell office:value-type="string">
            <text:p>N*log(N)</text:p>
          </table:table-cell>
          <table:table-cell table:number-columns-repeated="19"/>
        </table:table-row>
        <table:table-row table:style-name="ro1">
          <table:table-cell office:value-type="float" office:value="29000">
            <text:p>29000</text:p>
          </table:table-cell>
          <table:table-cell table:formula="of:=[.A69]^2" office:value-type="float" office:value="841000000">
            <text:p>841000000</text:p>
          </table:table-cell>
          <table:table-cell table:formula="of:=[.A69]*LOG([.A69])" office:value-type="float" office:value="129409.54193907">
            <text:p>129409.54193907</text:p>
          </table:table-cell>
          <table:table-cell office:value-type="float" office:value="344">
            <text:p>344</text:p>
          </table:table-cell>
          <table:table-cell table:formula="of:=[.D69]^2" office:value-type="float" office:value="118336">
            <text:p>118336</text:p>
          </table:table-cell>
          <table:table-cell table:formula="of:=[.D69]*LOG([.D69])" office:value-type="float" office:value="872.576104244606">
            <text:p>872.5761042446</text:p>
          </table:table-cell>
          <table:table-cell table:number-columns-repeated="19"/>
        </table:table-row>
        <table:table-row table:style-name="ro1">
          <table:table-cell office:value-type="float" office:value="33000">
            <text:p>33000</text:p>
          </table:table-cell>
          <table:table-cell table:formula="of:=[.A70]^2" office:value-type="float" office:value="1089000000">
            <text:p>1089000000</text:p>
          </table:table-cell>
          <table:table-cell table:formula="of:=[.A70]*LOG([.A70])" office:value-type="float" office:value="149110.96001597">
            <text:p>149110.96001597</text:p>
          </table:table-cell>
          <table:table-cell office:value-type="float" office:value="393">
            <text:p>393</text:p>
          </table:table-cell>
          <table:table-cell table:formula="of:=[.D70]^2" office:value-type="float" office:value="154449">
            <text:p>154449</text:p>
          </table:table-cell>
          <table:table-cell table:formula="of:=[.D70]*LOG([.D70])" office:value-type="float" office:value="1019.59627229754">
            <text:p>1019.5962722976</text:p>
          </table:table-cell>
          <table:table-cell table:number-columns-repeated="19"/>
        </table:table-row>
        <table:table-row table:style-name="ro1">
          <table:table-cell office:value-type="float" office:value="37000">
            <text:p>37000</text:p>
          </table:table-cell>
          <table:table-cell table:formula="of:=[.A71]^2" office:value-type="float" office:value="1369000000">
            <text:p>1369000000</text:p>
          </table:table-cell>
          <table:table-cell table:formula="of:=[.A71]*LOG([.A71])" office:value-type="float" office:value="169023.463790479">
            <text:p>169023.463790479</text:p>
          </table:table-cell>
          <table:table-cell office:value-type="float" office:value="442">
            <text:p>442</text:p>
          </table:table-cell>
          <table:table-cell table:formula="of:=[.D71]^2" office:value-type="float" office:value="195364">
            <text:p>195364</text:p>
          </table:table-cell>
          <table:table-cell table:formula="of:=[.D71]*LOG([.D71])" office:value-type="float" office:value="1169.2766430523">
            <text:p>1169.2766430523</text:p>
          </table:table-cell>
          <table:table-cell table:number-columns-repeated="19"/>
        </table:table-row>
        <table:table-row table:style-name="ro1">
          <table:table-cell office:value-type="float" office:value="41000">
            <text:p>41000</text:p>
          </table:table-cell>
          <table:table-cell table:formula="of:=[.A72]^2" office:value-type="float" office:value="1681000000">
            <text:p>1681000000</text:p>
          </table:table-cell>
          <table:table-cell table:formula="of:=[.A72]*LOG([.A72])" office:value-type="float" office:value="189124.138125509">
            <text:p>189124.138125509</text:p>
          </table:table-cell>
          <table:table-cell office:value-type="float" office:value="491">
            <text:p>491</text:p>
          </table:table-cell>
          <table:table-cell table:formula="of:=[.D72]^2" office:value-type="float" office:value="241081">
            <text:p>241081</text:p>
          </table:table-cell>
          <table:table-cell table:formula="of:=[.D72]*LOG([.D72])" office:value-type="float" office:value="1321.32101263238">
            <text:p>1321.3210126324</text:p>
          </table:table-cell>
          <table:table-cell table:number-columns-repeated="19"/>
        </table:table-row>
        <table:table-row table:style-name="ro1">
          <table:table-cell office:value-type="float" office:value="45000">
            <text:p>45000</text:p>
          </table:table-cell>
          <table:table-cell table:formula="of:=[.A73]^2" office:value-type="float" office:value="2025000000">
            <text:p>2025000000</text:p>
          </table:table-cell>
          <table:table-cell table:formula="of:=[.A73]*LOG([.A73])" office:value-type="float" office:value="209394.56311989">
            <text:p>209394.56311989</text:p>
          </table:table-cell>
          <table:table-cell office:value-type="float" office:value="540">
            <text:p>540</text:p>
          </table:table-cell>
          <table:table-cell table:formula="of:=[.D73]^2" office:value-type="float" office:value="291600">
            <text:p>291600</text:p>
          </table:table-cell>
          <table:table-cell table:formula="of:=[.D73]*LOG([.D73])" office:value-type="float" office:value="1475.4926303044">
            <text:p>1475.4926303044</text:p>
          </table:table-cell>
          <table:table-cell table:number-columns-repeated="19"/>
        </table:table-row>
        <table:table-row table:style-name="ro1">
          <table:table-cell office:value-type="float" office:value="49000">
            <text:p>49000</text:p>
          </table:table-cell>
          <table:table-cell table:formula="of:=[.A74]^2" office:value-type="float" office:value="2401000000">
            <text:p>2401000000</text:p>
          </table:table-cell>
          <table:table-cell table:formula="of:=[.A74]*LOG([.A74])" office:value-type="float" office:value="229819.607921397">
            <text:p>229819.607921397</text:p>
          </table:table-cell>
          <table:table-cell office:value-type="float" office:value="589">
            <text:p>589</text:p>
          </table:table-cell>
          <table:table-cell table:formula="of:=[.D74]^2" office:value-type="float" office:value="346921">
            <text:p>346921</text:p>
          </table:table-cell>
          <table:table-cell table:formula="of:=[.D74]*LOG([.D74])" office:value-type="float" office:value="1631.5979086296">
            <text:p>1631.5979086296</text:p>
          </table:table-cell>
          <table:table-cell table:number-columns-repeated="19"/>
        </table:table-row>
        <table:table-row table:style-name="ro1">
          <table:table-cell office:value-type="float" office:value="53000">
            <text:p>53000</text:p>
          </table:table-cell>
          <table:table-cell table:formula="of:=[.A75]^2" office:value-type="float" office:value="2809000000">
            <text:p>2809000000</text:p>
          </table:table-cell>
          <table:table-cell table:formula="of:=[.A75]*LOG([.A75])" office:value-type="float" office:value="250386.621088842">
            <text:p>250386.621088842</text:p>
          </table:table-cell>
          <table:table-cell office:value-type="float" office:value="638">
            <text:p>638</text:p>
          </table:table-cell>
          <table:table-cell table:formula="of:=[.D75]^2" office:value-type="float" office:value="407044">
            <text:p>407044</text:p>
          </table:table-cell>
          <table:table-cell table:formula="of:=[.D75]*LOG([.D75])" office:value-type="float" office:value="1789.4755930241">
            <text:p>1789.4755930241</text:p>
          </table:table-cell>
          <table:table-cell table:number-columns-repeated="19"/>
        </table:table-row>
        <table:table-row table:style-name="ro1">
          <table:table-cell office:value-type="float" office:value="57000">
            <text:p>57000</text:p>
          </table:table-cell>
          <table:table-cell table:formula="of:=[.A76]^2" office:value-type="float" office:value="3249000000">
            <text:p>3249000000</text:p>
          </table:table-cell>
          <table:table-cell table:formula="of:=[.A76]*LOG([.A76])" office:value-type="float" office:value="271084.866773332">
            <text:p>271084.866773332</text:p>
          </table:table-cell>
          <table:table-cell office:value-type="float" office:value="687">
            <text:p>687</text:p>
          </table:table-cell>
          <table:table-cell table:formula="of:=[.D76]^2" office:value-type="float" office:value="471969">
            <text:p>471969</text:p>
          </table:table-cell>
          <table:table-cell table:formula="of:=[.D76]*LOG([.D76])" office:value-type="float" office:value="1948.98927835991">
            <text:p>1948.9892783599</text:p>
          </table:table-cell>
          <table:table-cell table:number-columns-repeated="19"/>
        </table:table-row>
        <table:table-row table:style-name="ro1">
          <table:table-cell office:value-type="float" office:value="61000">
            <text:p>61000</text:p>
          </table:table-cell>
          <table:table-cell table:formula="of:=[.A77]^2" office:value-type="float" office:value="3721000000">
            <text:p>3721000000</text:p>
          </table:table-cell>
          <table:table-cell table:formula="of:=[.A77]*LOG([.A77])" office:value-type="float" office:value="291905.119935657">
            <text:p>291905.119935657</text:p>
          </table:table-cell>
          <table:table-cell office:value-type="float" office:value="736">
            <text:p>736</text:p>
          </table:table-cell>
          <table:table-cell table:formula="of:=[.D77]^2" office:value-type="float" office:value="541696">
            <text:p>541696</text:p>
          </table:table-cell>
          <table:table-cell table:formula="of:=[.D77]*LOG([.D77])" office:value-type="float" office:value="2110.0220713524">
            <text:p>2110.0220713524</text:p>
          </table:table-cell>
          <table:table-cell table:number-columns-repeated="19"/>
        </table:table-row>
        <table:table-row table:style-name="ro1">
          <table:table-cell office:value-type="float" office:value="65000">
            <text:p>65000</text:p>
          </table:table-cell>
          <table:table-cell table:formula="of:=[.A78]^2" office:value-type="float" office:value="4225000000">
            <text:p>4225000000</text:p>
          </table:table-cell>
          <table:table-cell table:formula="of:=[.A78]*LOG([.A78])" office:value-type="float" office:value="312839.368181786">
            <text:p>312839.368181786</text:p>
          </table:table-cell>
          <table:table-cell office:value-type="float" office:value="785">
            <text:p>785</text:p>
          </table:table-cell>
          <table:table-cell table:formula="of:=[.D78]^2" office:value-type="float" office:value="616225">
            <text:p>616225</text:p>
          </table:table-cell>
          <table:table-cell table:formula="of:=[.D78]*LOG([.D78])" office:value-type="float" office:value="2272.47268054502">
            <text:p>2272.472680545</text:p>
          </table:table-cell>
          <table:table-cell table:number-columns-repeated="19"/>
        </table:table-row>
        <table:table-row table:style-name="ro1">
          <table:table-cell office:value-type="float" office:value="69000">
            <text:p>69000</text:p>
          </table:table-cell>
          <table:table-cell table:formula="of:=[.A79]^2" office:value-type="float" office:value="4761000000">
            <text:p>4761000000</text:p>
          </table:table-cell>
          <table:table-cell table:formula="of:=[.A79]*LOG([.A79])" office:value-type="float" office:value="333880.587260871">
            <text:p>333880.587260871</text:p>
          </table:table-cell>
          <table:table-cell office:value-type="float" office:value="834">
            <text:p>834</text:p>
          </table:table-cell>
          <table:table-cell table:formula="of:=[.D79]^2" office:value-type="float" office:value="695556">
            <text:p>695556</text:p>
          </table:table-cell>
          <table:table-cell table:formula="of:=[.D79]*LOG([.D79])" office:value-type="float" office:value="2436.25248623187">
            <text:p>2436.2524862319</text:p>
          </table:table-cell>
          <table:table-cell table:number-columns-repeated="19"/>
        </table:table-row>
        <table:table-row table:style-name="ro1">
          <table:table-cell office:value-type="float" office:value="73000">
            <text:p>73000</text:p>
          </table:table-cell>
          <table:table-cell table:formula="of:=[.A80]^2" office:value-type="float" office:value="5329000000">
            <text:p>5329000000</text:p>
          </table:table-cell>
          <table:table-cell table:formula="of:=[.A80]*LOG([.A80])" office:value-type="float" office:value="355022.568788793">
            <text:p>355022.568788793</text:p>
          </table:table-cell>
          <table:table-cell office:value-type="float" office:value="883">
            <text:p>883</text:p>
          </table:table-cell>
          <table:table-cell table:formula="of:=[.D80]^2" office:value-type="float" office:value="779689">
            <text:p>779689</text:p>
          </table:table-cell>
          <table:table-cell table:formula="of:=[.D80]*LOG([.D80])" office:value-type="float" office:value="2601.28330125899">
            <text:p>2601.283301259</text:p>
          </table:table-cell>
          <table:table-cell table:number-columns-repeated="19"/>
        </table:table-row>
        <table:table-row table:style-name="ro1">
          <table:table-cell office:value-type="float" office:value="77000">
            <text:p>77000</text:p>
          </table:table-cell>
          <table:table-cell table:formula="of:=[.A81]^2" office:value-type="float" office:value="5929000000">
            <text:p>5929000000</text:p>
          </table:table-cell>
          <table:table-cell table:formula="of:=[.A81]*LOG([.A81])" office:value-type="float" office:value="376259.785838281">
            <text:p>376259.785838281</text:p>
          </table:table-cell>
          <table:table-cell office:value-type="float" office:value="932">
            <text:p>932</text:p>
          </table:table-cell>
          <table:table-cell table:formula="of:=[.D81]^2" office:value-type="float" office:value="868624">
            <text:p>868624</text:p>
          </table:table-cell>
          <table:table-cell table:formula="of:=[.D81]*LOG([.D81])" office:value-type="float" office:value="2767.49563031391">
            <text:p>2767.4956303139</text:p>
          </table:table-cell>
          <table:table-cell table:number-columns-repeated="19"/>
        </table:table-row>
        <table:table-row table:style-name="ro1">
          <table:table-cell office:value-type="float" office:value="81000">
            <text:p>81000</text:p>
          </table:table-cell>
          <table:table-cell table:formula="of:=[.A82]^2" office:value-type="float" office:value="6561000000">
            <text:p>6561000000</text:p>
          </table:table-cell>
          <table:table-cell table:formula="of:=[.A82]*LOG([.A82])" office:value-type="float" office:value="397587.286529171">
            <text:p>397587.286529171</text:p>
          </table:table-cell>
          <table:table-cell office:value-type="float" office:value="981">
            <text:p>981</text:p>
          </table:table-cell>
          <table:table-cell table:formula="of:=[.D82]^2" office:value-type="float" office:value="962361">
            <text:p>962361</text:p>
          </table:table-cell>
          <table:table-cell table:formula="of:=[.D82]*LOG([.D82])" office:value-type="float" office:value="2934.82729623973">
            <text:p>2934.8272962397</text:p>
          </table:table-cell>
          <table:table-cell table:number-columns-repeated="19"/>
        </table:table-row>
        <table:table-row table:style-name="ro1">
          <table:table-cell office:value-type="float" office:value="85000">
            <text:p>85000</text:p>
          </table:table-cell>
          <table:table-cell table:formula="of:=[.A83]^2" office:value-type="float" office:value="7225000000">
            <text:p>7225000000</text:p>
          </table:table-cell>
          <table:table-cell table:formula="of:=[.A83]*LOG([.A83])" office:value-type="float" office:value="419000.608685715">
            <text:p>419000.608685715</text:p>
          </table:table-cell>
          <table:table-cell office:value-type="float" office:value="1030">
            <text:p>1030</text:p>
          </table:table-cell>
          <table:table-cell table:formula="of:=[.D83]^2" office:value-type="float" office:value="1060900">
            <text:p>1060900</text:p>
          </table:table-cell>
          <table:table-cell table:formula="of:=[.D83]*LOG([.D83])" office:value-type="float" office:value="3103.22234144633">
            <text:p>3103.2223414463</text:p>
          </table:table-cell>
          <table:table-cell table:number-columns-repeated="19"/>
        </table:table-row>
        <table:table-row table:style-name="ro1">
          <table:table-cell office:value-type="float" office:value="89000">
            <text:p>89000</text:p>
          </table:table-cell>
          <table:table-cell table:formula="of:=[.A84]^2" office:value-type="float" office:value="7921000000">
            <text:p>7921000000</text:p>
          </table:table-cell>
          <table:table-cell table:formula="of:=[.A84]*LOG([.A84])" office:value-type="float" office:value="440495.710591397">
            <text:p>440495.710591397</text:p>
          </table:table-cell>
          <table:table-cell office:value-type="float" office:value="1079">
            <text:p>1079</text:p>
          </table:table-cell>
          <table:table-cell table:formula="of:=[.D84]^2" office:value-type="float" office:value="1164241">
            <text:p>1164241</text:p>
          </table:table-cell>
          <table:table-cell table:formula="of:=[.D84]*LOG([.D84])" office:value-type="float" office:value="3272.63013881286">
            <text:p>3272.6301388129</text:p>
          </table:table-cell>
          <table:table-cell table:number-columns-repeated="19"/>
        </table:table-row>
        <table:table-row table:style-name="ro1">
          <table:table-cell office:value-type="float" office:value="93000">
            <text:p>93000</text:p>
          </table:table-cell>
          <table:table-cell table:formula="of:=[.A85]^2" office:value-type="float" office:value="8649000000">
            <text:p>8649000000</text:p>
          </table:table-cell>
          <table:table-cell table:formula="of:=[.A85]*LOG([.A85])" office:value-type="float" office:value="462068.914215516">
            <text:p>462068.914215516</text:p>
          </table:table-cell>
          <table:table-cell office:value-type="float" office:value="1128">
            <text:p>1128</text:p>
          </table:table-cell>
          <table:table-cell table:formula="of:=[.D85]^2" office:value-type="float" office:value="1272384">
            <text:p>1272384</text:p>
          </table:table-cell>
          <table:table-cell table:formula="of:=[.D85]*LOG([.D85])" office:value-type="float" office:value="3443.00466440218">
            <text:p>3443.0046644022</text:p>
          </table:table-cell>
          <table:table-cell table:number-columns-repeated="19"/>
        </table:table-row>
        <table:table-row table:style-name="ro1">
          <table:table-cell office:value-type="float" office:value="97000">
            <text:p>97000</text:p>
          </table:table-cell>
          <table:table-cell table:formula="of:=[.A86]^2" office:value-type="float" office:value="9409000000">
            <text:p>9409000000</text:p>
          </table:table-cell>
          <table:table-cell table:formula="of:=[.A86]*LOG([.A86])" office:value-type="float" office:value="483716.858223826">
            <text:p>483716.858223826</text:p>
          </table:table-cell>
          <table:table-cell office:value-type="float" office:value="1177">
            <text:p>1177</text:p>
          </table:table-cell>
          <table:table-cell table:formula="of:=[.D86]^2" office:value-type="float" office:value="1385329">
            <text:p>1385329</text:p>
          </table:table-cell>
          <table:table-cell table:formula="of:=[.D86]*LOG([.D86])" office:value-type="float" office:value="3614.30389676672">
            <text:p>3614.3038967667</text:p>
          </table:table-cell>
          <table:table-cell table:number-columns-repeated="19"/>
        </table:table-row>
        <table:table-row table:style-name="ro1">
          <table:table-cell office:value-type="float" office:value="101000">
            <text:p>101000</text:p>
          </table:table-cell>
          <table:table-cell table:formula="of:=[.A87]^2" office:value-type="float" office:value="10201000000">
            <text:p>10201000000</text:p>
          </table:table-cell>
          <table:table-cell table:formula="of:=[.A87]*LOG([.A87])" office:value-type="float" office:value="505436.458752047">
            <text:p>505436.458752047</text:p>
          </table:table-cell>
          <table:table-cell office:value-type="float" office:value="1226">
            <text:p>1226</text:p>
          </table:table-cell>
          <table:table-cell table:formula="of:=[.D87]^2" office:value-type="float" office:value="1503076">
            <text:p>1503076</text:p>
          </table:table-cell>
          <table:table-cell table:formula="of:=[.D87]*LOG([.D87])" office:value-type="float" office:value="3786.48931644362">
            <text:p>3786.4893164436</text:p>
          </table:table-cell>
          <table:table-cell table:number-columns-repeated="19"/>
        </table:table-row>
        <table:table-row table:style-name="ro1">
          <table:table-cell office:value-type="float" office:value="105000">
            <text:p>105000</text:p>
          </table:table-cell>
          <table:table-cell table:formula="of:=[.A88]^2" office:value-type="float" office:value="11025000000">
            <text:p>11025000000</text:p>
          </table:table-cell>
          <table:table-cell table:formula="of:=[.A88]*LOG([.A88])" office:value-type="float" office:value="527224.876402343">
            <text:p>527224.876402343</text:p>
          </table:table-cell>
          <table:table-cell office:value-type="float" office:value="1275">
            <text:p>1275</text:p>
          </table:table-cell>
          <table:table-cell table:formula="of:=[.D88]^2" office:value-type="float" office:value="1625625">
            <text:p>1625625</text:p>
          </table:table-cell>
          <table:table-cell table:formula="of:=[.D88]*LOG([.D88])" office:value-type="float" office:value="3959.52548558172">
            <text:p>3959.5254855817</text:p>
          </table:table-cell>
          <table:table-cell table:number-columns-repeated="19"/>
        </table:table-row>
        <table:table-row table:style-name="ro1">
          <table:table-cell office:value-type="float" office:value="109000">
            <text:p>109000</text:p>
          </table:table-cell>
          <table:table-cell table:formula="of:=[.A89]^2" office:value-type="float" office:value="11881000000">
            <text:p>11881000000</text:p>
          </table:table-cell>
          <table:table-cell table:formula="of:=[.A89]*LOG([.A89])" office:value-type="float" office:value="549079.488275528">
            <text:p>549079.488275528</text:p>
          </table:table-cell>
          <table:table-cell office:value-type="float" office:value="1324">
            <text:p>1324</text:p>
          </table:table-cell>
          <table:table-cell table:formula="of:=[.D89]^2" office:value-type="float" office:value="1752976">
            <text:p>1752976</text:p>
          </table:table-cell>
          <table:table-cell table:formula="of:=[.D89]*LOG([.D89])" office:value-type="float" office:value="4133.37969227727">
            <text:p>4133.3796922773</text:p>
          </table:table-cell>
          <table:table-cell table:number-columns-repeated="19"/>
        </table:table-row>
        <table:table-row table:style-name="ro1">
          <table:table-cell office:value-type="float" office:value="113000">
            <text:p>113000</text:p>
          </table:table-cell>
          <table:table-cell table:formula="of:=[.A90]^2" office:value-type="float" office:value="12769000000">
            <text:p>12769000000</text:p>
          </table:table-cell>
          <table:table-cell table:formula="of:=[.A90]*LOG([.A90])" office:value-type="float" office:value="570997.864113626">
            <text:p>570997.864113626</text:p>
          </table:table-cell>
          <table:table-cell office:value-type="float" office:value="1373">
            <text:p>1373</text:p>
          </table:table-cell>
          <table:table-cell table:formula="of:=[.D90]^2" office:value-type="float" office:value="1885129">
            <text:p>1885129</text:p>
          </table:table-cell>
          <table:table-cell table:formula="of:=[.D90]*LOG([.D90])" office:value-type="float" office:value="4308.02164762606">
            <text:p>4308.0216476261</text:p>
          </table:table-cell>
          <table:table-cell table:number-columns-repeated="19"/>
        </table:table-row>
        <table:table-row table:style-name="ro1">
          <table:table-cell office:value-type="float" office:value="117000">
            <text:p>117000</text:p>
          </table:table-cell>
          <table:table-cell table:formula="of:=[.A91]^2" office:value-type="float" office:value="13689000000">
            <text:p>13689000000</text:p>
          </table:table-cell>
          <table:table-cell table:formula="of:=[.A91]*LOG([.A91])" office:value-type="float" office:value="592977.745824301">
            <text:p>592977.745824301</text:p>
          </table:table-cell>
          <table:table-cell office:value-type="float" office:value="1422">
            <text:p>1422</text:p>
          </table:table-cell>
          <table:table-cell table:formula="of:=[.D91]^2" office:value-type="float" office:value="2022084">
            <text:p>2022084</text:p>
          </table:table-cell>
          <table:table-cell table:formula="of:=[.D91]*LOG([.D91])" office:value-type="float" office:value="4483.42322607191">
            <text:p>4483.4232260719</text:p>
          </table:table-cell>
          <table:table-cell table:number-columns-repeated="19"/>
        </table:table-row>
        <table:table-row table:style-name="ro1">
          <table:table-cell office:value-type="float" office:value="121000">
            <text:p>121000</text:p>
          </table:table-cell>
          <table:table-cell table:formula="of:=[.A92]^2" office:value-type="float" office:value="14641000000">
            <text:p>14641000000</text:p>
          </table:table-cell>
          <table:table-cell table:formula="of:=[.A92]*LOG([.A92])" office:value-type="float" office:value="615017.02980829">
            <text:p>615017.02980829</text:p>
          </table:table-cell>
          <table:table-cell office:value-type="float" office:value="1471">
            <text:p>1471</text:p>
          </table:table-cell>
          <table:table-cell table:formula="of:=[.D92]^2" office:value-type="float" office:value="2163841">
            <text:p>2163841</text:p>
          </table:table-cell>
          <table:table-cell table:formula="of:=[.D92]*LOG([.D92])" office:value-type="float" office:value="4659.5582415822">
            <text:p>4659.5582415822</text:p>
          </table:table-cell>
          <table:table-cell table:number-columns-repeated="19"/>
        </table:table-row>
        <table:table-row table:style-name="ro1">
          <table:table-cell office:value-type="float" office:value="125000">
            <text:p>125000</text:p>
          </table:table-cell>
          <table:table-cell table:formula="of:=[.A93]^2" office:value-type="float" office:value="15625000000">
            <text:p>15625000000</text:p>
          </table:table-cell>
          <table:table-cell table:formula="of:=[.A93]*LOG([.A93])" office:value-type="float" office:value="637113.751626007">
            <text:p>637113.751626007</text:p>
          </table:table-cell>
          <table:table-cell office:value-type="float" office:value="1520">
            <text:p>1520</text:p>
          </table:table-cell>
          <table:table-cell table:formula="of:=[.D93]^2" office:value-type="float" office:value="2310400">
            <text:p>2310400</text:p>
          </table:table-cell>
          <table:table-cell table:formula="of:=[.D93]*LOG([.D93])" office:value-type="float" office:value="4836.40225367605">
            <text:p>4836.4022536761</text:p>
          </table:table-cell>
          <table:table-cell table:number-columns-repeated="19"/>
        </table:table-row>
        <table:table-row table:style-name="ro1">
          <table:table-cell office:value-type="float" office:value="129000">
            <text:p>129000</text:p>
          </table:table-cell>
          <table:table-cell table:formula="of:=[.A94]^2" office:value-type="float" office:value="16641000000">
            <text:p>16641000000</text:p>
          </table:table-cell>
          <table:table-cell table:formula="of:=[.A94]*LOG([.A94])" office:value-type="float" office:value="659266.072628603">
            <text:p>659266.072628603</text:p>
          </table:table-cell>
          <table:table-cell office:value-type="float" office:value="1569">
            <text:p>1569</text:p>
          </table:table-cell>
          <table:table-cell table:formula="of:=[.D94]^2" office:value-type="float" office:value="2461761">
            <text:p>2461761</text:p>
          </table:table-cell>
          <table:table-cell table:formula="of:=[.D94]*LOG([.D94])" office:value-type="float" office:value="5013.9323984879">
            <text:p>5013.9323984879</text:p>
          </table:table-cell>
          <table:table-cell table:number-columns-repeated="19"/>
        </table:table-row>
        <table:table-row table:style-name="ro1">
          <table:table-cell office:value-type="float" office:value="133000">
            <text:p>133000</text:p>
          </table:table-cell>
          <table:table-cell table:formula="of:=[.A95]^2" office:value-type="float" office:value="17689000000">
            <text:p>17689000000</text:p>
          </table:table-cell>
          <table:table-cell table:formula="of:=[.A95]*LOG([.A95])" office:value-type="float" office:value="681472.268248622">
            <text:p>681472.268248622</text:p>
          </table:table-cell>
          <table:table-cell office:value-type="float" office:value="1618">
            <text:p>1618</text:p>
          </table:table-cell>
          <table:table-cell table:formula="of:=[.D95]^2" office:value-type="float" office:value="2617924">
            <text:p>2617924</text:p>
          </table:table-cell>
          <table:table-cell table:formula="of:=[.D95]*LOG([.D95])" office:value-type="float" office:value="5192.12724095298">
            <text:p>5192.127240953</text:p>
          </table:table-cell>
          <table:table-cell table:number-columns-repeated="19"/>
        </table:table-row>
        <table:table-row table:style-name="ro1">
          <table:table-cell office:value-type="float" office:value="137000">
            <text:p>137000</text:p>
          </table:table-cell>
          <table:table-cell table:formula="of:=[.A96]^2" office:value-type="float" office:value="18769000000">
            <text:p>18769000000</text:p>
          </table:table-cell>
          <table:table-cell table:formula="of:=[.A96]*LOG([.A96])" office:value-type="float" office:value="703730.717700428">
            <text:p>703730.717700428</text:p>
          </table:table-cell>
          <table:table-cell office:value-type="float" office:value="1667">
            <text:p>1667</text:p>
          </table:table-cell>
          <table:table-cell table:formula="of:=[.D96]^2" office:value-type="float" office:value="2778889">
            <text:p>2778889</text:p>
          </table:table-cell>
          <table:table-cell table:formula="of:=[.D96]*LOG([.D96])" office:value-type="float" office:value="5370.96664491329">
            <text:p>5370.9666449133</text:p>
          </table:table-cell>
          <table:table-cell table:number-columns-repeated="19"/>
        </table:table-row>
        <table:table-row table:style-name="ro1">
          <table:table-cell office:value-type="float" office:value="141000">
            <text:p>141000</text:p>
          </table:table-cell>
          <table:table-cell table:formula="of:=[.A97]^2" office:value-type="float" office:value="19881000000">
            <text:p>19881000000</text:p>
          </table:table-cell>
          <table:table-cell table:formula="of:=[.A97]*LOG([.A97])" office:value-type="float" office:value="726039.894884409">
            <text:p>726039.894884409</text:p>
          </table:table-cell>
          <table:table-cell office:value-type="float" office:value="1716">
            <text:p>1716</text:p>
          </table:table-cell>
          <table:table-cell table:formula="of:=[.D97]^2" office:value-type="float" office:value="2944656">
            <text:p>2944656</text:p>
          </table:table-cell>
          <table:table-cell table:formula="of:=[.D97]*LOG([.D97])" office:value-type="float" office:value="5550.43165850777">
            <text:p>5550.4316585078</text:p>
          </table:table-cell>
          <table:table-cell table:number-columns-repeated="19"/>
        </table:table-row>
        <table:table-row table:style-name="ro1">
          <table:table-cell office:value-type="float" office:value="145000">
            <text:p>145000</text:p>
          </table:table-cell>
          <table:table-cell table:formula="of:=[.A98]^2" office:value-type="float" office:value="21025000000">
            <text:p>21025000000</text:p>
          </table:table-cell>
          <table:table-cell table:formula="of:=[.A98]*LOG([.A98])" office:value-type="float" office:value="748398.360324071">
            <text:p>748398.360324071</text:p>
          </table:table-cell>
          <table:table-cell office:value-type="float" office:value="1765">
            <text:p>1765</text:p>
          </table:table-cell>
          <table:table-cell table:formula="of:=[.D98]^2" office:value-type="float" office:value="3115225">
            <text:p>3115225</text:p>
          </table:table-cell>
          <table:table-cell table:formula="of:=[.D98]*LOG([.D98])" office:value-type="float" office:value="5730.50441266258">
            <text:p>5730.5044126626</text:p>
          </table:table-cell>
          <table:table-cell table:number-columns-repeated="19"/>
        </table:table-row>
        <table:table-row table:style-name="ro1">
          <table:table-cell office:value-type="float" office:value="149000">
            <text:p>149000</text:p>
          </table:table-cell>
          <table:table-cell table:formula="of:=[.A99]^2" office:value-type="float" office:value="22201000000">
            <text:p>22201000000</text:p>
          </table:table-cell>
          <table:table-cell table:formula="of:=[.A99]*LOG([.A99])" office:value-type="float" office:value="770804.753993429">
            <text:p>770804.753993429</text:p>
          </table:table-cell>
          <table:table-cell office:value-type="float" office:value="1814">
            <text:p>1814</text:p>
          </table:table-cell>
          <table:table-cell table:formula="of:=[.D99]^2" office:value-type="float" office:value="3290596">
            <text:p>3290596</text:p>
          </table:table-cell>
          <table:table-cell table:formula="of:=[.D99]*LOG([.D99])" office:value-type="float" office:value="5911.16803086147">
            <text:p>5911.1680308615</text:p>
          </table:table-cell>
          <table:table-cell table:number-columns-repeated="19"/>
        </table:table-row>
        <table:table-row table:style-name="ro1">
          <table:table-cell office:value-type="float" office:value="153000">
            <text:p>153000</text:p>
          </table:table-cell>
          <table:table-cell table:formula="of:=[.A100]^2" office:value-type="float" office:value="23409000000">
            <text:p>23409000000</text:p>
          </table:table-cell>
          <table:table-cell table:formula="of:=[.A100]*LOG([.A100])" office:value-type="float" office:value="793257.788915093">
            <text:p>793257.788915093</text:p>
          </table:table-cell>
          <table:table-cell office:value-type="float" office:value="1863">
            <text:p>1863</text:p>
          </table:table-cell>
          <table:table-cell table:formula="of:=[.D100]^2" office:value-type="float" office:value="3470769">
            <text:p>3470769</text:p>
          </table:table-cell>
          <table:table-cell table:formula="of:=[.D100]*LOG([.D100])" office:value-type="float" office:value="6092.4065486717">
            <text:p>6092.4065486717</text:p>
          </table:table-cell>
          <table:table-cell table:number-columns-repeated="19"/>
        </table:table-row>
        <table:table-row table:style-name="ro1">
          <table:table-cell office:value-type="float" office:value="157000">
            <text:p>157000</text:p>
          </table:table-cell>
          <table:table-cell table:formula="of:=[.A101]^2" office:value-type="float" office:value="24649000000">
            <text:p>24649000000</text:p>
          </table:table-cell>
          <table:table-cell table:formula="of:=[.A101]*LOG([.A101])" office:value-type="float" office:value="815756.24542825">
            <text:p>815756.24542825</text:p>
          </table:table-cell>
          <table:table-cell office:value-type="float" office:value="1912">
            <text:p>1912</text:p>
          </table:table-cell>
          <table:table-cell table:formula="of:=[.D101]^2" office:value-type="float" office:value="3655744">
            <text:p>3655744</text:p>
          </table:table-cell>
          <table:table-cell table:formula="of:=[.D101]*LOG([.D101])" office:value-type="float" office:value="6274.20484174143">
            <text:p>6274.2048417414</text:p>
          </table:table-cell>
          <table:table-cell table:number-columns-repeated="19"/>
        </table:table-row>
        <table:table-row table:style-name="ro1">
          <table:table-cell office:value-type="float" office:value="161000">
            <text:p>161000</text:p>
          </table:table-cell>
          <table:table-cell table:formula="of:=[.A102]^2" office:value-type="float" office:value="25921000000">
            <text:p>25921000000</text:p>
          </table:table-cell>
          <table:table-cell table:formula="of:=[.A102]*LOG([.A102])" office:value-type="float" office:value="838298.966041128">
            <text:p>838298.966041128</text:p>
          </table:table-cell>
          <table:table-cell office:value-type="float" office:value="1961">
            <text:p>1961</text:p>
          </table:table-cell>
          <table:table-cell table:formula="of:=[.D102]^2" office:value-type="float" office:value="3845521">
            <text:p>3845521</text:p>
          </table:table-cell>
          <table:table-cell table:formula="of:=[.D102]*LOG([.D102])" office:value-type="float" office:value="6456.54856118252">
            <text:p>6456.5485611825</text:p>
          </table:table-cell>
          <table:table-cell table:number-columns-repeated="19"/>
        </table:table-row>
        <table:table-row table:style-name="ro1">
          <table:table-cell office:value-type="float" office:value="165000">
            <text:p>165000</text:p>
          </table:table-cell>
          <table:table-cell table:formula="of:=[.A103]^2" office:value-type="float" office:value="27225000000">
            <text:p>27225000000</text:p>
          </table:table-cell>
          <table:table-cell table:formula="of:=[.A103]*LOG([.A103])" office:value-type="float" office:value="860884.850795295">
            <text:p>860884.850795295</text:p>
          </table:table-cell>
          <table:table-cell office:value-type="float" office:value="2010">
            <text:p>2010</text:p>
          </table:table-cell>
          <table:table-cell table:formula="of:=[.D103]^2" office:value-type="float" office:value="4040100">
            <text:p>4040100</text:p>
          </table:table-cell>
          <table:table-cell table:formula="of:=[.D103]*LOG([.D103])" office:value-type="float" office:value="6639.42407541518">
            <text:p>6639.4240754152</text:p>
          </table:table-cell>
          <table:table-cell table:number-columns-repeated="19"/>
        </table:table-row>
        <table:table-row table:style-name="ro1">
          <table:table-cell office:value-type="float" office:value="169000">
            <text:p>169000</text:p>
          </table:table-cell>
          <table:table-cell table:formula="of:=[.A104]^2" office:value-type="float" office:value="28561000000">
            <text:p>28561000000</text:p>
          </table:table-cell>
          <table:table-cell table:formula="of:=[.A104]*LOG([.A104])" office:value-type="float" office:value="883512.853079711">
            <text:p>883512.853079711</text:p>
          </table:table-cell>
          <table:table-cell office:value-type="float" office:value="2059">
            <text:p>2059</text:p>
          </table:table-cell>
          <table:table-cell table:formula="of:=[.D104]^2" office:value-type="float" office:value="4239481">
            <text:p>4239481</text:p>
          </table:table-cell>
          <table:table-cell table:formula="of:=[.D104]*LOG([.D104])" office:value-type="float" office:value="6822.81841768653">
            <text:p>6822.8184176865</text:p>
          </table:table-cell>
          <table:table-cell table:number-columns-repeated="19"/>
        </table:table-row>
        <table:table-row table:style-name="ro1">
          <table:table-cell office:value-type="float" office:value="173000">
            <text:p>173000</text:p>
          </table:table-cell>
          <table:table-cell table:formula="of:=[.A105]^2" office:value-type="float" office:value="29929000000">
            <text:p>29929000000</text:p>
          </table:table-cell>
          <table:table-cell table:formula="of:=[.A105]*LOG([.A105])" office:value-type="float" office:value="906181.975841281">
            <text:p>906181.975841281</text:p>
          </table:table-cell>
          <table:table-cell office:value-type="float" office:value="2108">
            <text:p>2108</text:p>
          </table:table-cell>
          <table:table-cell table:formula="of:=[.D105]^2" office:value-type="float" office:value="4443664">
            <text:p>4443664</text:p>
          </table:table-cell>
          <table:table-cell table:formula="of:=[.D105]*LOG([.D105])" office:value-type="float" office:value="7006.71923858739">
            <text:p>7006.7192385874</text:p>
          </table:table-cell>
          <table:table-cell table:number-columns-repeated="19"/>
        </table:table-row>
        <table:table-row table:style-name="ro1">
          <table:table-cell office:value-type="float" office:value="177000">
            <text:p>177000</text:p>
          </table:table-cell>
          <table:table-cell table:formula="of:=[.A106]^2" office:value-type="float" office:value="31329000000">
            <text:p>31329000000</text:p>
          </table:table-cell>
          <table:table-cell table:formula="of:=[.A106]*LOG([.A106])" office:value-type="float" office:value="928891.26814604">
            <text:p>928891.26814604</text:p>
          </table:table-cell>
          <table:table-cell office:value-type="float" office:value="2157">
            <text:p>2157</text:p>
          </table:table-cell>
          <table:table-cell table:formula="of:=[.D106]^2" office:value-type="float" office:value="4652649">
            <text:p>4652649</text:p>
          </table:table-cell>
          <table:table-cell table:formula="of:=[.D106]*LOG([.D106])" office:value-type="float" office:value="7191.11476298619">
            <text:p>7191.1147629862</text:p>
          </table:table-cell>
          <table:table-cell table:number-columns-repeated="19"/>
        </table:table-row>
        <table:table-row table:style-name="ro1">
          <table:table-cell office:value-type="float" office:value="181000">
            <text:p>181000</text:p>
          </table:table-cell>
          <table:table-cell table:formula="of:=[.A107]^2" office:value-type="float" office:value="32761000000">
            <text:p>32761000000</text:p>
          </table:table-cell>
          <table:table-cell table:formula="of:=[.A107]*LOG([.A107])" office:value-type="float" office:value="951639.822051322">
            <text:p>951639.822051322</text:p>
          </table:table-cell>
          <table:table-cell office:value-type="float" office:value="2206">
            <text:p>2206</text:p>
          </table:table-cell>
          <table:table-cell table:formula="of:=[.D107]^2" office:value-type="float" office:value="4866436">
            <text:p>4866436</text:p>
          </table:table-cell>
          <table:table-cell table:formula="of:=[.D107]*LOG([.D107])" office:value-type="float" office:value="7375.9937508778">
            <text:p>7375.9937508778</text:p>
          </table:table-cell>
          <table:table-cell table:number-columns-repeated="19"/>
        </table:table-row>
        <table:table-row table:style-name="ro1">
          <table:table-cell office:value-type="float" office:value="185000">
            <text:p>185000</text:p>
          </table:table-cell>
          <table:table-cell table:formula="of:=[.A108]^2" office:value-type="float" office:value="34225000000">
            <text:p>34225000000</text:p>
          </table:table-cell>
          <table:table-cell table:formula="of:=[.A108]*LOG([.A108])" office:value-type="float" office:value="974426.769754558">
            <text:p>974426.769754558</text:p>
          </table:table-cell>
          <table:table-cell office:value-type="float" office:value="2255">
            <text:p>2255</text:p>
          </table:table-cell>
          <table:table-cell table:formula="of:=[.D108]^2" office:value-type="float" office:value="5085025">
            <text:p>5085025</text:p>
          </table:table-cell>
          <table:table-cell table:formula="of:=[.D108]*LOG([.D108])" office:value-type="float" office:value="7561.34546171252">
            <text:p>7561.3454617125</text:p>
          </table:table-cell>
          <table:table-cell table:number-columns-repeated="19"/>
        </table:table-row>
        <table:table-row table:style-name="ro1">
          <table:table-cell office:value-type="float" office:value="189000">
            <text:p>189000</text:p>
          </table:table-cell>
          <table:table-cell table:formula="of:=[.A109]^2" office:value-type="float" office:value="35721000000">
            <text:p>35721000000</text:p>
          </table:table-cell>
          <table:table-cell table:formula="of:=[.A109]*LOG([.A109])" office:value-type="float" office:value="997251.280988743">
            <text:p>997251.280988743</text:p>
          </table:table-cell>
          <table:table-cell office:value-type="float" office:value="2304">
            <text:p>2304</text:p>
          </table:table-cell>
          <table:table-cell table:formula="of:=[.D109]^2" office:value-type="float" office:value="5308416">
            <text:p>5308416</text:p>
          </table:table-cell>
          <table:table-cell table:formula="of:=[.D109]*LOG([.D109])" office:value-type="float" office:value="7747.15962182671">
            <text:p>7747.1596218267</text:p>
          </table:table-cell>
          <table:table-cell table:number-columns-repeated="19"/>
        </table:table-row>
        <table:table-row table:style-name="ro1">
          <table:table-cell office:value-type="float" office:value="193000">
            <text:p>193000</text:p>
          </table:table-cell>
          <table:table-cell table:formula="of:=[.A110]^2" office:value-type="float" office:value="37249000000">
            <text:p>37249000000</text:p>
          </table:table-cell>
          <table:table-cell table:formula="of:=[.A110]*LOG([.A110])" office:value-type="float" office:value="1020112.5606385">
            <text:p>1020112.5606385</text:p>
          </table:table-cell>
          <table:table-cell office:value-type="float" office:value="2353">
            <text:p>2353</text:p>
          </table:table-cell>
          <table:table-cell table:formula="of:=[.D110]^2" office:value-type="float" office:value="5536609">
            <text:p>5536609</text:p>
          </table:table-cell>
          <table:table-cell table:formula="of:=[.D110]*LOG([.D110])" office:value-type="float" office:value="7933.42639464518">
            <text:p>7933.4263946452</text:p>
          </table:table-cell>
          <table:table-cell table:number-columns-repeated="19"/>
        </table:table-row>
        <table:table-row table:style-name="ro1">
          <table:table-cell office:value-type="float" office:value="197000">
            <text:p>197000</text:p>
          </table:table-cell>
          <table:table-cell table:formula="of:=[.A111]^2" office:value-type="float" office:value="38809000000">
            <text:p>38809000000</text:p>
          </table:table-cell>
          <table:table-cell table:formula="of:=[.A111]*LOG([.A111])" office:value-type="float" office:value="1043009.84655383">
            <text:p>1043009.84655383</text:p>
          </table:table-cell>
          <table:table-cell office:value-type="float" office:value="2402">
            <text:p>2402</text:p>
          </table:table-cell>
          <table:table-cell table:formula="of:=[.D111]^2" office:value-type="float" office:value="5769604">
            <text:p>5769604</text:p>
          </table:table-cell>
          <table:table-cell table:formula="of:=[.D111]*LOG([.D111])" office:value-type="float" office:value="8120.13635336666">
            <text:p>8120.1363533667</text:p>
          </table:table-cell>
          <table:table-cell table:number-columns-repeated="19"/>
        </table:table-row>
        <table:table-row table:style-name="ro1">
          <table:table-cell office:value-type="float" office:value="201000">
            <text:p>201000</text:p>
          </table:table-cell>
          <table:table-cell table:formula="of:=[.A112]^2" office:value-type="float" office:value="40401000000">
            <text:p>40401000000</text:p>
          </table:table-cell>
          <table:table-cell table:formula="of:=[.A112]*LOG([.A112])" office:value-type="float" office:value="1065942.40754152">
            <text:p>1065942.40754152</text:p>
          </table:table-cell>
          <table:table-cell office:value-type="float" office:value="2451">
            <text:p>2451</text:p>
          </table:table-cell>
          <table:table-cell table:formula="of:=[.D112]^2" office:value-type="float" office:value="6007401">
            <text:p>6007401</text:p>
          </table:table-cell>
          <table:table-cell table:formula="of:=[.D112]*LOG([.D112])" office:value-type="float" office:value="8307.28045587884">
            <text:p>8307.2804558789</text:p>
          </table:table-cell>
          <table:table-cell table:number-columns-repeated="19"/>
        </table:table-row>
        <table:table-row table:style-name="ro1">
          <table:table-cell office:value-type="float" office:value="205000">
            <text:p>205000</text:p>
          </table:table-cell>
          <table:table-cell table:formula="of:=[.A113]^2" office:value-type="float" office:value="42025000000">
            <text:p>42025000000</text:p>
          </table:table-cell>
          <table:table-cell table:formula="of:=[.A113]*LOG([.A113])" office:value-type="float" office:value="1088909.54151643">
            <text:p>1088909.54151643</text:p>
          </table:table-cell>
          <table:table-cell office:value-type="float" office:value="2500">
            <text:p>2500</text:p>
          </table:table-cell>
          <table:table-cell table:formula="of:=[.D113]^2" office:value-type="float" office:value="6250000">
            <text:p>6250000</text:p>
          </table:table-cell>
          <table:table-cell table:formula="of:=[.D113]*LOG([.D113])" office:value-type="float" office:value="8494.85002168009">
            <text:p>8494.8500216801</text:p>
          </table:table-cell>
          <table:table-cell table:number-columns-repeated="19"/>
        </table:table-row>
        <table:table-row table:style-name="ro1">
          <table:table-cell office:value-type="float" office:value="209000">
            <text:p>209000</text:p>
          </table:table-cell>
          <table:table-cell table:formula="of:=[.A114]^2" office:value-type="float" office:value="43681000000">
            <text:p>43681000000</text:p>
          </table:table-cell>
          <table:table-cell table:formula="of:=[.A114]*LOG([.A114])" office:value-type="float" office:value="1111910.57379721">
            <text:p>1111910.57379721</text:p>
          </table:table-cell>
          <table:table-cell office:value-type="float" office:value="2549">
            <text:p>2549</text:p>
          </table:table-cell>
          <table:table-cell table:formula="of:=[.D114]^2" office:value-type="float" office:value="6497401">
            <text:p>6497401</text:p>
          </table:table-cell>
          <table:table-cell table:formula="of:=[.D114]*LOG([.D114])" office:value-type="float" office:value="8682.83671061116">
            <text:p>8682.8367106112</text:p>
          </table:table-cell>
          <table:table-cell table:number-columns-repeated="19"/>
        </table:table-row>
        <table:table-row table:style-name="ro1">
          <table:table-cell office:value-type="float" office:value="213000">
            <text:p>213000</text:p>
          </table:table-cell>
          <table:table-cell table:formula="of:=[.A115]^2" office:value-type="float" office:value="45369000000">
            <text:p>45369000000</text:p>
          </table:table-cell>
          <table:table-cell table:formula="of:=[.A115]*LOG([.A115])" office:value-type="float" office:value="1134944.85553245">
            <text:p>1134944.85553245</text:p>
          </table:table-cell>
          <table:table-cell office:value-type="float" office:value="2598">
            <text:p>2598</text:p>
          </table:table-cell>
          <table:table-cell table:formula="of:=[.D115]^2" office:value-type="float" office:value="6749604">
            <text:p>6749604</text:p>
          </table:table-cell>
          <table:table-cell table:formula="of:=[.D115]*LOG([.D115])" office:value-type="float" office:value="8871.23250322275">
            <text:p>8871.2325032228</text:p>
          </table:table-cell>
          <table:table-cell table:number-columns-repeated="19"/>
        </table:table-row>
        <table:table-row table:style-name="ro1">
          <table:table-cell office:value-type="float" office:value="217000">
            <text:p>217000</text:p>
          </table:table-cell>
          <table:table-cell table:formula="of:=[.A116]^2" office:value-type="float" office:value="47089000000">
            <text:p>47089000000</text:p>
          </table:table-cell>
          <table:table-cell table:formula="of:=[.A116]*LOG([.A116])" office:value-type="float" office:value="1158011.76224513">
            <text:p>1158011.76224513</text:p>
          </table:table-cell>
          <table:table-cell office:value-type="float" office:value="2647">
            <text:p>2647</text:p>
          </table:table-cell>
          <table:table-cell table:formula="of:=[.D116]^2" office:value-type="float" office:value="7006609">
            <text:p>7006609</text:p>
          </table:table-cell>
          <table:table-cell table:formula="of:=[.D116]*LOG([.D116])" office:value-type="float" office:value="9060.02968262467">
            <text:p>9060.0296826247</text:p>
          </table:table-cell>
          <table:table-cell table:number-columns-repeated="19"/>
        </table:table-row>
        <table:table-row table:style-name="ro1">
          <table:table-cell office:value-type="float" office:value="221000">
            <text:p>221000</text:p>
          </table:table-cell>
          <table:table-cell table:formula="of:=[.A117]^2" office:value-type="float" office:value="48841000000">
            <text:p>48841000000</text:p>
          </table:table-cell>
          <table:table-cell table:formula="of:=[.A117]*LOG([.A117])" office:value-type="float" office:value="1181110.69248441">
            <text:p>1181110.69248441</text:p>
          </table:table-cell>
          <table:table-cell office:value-type="float" office:value="2696">
            <text:p>2696</text:p>
          </table:table-cell>
          <table:table-cell table:formula="of:=[.D117]^2" office:value-type="float" office:value="7268416">
            <text:p>7268416</text:p>
          </table:table-cell>
          <table:table-cell table:formula="of:=[.D117]*LOG([.D117])" office:value-type="float" office:value="9249.22081767941">
            <text:p>9249.2208176794</text:p>
          </table:table-cell>
          <table:table-cell table:number-columns-repeated="19"/>
        </table:table-row>
        <table:table-row table:style-name="ro1">
          <table:table-cell office:value-type="float" office:value="225000">
            <text:p>225000</text:p>
          </table:table-cell>
          <table:table-cell table:formula="of:=[.A118]^2" office:value-type="float" office:value="50625000000">
            <text:p>50625000000</text:p>
          </table:table-cell>
          <table:table-cell table:formula="of:=[.A118]*LOG([.A118])" office:value-type="float" office:value="1204241.06657506">
            <text:p>1204241.06657506</text:p>
          </table:table-cell>
          <table:table-cell office:value-type="float" office:value="2745">
            <text:p>2745</text:p>
          </table:table-cell>
          <table:table-cell table:formula="of:=[.D118]^2" office:value-type="float" office:value="7535025">
            <text:p>7535025</text:p>
          </table:table-cell>
          <table:table-cell table:formula="of:=[.D118]*LOG([.D118])" office:value-type="float" office:value="9438.79874741787">
            <text:p>9438.7987474179</text:p>
          </table:table-cell>
          <table:table-cell table:number-columns-repeated="19"/>
        </table:table-row>
        <table:table-row table:style-name="ro1">
          <table:table-cell office:value-type="float" office:value="229000">
            <text:p>229000</text:p>
          </table:table-cell>
          <table:table-cell table:formula="of:=[.A119]^2" office:value-type="float" office:value="52441000000">
            <text:p>52441000000</text:p>
          </table:table-cell>
          <table:table-cell table:formula="of:=[.A119]*LOG([.A119])" office:value-type="float" office:value="1227402.32545583">
            <text:p>1227402.32545583</text:p>
          </table:table-cell>
          <table:table-cell office:value-type="float" office:value="2794">
            <text:p>2794</text:p>
          </table:table-cell>
          <table:table-cell table:formula="of:=[.D119]^2" office:value-type="float" office:value="7806436">
            <text:p>7806436</text:p>
          </table:table-cell>
          <table:table-cell table:formula="of:=[.D119]*LOG([.D119])" office:value-type="float" office:value="9628.75656656819">
            <text:p>9628.7565665682</text:p>
          </table:table-cell>
          <table:table-cell table:number-columns-repeated="19"/>
        </table:table-row>
        <table:table-row table:style-name="ro1">
          <table:table-cell office:value-type="float" office:value="233000">
            <text:p>233000</text:p>
          </table:table-cell>
          <table:table-cell table:formula="of:=[.A120]^2" office:value-type="float" office:value="54289000000">
            <text:p>54289000000</text:p>
          </table:table-cell>
          <table:table-cell table:formula="of:=[.A120]*LOG([.A120])" office:value-type="float" office:value="1250593.92959906">
            <text:p>1250593.92959906</text:p>
          </table:table-cell>
          <table:table-cell office:value-type="float" office:value="2843">
            <text:p>2843</text:p>
          </table:table-cell>
          <table:table-cell table:formula="of:=[.D120]^2" office:value-type="float" office:value="8082649">
            <text:p>8082649</text:p>
          </table:table-cell>
          <table:table-cell table:formula="of:=[.D120]*LOG([.D120])" office:value-type="float" office:value="9819.08761209993">
            <text:p>9819.0876120999</text:p>
          </table:table-cell>
          <table:table-cell table:number-columns-repeated="19"/>
        </table:table-row>
        <table:table-row table:style-name="ro1">
          <table:table-cell office:value-type="float" office:value="237000">
            <text:p>237000</text:p>
          </table:table-cell>
          <table:table-cell table:formula="of:=[.A121]^2" office:value-type="float" office:value="56169000000">
            <text:p>56169000000</text:p>
          </table:table-cell>
          <table:table-cell table:formula="of:=[.A121]*LOG([.A121])" office:value-type="float" office:value="1273815.35800439">
            <text:p>1273815.35800439</text:p>
          </table:table-cell>
          <table:table-cell office:value-type="float" office:value="2892">
            <text:p>2892</text:p>
          </table:table-cell>
          <table:table-cell table:formula="of:=[.D121]^2" office:value-type="float" office:value="8363664">
            <text:p>8363664</text:p>
          </table:table-cell>
          <table:table-cell table:formula="of:=[.D121]*LOG([.D121])" office:value-type="float" office:value="10009.7854506963">
            <text:p>10009.7854506963</text:p>
          </table:table-cell>
          <table:table-cell table:number-columns-repeated="19"/>
        </table:table-row>
        <table:table-row table:style-name="ro1">
          <table:table-cell office:value-type="float" office:value="241000">
            <text:p>241000</text:p>
          </table:table-cell>
          <table:table-cell table:formula="of:=[.A122]^2" office:value-type="float" office:value="58081000000">
            <text:p>58081000000</text:p>
          </table:table-cell>
          <table:table-cell table:formula="of:=[.A122]*LOG([.A122])" office:value-type="float" office:value="1297066.10726054">
            <text:p>1297066.10726054</text:p>
          </table:table-cell>
          <table:table-cell office:value-type="float" office:value="2941">
            <text:p>2941</text:p>
          </table:table-cell>
          <table:table-cell table:formula="of:=[.D122]^2" office:value-type="float" office:value="8649481">
            <text:p>8649481</text:p>
          </table:table-cell>
          <table:table-cell table:formula="of:=[.D122]*LOG([.D122])" office:value-type="float" office:value="10200.8438670753">
            <text:p>10200.8438670753</text:p>
          </table:table-cell>
          <table:table-cell table:number-columns-repeated="19"/>
        </table:table-row>
        <table:table-row table:style-name="ro1">
          <table:table-cell office:value-type="float" office:value="245000">
            <text:p>245000</text:p>
          </table:table-cell>
          <table:table-cell table:formula="of:=[.A123]^2" office:value-type="float" office:value="60025000000">
            <text:p>60025000000</text:p>
          </table:table-cell>
          <table:table-cell table:formula="of:=[.A123]*LOG([.A123])" office:value-type="float" office:value="1320345.69066931">
            <text:p>1320345.69066931</text:p>
          </table:table-cell>
          <table:table-cell office:value-type="float" office:value="2990">
            <text:p>2990</text:p>
          </table:table-cell>
          <table:table-cell table:formula="of:=[.D123]^2" office:value-type="float" office:value="8940100">
            <text:p>8940100</text:p>
          </table:table-cell>
          <table:table-cell table:formula="of:=[.D123]*LOG([.D123])" office:value-type="float" office:value="10392.25685309">
            <text:p>10392.25685309</text:p>
          </table:table-cell>
          <table:table-cell table:number-columns-repeated="19"/>
        </table:table-row>
        <table:table-row table:style-name="ro1">
          <table:table-cell office:value-type="float" office:value="249000">
            <text:p>249000</text:p>
          </table:table-cell>
          <table:table-cell table:formula="of:=[.A124]^2" office:value-type="float" office:value="62001000000">
            <text:p>62001000000</text:p>
          </table:table-cell>
          <table:table-cell table:formula="of:=[.A124]*LOG([.A124])" office:value-type="float" office:value="1343653.63742684">
            <text:p>1343653.63742684</text:p>
          </table:table-cell>
          <table:table-cell office:value-type="float" office:value="3039">
            <text:p>3039</text:p>
          </table:table-cell>
          <table:table-cell table:formula="of:=[.D124]^2" office:value-type="float" office:value="9235521">
            <text:p>9235521</text:p>
          </table:table-cell>
          <table:table-cell table:formula="of:=[.D124]*LOG([.D124])" office:value-type="float" office:value="10584.0185975429">
            <text:p>10584.0185975429</text:p>
          </table:table-cell>
          <table:table-cell table:number-columns-repeated="19"/>
        </table:table-row>
        <table:table-row table:style-name="ro1">
          <table:table-cell office:value-type="float" office:value="253000">
            <text:p>253000</text:p>
          </table:table-cell>
          <table:table-cell table:formula="of:=[.A125]^2" office:value-type="float" office:value="64009000000">
            <text:p>64009000000</text:p>
          </table:table-cell>
          <table:table-cell table:formula="of:=[.A125]*LOG([.A125])" office:value-type="float" office:value="1366989.49185748">
            <text:p>1366989.49185748</text:p>
          </table:table-cell>
          <table:table-cell office:value-type="float" office:value="3088">
            <text:p>3088</text:p>
          </table:table-cell>
          <table:table-cell table:formula="of:=[.D125]^2" office:value-type="float" office:value="9535744">
            <text:p>9535744</text:p>
          </table:table-cell>
          <table:table-cell table:formula="of:=[.D125]*LOG([.D125])" office:value-type="float" office:value="10776.1234766575">
            <text:p>10776.1234766575</text:p>
          </table:table-cell>
          <table:table-cell table:number-columns-repeated="19"/>
        </table:table-row>
        <table:table-row table:style-name="ro1">
          <table:table-cell office:value-type="float" office:value="257000">
            <text:p>257000</text:p>
          </table:table-cell>
          <table:table-cell table:formula="of:=[.A126]^2" office:value-type="float" office:value="66049000000">
            <text:p>66049000000</text:p>
          </table:table-cell>
          <table:table-cell table:formula="of:=[.A126]*LOG([.A126])" office:value-type="float" office:value="1390352.81269614">
            <text:p>1390352.81269614</text:p>
          </table:table-cell>
          <table:table-cell office:value-type="float" office:value="3137">
            <text:p>3137</text:p>
          </table:table-cell>
          <table:table-cell table:formula="of:=[.D126]^2" office:value-type="float" office:value="9840769">
            <text:p>9840769</text:p>
          </table:table-cell>
          <table:table-cell table:formula="of:=[.D126]*LOG([.D126])" office:value-type="float" office:value="10968.5660451548">
            <text:p>10968.5660451548</text:p>
          </table:table-cell>
          <table:table-cell table:number-columns-repeated="19"/>
        </table:table-row>
        <table:table-row table:style-name="ro1">
          <table:table-cell office:value-type="float" office:value="261000">
            <text:p>261000</text:p>
          </table:table-cell>
          <table:table-cell table:formula="of:=[.A127]^2" office:value-type="float" office:value="68121000000">
            <text:p>68121000000</text:p>
          </table:table-cell>
          <table:table-cell table:formula="of:=[.A127]*LOG([.A127])" office:value-type="float" office:value="1413743.17241529">
            <text:p>1413743.17241529</text:p>
          </table:table-cell>
          <table:table-cell office:value-type="float" office:value="3186">
            <text:p>3186</text:p>
          </table:table-cell>
          <table:table-cell table:formula="of:=[.D127]^2" office:value-type="float" office:value="10150596">
            <text:p>10150596</text:p>
          </table:table-cell>
          <table:table-cell table:formula="of:=[.D127]*LOG([.D127])" office:value-type="float" office:value="11161.3410278878">
            <text:p>11161.3410278878</text:p>
          </table:table-cell>
          <table:table-cell table:number-columns-repeated="19"/>
        </table:table-row>
        <table:table-row table:style-name="ro1">
          <table:table-cell office:value-type="float" office:value="265000">
            <text:p>265000</text:p>
          </table:table-cell>
          <table:table-cell table:formula="of:=[.A128]^2" office:value-type="float" office:value="70225000000">
            <text:p>70225000000</text:p>
          </table:table-cell>
          <table:table-cell table:formula="of:=[.A128]*LOG([.A128])" office:value-type="float" office:value="1437160.15659325">
            <text:p>1437160.15659325</text:p>
          </table:table-cell>
          <table:table-cell office:value-type="float" office:value="3235">
            <text:p>3235</text:p>
          </table:table-cell>
          <table:table-cell table:formula="of:=[.D128]^2" office:value-type="float" office:value="10465225">
            <text:p>10465225</text:p>
          </table:table-cell>
          <table:table-cell table:formula="of:=[.D128]*LOG([.D128])" office:value-type="float" office:value="11354.4433119903">
            <text:p>11354.4433119903</text:p>
          </table:table-cell>
          <table:table-cell table:number-columns-repeated="19"/>
        </table:table-row>
        <table:table-row table:style-name="ro1">
          <table:table-cell office:value-type="float" office:value="269000">
            <text:p>269000</text:p>
          </table:table-cell>
          <table:table-cell table:formula="of:=[.A129]^2" office:value-type="float" office:value="72361000000">
            <text:p>72361000000</text:p>
          </table:table-cell>
          <table:table-cell table:formula="of:=[.A129]*LOG([.A129])" office:value-type="float" office:value="1460603.36332065">
            <text:p>1460603.36332065</text:p>
          </table:table-cell>
          <table:table-cell office:value-type="float" office:value="3284">
            <text:p>3284</text:p>
          </table:table-cell>
          <table:table-cell table:formula="of:=[.D129]^2" office:value-type="float" office:value="10784656">
            <text:p>10784656</text:p>
          </table:table-cell>
          <table:table-cell table:formula="of:=[.D129]*LOG([.D129])" office:value-type="float" office:value="11547.8679395013">
            <text:p>11547.8679395013</text:p>
          </table:table-cell>
          <table:table-cell table:number-columns-repeated="19"/>
        </table:table-row>
        <table:table-row table:style-name="ro1">
          <table:table-cell office:value-type="float" office:value="273000">
            <text:p>273000</text:p>
          </table:table-cell>
          <table:table-cell table:formula="of:=[.A130]^2" office:value-type="float" office:value="74529000000">
            <text:p>74529000000</text:p>
          </table:table-cell>
          <table:table-cell table:formula="of:=[.A130]*LOG([.A130])" office:value-type="float" office:value="1484072.40264213">
            <text:p>1484072.40264213</text:p>
          </table:table-cell>
          <table:table-cell office:value-type="float" office:value="3333">
            <text:p>3333</text:p>
          </table:table-cell>
          <table:table-cell table:formula="of:=[.D130]^2" office:value-type="float" office:value="11108889">
            <text:p>11108889</text:p>
          </table:table-cell>
          <table:table-cell table:formula="of:=[.D130]*LOG([.D130])" office:value-type="float" office:value="11741.6101004305">
            <text:p>11741.6101004305</text:p>
          </table:table-cell>
          <table:table-cell table:number-columns-repeated="19"/>
        </table:table-row>
        <table:table-row table:style-name="ro1">
          <table:table-cell office:value-type="float" office:value="277000">
            <text:p>277000</text:p>
          </table:table-cell>
          <table:table-cell table:formula="of:=[.A131]^2" office:value-type="float" office:value="76729000000">
            <text:p>76729000000</text:p>
          </table:table-cell>
          <table:table-cell table:formula="of:=[.A131]*LOG([.A131])" office:value-type="float" office:value="1507566.89603085">
            <text:p>1507566.89603085</text:p>
          </table:table-cell>
          <table:table-cell office:value-type="float" office:value="3382">
            <text:p>3382</text:p>
          </table:table-cell>
          <table:table-cell table:formula="of:=[.D131]^2" office:value-type="float" office:value="11437924">
            <text:p>11437924</text:p>
          </table:table-cell>
          <table:table-cell table:formula="of:=[.D131]*LOG([.D131])" office:value-type="float" office:value="11935.6651262311">
            <text:p>11935.6651262311</text:p>
          </table:table-cell>
          <table:table-cell table:number-columns-repeated="19"/>
        </table:table-row>
        <table:table-row table:style-name="ro1">
          <table:table-cell office:value-type="float" office:value="281000">
            <text:p>281000</text:p>
          </table:table-cell>
          <table:table-cell table:formula="of:=[.A132]^2" office:value-type="float" office:value="78961000000">
            <text:p>78961000000</text:p>
          </table:table-cell>
          <table:table-cell table:formula="of:=[.A132]*LOG([.A132])" office:value-type="float" office:value="1531086.47589333">
            <text:p>1531086.47589333</text:p>
          </table:table-cell>
          <table:table-cell office:value-type="float" office:value="3431">
            <text:p>3431</text:p>
          </table:table-cell>
          <table:table-cell table:formula="of:=[.D132]^2" office:value-type="float" office:value="11771761">
            <text:p>11771761</text:p>
          </table:table-cell>
          <table:table-cell table:formula="of:=[.D132]*LOG([.D132])" office:value-type="float" office:value="12130.0284836507">
            <text:p>12130.0284836507</text:p>
          </table:table-cell>
          <table:table-cell table:number-columns-repeated="19"/>
        </table:table-row>
        <table:table-row table:style-name="ro1">
          <table:table-cell office:value-type="float" office:value="285000">
            <text:p>285000</text:p>
          </table:table-cell>
          <table:table-cell table:formula="of:=[.A133]^2" office:value-type="float" office:value="81225000000">
            <text:p>81225000000</text:p>
          </table:table-cell>
          <table:table-cell table:formula="of:=[.A133]*LOG([.A133])" office:value-type="float" office:value="1554630.78510243">
            <text:p>1554630.78510243</text:p>
          </table:table-cell>
          <table:table-cell office:value-type="float" office:value="3480">
            <text:p>3480</text:p>
          </table:table-cell>
          <table:table-cell table:formula="of:=[.D133]^2" office:value-type="float" office:value="12110400">
            <text:p>12110400</text:p>
          </table:table-cell>
          <table:table-cell table:formula="of:=[.D133]*LOG([.D133])" office:value-type="float" office:value="12324.6957689341">
            <text:p>12324.6957689341</text:p>
          </table:table-cell>
          <table:table-cell table:number-columns-repeated="19"/>
        </table:table-row>
        <table:table-row table:style-name="ro1">
          <table:table-cell office:value-type="float" office:value="289000">
            <text:p>289000</text:p>
          </table:table-cell>
          <table:table-cell table:formula="of:=[.A134]^2" office:value-type="float" office:value="83521000000">
            <text:p>83521000000</text:p>
          </table:table-cell>
          <table:table-cell table:formula="of:=[.A134]*LOG([.A134])" office:value-type="float" office:value="1578199.47655664">
            <text:p>1578199.47655664</text:p>
          </table:table-cell>
          <table:table-cell office:value-type="float" office:value="3529">
            <text:p>3529</text:p>
          </table:table-cell>
          <table:table-cell table:formula="of:=[.D134]^2" office:value-type="float" office:value="12453841">
            <text:p>12453841</text:p>
          </table:table-cell>
          <table:table-cell table:formula="of:=[.D134]*LOG([.D134])" office:value-type="float" office:value="12519.6627023523">
            <text:p>12519.6627023523</text:p>
          </table:table-cell>
          <table:table-cell table:number-columns-repeated="19"/>
        </table:table-row>
        <table:table-row table:style-name="ro1">
          <table:table-cell office:value-type="float" office:value="293000">
            <text:p>293000</text:p>
          </table:table-cell>
          <table:table-cell table:formula="of:=[.A135]^2" office:value-type="float" office:value="85849000000">
            <text:p>85849000000</text:p>
          </table:table-cell>
          <table:table-cell table:formula="of:=[.A135]*LOG([.A135])" office:value-type="float" office:value="1601792.21276375">
            <text:p>1601792.21276375</text:p>
          </table:table-cell>
          <table:table-cell office:value-type="float" office:value="3578">
            <text:p>3578</text:p>
          </table:table-cell>
          <table:table-cell table:formula="of:=[.D135]^2" office:value-type="float" office:value="12802084">
            <text:p>12802084</text:p>
          </table:table-cell>
          <table:table-cell table:formula="of:=[.D135]*LOG([.D135])" office:value-type="float" office:value="12714.9251230358">
            <text:p>12714.9251230358</text:p>
          </table:table-cell>
          <table:table-cell table:number-columns-repeated="19"/>
        </table:table-row>
        <table:table-row table:style-name="ro1">
          <table:table-cell office:value-type="float" office:value="297000">
            <text:p>297000</text:p>
          </table:table-cell>
          <table:table-cell table:formula="of:=[.A136]^2" office:value-type="float" office:value="88209000000">
            <text:p>88209000000</text:p>
          </table:table-cell>
          <table:table-cell table:formula="of:=[.A136]*LOG([.A136])" office:value-type="float" office:value="1625408.66544721">
            <text:p>1625408.66544721</text:p>
          </table:table-cell>
          <table:table-cell office:value-type="float" office:value="3627">
            <text:p>3627</text:p>
          </table:table-cell>
          <table:table-cell table:formula="of:=[.D136]^2" office:value-type="float" office:value="13155129">
            <text:p>13155129</text:p>
          </table:table-cell>
          <table:table-cell table:formula="of:=[.D136]*LOG([.D136])" office:value-type="float" office:value="12910.4789840902">
            <text:p>12910.4789840902</text:p>
          </table:table-cell>
          <table:table-cell table:number-columns-repeated="19"/>
        </table:table-row>
        <table:table-row table:style-name="ro1">
          <table:table-cell office:value-type="float" office:value="301000">
            <text:p>301000</text:p>
          </table:table-cell>
          <table:table-cell table:formula="of:=[.A137]^2" office:value-type="float" office:value="90601000000">
            <text:p>90601000000</text:p>
          </table:table-cell>
          <table:table-cell table:formula="of:=[.A137]*LOG([.A137])" office:value-type="float" office:value="1649048.51517375">
            <text:p>1649048.51517375</text:p>
          </table:table-cell>
          <table:table-cell office:value-type="float" office:value="3676">
            <text:p>3676</text:p>
          </table:table-cell>
          <table:table-cell table:formula="of:=[.D137]^2" office:value-type="float" office:value="13512976">
            <text:p>13512976</text:p>
          </table:table-cell>
          <table:table-cell table:formula="of:=[.D137]*LOG([.D137])" office:value-type="float" office:value="13106.3203479769">
            <text:p>13106.3203479769</text:p>
          </table:table-cell>
          <table:table-cell table:number-columns-repeated="19"/>
        </table:table-row>
        <table:table-row table:style-name="ro1">
          <table:table-cell office:value-type="float" office:value="305000">
            <text:p>305000</text:p>
          </table:table-cell>
          <table:table-cell table:formula="of:=[.A138]^2" office:value-type="float" office:value="93025000000">
            <text:p>93025000000</text:p>
          </table:table-cell>
          <table:table-cell table:formula="of:=[.A138]*LOG([.A138])" office:value-type="float" office:value="1672711.45100077">
            <text:p>1672711.45100077</text:p>
          </table:table-cell>
          <table:table-cell office:value-type="float" office:value="3725">
            <text:p>3725</text:p>
          </table:table-cell>
          <table:table-cell table:formula="of:=[.D138]^2" office:value-type="float" office:value="13875625">
            <text:p>13875625</text:p>
          </table:table-cell>
          <table:table-cell table:formula="of:=[.D138]*LOG([.D138])" office:value-type="float" office:value="13302.4453821391">
            <text:p>13302.4453821391</text:p>
          </table:table-cell>
          <table:table-cell table:number-columns-repeated="19"/>
        </table:table-row>
        <table:table-row table:style-name="ro1">
          <table:table-cell office:value-type="float" office:value="309000">
            <text:p>309000</text:p>
          </table:table-cell>
          <table:table-cell table:formula="of:=[.A139]^2" office:value-type="float" office:value="95481000000">
            <text:p>95481000000</text:p>
          </table:table-cell>
          <table:table-cell table:formula="of:=[.A139]*LOG([.A139])" office:value-type="float" office:value="1696397.17014227">
            <text:p>1696397.17014227</text:p>
          </table:table-cell>
          <table:table-cell office:value-type="float" office:value="3774">
            <text:p>3774</text:p>
          </table:table-cell>
          <table:table-cell table:formula="of:=[.D139]^2" office:value-type="float" office:value="14243076">
            <text:p>14243076</text:p>
          </table:table-cell>
          <table:table-cell table:formula="of:=[.D139]*LOG([.D139])" office:value-type="float" office:value="13498.8503548583">
            <text:p>13498.8503548583</text:p>
          </table:table-cell>
          <table:table-cell table:number-columns-repeated="19"/>
        </table:table-row>
        <table:table-row table:style-name="ro1">
          <table:table-cell office:value-type="float" office:value="313000">
            <text:p>313000</text:p>
          </table:table-cell>
          <table:table-cell table:formula="of:=[.A140]^2" office:value-type="float" office:value="97969000000">
            <text:p>97969000000</text:p>
          </table:table-cell>
          <table:table-cell table:formula="of:=[.A140]*LOG([.A140])" office:value-type="float" office:value="1720105.37765204">
            <text:p>1720105.37765204</text:p>
          </table:table-cell>
          <table:table-cell office:value-type="float" office:value="3823">
            <text:p>3823</text:p>
          </table:table-cell>
          <table:table-cell table:formula="of:=[.D140]^2" office:value-type="float" office:value="14615329">
            <text:p>14615329</text:p>
          </table:table-cell>
          <table:table-cell table:formula="of:=[.D140]*LOG([.D140])" office:value-type="float" office:value="13695.5316313267">
            <text:p>13695.5316313267</text:p>
          </table:table-cell>
          <table:table-cell table:number-columns-repeated="19"/>
        </table:table-row>
        <table:table-row table:style-name="ro1">
          <table:table-cell office:value-type="float" office:value="317000">
            <text:p>317000</text:p>
          </table:table-cell>
          <table:table-cell table:formula="of:=[.A141]^2" office:value-type="float" office:value="100489000000">
            <text:p>100489000000</text:p>
          </table:table-cell>
          <table:table-cell table:formula="of:=[.A141]*LOG([.A141])" office:value-type="float" office:value="1743835.78612303">
            <text:p>1743835.78612303</text:p>
          </table:table-cell>
          <table:table-cell office:value-type="float" office:value="3872">
            <text:p>3872</text:p>
          </table:table-cell>
          <table:table-cell table:formula="of:=[.D141]^2" office:value-type="float" office:value="14992384">
            <text:p>14992384</text:p>
          </table:table-cell>
          <table:table-cell table:formula="of:=[.D141]*LOG([.D141])" office:value-type="float" office:value="13892.48566992">
            <text:p>13892.48566992</text:p>
          </table:table-cell>
          <table:table-cell table:number-columns-repeated="19"/>
        </table:table-row>
        <table:table-row table:style-name="ro1">
          <table:table-cell office:value-type="float" office:value="321000">
            <text:p>321000</text:p>
          </table:table-cell>
          <table:table-cell table:formula="of:=[.A142]^2" office:value-type="float" office:value="103041000000">
            <text:p>103041000000</text:p>
          </table:table-cell>
          <table:table-cell table:formula="of:=[.A142]*LOG([.A142])" office:value-type="float" office:value="1767588.11540196">
            <text:p>1767588.11540196</text:p>
          </table:table-cell>
          <table:table-cell office:value-type="float" office:value="3921">
            <text:p>3921</text:p>
          </table:table-cell>
          <table:table-cell table:formula="of:=[.D142]^2" office:value-type="float" office:value="15374241">
            <text:p>15374241</text:p>
          </table:table-cell>
          <table:table-cell table:formula="of:=[.D142]*LOG([.D142])" office:value-type="float" office:value="14089.7090186591">
            <text:p>14089.7090186591</text:p>
          </table:table-cell>
          <table:table-cell table:number-columns-repeated="19"/>
        </table:table-row>
        <table:table-row table:style-name="ro1">
          <table:table-cell office:value-type="float" office:value="325000">
            <text:p>325000</text:p>
          </table:table-cell>
          <table:table-cell table:formula="of:=[.A143]^2" office:value-type="float" office:value="105625000000">
            <text:p>105625000000</text:p>
          </table:table-cell>
          <table:table-cell table:formula="of:=[.A143]*LOG([.A143])" office:value-type="float" office:value="1791362.09231813">
            <text:p>1791362.09231813</text:p>
          </table:table-cell>
          <table:table-cell office:value-type="float" office:value="3970">
            <text:p>3970</text:p>
          </table:table-cell>
          <table:table-cell table:formula="of:=[.D143]^2" office:value-type="float" office:value="15760900">
            <text:p>15760900</text:p>
          </table:table-cell>
          <table:table-cell table:formula="of:=[.D143]*LOG([.D143])" office:value-type="float" office:value="14287.1983118496">
            <text:p>14287.1983118496</text:p>
          </table:table-cell>
          <table:table-cell table:number-columns-repeated="19"/>
        </table:table-row>
        <table:table-row table:style-name="ro1">
          <table:table-cell office:value-type="float" office:value="329000">
            <text:p>329000</text:p>
          </table:table-cell>
          <table:table-cell table:formula="of:=[.A144]^2" office:value-type="float" office:value="108241000000">
            <text:p>108241000000</text:p>
          </table:table-cell>
          <table:table-cell table:formula="of:=[.A144]*LOG([.A144])" office:value-type="float" office:value="1815157.45042554">
            <text:p>1815157.45042554</text:p>
          </table:table-cell>
          <table:table-cell office:value-type="float" office:value="4019">
            <text:p>4019</text:p>
          </table:table-cell>
          <table:table-cell table:formula="of:=[.D144]^2" office:value-type="float" office:value="16152361">
            <text:p>16152361</text:p>
          </table:table-cell>
          <table:table-cell table:formula="of:=[.D144]*LOG([.D144])" office:value-type="float" office:value="14484.9502668858">
            <text:p>14484.9502668858</text:p>
          </table:table-cell>
          <table:table-cell table:number-columns-repeated="19"/>
        </table:table-row>
        <table:table-row table:style-name="ro1">
          <table:table-cell office:value-type="float" office:value="333000">
            <text:p>333000</text:p>
          </table:table-cell>
          <table:table-cell table:formula="of:=[.A145]^2" office:value-type="float" office:value="110889000000">
            <text:p>110889000000</text:p>
          </table:table-cell>
          <table:table-cell table:formula="of:=[.A145]*LOG([.A145])" office:value-type="float" office:value="1838973.9297576">
            <text:p>1838973.9297576</text:p>
          </table:table-cell>
          <table:table-cell office:value-type="float" office:value="4068">
            <text:p>4068</text:p>
          </table:table-cell>
          <table:table-cell table:formula="of:=[.D145]^2" office:value-type="float" office:value="16548624">
            <text:p>16548624</text:p>
          </table:table-cell>
          <table:table-cell table:formula="of:=[.D145]*LOG([.D145])" office:value-type="float" office:value="14682.9616812119">
            <text:p>14682.9616812119</text:p>
          </table:table-cell>
          <table:table-cell table:number-columns-repeated="19"/>
        </table:table-row>
        <table:table-row table:style-name="ro1">
          <table:table-cell office:value-type="float" office:value="337000">
            <text:p>337000</text:p>
          </table:table-cell>
          <table:table-cell table:formula="of:=[.A146]^2" office:value-type="float" office:value="113569000000">
            <text:p>113569000000</text:p>
          </table:table-cell>
          <table:table-cell table:formula="of:=[.A146]*LOG([.A146])" office:value-type="float" office:value="1862811.27659364">
            <text:p>1862811.27659364</text:p>
          </table:table-cell>
          <table:table-cell office:value-type="float" office:value="4117">
            <text:p>4117</text:p>
          </table:table-cell>
          <table:table-cell table:formula="of:=[.D146]^2" office:value-type="float" office:value="16949689">
            <text:p>16949689</text:p>
          </table:table-cell>
          <table:table-cell table:formula="of:=[.D146]*LOG([.D146])" office:value-type="float" office:value="14881.2294294286">
            <text:p>14881.2294294286</text:p>
          </table:table-cell>
          <table:table-cell table:number-columns-repeated="19"/>
        </table:table-row>
        <table:table-row table:style-name="ro1">
          <table:table-cell office:value-type="float" office:value="341000">
            <text:p>341000</text:p>
          </table:table-cell>
          <table:table-cell table:formula="of:=[.A147]^2" office:value-type="float" office:value="116281000000">
            <text:p>116281000000</text:p>
          </table:table-cell>
          <table:table-cell table:formula="of:=[.A147]*LOG([.A147])" office:value-type="float" office:value="1886669.24323644">
            <text:p>1886669.24323644</text:p>
          </table:table-cell>
          <table:table-cell office:value-type="float" office:value="4166">
            <text:p>4166</text:p>
          </table:table-cell>
          <table:table-cell table:formula="of:=[.D147]^2" office:value-type="float" office:value="17355556">
            <text:p>17355556</text:p>
          </table:table-cell>
          <table:table-cell table:formula="of:=[.D147]*LOG([.D147])" office:value-type="float" office:value="15079.7504605385">
            <text:p>15079.7504605385</text:p>
          </table:table-cell>
          <table:table-cell table:number-columns-repeated="19"/>
        </table:table-row>
        <table:table-row table:style-name="ro1">
          <table:table-cell office:value-type="float" office:value="345000">
            <text:p>345000</text:p>
          </table:table-cell>
          <table:table-cell table:formula="of:=[.A148]^2" office:value-type="float" office:value="119025000000">
            <text:p>119025000000</text:p>
          </table:table-cell>
          <table:table-cell table:formula="of:=[.A148]*LOG([.A148])" office:value-type="float" office:value="1910547.58780028">
            <text:p>1910547.58780028</text:p>
          </table:table-cell>
          <table:table-cell office:value-type="float" office:value="4215">
            <text:p>4215</text:p>
          </table:table-cell>
          <table:table-cell table:formula="of:=[.D148]^2" office:value-type="float" office:value="17766225">
            <text:p>17766225</text:p>
          </table:table-cell>
          <table:table-cell table:formula="of:=[.D148]*LOG([.D148])" office:value-type="float" office:value="15278.5217953196">
            <text:p>15278.5217953196</text:p>
          </table:table-cell>
          <table:table-cell table:number-columns-repeated="19"/>
        </table:table-row>
        <table:table-row table:style-name="ro1">
          <table:table-cell office:value-type="float" office:value="349000">
            <text:p>349000</text:p>
          </table:table-cell>
          <table:table-cell table:formula="of:=[.A149]^2" office:value-type="float" office:value="121801000000">
            <text:p>121801000000</text:p>
          </table:table-cell>
          <table:table-cell table:formula="of:=[.A149]*LOG([.A149])" office:value-type="float" office:value="1934446.07400875">
            <text:p>1934446.07400875</text:p>
          </table:table-cell>
          <table:table-cell office:value-type="float" office:value="4264">
            <text:p>4264</text:p>
          </table:table-cell>
          <table:table-cell table:formula="of:=[.D149]^2" office:value-type="float" office:value="18181696">
            <text:p>18181696</text:p>
          </table:table-cell>
          <table:table-cell table:formula="of:=[.D149]*LOG([.D149])" office:value-type="float" office:value="15477.540523823">
            <text:p>15477.540523823</text:p>
          </table:table-cell>
          <table:table-cell table:number-columns-repeated="19"/>
        </table:table-row>
        <table:table-row table:style-name="ro1">
          <table:table-cell office:value-type="float" office:value="353000">
            <text:p>353000</text:p>
          </table:table-cell>
          <table:table-cell table:formula="of:=[.A150]^2" office:value-type="float" office:value="124609000000">
            <text:p>124609000000</text:p>
          </table:table-cell>
          <table:table-cell table:formula="of:=[.A150]*LOG([.A150])" office:value-type="float" office:value="1958364.4710019">
            <text:p>1958364.4710019</text:p>
          </table:table-cell>
          <table:table-cell office:value-type="float" office:value="4313">
            <text:p>4313</text:p>
          </table:table-cell>
          <table:table-cell table:formula="of:=[.D150]^2" office:value-type="float" office:value="18601969">
            <text:p>18601969</text:p>
          </table:table-cell>
          <table:table-cell table:formula="of:=[.D150]*LOG([.D150])" office:value-type="float" office:value="15676.8038029835">
            <text:p>15676.8038029835</text:p>
          </table:table-cell>
          <table:table-cell table:number-columns-repeated="19"/>
        </table:table-row>
        <table:table-row table:style-name="ro1">
          <table:table-cell office:value-type="float" office:value="357000">
            <text:p>357000</text:p>
          </table:table-cell>
          <table:table-cell table:formula="of:=[.A151]^2" office:value-type="float" office:value="127449000000">
            <text:p>127449000000</text:p>
          </table:table-cell>
          <table:table-cell table:formula="of:=[.A151]*LOG([.A151])" office:value-type="float" office:value="1982302.55315205">
            <text:p>1982302.55315205</text:p>
          </table:table-cell>
          <table:table-cell office:value-type="float" office:value="4362">
            <text:p>4362</text:p>
          </table:table-cell>
          <table:table-cell table:formula="of:=[.D151]^2" office:value-type="float" office:value="19027044">
            <text:p>19027044</text:p>
          </table:table-cell>
          <table:table-cell table:formula="of:=[.D151]*LOG([.D151])" office:value-type="float" office:value="15876.3088543406">
            <text:p>15876.3088543406</text:p>
          </table:table-cell>
          <table:table-cell table:number-columns-repeated="19"/>
        </table:table-row>
        <table:table-row table:style-name="ro1">
          <table:table-cell office:value-type="float" office:value="361000">
            <text:p>361000</text:p>
          </table:table-cell>
          <table:table-cell table:formula="of:=[.A152]^2" office:value-type="float" office:value="130321000000">
            <text:p>130321000000</text:p>
          </table:table-cell>
          <table:table-cell table:formula="of:=[.A152]*LOG([.A152])" office:value-type="float" office:value="2006260.09988794">
            <text:p>2006260.09988794</text:p>
          </table:table-cell>
          <table:table-cell office:value-type="float" office:value="4411">
            <text:p>4411</text:p>
          </table:table-cell>
          <table:table-cell table:formula="of:=[.D152]^2" office:value-type="float" office:value="19456921">
            <text:p>19456921</text:p>
          </table:table-cell>
          <table:table-cell table:formula="of:=[.D152]*LOG([.D152])" office:value-type="float" office:value="16076.0529618606">
            <text:p>16076.0529618606</text:p>
          </table:table-cell>
          <table:table-cell table:number-columns-repeated="19"/>
        </table:table-row>
        <table:table-row table:style-name="ro1">
          <table:table-cell office:value-type="float" office:value="365000">
            <text:p>365000</text:p>
          </table:table-cell>
          <table:table-cell table:formula="of:=[.A153]^2" office:value-type="float" office:value="133225000000">
            <text:p>133225000000</text:p>
          </table:table-cell>
          <table:table-cell table:formula="of:=[.A153]*LOG([.A153])" office:value-type="float" office:value="2030236.89552661">
            <text:p>2030236.89552661</text:p>
          </table:table-cell>
          <table:table-cell office:value-type="float" office:value="4460">
            <text:p>4460</text:p>
          </table:table-cell>
          <table:table-cell table:formula="of:=[.D153]^2" office:value-type="float" office:value="19891600">
            <text:p>19891600</text:p>
          </table:table-cell>
          <table:table-cell table:formula="of:=[.D153]*LOG([.D153])" office:value-type="float" office:value="16276.0334698562">
            <text:p>16276.0334698562</text:p>
          </table:table-cell>
          <table:table-cell table:number-columns-repeated="19"/>
        </table:table-row>
        <table:table-row table:style-name="ro1">
          <table:table-cell office:value-type="float" office:value="369000">
            <text:p>369000</text:p>
          </table:table-cell>
          <table:table-cell table:formula="of:=[.A154]^2" office:value-type="float" office:value="136161000000">
            <text:p>136161000000</text:p>
          </table:table-cell>
          <table:table-cell table:formula="of:=[.A154]*LOG([.A154])" office:value-type="float" office:value="2054232.72911269">
            <text:p>2054232.72911269</text:p>
          </table:table-cell>
          <table:table-cell office:value-type="float" office:value="4509">
            <text:p>4509</text:p>
          </table:table-cell>
          <table:table-cell table:formula="of:=[.D154]^2" office:value-type="float" office:value="20331081">
            <text:p>20331081</text:p>
          </table:table-cell>
          <table:table-cell table:formula="of:=[.D154]*LOG([.D154])" office:value-type="float" office:value="16476.2477809973">
            <text:p>16476.2477809973</text:p>
          </table:table-cell>
          <table:table-cell table:number-columns-repeated="19"/>
        </table:table-row>
        <table:table-row table:style-name="ro1">
          <table:table-cell office:value-type="float" office:value="373000">
            <text:p>373000</text:p>
          </table:table-cell>
          <table:table-cell table:formula="of:=[.A155]^2" office:value-type="float" office:value="139129000000">
            <text:p>139129000000</text:p>
          </table:table-cell>
          <table:table-cell table:formula="of:=[.A155]*LOG([.A155])" office:value-type="float" office:value="2078247.39426464">
            <text:p>2078247.39426464</text:p>
          </table:table-cell>
          <table:table-cell office:value-type="float" office:value="4558">
            <text:p>4558</text:p>
          </table:table-cell>
          <table:table-cell table:formula="of:=[.D155]^2" office:value-type="float" office:value="20775364">
            <text:p>20775364</text:p>
          </table:table-cell>
          <table:table-cell table:formula="of:=[.D155]*LOG([.D155])" office:value-type="float" office:value="16676.6933544086">
            <text:p>16676.6933544086</text:p>
          </table:table-cell>
          <table:table-cell table:number-columns-repeated="19"/>
        </table:table-row>
        <table:table-row table:style-name="ro1">
          <table:table-cell office:value-type="float" office:value="377000">
            <text:p>377000</text:p>
          </table:table-cell>
          <table:table-cell table:formula="of:=[.A156]^2" office:value-type="float" office:value="142129000000">
            <text:p>142129000000</text:p>
          </table:table-cell>
          <table:table-cell table:formula="of:=[.A156]*LOG([.A156])" office:value-type="float" office:value="2102280.68902758">
            <text:p>2102280.68902758</text:p>
          </table:table-cell>
          <table:table-cell office:value-type="float" office:value="4607">
            <text:p>4607</text:p>
          </table:table-cell>
          <table:table-cell table:formula="of:=[.D156]^2" office:value-type="float" office:value="21224449">
            <text:p>21224449</text:p>
          </table:table-cell>
          <table:table-cell table:formula="of:=[.D156]*LOG([.D156])" office:value-type="float" office:value="16877.3677038481">
            <text:p>16877.3677038481</text:p>
          </table:table-cell>
          <table:table-cell table:number-columns-repeated="19"/>
        </table:table-row>
        <table:table-row table:style-name="ro1">
          <table:table-cell office:value-type="float" office:value="381000">
            <text:p>381000</text:p>
          </table:table-cell>
          <table:table-cell table:formula="of:=[.A157]^2" office:value-type="float" office:value="145161000000">
            <text:p>145161000000</text:p>
          </table:table-cell>
          <table:table-cell table:formula="of:=[.A157]*LOG([.A157])" office:value-type="float" office:value="2126332.41573241">
            <text:p>2126332.41573241</text:p>
          </table:table-cell>
          <table:table-cell office:value-type="float" office:value="4656">
            <text:p>4656</text:p>
          </table:table-cell>
          <table:table-cell table:formula="of:=[.D157]^2" office:value-type="float" office:value="21678336">
            <text:p>21678336</text:p>
          </table:table-cell>
          <table:table-cell table:formula="of:=[.D157]*LOG([.D157])" office:value-type="float" office:value="17078.2683959644">
            <text:p>17078.2683959644</text:p>
          </table:table-cell>
          <table:table-cell table:number-columns-repeated="19"/>
        </table:table-row>
        <table:table-row table:style-name="ro1">
          <table:table-cell office:value-type="float" office:value="385000">
            <text:p>385000</text:p>
          </table:table-cell>
          <table:table-cell table:formula="of:=[.A158]^2" office:value-type="float" office:value="148225000000">
            <text:p>148225000000</text:p>
          </table:table-cell>
          <table:table-cell table:formula="of:=[.A158]*LOG([.A158])" office:value-type="float" office:value="2150402.38086077">
            <text:p>2150402.38086077</text:p>
          </table:table-cell>
          <table:table-cell office:value-type="float" office:value="4705">
            <text:p>4705</text:p>
          </table:table-cell>
          <table:table-cell table:formula="of:=[.D158]^2" office:value-type="float" office:value="22137025">
            <text:p>22137025</text:p>
          </table:table-cell>
          <table:table-cell table:formula="of:=[.D158]*LOG([.D158])" office:value-type="float" office:value="17279.3930486262">
            <text:p>17279.3930486262</text:p>
          </table:table-cell>
          <table:table-cell table:number-columns-repeated="19"/>
        </table:table-row>
        <table:table-row table:style-name="ro1">
          <table:table-cell office:value-type="float" office:value="389000">
            <text:p>389000</text:p>
          </table:table-cell>
          <table:table-cell table:formula="of:=[.A159]^2" office:value-type="float" office:value="151321000000">
            <text:p>151321000000</text:p>
          </table:table-cell>
          <table:table-cell table:formula="of:=[.A159]*LOG([.A159])" office:value-type="float" office:value="2174490.3949157">
            <text:p>2174490.3949157</text:p>
          </table:table-cell>
          <table:table-cell office:value-type="float" office:value="4754">
            <text:p>4754</text:p>
          </table:table-cell>
          <table:table-cell table:formula="of:=[.D159]^2" office:value-type="float" office:value="22600516">
            <text:p>22600516</text:p>
          </table:table-cell>
          <table:table-cell table:formula="of:=[.D159]*LOG([.D159])" office:value-type="float" office:value="17480.7393293223">
            <text:p>17480.7393293223</text:p>
          </table:table-cell>
          <table:table-cell table:number-columns-repeated="19"/>
        </table:table-row>
        <table:table-row table:style-name="ro1">
          <table:table-cell office:value-type="float" office:value="393000">
            <text:p>393000</text:p>
          </table:table-cell>
          <table:table-cell table:formula="of:=[.A160]^2" office:value-type="float" office:value="154449000000">
            <text:p>154449000000</text:p>
          </table:table-cell>
          <table:table-cell table:formula="of:=[.A160]*LOG([.A160])" office:value-type="float" office:value="2198596.27229754">
            <text:p>2198596.27229754</text:p>
          </table:table-cell>
          <table:table-cell office:value-type="float" office:value="4803">
            <text:p>4803</text:p>
          </table:table-cell>
          <table:table-cell table:formula="of:=[.D160]^2" office:value-type="float" office:value="23068809">
            <text:p>23068809</text:p>
          </table:table-cell>
          <table:table-cell table:formula="of:=[.D160]*LOG([.D160])" office:value-type="float" office:value="17682.3049536269">
            <text:p>17682.3049536269</text:p>
          </table:table-cell>
          <table:table-cell table:number-columns-repeated="19"/>
        </table:table-row>
        <table:table-row table:style-name="ro1">
          <table:table-cell office:value-type="float" office:value="397000">
            <text:p>397000</text:p>
          </table:table-cell>
          <table:table-cell table:formula="of:=[.A161]^2" office:value-type="float" office:value="157609000000">
            <text:p>157609000000</text:p>
          </table:table-cell>
          <table:table-cell table:formula="of:=[.A161]*LOG([.A161])" office:value-type="float" office:value="2222719.83118496">
            <text:p>2222719.83118496</text:p>
          </table:table-cell>
          <table:table-cell office:value-type="float" office:value="4852">
            <text:p>4852</text:p>
          </table:table-cell>
          <table:table-cell table:formula="of:=[.D161]^2" office:value-type="float" office:value="23541904">
            <text:p>23541904</text:p>
          </table:table-cell>
          <table:table-cell table:formula="of:=[.D161]*LOG([.D161])" office:value-type="float" office:value="17884.0876837279">
            <text:p>17884.0876837279</text:p>
          </table:table-cell>
          <table:table-cell table:number-columns-repeated="19"/>
        </table:table-row>
        <table:table-row table:style-name="ro1">
          <table:table-cell office:value-type="float" office:value="401000">
            <text:p>401000</text:p>
          </table:table-cell>
          <table:table-cell table:formula="of:=[.A162]^2" office:value-type="float" office:value="160801000000">
            <text:p>160801000000</text:p>
          </table:table-cell>
          <table:table-cell table:formula="of:=[.A162]*LOG([.A162])" office:value-type="float" office:value="2246860.89342069">
            <text:p>2246860.89342069</text:p>
          </table:table-cell>
          <table:table-cell office:value-type="float" office:value="4901">
            <text:p>4901</text:p>
          </table:table-cell>
          <table:table-cell table:formula="of:=[.D162]^2" office:value-type="float" office:value="24019801">
            <text:p>24019801</text:p>
          </table:table-cell>
          <table:table-cell table:formula="of:=[.D162]*LOG([.D162])" office:value-type="float" office:value="18086.0853270144">
            <text:p>18086.0853270144</text:p>
          </table:table-cell>
          <table:table-cell table:number-columns-repeated="19"/>
        </table:table-row>
        <table:table-row table:style-name="ro1">
          <table:table-cell office:value-type="float" office:value="405000">
            <text:p>405000</text:p>
          </table:table-cell>
          <table:table-cell table:formula="of:=[.A163]^2" office:value-type="float" office:value="164025000000">
            <text:p>164025000000</text:p>
          </table:table-cell>
          <table:table-cell table:formula="of:=[.A163]*LOG([.A163])" office:value-type="float" office:value="2271019.28440194">
            <text:p>2271019.28440194</text:p>
          </table:table-cell>
          <table:table-cell office:value-type="float" office:value="4950">
            <text:p>4950</text:p>
          </table:table-cell>
          <table:table-cell table:formula="of:=[.D163]^2" office:value-type="float" office:value="24502500">
            <text:p>24502500</text:p>
          </table:table-cell>
          <table:table-cell table:formula="of:=[.D163]*LOG([.D163])" office:value-type="float" office:value="18288.2957347212">
            <text:p>18288.2957347212</text:p>
          </table:table-cell>
          <table:table-cell table:number-columns-repeated="19"/>
        </table:table-row>
        <table:table-row table:style-name="ro1">
          <table:table-cell office:value-type="float" office:value="409000">
            <text:p>409000</text:p>
          </table:table-cell>
          <table:table-cell table:formula="of:=[.A164]^2" office:value-type="float" office:value="167281000000">
            <text:p>167281000000</text:p>
          </table:table-cell>
          <table:table-cell table:formula="of:=[.A164]*LOG([.A164])" office:value-type="float" office:value="2295194.832975">
            <text:p>2295194.832975</text:p>
          </table:table-cell>
          <table:table-cell office:value-type="float" office:value="4999">
            <text:p>4999</text:p>
          </table:table-cell>
          <table:table-cell table:formula="of:=[.D164]^2" office:value-type="float" office:value="24990001">
            <text:p>24990001</text:p>
          </table:table-cell>
          <table:table-cell table:formula="of:=[.D164]*LOG([.D164])" office:value-type="float" office:value="18490.7168006262">
            <text:p>18490.7168006262</text:p>
          </table:table-cell>
          <table:table-cell table:number-columns-repeated="19"/>
        </table:table-row>
        <table:table-row table:style-name="ro1">
          <table:table-cell office:value-type="float" office:value="413000">
            <text:p>413000</text:p>
          </table:table-cell>
          <table:table-cell table:formula="of:=[.A165]^2" office:value-type="float" office:value="170569000000">
            <text:p>170569000000</text:p>
          </table:table-cell>
          <table:table-cell table:formula="of:=[.A165]*LOG([.A165])" office:value-type="float" office:value="2319387.37133409">
            <text:p>2319387.37133409</text:p>
          </table:table-cell>
          <table:table-cell office:value-type="float" office:value="5048">
            <text:p>5048</text:p>
          </table:table-cell>
          <table:table-cell table:formula="of:=[.D165]^2" office:value-type="float" office:value="25482304">
            <text:p>25482304</text:p>
          </table:table-cell>
          <table:table-cell table:formula="of:=[.D165]*LOG([.D165])" office:value-type="float" office:value="18693.3464597997">
            <text:p>18693.3464597997</text:p>
          </table:table-cell>
          <table:table-cell table:number-columns-repeated="19"/>
        </table:table-row>
        <table:table-row table:style-name="ro1">
          <table:table-cell office:value-type="float" office:value="417000">
            <text:p>417000</text:p>
          </table:table-cell>
          <table:table-cell table:formula="of:=[.A166]^2" office:value-type="float" office:value="173889000000">
            <text:p>173889000000</text:p>
          </table:table-cell>
          <table:table-cell table:formula="of:=[.A166]*LOG([.A166])" office:value-type="float" office:value="2343596.73492406">
            <text:p>2343596.73492406</text:p>
          </table:table-cell>
          <table:table-cell office:value-type="float" office:value="5097">
            <text:p>5097</text:p>
          </table:table-cell>
          <table:table-cell table:formula="of:=[.D166]^2" office:value-type="float" office:value="25979409">
            <text:p>25979409</text:p>
          </table:table-cell>
          <table:table-cell table:formula="of:=[.D166]*LOG([.D166])" office:value-type="float" office:value="18896.1826874016">
            <text:p>18896.1826874016</text:p>
          </table:table-cell>
          <table:table-cell table:number-columns-repeated="19"/>
        </table:table-row>
        <table:table-row table:style-name="ro1">
          <table:table-cell office:value-type="float" office:value="421000">
            <text:p>421000</text:p>
          </table:table-cell>
          <table:table-cell table:formula="of:=[.A167]^2" office:value-type="float" office:value="177241000000">
            <text:p>177241000000</text:p>
          </table:table-cell>
          <table:table-cell table:formula="of:=[.A167]*LOG([.A167])" office:value-type="float" office:value="2367822.76234682">
            <text:p>2367822.76234682</text:p>
          </table:table-cell>
          <table:table-cell office:value-type="float" office:value="5146">
            <text:p>5146</text:p>
          </table:table-cell>
          <table:table-cell table:formula="of:=[.D167]^2" office:value-type="float" office:value="26481316">
            <text:p>26481316</text:p>
          </table:table-cell>
          <table:table-cell table:formula="of:=[.D167]*LOG([.D167])" office:value-type="float" office:value="19099.2234975253">
            <text:p>19099.2234975253</text:p>
          </table:table-cell>
          <table:table-cell table:number-columns-repeated="19"/>
        </table:table-row>
        <table:table-row table:style-name="ro1">
          <table:table-cell office:value-type="float" office:value="425000">
            <text:p>425000</text:p>
          </table:table-cell>
          <table:table-cell table:formula="of:=[.A168]^2" office:value-type="float" office:value="180625000000">
            <text:p>180625000000</text:p>
          </table:table-cell>
          <table:table-cell table:formula="of:=[.A168]*LOG([.A168])" office:value-type="float" office:value="2392065.29527138">
            <text:p>2392065.29527138</text:p>
          </table:table-cell>
          <table:table-cell office:value-type="float" office:value="5195">
            <text:p>5195</text:p>
          </table:table-cell>
          <table:table-cell table:formula="of:=[.D168]^2" office:value-type="float" office:value="26988025">
            <text:p>26988025</text:p>
          </table:table-cell>
          <table:table-cell table:formula="of:=[.D168]*LOG([.D168])" office:value-type="float" office:value="19302.4669420852">
            <text:p>19302.4669420852</text:p>
          </table:table-cell>
          <table:table-cell table:number-columns-repeated="19"/>
        </table:table-row>
        <table:table-row table:style-name="ro1">
          <table:table-cell office:value-type="float" office:value="429000">
            <text:p>429000</text:p>
          </table:table-cell>
          <table:table-cell table:formula="of:=[.A169]^2" office:value-type="float" office:value="184041000000">
            <text:p>184041000000</text:p>
          </table:table-cell>
          <table:table-cell table:formula="of:=[.A169]*LOG([.A169])" office:value-type="float" office:value="2416324.17834725">
            <text:p>2416324.17834725</text:p>
          </table:table-cell>
          <table:table-cell office:value-type="float" office:value="5244">
            <text:p>5244</text:p>
          </table:table-cell>
          <table:table-cell table:formula="of:=[.D169]^2" office:value-type="float" office:value="27499536">
            <text:p>27499536</text:p>
          </table:table-cell>
          <table:table-cell table:formula="of:=[.D169]*LOG([.D169])" office:value-type="float" office:value="19505.9111097466">
            <text:p>19505.9111097466</text:p>
          </table:table-cell>
          <table:table-cell table:number-columns-repeated="19"/>
        </table:table-row>
        <table:table-row table:style-name="ro1">
          <table:table-cell office:value-type="float" office:value="433000">
            <text:p>433000</text:p>
          </table:table-cell>
          <table:table-cell table:formula="of:=[.A170]^2" office:value-type="float" office:value="187489000000">
            <text:p>187489000000</text:p>
          </table:table-cell>
          <table:table-cell table:formula="of:=[.A170]*LOG([.A170])" office:value-type="float" office:value="2440599.25912101">
            <text:p>2440599.25912101</text:p>
          </table:table-cell>
          <table:table-cell office:value-type="float" office:value="5293">
            <text:p>5293</text:p>
          </table:table-cell>
          <table:table-cell table:formula="of:=[.D170]^2" office:value-type="float" office:value="28015849">
            <text:p>28015849</text:p>
          </table:table-cell>
          <table:table-cell table:formula="of:=[.D170]*LOG([.D170])" office:value-type="float" office:value="19709.5541248958">
            <text:p>19709.5541248958</text:p>
          </table:table-cell>
          <table:table-cell table:number-columns-repeated="19"/>
        </table:table-row>
        <table:table-row table:style-name="ro1">
          <table:table-cell office:value-type="float" office:value="437000">
            <text:p>437000</text:p>
          </table:table-cell>
          <table:table-cell table:formula="of:=[.A171]^2" office:value-type="float" office:value="190969000000">
            <text:p>190969000000</text:p>
          </table:table-cell>
          <table:table-cell table:formula="of:=[.A171]*LOG([.A171])" office:value-type="float" office:value="2464890.38795607">
            <text:p>2464890.38795607</text:p>
          </table:table-cell>
          <table:table-cell office:value-type="float" office:value="5342">
            <text:p>5342</text:p>
          </table:table-cell>
          <table:table-cell table:formula="of:=[.D171]^2" office:value-type="float" office:value="28536964">
            <text:p>28536964</text:p>
          </table:table-cell>
          <table:table-cell table:formula="of:=[.D171]*LOG([.D171])" office:value-type="float" office:value="19913.3941466472">
            <text:p>19913.3941466472</text:p>
          </table:table-cell>
          <table:table-cell table:number-columns-repeated="19"/>
        </table:table-row>
        <table:table-row table:style-name="ro1">
          <table:table-cell office:value-type="float" office:value="441000">
            <text:p>441000</text:p>
          </table:table-cell>
          <table:table-cell table:formula="of:=[.A172]^2" office:value-type="float" office:value="194481000000">
            <text:p>194481000000</text:p>
          </table:table-cell>
          <table:table-cell table:formula="of:=[.A172]*LOG([.A172])" office:value-type="float" office:value="2489197.41795532">
            <text:p>2489197.41795532</text:p>
          </table:table-cell>
          <table:table-cell office:value-type="float" office:value="5391">
            <text:p>5391</text:p>
          </table:table-cell>
          <table:table-cell table:formula="of:=[.D172]^2" office:value-type="float" office:value="29062881">
            <text:p>29062881</text:p>
          </table:table-cell>
          <table:table-cell table:formula="of:=[.D172]*LOG([.D172])" office:value-type="float" office:value="20117.4293678882">
            <text:p>20117.4293678882</text:p>
          </table:table-cell>
          <table:table-cell table:number-columns-repeated="19"/>
        </table:table-row>
        <table:table-row table:style-name="ro1">
          <table:table-cell office:value-type="float" office:value="445000">
            <text:p>445000</text:p>
          </table:table-cell>
          <table:table-cell table:formula="of:=[.A173]^2" office:value-type="float" office:value="198025000000">
            <text:p>198025000000</text:p>
          </table:table-cell>
          <table:table-cell table:formula="of:=[.A173]*LOG([.A173])" office:value-type="float" office:value="2513520.20488651">
            <text:p>2513520.20488651</text:p>
          </table:table-cell>
          <table:table-cell office:value-type="float" office:value="5440">
            <text:p>5440</text:p>
          </table:table-cell>
          <table:table-cell table:formula="of:=[.D173]^2" office:value-type="float" office:value="29593600">
            <text:p>29593600</text:p>
          </table:table-cell>
          <table:table-cell table:formula="of:=[.D173]*LOG([.D173])" office:value-type="float" office:value="20321.6580143581">
            <text:p>20321.6580143581</text:p>
          </table:table-cell>
          <table:table-cell table:number-columns-repeated="19"/>
        </table:table-row>
        <table:table-row table:style-name="ro1">
          <table:table-cell office:value-type="float" office:value="449000">
            <text:p>449000</text:p>
          </table:table-cell>
          <table:table-cell table:formula="of:=[.A174]^2" office:value-type="float" office:value="201601000000">
            <text:p>201601000000</text:p>
          </table:table-cell>
          <table:table-cell table:formula="of:=[.A174]*LOG([.A174])" office:value-type="float" office:value="2537858.60711049">
            <text:p>2537858.60711049</text:p>
          </table:table-cell>
          <table:table-cell office:value-type="float" office:value="5489">
            <text:p>5489</text:p>
          </table:table-cell>
          <table:table-cell table:formula="of:=[.D174]^2" office:value-type="float" office:value="30129121">
            <text:p>30129121</text:p>
          </table:table-cell>
          <table:table-cell table:formula="of:=[.D174]*LOG([.D174])" office:value-type="float" office:value="20526.0783437603">
            <text:p>20526.0783437603</text:p>
          </table:table-cell>
          <table:table-cell table:number-columns-repeated="19"/>
        </table:table-row>
        <table:table-row table:style-name="ro1">
          <table:table-cell office:value-type="float" office:value="453000">
            <text:p>453000</text:p>
          </table:table-cell>
          <table:table-cell table:formula="of:=[.A175]^2" office:value-type="float" office:value="205209000000">
            <text:p>205209000000</text:p>
          </table:table-cell>
          <table:table-cell table:formula="of:=[.A175]*LOG([.A175])" office:value-type="float" office:value="2562212.48551181">
            <text:p>2562212.48551181</text:p>
          </table:table-cell>
          <table:table-cell office:value-type="float" office:value="5538">
            <text:p>5538</text:p>
          </table:table-cell>
          <table:table-cell table:formula="of:=[.D175]^2" office:value-type="float" office:value="30669444">
            <text:p>30669444</text:p>
          </table:table-cell>
          <table:table-cell table:formula="of:=[.D175]*LOG([.D175])" office:value-type="float" office:value="20730.6886449061">
            <text:p>20730.6886449061</text:p>
          </table:table-cell>
          <table:table-cell table:number-columns-repeated="19"/>
        </table:table-row>
        <table:table-row table:style-name="ro1">
          <table:table-cell office:value-type="float" office:value="457000">
            <text:p>457000</text:p>
          </table:table-cell>
          <table:table-cell table:formula="of:=[.A176]^2" office:value-type="float" office:value="208849000000">
            <text:p>208849000000</text:p>
          </table:table-cell>
          <table:table-cell table:formula="of:=[.A176]*LOG([.A176])" office:value-type="float" office:value="2586581.70343192">
            <text:p>2586581.70343192</text:p>
          </table:table-cell>
          <table:table-cell office:value-type="float" office:value="5587">
            <text:p>5587</text:p>
          </table:table-cell>
          <table:table-cell table:formula="of:=[.D176]^2" office:value-type="float" office:value="31214569">
            <text:p>31214569</text:p>
          </table:table-cell>
          <table:table-cell table:formula="of:=[.D176]*LOG([.D176])" office:value-type="float" office:value="20935.4872368892">
            <text:p>20935.4872368892</text:p>
          </table:table-cell>
          <table:table-cell table:number-columns-repeated="19"/>
        </table:table-row>
        <table:table-row table:style-name="ro1">
          <table:table-cell office:value-type="float" office:value="461000">
            <text:p>461000</text:p>
          </table:table-cell>
          <table:table-cell table:formula="of:=[.A177]^2" office:value-type="float" office:value="212521000000">
            <text:p>212521000000</text:p>
          </table:table-cell>
          <table:table-cell table:formula="of:=[.A177]*LOG([.A177])" office:value-type="float" office:value="2610966.12660463">
            <text:p>2610966.12660463</text:p>
          </table:table-cell>
          <table:table-cell office:value-type="float" office:value="5636">
            <text:p>5636</text:p>
          </table:table-cell>
          <table:table-cell table:formula="of:=[.D177]^2" office:value-type="float" office:value="31764496">
            <text:p>31764496</text:p>
          </table:table-cell>
          <table:table-cell table:formula="of:=[.D177]*LOG([.D177])" office:value-type="float" office:value="21140.4724682887">
            <text:p>21140.4724682887</text:p>
          </table:table-cell>
          <table:table-cell table:number-columns-repeated="19"/>
        </table:table-row>
        <table:table-row table:style-name="ro1">
          <table:table-cell office:value-type="float" office:value="465000">
            <text:p>465000</text:p>
          </table:table-cell>
          <table:table-cell table:formula="of:=[.A178]^2" office:value-type="float" office:value="216225000000">
            <text:p>216225000000</text:p>
          </table:table-cell>
          <table:table-cell table:formula="of:=[.A178]*LOG([.A178])" office:value-type="float" office:value="2635365.62309383">
            <text:p>2635365.62309383</text:p>
          </table:table-cell>
          <table:table-cell office:value-type="float" office:value="5685">
            <text:p>5685</text:p>
          </table:table-cell>
          <table:table-cell table:formula="of:=[.D178]^2" office:value-type="float" office:value="32319225">
            <text:p>32319225</text:p>
          </table:table-cell>
          <table:table-cell table:formula="of:=[.D178]*LOG([.D178])" office:value-type="float" office:value="21345.6427164">
            <text:p>21345.6427164</text:p>
          </table:table-cell>
          <table:table-cell table:number-columns-repeated="19"/>
        </table:table-row>
        <table:table-row table:style-name="ro1">
          <table:table-cell office:value-type="float" office:value="469000">
            <text:p>469000</text:p>
          </table:table-cell>
          <table:table-cell table:formula="of:=[.A179]^2" office:value-type="float" office:value="219961000000">
            <text:p>219961000000</text:p>
          </table:table-cell>
          <table:table-cell table:formula="of:=[.A179]*LOG([.A179])" office:value-type="float" office:value="2659780.06323337">
            <text:p>2659780.06323337</text:p>
          </table:table-cell>
          <table:table-cell office:value-type="float" office:value="5734">
            <text:p>5734</text:p>
          </table:table-cell>
          <table:table-cell table:formula="of:=[.D179]^2" office:value-type="float" office:value="32878756">
            <text:p>32878756</text:p>
          </table:table-cell>
          <table:table-cell table:formula="of:=[.D179]*LOG([.D179])" office:value-type="float" office:value="21550.9963864924">
            <text:p>21550.9963864924</text:p>
          </table:table-cell>
          <table:table-cell table:number-columns-repeated="19"/>
        </table:table-row>
        <table:table-row table:style-name="ro1">
          <table:table-cell office:value-type="float" office:value="473000">
            <text:p>473000</text:p>
          </table:table-cell>
          <table:table-cell table:formula="of:=[.A180]^2" office:value-type="float" office:value="223729000000">
            <text:p>223729000000</text:p>
          </table:table-cell>
          <table:table-cell table:formula="of:=[.A180]*LOG([.A180])" office:value-type="float" office:value="2684209.31956898">
            <text:p>2684209.31956898</text:p>
          </table:table-cell>
          <table:table-cell office:value-type="float" office:value="5783">
            <text:p>5783</text:p>
          </table:table-cell>
          <table:table-cell table:formula="of:=[.D180]^2" office:value-type="float" office:value="33443089">
            <text:p>33443089</text:p>
          </table:table-cell>
          <table:table-cell table:formula="of:=[.D180]*LOG([.D180])" office:value-type="float" office:value="21756.5319110917">
            <text:p>21756.5319110917</text:p>
          </table:table-cell>
          <table:table-cell table:number-columns-repeated="19"/>
        </table:table-row>
        <table:table-row table:style-name="ro1">
          <table:table-cell office:value-type="float" office:value="477000">
            <text:p>477000</text:p>
          </table:table-cell>
          <table:table-cell table:formula="of:=[.A181]^2" office:value-type="float" office:value="227529000000">
            <text:p>227529000000</text:p>
          </table:table-cell>
          <table:table-cell table:formula="of:=[.A181]*LOG([.A181])" office:value-type="float" office:value="2708653.26680213">
            <text:p>2708653.26680213</text:p>
          </table:table-cell>
          <table:table-cell office:value-type="float" office:value="5832">
            <text:p>5832</text:p>
          </table:table-cell>
          <table:table-cell table:formula="of:=[.D181]^2" office:value-type="float" office:value="34012224">
            <text:p>34012224</text:p>
          </table:table-cell>
          <table:table-cell table:formula="of:=[.D181]*LOG([.D181])" office:value-type="float" office:value="21962.2477492874">
            <text:p>21962.2477492874</text:p>
          </table:table-cell>
          <table:table-cell table:number-columns-repeated="19"/>
        </table:table-row>
        <table:table-row table:style-name="ro1">
          <table:table-cell office:value-type="float" office:value="481000">
            <text:p>481000</text:p>
          </table:table-cell>
          <table:table-cell table:formula="of:=[.A182]^2" office:value-type="float" office:value="231361000000">
            <text:p>231361000000</text:p>
          </table:table-cell>
          <table:table-cell table:formula="of:=[.A182]*LOG([.A182])" office:value-type="float" office:value="2733111.78173581">
            <text:p>2733111.78173581</text:p>
          </table:table-cell>
          <table:table-cell office:value-type="float" office:value="5881">
            <text:p>5881</text:p>
          </table:table-cell>
          <table:table-cell table:formula="of:=[.D182]^2" office:value-type="float" office:value="34586161">
            <text:p>34586161</text:p>
          </table:table-cell>
          <table:table-cell table:formula="of:=[.D182]*LOG([.D182])" office:value-type="float" office:value="22168.1423860634">
            <text:p>22168.1423860634</text:p>
          </table:table-cell>
          <table:table-cell table:number-columns-repeated="19"/>
        </table:table-row>
        <table:table-row table:style-name="ro1">
          <table:table-cell office:value-type="float" office:value="485000">
            <text:p>485000</text:p>
          </table:table-cell>
          <table:table-cell table:formula="of:=[.A183]^2" office:value-type="float" office:value="235225000000">
            <text:p>235225000000</text:p>
          </table:table-cell>
          <table:table-cell table:formula="of:=[.A183]*LOG([.A183])" office:value-type="float" office:value="2757584.7432221">
            <text:p>2757584.7432221</text:p>
          </table:table-cell>
          <table:table-cell office:value-type="float" office:value="5930">
            <text:p>5930</text:p>
          </table:table-cell>
          <table:table-cell table:formula="of:=[.D183]^2" office:value-type="float" office:value="35164900">
            <text:p>35164900</text:p>
          </table:table-cell>
          <table:table-cell table:formula="of:=[.D183]*LOG([.D183])" office:value-type="float" office:value="22374.2143316501">
            <text:p>22374.2143316501</text:p>
          </table:table-cell>
          <table:table-cell table:number-columns-repeated="19"/>
        </table:table-row>
        <table:table-row table:style-name="ro1">
          <table:table-cell office:value-type="float" office:value="489000">
            <text:p>489000</text:p>
          </table:table-cell>
          <table:table-cell table:formula="of:=[.A184]^2" office:value-type="float" office:value="239121000000">
            <text:p>239121000000</text:p>
          </table:table-cell>
          <table:table-cell table:formula="of:=[.A184]*LOG([.A184])" office:value-type="float" office:value="2782072.03211145">
            <text:p>2782072.03211145</text:p>
          </table:table-cell>
          <table:table-cell office:value-type="float" office:value="5979">
            <text:p>5979</text:p>
          </table:table-cell>
          <table:table-cell table:formula="of:=[.D184]^2" office:value-type="float" office:value="35748441">
            <text:p>35748441</text:p>
          </table:table-cell>
          <table:table-cell table:formula="of:=[.D184]*LOG([.D184])" office:value-type="float" office:value="22580.4621208991">
            <text:p>22580.4621208991</text:p>
          </table:table-cell>
          <table:table-cell table:number-columns-repeated="19"/>
        </table:table-row>
        <table:table-row table:style-name="ro1">
          <table:table-cell office:value-type="float" office:value="493000">
            <text:p>493000</text:p>
          </table:table-cell>
          <table:table-cell table:formula="of:=[.A185]^2" office:value-type="float" office:value="243049000000">
            <text:p>243049000000</text:p>
          </table:table-cell>
          <table:table-cell table:formula="of:=[.A185]*LOG([.A185])" office:value-type="float" office:value="2806573.53120367">
            <text:p>2806573.53120367</text:p>
          </table:table-cell>
          <table:table-cell office:value-type="float" office:value="6028">
            <text:p>6028</text:p>
          </table:table-cell>
          <table:table-cell table:formula="of:=[.D185]^2" office:value-type="float" office:value="36336784">
            <text:p>36336784</text:p>
          </table:table-cell>
          <table:table-cell table:formula="of:=[.D185]*LOG([.D185])" office:value-type="float" office:value="22786.8843126776">
            <text:p>22786.8843126776</text:p>
          </table:table-cell>
          <table:table-cell table:number-columns-repeated="19"/>
        </table:table-row>
        <table:table-row table:style-name="ro1">
          <table:table-cell office:value-type="float" office:value="497000">
            <text:p>497000</text:p>
          </table:table-cell>
          <table:table-cell table:formula="of:=[.A186]^2" office:value-type="float" office:value="247009000000">
            <text:p>247009000000</text:p>
          </table:table-cell>
          <table:table-cell table:formula="of:=[.A186]*LOG([.A186])" office:value-type="float" office:value="2831089.12520047">
            <text:p>2831089.12520047</text:p>
          </table:table-cell>
          <table:table-cell office:value-type="float" office:value="6077">
            <text:p>6077</text:p>
          </table:table-cell>
          <table:table-cell table:formula="of:=[.D186]^2" office:value-type="float" office:value="36929929">
            <text:p>36929929</text:p>
          </table:table-cell>
          <table:table-cell table:formula="of:=[.D186]*LOG([.D186])" office:value-type="float" office:value="22993.4794892826">
            <text:p>22993.4794892826</text:p>
          </table:table-cell>
          <table:table-cell table:number-columns-repeated="19"/>
        </table:table-row>
        <table:table-row table:style-name="ro1">
          <table:table-cell office:value-type="float" office:value="501000">
            <text:p>501000</text:p>
          </table:table-cell>
          <table:table-cell table:formula="of:=[.A187]^2" office:value-type="float" office:value="251001000000">
            <text:p>251001000000</text:p>
          </table:table-cell>
          <table:table-cell table:formula="of:=[.A187]*LOG([.A187])" office:value-type="float" office:value="2855618.70065949">
            <text:p>2855618.70065949</text:p>
          </table:table-cell>
          <table:table-cell office:value-type="float" office:value="6126">
            <text:p>6126</text:p>
          </table:table-cell>
          <table:table-cell table:formula="of:=[.D187]^2" office:value-type="float" office:value="37527876">
            <text:p>37527876</text:p>
          </table:table-cell>
          <table:table-cell table:formula="of:=[.D187]*LOG([.D187])" office:value-type="float" office:value="23200.2462558746">
            <text:p>23200.2462558746</text:p>
          </table:table-cell>
          <table:table-cell table:number-columns-repeated="19"/>
        </table:table-row>
        <table:table-row table:style-name="ro1">
          <table:table-cell office:value-type="float" office:value="505000">
            <text:p>505000</text:p>
          </table:table-cell>
          <table:table-cell table:formula="of:=[.A188]^2" office:value-type="float" office:value="255025000000">
            <text:p>255025000000</text:p>
          </table:table-cell>
          <table:table-cell table:formula="of:=[.A188]*LOG([.A188])" office:value-type="float" office:value="2880162.14594992">
            <text:p>2880162.14594992</text:p>
          </table:table-cell>
          <table:table-cell office:value-type="float" office:value="6175">
            <text:p>6175</text:p>
          </table:table-cell>
          <table:table-cell table:formula="of:=[.D188]^2" office:value-type="float" office:value="38130625">
            <text:p>38130625</text:p>
          </table:table-cell>
          <table:table-cell table:formula="of:=[.D188]*LOG([.D188])" office:value-type="float" office:value="23407.1832399283">
            <text:p>23407.1832399283</text:p>
          </table:table-cell>
          <table:table-cell table:number-columns-repeated="19"/>
        </table:table-row>
        <table:table-row table:style-name="ro1">
          <table:table-cell office:value-type="float" office:value="509000">
            <text:p>509000</text:p>
          </table:table-cell>
          <table:table-cell table:formula="of:=[.A189]^2" office:value-type="float" office:value="259081000000">
            <text:p>259081000000</text:p>
          </table:table-cell>
          <table:table-cell table:formula="of:=[.A189]*LOG([.A189])" office:value-type="float" office:value="2904719.35120941">
            <text:p>2904719.35120941</text:p>
          </table:table-cell>
          <table:table-cell office:value-type="float" office:value="6224">
            <text:p>6224</text:p>
          </table:table-cell>
          <table:table-cell table:formula="of:=[.D189]^2" office:value-type="float" office:value="38738176">
            <text:p>38738176</text:p>
          </table:table-cell>
          <table:table-cell table:formula="of:=[.D189]*LOG([.D189])" office:value-type="float" office:value="23614.2890907017">
            <text:p>23614.2890907017</text:p>
          </table:table-cell>
          <table:table-cell table:number-columns-repeated="19"/>
        </table:table-row>
        <table:table-row table:style-name="ro1">
          <table:table-cell office:value-type="float" office:value="513000">
            <text:p>513000</text:p>
          </table:table-cell>
          <table:table-cell table:formula="of:=[.A190]^2" office:value-type="float" office:value="263169000000">
            <text:p>263169000000</text:p>
          </table:table-cell>
          <table:table-cell table:formula="of:=[.A190]*LOG([.A190])" office:value-type="float" office:value="2929290.20830236">
            <text:p>2929290.20830236</text:p>
          </table:table-cell>
          <table:table-cell office:value-type="float" office:value="6273">
            <text:p>6273</text:p>
          </table:table-cell>
          <table:table-cell table:formula="of:=[.D190]^2" office:value-type="float" office:value="39350529">
            <text:p>39350529</text:p>
          </table:table-cell>
          <table:table-cell table:formula="of:=[.D190]*LOG([.D190])" office:value-type="float" office:value="23821.5624787217">
            <text:p>23821.5624787217</text:p>
          </table:table-cell>
          <table:table-cell table:number-columns-repeated="19"/>
        </table:table-row>
        <table:table-row table:style-name="ro1">
          <table:table-cell office:value-type="float" office:value="517000">
            <text:p>517000</text:p>
          </table:table-cell>
          <table:table-cell table:formula="of:=[.A191]^2" office:value-type="float" office:value="267289000000">
            <text:p>267289000000</text:p>
          </table:table-cell>
          <table:table-cell table:formula="of:=[.A191]*LOG([.A191])" office:value-type="float" office:value="2953874.61077957">
            <text:p>2953874.61077957</text:p>
          </table:table-cell>
          <table:table-cell office:value-type="float" office:value="6322">
            <text:p>6322</text:p>
          </table:table-cell>
          <table:table-cell table:formula="of:=[.D191]^2" office:value-type="float" office:value="39967684">
            <text:p>39967684</text:p>
          </table:table-cell>
          <table:table-cell table:formula="of:=[.D191]*LOG([.D191])" office:value-type="float" office:value="24029.0020952855">
            <text:p>24029.0020952855</text:p>
          </table:table-cell>
          <table:table-cell table:number-columns-repeated="19"/>
        </table:table-row>
        <table:table-row table:style-name="ro1">
          <table:table-cell office:value-type="float" office:value="521000">
            <text:p>521000</text:p>
          </table:table-cell>
          <table:table-cell table:formula="of:=[.A192]^2" office:value-type="float" office:value="271441000000">
            <text:p>271441000000</text:p>
          </table:table-cell>
          <table:table-cell table:formula="of:=[.A192]*LOG([.A192])" office:value-type="float" office:value="2978472.45383905">
            <text:p>2978472.45383905</text:p>
          </table:table-cell>
          <table:table-cell office:value-type="float" office:value="6371">
            <text:p>6371</text:p>
          </table:table-cell>
          <table:table-cell table:formula="of:=[.D192]^2" office:value-type="float" office:value="40589641">
            <text:p>40589641</text:p>
          </table:table-cell>
          <table:table-cell table:formula="of:=[.D192]*LOG([.D192])" office:value-type="float" office:value="24236.6066519777">
            <text:p>24236.6066519777</text:p>
          </table:table-cell>
          <table:table-cell table:number-columns-repeated="19"/>
        </table:table-row>
        <table:table-row table:style-name="ro1">
          <table:table-cell office:value-type="float" office:value="525000">
            <text:p>525000</text:p>
          </table:table-cell>
          <table:table-cell table:formula="of:=[.A193]^2" office:value-type="float" office:value="275625000000">
            <text:p>275625000000</text:p>
          </table:table-cell>
          <table:table-cell table:formula="of:=[.A193]*LOG([.A193])" office:value-type="float" office:value="3003083.63428813">
            <text:p>3003083.63428813</text:p>
          </table:table-cell>
          <table:table-cell office:value-type="float" office:value="6420">
            <text:p>6420</text:p>
          </table:table-cell>
          <table:table-cell table:formula="of:=[.D193]^2" office:value-type="float" office:value="41216400">
            <text:p>41216400</text:p>
          </table:table-cell>
          <table:table-cell table:formula="of:=[.D193]*LOG([.D193])" office:value-type="float" office:value="24444.374880202">
            <text:p>24444.374880202</text:p>
          </table:table-cell>
          <table:table-cell table:number-columns-repeated="19"/>
        </table:table-row>
        <table:table-row table:style-name="ro1">
          <table:table-cell office:value-type="float" office:value="529000">
            <text:p>529000</text:p>
          </table:table-cell>
          <table:table-cell table:formula="of:=[.A194]^2" office:value-type="float" office:value="279841000000">
            <text:p>279841000000</text:p>
          </table:table-cell>
          <table:table-cell table:formula="of:=[.A194]*LOG([.A194])" office:value-type="float" office:value="3027708.05050661">
            <text:p>3027708.05050661</text:p>
          </table:table-cell>
          <table:table-cell office:value-type="float" office:value="6469">
            <text:p>6469</text:p>
          </table:table-cell>
          <table:table-cell table:formula="of:=[.D194]^2" office:value-type="float" office:value="41847961">
            <text:p>41847961</text:p>
          </table:table-cell>
          <table:table-cell table:formula="of:=[.D194]*LOG([.D194])" office:value-type="float" office:value="24652.3055307278">
            <text:p>24652.3055307278</text:p>
          </table:table-cell>
          <table:table-cell table:number-columns-repeated="19"/>
        </table:table-row>
        <table:table-row table:style-name="ro1">
          <table:table-cell office:value-type="float" office:value="533000">
            <text:p>533000</text:p>
          </table:table-cell>
          <table:table-cell table:formula="of:=[.A195]^2" office:value-type="float" office:value="284089000000">
            <text:p>284089000000</text:p>
          </table:table-cell>
          <table:table-cell table:formula="of:=[.A195]*LOG([.A195])" office:value-type="float" office:value="3052345.60241116">
            <text:p>3052345.60241116</text:p>
          </table:table-cell>
          <table:table-cell office:value-type="float" office:value="6518">
            <text:p>6518</text:p>
          </table:table-cell>
          <table:table-cell table:formula="of:=[.D195]^2" office:value-type="float" office:value="42484324">
            <text:p>42484324</text:p>
          </table:table-cell>
          <table:table-cell table:formula="of:=[.D195]*LOG([.D195])" office:value-type="float" office:value="24860.3973732496">
            <text:p>24860.3973732496</text:p>
          </table:table-cell>
          <table:table-cell table:number-columns-repeated="19"/>
        </table:table-row>
        <table:table-row table:style-name="ro1">
          <table:table-cell office:value-type="float" office:value="537000">
            <text:p>537000</text:p>
          </table:table-cell>
          <table:table-cell table:formula="of:=[.A196]^2" office:value-type="float" office:value="288369000000">
            <text:p>288369000000</text:p>
          </table:table-cell>
          <table:table-cell table:formula="of:=[.A196]*LOG([.A196])" office:value-type="float" office:value="3076996.19142066">
            <text:p>3076996.19142066</text:p>
          </table:table-cell>
          <table:table-cell office:value-type="float" office:value="6567">
            <text:p>6567</text:p>
          </table:table-cell>
          <table:table-cell table:formula="of:=[.D196]^2" office:value-type="float" office:value="43125489">
            <text:p>43125489</text:p>
          </table:table-cell>
          <table:table-cell table:formula="of:=[.D196]*LOG([.D196])" office:value-type="float" office:value="25068.6491959606">
            <text:p>25068.6491959606</text:p>
          </table:table-cell>
          <table:table-cell table:number-columns-repeated="19"/>
        </table:table-row>
        <table:table-row table:style-name="ro1">
          <table:table-cell office:value-type="float" office:value="541000">
            <text:p>541000</text:p>
          </table:table-cell>
          <table:table-cell table:formula="of:=[.A197]^2" office:value-type="float" office:value="292681000000">
            <text:p>292681000000</text:p>
          </table:table-cell>
          <table:table-cell table:formula="of:=[.A197]*LOG([.A197])" office:value-type="float" office:value="3101659.72042265">
            <text:p>3101659.72042265</text:p>
          </table:table-cell>
          <table:table-cell office:value-type="float" office:value="6616">
            <text:p>6616</text:p>
          </table:table-cell>
          <table:table-cell table:formula="of:=[.D197]^2" office:value-type="float" office:value="43771456">
            <text:p>43771456</text:p>
          </table:table-cell>
          <table:table-cell table:formula="of:=[.D197]*LOG([.D197])" office:value-type="float" office:value="25277.0598051383">
            <text:p>25277.0598051383</text:p>
          </table:table-cell>
          <table:table-cell table:number-columns-repeated="19"/>
        </table:table-row>
        <table:table-row table:style-name="ro1">
          <table:table-cell office:value-type="float" office:value="545000">
            <text:p>545000</text:p>
          </table:table-cell>
          <table:table-cell table:formula="of:=[.A198]^2" office:value-type="float" office:value="297025000000">
            <text:p>297025000000</text:p>
          </table:table-cell>
          <table:table-cell table:formula="of:=[.A198]*LOG([.A198])" office:value-type="float" office:value="3126336.09374077">
            <text:p>3126336.09374077</text:p>
          </table:table-cell>
          <table:table-cell office:value-type="float" office:value="6665">
            <text:p>6665</text:p>
          </table:table-cell>
          <table:table-cell table:formula="of:=[.D198]^2" office:value-type="float" office:value="44422225">
            <text:p>44422225</text:p>
          </table:table-cell>
          <table:table-cell table:formula="of:=[.D198]*LOG([.D198])" office:value-type="float" office:value="25485.6280247429">
            <text:p>25485.6280247429</text:p>
          </table:table-cell>
          <table:table-cell table:number-columns-repeated="19"/>
        </table:table-row>
        <table:table-row table:style-name="ro1">
          <table:table-cell office:value-type="float" office:value="549000">
            <text:p>549000</text:p>
          </table:table-cell>
          <table:table-cell table:formula="of:=[.A199]^2" office:value-type="float" office:value="301401000000">
            <text:p>301401000000</text:p>
          </table:table-cell>
          <table:table-cell table:formula="of:=[.A199]*LOG([.A199])" office:value-type="float" office:value="3151025.2171031">
            <text:p>3151025.2171031</text:p>
          </table:table-cell>
          <table:table-cell office:value-type="float" office:value="6714">
            <text:p>6714</text:p>
          </table:table-cell>
          <table:table-cell table:formula="of:=[.D199]^2" office:value-type="float" office:value="45077796">
            <text:p>45077796</text:p>
          </table:table-cell>
          <table:table-cell table:formula="of:=[.D199]*LOG([.D199])" office:value-type="float" office:value="25694.3526960271">
            <text:p>25694.3526960271</text:p>
          </table:table-cell>
          <table:table-cell table:number-columns-repeated="19"/>
        </table:table-row>
        <table:table-row table:style-name="ro1">
          <table:table-cell office:value-type="float" office:value="553000">
            <text:p>553000</text:p>
          </table:table-cell>
          <table:table-cell table:formula="of:=[.A200]^2" office:value-type="float" office:value="305809000000">
            <text:p>305809000000</text:p>
          </table:table-cell>
          <table:table-cell table:formula="of:=[.A200]*LOG([.A200])" office:value-type="float" office:value="3175726.9976115">
            <text:p>3175726.9976115</text:p>
          </table:table-cell>
          <table:table-cell office:value-type="float" office:value="6763">
            <text:p>6763</text:p>
          </table:table-cell>
          <table:table-cell table:formula="of:=[.D200]^2" office:value-type="float" office:value="45738169">
            <text:p>45738169</text:p>
          </table:table-cell>
          <table:table-cell table:formula="of:=[.D200]*LOG([.D200])" office:value-type="float" office:value="25903.2326771576">
            <text:p>25903.2326771576</text:p>
          </table:table-cell>
          <table:table-cell table:number-columns-repeated="19"/>
        </table:table-row>
        <table:table-row table:style-name="ro1">
          <table:table-cell office:value-type="float" office:value="557000">
            <text:p>557000</text:p>
          </table:table-cell>
          <table:table-cell table:formula="of:=[.A201]^2" office:value-type="float" office:value="310249000000">
            <text:p>310249000000</text:p>
          </table:table-cell>
          <table:table-cell table:formula="of:=[.A201]*LOG([.A201])" office:value-type="float" office:value="3200441.34371177">
            <text:p>3200441.34371177</text:p>
          </table:table-cell>
          <table:table-cell office:value-type="float" office:value="6812">
            <text:p>6812</text:p>
          </table:table-cell>
          <table:table-cell table:formula="of:=[.D201]^2" office:value-type="float" office:value="46403344">
            <text:p>46403344</text:p>
          </table:table-cell>
          <table:table-cell table:formula="of:=[.D201]*LOG([.D201])" office:value-type="float" office:value="26112.2668428473">
            <text:p>26112.2668428473</text:p>
          </table:table-cell>
          <table:table-cell table:number-columns-repeated="19"/>
        </table:table-row>
        <table:table-row table:style-name="ro1">
          <table:table-cell office:value-type="float" office:value="561000">
            <text:p>561000</text:p>
          </table:table-cell>
          <table:table-cell table:formula="of:=[.A202]^2" office:value-type="float" office:value="314721000000">
            <text:p>314721000000</text:p>
          </table:table-cell>
          <table:table-cell table:formula="of:=[.A202]*LOG([.A202])" office:value-type="float" office:value="3225168.16516471">
            <text:p>3225168.16516471</text:p>
          </table:table-cell>
          <table:table-cell office:value-type="float" office:value="6861">
            <text:p>6861</text:p>
          </table:table-cell>
          <table:table-cell table:formula="of:=[.D202]^2" office:value-type="float" office:value="47073321">
            <text:p>47073321</text:p>
          </table:table-cell>
          <table:table-cell table:formula="of:=[.D202]*LOG([.D202])" office:value-type="float" office:value="26321.4540839985">
            <text:p>26321.4540839985</text:p>
          </table:table-cell>
          <table:table-cell table:number-columns-repeated="19"/>
        </table:table-row>
        <table:table-row table:style-name="ro1">
          <table:table-cell office:value-type="float" office:value="565000">
            <text:p>565000</text:p>
          </table:table-cell>
          <table:table-cell table:formula="of:=[.A203]^2" office:value-type="float" office:value="319225000000">
            <text:p>319225000000</text:p>
          </table:table-cell>
          <table:table-cell table:formula="of:=[.A203]*LOG([.A203])" office:value-type="float" office:value="3249907.37301798">
            <text:p>3249907.37301798</text:p>
          </table:table-cell>
          <table:table-cell office:value-type="float" office:value="6910">
            <text:p>6910</text:p>
          </table:table-cell>
          <table:table-cell table:formula="of:=[.D203]^2" office:value-type="float" office:value="47748100">
            <text:p>47748100</text:p>
          </table:table-cell>
          <table:table-cell table:formula="of:=[.D203]*LOG([.D203])" office:value-type="float" office:value="26530.7933073557">
            <text:p>26530.7933073557</text:p>
          </table:table-cell>
          <table:table-cell table:number-columns-repeated="19"/>
        </table:table-row>
        <table:table-row table:style-name="ro1">
          <table:table-cell office:value-type="float" office:value="569000">
            <text:p>569000</text:p>
          </table:table-cell>
          <table:table-cell table:formula="of:=[.A204]^2" office:value-type="float" office:value="323761000000">
            <text:p>323761000000</text:p>
          </table:table-cell>
          <table:table-cell table:formula="of:=[.A204]*LOG([.A204])" office:value-type="float" office:value="3274658.8795788">
            <text:p>3274658.8795788</text:p>
          </table:table-cell>
          <table:table-cell office:value-type="float" office:value="6959">
            <text:p>6959</text:p>
          </table:table-cell>
          <table:table-cell table:formula="of:=[.D204]^2" office:value-type="float" office:value="48427681">
            <text:p>48427681</text:p>
          </table:table-cell>
          <table:table-cell table:formula="of:=[.D204]*LOG([.D204])" office:value-type="float" office:value="26740.2834351688">
            <text:p>26740.2834351688</text:p>
          </table:table-cell>
          <table:table-cell table:number-columns-repeated="19"/>
        </table:table-row>
        <table:table-row table:style-name="ro1">
          <table:table-cell office:value-type="float" office:value="573000">
            <text:p>573000</text:p>
          </table:table-cell>
          <table:table-cell table:formula="of:=[.A205]^2" office:value-type="float" office:value="328329000000">
            <text:p>328329000000</text:p>
          </table:table-cell>
          <table:table-cell table:formula="of:=[.A205]*LOG([.A205])" office:value-type="float" office:value="3299422.59838731">
            <text:p>3299422.59838731</text:p>
          </table:table-cell>
          <table:table-cell office:value-type="float" office:value="7008">
            <text:p>7008</text:p>
          </table:table-cell>
          <table:table-cell table:formula="of:=[.D205]^2" office:value-type="float" office:value="49112064">
            <text:p>49112064</text:p>
          </table:table-cell>
          <table:table-cell table:formula="of:=[.D205]*LOG([.D205])" office:value-type="float" office:value="26949.9234048654">
            <text:p>26949.9234048654</text:p>
          </table:table-cell>
          <table:table-cell table:number-columns-repeated="19"/>
        </table:table-row>
        <table:table-row table:style-name="ro1">
          <table:table-cell office:value-type="float" office:value="577000">
            <text:p>577000</text:p>
          </table:table-cell>
          <table:table-cell table:formula="of:=[.A206]^2" office:value-type="float" office:value="332929000000">
            <text:p>332929000000</text:p>
          </table:table-cell>
          <table:table-cell table:formula="of:=[.A206]*LOG([.A206])" office:value-type="float" office:value="3324198.44419086">
            <text:p>3324198.44419086</text:p>
          </table:table-cell>
          <table:table-cell office:value-type="float" office:value="7057">
            <text:p>7057</text:p>
          </table:table-cell>
          <table:table-cell table:formula="of:=[.D206]^2" office:value-type="float" office:value="49801249">
            <text:p>49801249</text:p>
          </table:table-cell>
          <table:table-cell table:formula="of:=[.D206]*LOG([.D206])" office:value-type="float" office:value="27159.7121687327">
            <text:p>27159.7121687327</text:p>
          </table:table-cell>
          <table:table-cell table:number-columns-repeated="19"/>
        </table:table-row>
        <table:table-row table:style-name="ro1">
          <table:table-cell office:value-type="float" office:value="581000">
            <text:p>581000</text:p>
          </table:table-cell>
          <table:table-cell table:formula="of:=[.A207]^2" office:value-type="float" office:value="337561000000">
            <text:p>337561000000</text:p>
          </table:table-cell>
          <table:table-cell table:formula="of:=[.A207]*LOG([.A207])" office:value-type="float" office:value="3348986.33291878">
            <text:p>3348986.33291878</text:p>
          </table:table-cell>
          <table:table-cell office:value-type="float" office:value="7106">
            <text:p>7106</text:p>
          </table:table-cell>
          <table:table-cell table:formula="of:=[.D207]^2" office:value-type="float" office:value="50495236">
            <text:p>50495236</text:p>
          </table:table-cell>
          <table:table-cell table:formula="of:=[.D207]*LOG([.D207])" office:value-type="float" office:value="27369.6486936074">
            <text:p>27369.6486936074</text:p>
          </table:table-cell>
          <table:table-cell table:number-columns-repeated="19"/>
        </table:table-row>
        <table:table-row table:style-name="ro1">
          <table:table-cell office:value-type="float" office:value="585000">
            <text:p>585000</text:p>
          </table:table-cell>
          <table:table-cell table:formula="of:=[.A208]^2" office:value-type="float" office:value="342225000000">
            <text:p>342225000000</text:p>
          </table:table-cell>
          <table:table-cell table:formula="of:=[.A208]*LOG([.A208])" office:value-type="float" office:value="3373786.18165807">
            <text:p>3373786.18165807</text:p>
          </table:table-cell>
          <table:table-cell office:value-type="float" office:value="7155">
            <text:p>7155</text:p>
          </table:table-cell>
          <table:table-cell table:formula="of:=[.D208]^2" office:value-type="float" office:value="51194025">
            <text:p>51194025</text:p>
          </table:table-cell>
          <table:table-cell table:formula="of:=[.D208]*LOG([.D208])" office:value-type="float" office:value="27579.7319605754">
            <text:p>27579.7319605754</text:p>
          </table:table-cell>
          <table:table-cell table:number-columns-repeated="19"/>
        </table:table-row>
        <table:table-row table:style-name="ro1">
          <table:table-cell office:value-type="float" office:value="589000">
            <text:p>589000</text:p>
          </table:table-cell>
          <table:table-cell table:formula="of:=[.A209]^2" office:value-type="float" office:value="346921000000">
            <text:p>346921000000</text:p>
          </table:table-cell>
          <table:table-cell table:formula="of:=[.A209]*LOG([.A209])" office:value-type="float" office:value="3398597.9086296">
            <text:p>3398597.9086296</text:p>
          </table:table-cell>
          <table:table-cell office:value-type="float" office:value="7204">
            <text:p>7204</text:p>
          </table:table-cell>
          <table:table-cell table:formula="of:=[.D209]^2" office:value-type="float" office:value="51897616">
            <text:p>51897616</text:p>
          </table:table-cell>
          <table:table-cell table:formula="of:=[.D209]*LOG([.D209])" office:value-type="float" office:value="27789.9609646786">
            <text:p>27789.9609646786</text:p>
          </table:table-cell>
          <table:table-cell table:number-columns-repeated="19"/>
        </table:table-row>
        <table:table-row table:style-name="ro1">
          <table:table-cell office:value-type="float" office:value="593000">
            <text:p>593000</text:p>
          </table:table-cell>
          <table:table-cell table:formula="of:=[.A210]^2" office:value-type="float" office:value="351649000000">
            <text:p>351649000000</text:p>
          </table:table-cell>
          <table:table-cell table:formula="of:=[.A210]*LOG([.A210])" office:value-type="float" office:value="3423421.43316501">
            <text:p>3423421.43316501</text:p>
          </table:table-cell>
          <table:table-cell office:value-type="float" office:value="7253">
            <text:p>7253</text:p>
          </table:table-cell>
          <table:table-cell table:formula="of:=[.D210]^2" office:value-type="float" office:value="52606009">
            <text:p>52606009</text:p>
          </table:table-cell>
          <table:table-cell table:formula="of:=[.D210]*LOG([.D210])" office:value-type="float" office:value="28000.33471463">
            <text:p>28000.33471463</text:p>
          </table:table-cell>
          <table:table-cell table:number-columns-repeated="19"/>
        </table:table-row>
        <table:table-row table:style-name="ro1">
          <table:table-cell office:value-type="float" office:value="597000">
            <text:p>597000</text:p>
          </table:table-cell>
          <table:table-cell table:formula="of:=[.A211]^2" office:value-type="float" office:value="356409000000">
            <text:p>356409000000</text:p>
          </table:table-cell>
          <table:table-cell table:formula="of:=[.A211]*LOG([.A211])" office:value-type="float" office:value="3448256.67568423">
            <text:p>3448256.67568423</text:p>
          </table:table-cell>
          <table:table-cell office:value-type="float" office:value="7302">
            <text:p>7302</text:p>
          </table:table-cell>
          <table:table-cell table:formula="of:=[.D211]^2" office:value-type="float" office:value="53319204">
            <text:p>53319204</text:p>
          </table:table-cell>
          <table:table-cell table:formula="of:=[.D211]*LOG([.D211])" office:value-type="float" office:value="28210.8522325373">
            <text:p>28210.8522325373</text:p>
          </table:table-cell>
          <table:table-cell table:number-columns-repeated="19"/>
        </table:table-row>
        <table:table-row table:style-name="ro1">
          <table:table-cell office:value-type="float" office:value="601000">
            <text:p>601000</text:p>
          </table:table-cell>
          <table:table-cell table:formula="of:=[.A212]^2" office:value-type="float" office:value="361201000000">
            <text:p>361201000000</text:p>
          </table:table-cell>
          <table:table-cell table:formula="of:=[.A212]*LOG([.A212])" office:value-type="float" office:value="3473103.55767365">
            <text:p>3473103.55767365</text:p>
          </table:table-cell>
          <table:table-cell office:value-type="float" office:value="7351">
            <text:p>7351</text:p>
          </table:table-cell>
          <table:table-cell table:formula="of:=[.D212]^2" office:value-type="float" office:value="54037201">
            <text:p>54037201</text:p>
          </table:table-cell>
          <table:table-cell table:formula="of:=[.D212]*LOG([.D212])" office:value-type="float" office:value="28421.5125536323">
            <text:p>28421.5125536323</text:p>
          </table:table-cell>
          <table:table-cell table:number-columns-repeated="19"/>
        </table:table-row>
        <table:table-row table:style-name="ro1">
          <table:table-cell office:value-type="float" office:value="605000">
            <text:p>605000</text:p>
          </table:table-cell>
          <table:table-cell table:formula="of:=[.A213]^2" office:value-type="float" office:value="366025000000">
            <text:p>366025000000</text:p>
          </table:table-cell>
          <table:table-cell table:formula="of:=[.A213]*LOG([.A213])" office:value-type="float" office:value="3497962.00166474">
            <text:p>3497962.00166474</text:p>
          </table:table-cell>
          <table:table-cell office:value-type="float" office:value="7400">
            <text:p>7400</text:p>
          </table:table-cell>
          <table:table-cell table:formula="of:=[.D213]^2" office:value-type="float" office:value="54760000">
            <text:p>54760000</text:p>
          </table:table-cell>
          <table:table-cell table:formula="of:=[.D213]*LOG([.D213])" office:value-type="float" office:value="28632.3147260092">
            <text:p>28632.3147260092</text:p>
          </table:table-cell>
          <table:table-cell table:number-columns-repeated="19"/>
        </table:table-row>
        <table:table-row table:style-name="ro1">
          <table:table-cell office:value-type="float" office:value="609000">
            <text:p>609000</text:p>
          </table:table-cell>
          <table:table-cell table:formula="of:=[.A214]^2" office:value-type="float" office:value="370881000000">
            <text:p>370881000000</text:p>
          </table:table-cell>
          <table:table-cell table:formula="of:=[.A214]*LOG([.A214])" office:value-type="float" office:value="3522831.93121342">
            <text:p>3522831.93121342</text:p>
          </table:table-cell>
          <table:table-cell office:value-type="float" office:value="7449">
            <text:p>7449</text:p>
          </table:table-cell>
          <table:table-cell table:formula="of:=[.D214]^2" office:value-type="float" office:value="55487601">
            <text:p>55487601</text:p>
          </table:table-cell>
          <table:table-cell table:formula="of:=[.D214]*LOG([.D214])" office:value-type="float" office:value="28843.2578103687">
            <text:p>28843.2578103687</text:p>
          </table:table-cell>
          <table:table-cell table:number-columns-repeated="19"/>
        </table:table-row>
        <table:table-row table:style-name="ro1">
          <table:table-cell office:value-type="float" office:value="613000">
            <text:p>613000</text:p>
          </table:table-cell>
          <table:table-cell table:formula="of:=[.A215]^2" office:value-type="float" office:value="375769000000">
            <text:p>375769000000</text:p>
          </table:table-cell>
          <table:table-cell table:formula="of:=[.A215]*LOG([.A215])" office:value-type="float" office:value="3547713.27087979">
            <text:p>3547713.27087979</text:p>
          </table:table-cell>
          <table:table-cell office:value-type="float" office:value="7498">
            <text:p>7498</text:p>
          </table:table-cell>
          <table:table-cell table:formula="of:=[.D215]^2" office:value-type="float" office:value="56220004">
            <text:p>56220004</text:p>
          </table:table-cell>
          <table:table-cell table:formula="of:=[.D215]*LOG([.D215])" office:value-type="float" office:value="29054.3408797693">
            <text:p>29054.3408797693</text:p>
          </table:table-cell>
          <table:table-cell table:number-columns-repeated="19"/>
        </table:table-row>
        <table:table-row table:style-name="ro1">
          <table:table-cell office:value-type="float" office:value="617000">
            <text:p>617000</text:p>
          </table:table-cell>
          <table:table-cell table:formula="of:=[.A216]^2" office:value-type="float" office:value="380689000000">
            <text:p>380689000000</text:p>
          </table:table-cell>
          <table:table-cell table:formula="of:=[.A216]*LOG([.A216])" office:value-type="float" office:value="3572605.94620851">
            <text:p>3572605.94620851</text:p>
          </table:table-cell>
          <table:table-cell office:value-type="float" office:value="7547">
            <text:p>7547</text:p>
          </table:table-cell>
          <table:table-cell table:formula="of:=[.D216]^2" office:value-type="float" office:value="56957209">
            <text:p>56957209</text:p>
          </table:table-cell>
          <table:table-cell table:formula="of:=[.D216]*LOG([.D216])" office:value-type="float" office:value="29265.5630193851">
            <text:p>29265.5630193851</text:p>
          </table:table-cell>
          <table:table-cell table:number-columns-repeated="19"/>
        </table:table-row>
        <table:table-row table:style-name="ro1">
          <table:table-cell office:value-type="float" office:value="621000">
            <text:p>621000</text:p>
          </table:table-cell>
          <table:table-cell table:formula="of:=[.A217]^2" office:value-type="float" office:value="385641000000">
            <text:p>385641000000</text:p>
          </table:table-cell>
          <table:table-cell table:formula="of:=[.A217]*LOG([.A217])" office:value-type="float" office:value="3597509.88370966">
            <text:p>3597509.88370966</text:p>
          </table:table-cell>
          <table:table-cell office:value-type="float" office:value="7596">
            <text:p>7596</text:p>
          </table:table-cell>
          <table:table-cell table:formula="of:=[.D217]^2" office:value-type="float" office:value="57699216">
            <text:p>57699216</text:p>
          </table:table-cell>
          <table:table-cell table:formula="of:=[.D217]*LOG([.D217])" office:value-type="float" office:value="29476.9233262696">
            <text:p>29476.9233262696</text:p>
          </table:table-cell>
          <table:table-cell table:number-columns-repeated="19"/>
        </table:table-row>
        <table:table-row table:style-name="ro1">
          <table:table-cell office:value-type="float" office:value="625000">
            <text:p>625000</text:p>
          </table:table-cell>
          <table:table-cell table:formula="of:=[.A218]^2" office:value-type="float" office:value="390625000000">
            <text:p>390625000000</text:p>
          </table:table-cell>
          <table:table-cell table:formula="of:=[.A218]*LOG([.A218])" office:value-type="float" office:value="3622425.01084005">
            <text:p>3622425.01084005</text:p>
          </table:table-cell>
          <table:table-cell office:value-type="float" office:value="7645">
            <text:p>7645</text:p>
          </table:table-cell>
          <table:table-cell table:formula="of:=[.D218]^2" office:value-type="float" office:value="58446025">
            <text:p>58446025</text:p>
          </table:table-cell>
          <table:table-cell table:formula="of:=[.D218]*LOG([.D218])" office:value-type="float" office:value="29688.4209091261">
            <text:p>29688.4209091261</text:p>
          </table:table-cell>
          <table:table-cell table:number-columns-repeated="19"/>
        </table:table-row>
        <table:table-row table:style-name="ro1">
          <table:table-cell office:value-type="float" office:value="629000">
            <text:p>629000</text:p>
          </table:table-cell>
          <table:table-cell table:formula="of:=[.A219]^2" office:value-type="float" office:value="395641000000">
            <text:p>395641000000</text:p>
          </table:table-cell>
          <table:table-cell table:formula="of:=[.A219]*LOG([.A219])" office:value-type="float" office:value="3647351.25598507">
            <text:p>3647351.25598507</text:p>
          </table:table-cell>
          <table:table-cell office:value-type="float" office:value="7694">
            <text:p>7694</text:p>
          </table:table-cell>
          <table:table-cell table:formula="of:=[.D219]^2" office:value-type="float" office:value="59197636">
            <text:p>59197636</text:p>
          </table:table-cell>
          <table:table-cell table:formula="of:=[.D219]*LOG([.D219])" office:value-type="float" office:value="29900.0548880833">
            <text:p>29900.0548880833</text:p>
          </table:table-cell>
          <table:table-cell table:number-columns-repeated="19"/>
        </table:table-row>
        <table:table-row table:style-name="ro1">
          <table:table-cell office:value-type="float" office:value="633000">
            <text:p>633000</text:p>
          </table:table-cell>
          <table:table-cell table:formula="of:=[.A220]^2" office:value-type="float" office:value="400689000000">
            <text:p>400689000000</text:p>
          </table:table-cell>
          <table:table-cell table:formula="of:=[.A220]*LOG([.A220])" office:value-type="float" office:value="3672288.54844099">
            <text:p>3672288.54844099</text:p>
          </table:table-cell>
          <table:table-cell office:value-type="float" office:value="7743">
            <text:p>7743</text:p>
          </table:table-cell>
          <table:table-cell table:formula="of:=[.D220]^2" office:value-type="float" office:value="59954049">
            <text:p>59954049</text:p>
          </table:table-cell>
          <table:table-cell table:formula="of:=[.D220]*LOG([.D220])" office:value-type="float" office:value="30111.8243944775">
            <text:p>30111.8243944775</text:p>
          </table:table-cell>
          <table:table-cell table:number-columns-repeated="19"/>
        </table:table-row>
        <table:table-row table:style-name="ro1">
          <table:table-cell office:value-type="float" office:value="637000">
            <text:p>637000</text:p>
          </table:table-cell>
          <table:table-cell table:formula="of:=[.A221]^2" office:value-type="float" office:value="405769000000">
            <text:p>405769000000</text:p>
          </table:table-cell>
          <table:table-cell table:formula="of:=[.A221]*LOG([.A221])" office:value-type="float" office:value="3697236.81839762">
            <text:p>3697236.81839762</text:p>
          </table:table-cell>
          <table:table-cell office:value-type="float" office:value="7792">
            <text:p>7792</text:p>
          </table:table-cell>
          <table:table-cell table:formula="of:=[.D221]^2" office:value-type="float" office:value="60715264">
            <text:p>60715264</text:p>
          </table:table-cell>
          <table:table-cell table:formula="of:=[.D221]*LOG([.D221])" office:value-type="float" office:value="30323.7285706394">
            <text:p>30323.7285706394</text:p>
          </table:table-cell>
          <table:table-cell table:number-columns-repeated="19"/>
        </table:table-row>
        <table:table-row table:style-name="ro1">
          <table:table-cell office:value-type="float" office:value="641000">
            <text:p>641000</text:p>
          </table:table-cell>
          <table:table-cell table:formula="of:=[.A222]^2" office:value-type="float" office:value="410881000000">
            <text:p>410881000000</text:p>
          </table:table-cell>
          <table:table-cell table:formula="of:=[.A222]*LOG([.A222])" office:value-type="float" office:value="3722195.99692156">
            <text:p>3722195.99692156</text:p>
          </table:table-cell>
          <table:table-cell office:value-type="float" office:value="7841">
            <text:p>7841</text:p>
          </table:table-cell>
          <table:table-cell table:formula="of:=[.D222]^2" office:value-type="float" office:value="61481281">
            <text:p>61481281</text:p>
          </table:table-cell>
          <table:table-cell table:formula="of:=[.D222]*LOG([.D222])" office:value-type="float" office:value="30535.7665696868">
            <text:p>30535.7665696868</text:p>
          </table:table-cell>
          <table:table-cell table:number-columns-repeated="19"/>
        </table:table-row>
        <table:table-row table:style-name="ro1">
          <table:table-cell office:value-type="float" office:value="645000">
            <text:p>645000</text:p>
          </table:table-cell>
          <table:table-cell table:formula="of:=[.A223]^2" office:value-type="float" office:value="416025000000">
            <text:p>416025000000</text:p>
          </table:table-cell>
          <table:table-cell table:formula="of:=[.A223]*LOG([.A223])" office:value-type="float" office:value="3747166.01593975">
            <text:p>3747166.01593975</text:p>
          </table:table-cell>
          <table:table-cell office:value-type="float" office:value="7890">
            <text:p>7890</text:p>
          </table:table-cell>
          <table:table-cell table:formula="of:=[.D223]^2" office:value-type="float" office:value="62252100">
            <text:p>62252100</text:p>
          </table:table-cell>
          <table:table-cell table:formula="of:=[.D223]*LOG([.D223])" office:value-type="float" office:value="30747.9375553223">
            <text:p>30747.9375553223</text:p>
          </table:table-cell>
          <table:table-cell table:number-columns-repeated="19"/>
        </table:table-row>
        <table:table-row table:style-name="ro1">
          <table:table-cell office:value-type="float" office:value="649000">
            <text:p>649000</text:p>
          </table:table-cell>
          <table:table-cell table:formula="of:=[.A224]^2" office:value-type="float" office:value="421201000000">
            <text:p>421201000000</text:p>
          </table:table-cell>
          <table:table-cell table:formula="of:=[.A224]*LOG([.A224])" office:value-type="float" office:value="3772146.80822344">
            <text:p>3772146.80822344</text:p>
          </table:table-cell>
          <table:table-cell office:value-type="float" office:value="7939">
            <text:p>7939</text:p>
          </table:table-cell>
          <table:table-cell table:formula="of:=[.D224]^2" office:value-type="float" office:value="63027721">
            <text:p>63027721</text:p>
          </table:table-cell>
          <table:table-cell table:formula="of:=[.D224]*LOG([.D224])" office:value-type="float" office:value="30960.2407016365">
            <text:p>30960.2407016365</text:p>
          </table:table-cell>
          <table:table-cell table:number-columns-repeated="19"/>
        </table:table-row>
        <table:table-row table:style-name="ro1">
          <table:table-cell office:value-type="float" office:value="653000">
            <text:p>653000</text:p>
          </table:table-cell>
          <table:table-cell table:formula="of:=[.A225]^2" office:value-type="float" office:value="426409000000">
            <text:p>426409000000</text:p>
          </table:table-cell>
          <table:table-cell table:formula="of:=[.A225]*LOG([.A225])" office:value-type="float" office:value="3797138.30737262">
            <text:p>3797138.30737262</text:p>
          </table:table-cell>
          <table:table-cell office:value-type="float" office:value="7988">
            <text:p>7988</text:p>
          </table:table-cell>
          <table:table-cell table:formula="of:=[.D225]^2" office:value-type="float" office:value="63808144">
            <text:p>63808144</text:p>
          </table:table-cell>
          <table:table-cell table:formula="of:=[.D225]*LOG([.D225])" office:value-type="float" office:value="31172.6751929149">
            <text:p>31172.6751929149</text:p>
          </table:table-cell>
          <table:table-cell table:number-columns-repeated="19"/>
        </table:table-row>
        <table:table-row table:style-name="ro1">
          <table:table-cell office:value-type="float" office:value="657000">
            <text:p>657000</text:p>
          </table:table-cell>
          <table:table-cell table:formula="of:=[.A226]^2" office:value-type="float" office:value="431649000000">
            <text:p>431649000000</text:p>
          </table:table-cell>
          <table:table-cell table:formula="of:=[.A226]*LOG([.A226])" office:value-type="float" office:value="3822140.44780078">
            <text:p>3822140.44780078</text:p>
          </table:table-cell>
          <table:table-cell office:value-type="float" office:value="8037">
            <text:p>8037</text:p>
          </table:table-cell>
          <table:table-cell table:formula="of:=[.D226]^2" office:value-type="float" office:value="64593369">
            <text:p>64593369</text:p>
          </table:table-cell>
          <table:table-cell table:formula="of:=[.D226]*LOG([.D226])" office:value-type="float" office:value="31385.2402234511">
            <text:p>31385.2402234511</text:p>
          </table:table-cell>
          <table:table-cell table:number-columns-repeated="19"/>
        </table:table-row>
        <table:table-row table:style-name="ro1">
          <table:table-cell office:value-type="float" office:value="661000">
            <text:p>661000</text:p>
          </table:table-cell>
          <table:table-cell table:formula="of:=[.A227]^2" office:value-type="float" office:value="436921000000">
            <text:p>436921000000</text:p>
          </table:table-cell>
          <table:table-cell table:formula="of:=[.A227]*LOG([.A227])" office:value-type="float" office:value="3847153.16472001">
            <text:p>3847153.16472001</text:p>
          </table:table-cell>
          <table:table-cell office:value-type="float" office:value="8086">
            <text:p>8086</text:p>
          </table:table-cell>
          <table:table-cell table:formula="of:=[.D227]^2" office:value-type="float" office:value="65383396">
            <text:p>65383396</text:p>
          </table:table-cell>
          <table:table-cell table:formula="of:=[.D227]*LOG([.D227])" office:value-type="float" office:value="31597.934997363">
            <text:p>31597.934997363</text:p>
          </table:table-cell>
          <table:table-cell table:number-columns-repeated="19"/>
        </table:table-row>
        <table:table-row table:style-name="ro1">
          <table:table-cell office:value-type="float" office:value="665000">
            <text:p>665000</text:p>
          </table:table-cell>
          <table:table-cell table:formula="of:=[.A228]^2" office:value-type="float" office:value="442225000000">
            <text:p>442225000000</text:p>
          </table:table-cell>
          <table:table-cell table:formula="of:=[.A228]*LOG([.A228])" office:value-type="float" office:value="3872176.39412656">
            <text:p>3872176.39412656</text:p>
          </table:table-cell>
          <table:table-cell office:value-type="float" office:value="8135">
            <text:p>8135</text:p>
          </table:table-cell>
          <table:table-cell table:formula="of:=[.D228]^2" office:value-type="float" office:value="66178225">
            <text:p>66178225</text:p>
          </table:table-cell>
          <table:table-cell table:formula="of:=[.D228]*LOG([.D228])" office:value-type="float" office:value="31810.7587284149">
            <text:p>31810.7587284149</text:p>
          </table:table-cell>
          <table:table-cell table:number-columns-repeated="19"/>
        </table:table-row>
        <table:table-row table:style-name="ro1">
          <table:table-cell office:value-type="float" office:value="669000">
            <text:p>669000</text:p>
          </table:table-cell>
          <table:table-cell table:formula="of:=[.A229]^2" office:value-type="float" office:value="447561000000">
            <text:p>447561000000</text:p>
          </table:table-cell>
          <table:table-cell table:formula="of:=[.A229]*LOG([.A229])" office:value-type="float" office:value="3897210.07278667">
            <text:p>3897210.07278667</text:p>
          </table:table-cell>
          <table:table-cell office:value-type="float" office:value="8184">
            <text:p>8184</text:p>
          </table:table-cell>
          <table:table-cell table:formula="of:=[.D229]^2" office:value-type="float" office:value="66977856">
            <text:p>66977856</text:p>
          </table:table-cell>
          <table:table-cell table:formula="of:=[.D229]*LOG([.D229])" office:value-type="float" office:value="32023.7106398424">
            <text:p>32023.7106398424</text:p>
          </table:table-cell>
          <table:table-cell table:number-columns-repeated="19"/>
        </table:table-row>
        <table:table-row table:style-name="ro1">
          <table:table-cell office:value-type="float" office:value="673000">
            <text:p>673000</text:p>
          </table:table-cell>
          <table:table-cell table:formula="of:=[.A230]^2" office:value-type="float" office:value="452929000000">
            <text:p>452929000000</text:p>
          </table:table-cell>
          <table:table-cell table:formula="of:=[.A230]*LOG([.A230])" office:value-type="float" office:value="3922254.13822274">
            <text:p>3922254.13822274</text:p>
          </table:table-cell>
          <table:table-cell office:value-type="float" office:value="8233">
            <text:p>8233</text:p>
          </table:table-cell>
          <table:table-cell table:formula="of:=[.D230]^2" office:value-type="float" office:value="67782289">
            <text:p>67782289</text:p>
          </table:table-cell>
          <table:table-cell table:formula="of:=[.D230]*LOG([.D230])" office:value-type="float" office:value="32236.789964183">
            <text:p>32236.789964183</text:p>
          </table:table-cell>
          <table:table-cell table:number-columns-repeated="19"/>
        </table:table-row>
        <table:table-row table:style-name="ro1">
          <table:table-cell office:value-type="float" office:value="677000">
            <text:p>677000</text:p>
          </table:table-cell>
          <table:table-cell table:formula="of:=[.A231]^2" office:value-type="float" office:value="458329000000">
            <text:p>458329000000</text:p>
          </table:table-cell>
          <table:table-cell table:formula="of:=[.A231]*LOG([.A231])" office:value-type="float" office:value="3947308.52869984">
            <text:p>3947308.52869984</text:p>
          </table:table-cell>
          <table:table-cell office:value-type="float" office:value="8282">
            <text:p>8282</text:p>
          </table:table-cell>
          <table:table-cell table:formula="of:=[.D231]^2" office:value-type="float" office:value="68591524">
            <text:p>68591524</text:p>
          </table:table-cell>
          <table:table-cell table:formula="of:=[.D231]*LOG([.D231])" office:value-type="float" office:value="32449.9959431098">
            <text:p>32449.9959431098</text:p>
          </table:table-cell>
          <table:table-cell table:number-columns-repeated="19"/>
        </table:table-row>
        <table:table-row table:style-name="ro1">
          <table:table-cell office:value-type="float" office:value="681000">
            <text:p>681000</text:p>
          </table:table-cell>
          <table:table-cell table:formula="of:=[.A232]^2" office:value-type="float" office:value="463761000000">
            <text:p>463761000000</text:p>
          </table:table-cell>
          <table:table-cell table:formula="of:=[.A232]*LOG([.A232])" office:value-type="float" office:value="3972373.18321261">
            <text:p>3972373.18321261</text:p>
          </table:table-cell>
          <table:table-cell office:value-type="float" office:value="8331">
            <text:p>8331</text:p>
          </table:table-cell>
          <table:table-cell table:formula="of:=[.D232]^2" office:value-type="float" office:value="69405561">
            <text:p>69405561</text:p>
          </table:table-cell>
          <table:table-cell table:formula="of:=[.D232]*LOG([.D232])" office:value-type="float" office:value="32663.3278272689">
            <text:p>32663.3278272689</text:p>
          </table:table-cell>
          <table:table-cell table:number-columns-repeated="19"/>
        </table:table-row>
        <table:table-row table:style-name="ro1">
          <table:table-cell office:value-type="float" office:value="685000">
            <text:p>685000</text:p>
          </table:table-cell>
          <table:table-cell table:formula="of:=[.A233]^2" office:value-type="float" office:value="469225000000">
            <text:p>469225000000</text:p>
          </table:table-cell>
          <table:table-cell table:formula="of:=[.A233]*LOG([.A233])" office:value-type="float" office:value="3997448.04147231">
            <text:p>3997448.04147231</text:p>
          </table:table-cell>
          <table:table-cell office:value-type="float" office:value="8380">
            <text:p>8380</text:p>
          </table:table-cell>
          <table:table-cell table:formula="of:=[.D233]^2" office:value-type="float" office:value="70224400">
            <text:p>70224400</text:p>
          </table:table-cell>
          <table:table-cell table:formula="of:=[.D233]*LOG([.D233])" office:value-type="float" office:value="32876.7848761217">
            <text:p>32876.7848761217</text:p>
          </table:table-cell>
          <table:table-cell table:number-columns-repeated="19"/>
        </table:table-row>
        <table:table-row table:style-name="ro1">
          <table:table-cell office:value-type="float" office:value="689000">
            <text:p>689000</text:p>
          </table:table-cell>
          <table:table-cell table:formula="of:=[.A234]^2" office:value-type="float" office:value="474721000000">
            <text:p>474721000000</text:p>
          </table:table-cell>
          <table:table-cell table:formula="of:=[.A234]*LOG([.A234])" office:value-type="float" office:value="4022533.04389435">
            <text:p>4022533.04389435</text:p>
          </table:table-cell>
          <table:table-cell office:value-type="float" office:value="8429">
            <text:p>8429</text:p>
          </table:table-cell>
          <table:table-cell table:formula="of:=[.D234]^2" office:value-type="float" office:value="71048041">
            <text:p>71048041</text:p>
          </table:table-cell>
          <table:table-cell table:formula="of:=[.D234]*LOG([.D234])" office:value-type="float" office:value="33090.3663577899">
            <text:p>33090.3663577899</text:p>
          </table:table-cell>
          <table:table-cell table:number-columns-repeated="19"/>
        </table:table-row>
        <table:table-row table:style-name="ro1">
          <table:table-cell office:value-type="float" office:value="693000">
            <text:p>693000</text:p>
          </table:table-cell>
          <table:table-cell table:formula="of:=[.A235]^2" office:value-type="float" office:value="480249000000">
            <text:p>480249000000</text:p>
          </table:table-cell>
          <table:table-cell table:formula="of:=[.A235]*LOG([.A235])" office:value-type="float" office:value="4047628.13158598">
            <text:p>4047628.13158598</text:p>
          </table:table-cell>
          <table:table-cell office:value-type="float" office:value="8478">
            <text:p>8478</text:p>
          </table:table-cell>
          <table:table-cell table:formula="of:=[.D235]^2" office:value-type="float" office:value="71876484">
            <text:p>71876484</text:p>
          </table:table-cell>
          <table:table-cell table:formula="of:=[.D235]*LOG([.D235])" office:value-type="float" office:value="33304.0715489046">
            <text:p>33304.0715489046</text:p>
          </table:table-cell>
          <table:table-cell table:number-columns-repeated="19"/>
        </table:table-row>
        <table:table-row table:style-name="ro1">
          <table:table-cell office:value-type="float" office:value="697000">
            <text:p>697000</text:p>
          </table:table-cell>
          <table:table-cell table:formula="of:=[.A236]^2" office:value-type="float" office:value="485809000000">
            <text:p>485809000000</text:p>
          </table:table-cell>
          <table:table-cell table:formula="of:=[.A236]*LOG([.A236])" office:value-type="float" office:value="4072733.24633431">
            <text:p>4072733.24633431</text:p>
          </table:table-cell>
          <table:table-cell office:value-type="float" office:value="8527">
            <text:p>8527</text:p>
          </table:table-cell>
          <table:table-cell table:formula="of:=[.D236]^2" office:value-type="float" office:value="72709729">
            <text:p>72709729</text:p>
          </table:table-cell>
          <table:table-cell table:formula="of:=[.D236]*LOG([.D236])" office:value-type="float" office:value="33517.8997344586">
            <text:p>33517.8997344586</text:p>
          </table:table-cell>
          <table:table-cell table:number-columns-repeated="19"/>
        </table:table-row>
        <table:table-row table:style-name="ro1">
          <table:table-cell office:value-type="float" office:value="701000">
            <text:p>701000</text:p>
          </table:table-cell>
          <table:table-cell table:formula="of:=[.A237]^2" office:value-type="float" office:value="491401000000">
            <text:p>491401000000</text:p>
          </table:table-cell>
          <table:table-cell table:formula="of:=[.A237]*LOG([.A237])" office:value-type="float" office:value="4097848.33059463">
            <text:p>4097848.33059463</text:p>
          </table:table-cell>
          <table:table-cell office:value-type="float" office:value="8576">
            <text:p>8576</text:p>
          </table:table-cell>
          <table:table-cell table:formula="of:=[.D237]^2" office:value-type="float" office:value="73547776">
            <text:p>73547776</text:p>
          </table:table-cell>
          <table:table-cell table:formula="of:=[.D237]*LOG([.D237])" office:value-type="float" office:value="33731.8502076624">
            <text:p>33731.8502076624</text:p>
          </table:table-cell>
          <table:table-cell table:number-columns-repeated="19"/>
        </table:table-row>
        <table:table-row table:style-name="ro1">
          <table:table-cell office:value-type="float" office:value="705000">
            <text:p>705000</text:p>
          </table:table-cell>
          <table:table-cell table:formula="of:=[.A238]^2" office:value-type="float" office:value="497025000000">
            <text:p>497025000000</text:p>
          </table:table-cell>
          <table:table-cell table:formula="of:=[.A238]*LOG([.A238])" office:value-type="float" office:value="4122973.32747894">
            <text:p>4122973.32747894</text:p>
          </table:table-cell>
          <table:table-cell office:value-type="float" office:value="8625">
            <text:p>8625</text:p>
          </table:table-cell>
          <table:table-cell table:formula="of:=[.D238]^2" office:value-type="float" office:value="74390625">
            <text:p>74390625</text:p>
          </table:table-cell>
          <table:table-cell table:formula="of:=[.D238]*LOG([.D238])" office:value-type="float" office:value="33945.9222698033">
            <text:p>33945.9222698033</text:p>
          </table:table-cell>
          <table:table-cell table:number-columns-repeated="19"/>
        </table:table-row>
        <table:table-row table:style-name="ro1">
          <table:table-cell office:value-type="float" office:value="709000">
            <text:p>709000</text:p>
          </table:table-cell>
          <table:table-cell table:formula="of:=[.A239]^2" office:value-type="float" office:value="502681000000">
            <text:p>502681000000</text:p>
          </table:table-cell>
          <table:table-cell table:formula="of:=[.A239]*LOG([.A239])" office:value-type="float" office:value="4148108.18074479">
            <text:p>4148108.18074479</text:p>
          </table:table-cell>
          <table:table-cell office:value-type="float" office:value="8674">
            <text:p>8674</text:p>
          </table:table-cell>
          <table:table-cell table:formula="of:=[.D239]^2" office:value-type="float" office:value="75238276">
            <text:p>75238276</text:p>
          </table:table-cell>
          <table:table-cell table:formula="of:=[.D239]*LOG([.D239])" office:value-type="float" office:value="34160.1152301077">
            <text:p>34160.1152301077</text:p>
          </table:table-cell>
          <table:table-cell table:number-columns-repeated="19"/>
        </table:table-row>
        <table:table-row table:style-name="ro1">
          <table:table-cell office:value-type="float" office:value="713000">
            <text:p>713000</text:p>
          </table:table-cell>
          <table:table-cell table:formula="of:=[.A240]^2" office:value-type="float" office:value="508369000000">
            <text:p>508369000000</text:p>
          </table:table-cell>
          <table:table-cell table:formula="of:=[.A240]*LOG([.A240])" office:value-type="float" office:value="4173252.83478438">
            <text:p>4173252.83478438</text:p>
          </table:table-cell>
          <table:table-cell office:value-type="float" office:value="8723">
            <text:p>8723</text:p>
          </table:table-cell>
          <table:table-cell table:formula="of:=[.D240]^2" office:value-type="float" office:value="76090729">
            <text:p>76090729</text:p>
          </table:table-cell>
          <table:table-cell table:formula="of:=[.D240]*LOG([.D240])" office:value-type="float" office:value="34374.4284056067">
            <text:p>34374.4284056067</text:p>
          </table:table-cell>
          <table:table-cell table:number-columns-repeated="19"/>
        </table:table-row>
        <table:table-row table:style-name="ro1">
          <table:table-cell office:value-type="float" office:value="717000">
            <text:p>717000</text:p>
          </table:table-cell>
          <table:table-cell table:formula="of:=[.A241]^2" office:value-type="float" office:value="514089000000">
            <text:p>514089000000</text:p>
          </table:table-cell>
          <table:table-cell table:formula="of:=[.A241]*LOG([.A241])" office:value-type="float" office:value="4198407.23461381">
            <text:p>4198407.23461381</text:p>
          </table:table-cell>
          <table:table-cell office:value-type="float" office:value="8772">
            <text:p>8772</text:p>
          </table:table-cell>
          <table:table-cell table:formula="of:=[.D241]^2" office:value-type="float" office:value="76947984">
            <text:p>76947984</text:p>
          </table:table-cell>
          <table:table-cell table:formula="of:=[.D241]*LOG([.D241])" office:value-type="float" office:value="34588.8611210041">
            <text:p>34588.8611210041</text:p>
          </table:table-cell>
          <table:table-cell table:number-columns-repeated="19"/>
        </table:table-row>
        <table:table-row table:style-name="ro1">
          <table:table-cell office:value-type="float" office:value="721000">
            <text:p>721000</text:p>
          </table:table-cell>
          <table:table-cell table:formula="of:=[.A242]^2" office:value-type="float" office:value="519841000000">
            <text:p>519841000000</text:p>
          </table:table-cell>
          <table:table-cell table:formula="of:=[.A242]*LOG([.A242])" office:value-type="float" office:value="4223571.32586271">
            <text:p>4223571.32586271</text:p>
          </table:table-cell>
          <table:table-cell office:value-type="float" office:value="8821">
            <text:p>8821</text:p>
          </table:table-cell>
          <table:table-cell table:formula="of:=[.D242]^2" office:value-type="float" office:value="77810041">
            <text:p>77810041</text:p>
          </table:table-cell>
          <table:table-cell table:formula="of:=[.D242]*LOG([.D242])" office:value-type="float" office:value="34803.4127085486">
            <text:p>34803.4127085486</text:p>
          </table:table-cell>
          <table:table-cell table:number-columns-repeated="19"/>
        </table:table-row>
        <table:table-row table:style-name="ro1">
          <table:table-cell office:value-type="float" office:value="725000">
            <text:p>725000</text:p>
          </table:table-cell>
          <table:table-cell table:formula="of:=[.A243]^2" office:value-type="float" office:value="525625000000">
            <text:p>525625000000</text:p>
          </table:table-cell>
          <table:table-cell table:formula="of:=[.A243]*LOG([.A243])" office:value-type="float" office:value="4248745.05476397">
            <text:p>4248745.05476397</text:p>
          </table:table-cell>
          <table:table-cell office:value-type="float" office:value="8870">
            <text:p>8870</text:p>
          </table:table-cell>
          <table:table-cell table:formula="of:=[.D243]^2" office:value-type="float" office:value="78676900">
            <text:p>78676900</text:p>
          </table:table-cell>
          <table:table-cell table:formula="of:=[.D243]*LOG([.D243])" office:value-type="float" office:value="35018.0825079074">
            <text:p>35018.0825079074</text:p>
          </table:table-cell>
          <table:table-cell table:number-columns-repeated="19"/>
        </table:table-row>
        <table:table-row table:style-name="ro1">
          <table:table-cell office:value-type="float" office:value="729000">
            <text:p>729000</text:p>
          </table:table-cell>
          <table:table-cell table:formula="of:=[.A244]^2" office:value-type="float" office:value="531441000000">
            <text:p>531441000000</text:p>
          </table:table-cell>
          <table:table-cell table:formula="of:=[.A244]*LOG([.A244])" office:value-type="float" office:value="4273928.3681438">
            <text:p>4273928.3681438</text:p>
          </table:table-cell>
          <table:table-cell office:value-type="float" office:value="8919">
            <text:p>8919</text:p>
          </table:table-cell>
          <table:table-cell table:formula="of:=[.D244]^2" office:value-type="float" office:value="79548561">
            <text:p>79548561</text:p>
          </table:table-cell>
          <table:table-cell table:formula="of:=[.D244]*LOG([.D244])" office:value-type="float" office:value="35232.8698660435">
            <text:p>35232.8698660435</text:p>
          </table:table-cell>
          <table:table-cell table:number-columns-repeated="19"/>
        </table:table-row>
        <table:table-row table:style-name="ro1">
          <table:table-cell office:value-type="float" office:value="733000">
            <text:p>733000</text:p>
          </table:table-cell>
          <table:table-cell table:formula="of:=[.A245]^2" office:value-type="float" office:value="537289000000">
            <text:p>537289000000</text:p>
          </table:table-cell>
          <table:table-cell table:formula="of:=[.A245]*LOG([.A245])" office:value-type="float" office:value="4299121.21341195">
            <text:p>4299121.21341195</text:p>
          </table:table-cell>
          <table:table-cell office:value-type="float" office:value="8968">
            <text:p>8968</text:p>
          </table:table-cell>
          <table:table-cell table:formula="of:=[.D245]^2" office:value-type="float" office:value="80425024">
            <text:p>80425024</text:p>
          </table:table-cell>
          <table:table-cell table:formula="of:=[.D245]*LOG([.D245])" office:value-type="float" office:value="35447.7741370955">
            <text:p>35447.7741370955</text:p>
          </table:table-cell>
          <table:table-cell table:number-columns-repeated="19"/>
        </table:table-row>
        <table:table-row table:style-name="ro1">
          <table:table-cell office:value-type="float" office:value="737000">
            <text:p>737000</text:p>
          </table:table-cell>
          <table:table-cell table:formula="of:=[.A246]^2" office:value-type="float" office:value="543169000000">
            <text:p>543169000000</text:p>
          </table:table-cell>
          <table:table-cell table:formula="of:=[.A246]*LOG([.A246])" office:value-type="float" office:value="4324323.53855212">
            <text:p>4324323.53855212</text:p>
          </table:table-cell>
          <table:table-cell office:value-type="float" office:value="9017">
            <text:p>9017</text:p>
          </table:table-cell>
          <table:table-cell table:formula="of:=[.D246]^2" office:value-type="float" office:value="81306289">
            <text:p>81306289</text:p>
          </table:table-cell>
          <table:table-cell table:formula="of:=[.D246]*LOG([.D246])" office:value-type="float" office:value="35662.7946822598">
            <text:p>35662.7946822598</text:p>
          </table:table-cell>
          <table:table-cell table:number-columns-repeated="19"/>
        </table:table-row>
        <table:table-row table:style-name="ro1">
          <table:table-cell office:value-type="float" office:value="741000">
            <text:p>741000</text:p>
          </table:table-cell>
          <table:table-cell table:formula="of:=[.A247]^2" office:value-type="float" office:value="549081000000">
            <text:p>549081000000</text:p>
          </table:table-cell>
          <table:table-cell table:formula="of:=[.A247]*LOG([.A247])" office:value-type="float" office:value="4349535.29211268">
            <text:p>4349535.29211268</text:p>
          </table:table-cell>
          <table:table-cell office:value-type="float" office:value="9066">
            <text:p>9066</text:p>
          </table:table-cell>
          <table:table-cell table:formula="of:=[.D247]^2" office:value-type="float" office:value="82192356">
            <text:p>82192356</text:p>
          </table:table-cell>
          <table:table-cell table:formula="of:=[.D247]*LOG([.D247])" office:value-type="float" office:value="35877.9308696757">
            <text:p>35877.9308696757</text:p>
          </table:table-cell>
          <table:table-cell table:number-columns-repeated="19"/>
        </table:table-row>
        <table:table-row table:style-name="ro1">
          <table:table-cell office:value-type="float" office:value="745000">
            <text:p>745000</text:p>
          </table:table-cell>
          <table:table-cell table:formula="of:=[.A248]^2" office:value-type="float" office:value="555025000000">
            <text:p>555025000000</text:p>
          </table:table-cell>
          <table:table-cell table:formula="of:=[.A248]*LOG([.A248])" office:value-type="float" office:value="4374756.42319748">
            <text:p>4374756.42319748</text:p>
          </table:table-cell>
          <table:table-cell office:value-type="float" office:value="9115">
            <text:p>9115</text:p>
          </table:table-cell>
          <table:table-cell table:formula="of:=[.D248]^2" office:value-type="float" office:value="83083225">
            <text:p>83083225</text:p>
          </table:table-cell>
          <table:table-cell table:formula="of:=[.D248]*LOG([.D248])" office:value-type="float" office:value="36093.1820743129">
            <text:p>36093.1820743129</text:p>
          </table:table-cell>
          <table:table-cell table:number-columns-repeated="19"/>
        </table:table-row>
        <table:table-row table:style-name="ro1">
          <table:table-cell office:value-type="float" office:value="749000">
            <text:p>749000</text:p>
          </table:table-cell>
          <table:table-cell table:formula="of:=[.A249]^2" office:value-type="float" office:value="561001000000">
            <text:p>561001000000</text:p>
          </table:table-cell>
          <table:table-cell table:formula="of:=[.A249]*LOG([.A249])" office:value-type="float" office:value="4399986.8814569">
            <text:p>4399986.8814569</text:p>
          </table:table-cell>
          <table:table-cell office:value-type="float" office:value="9164">
            <text:p>9164</text:p>
          </table:table-cell>
          <table:table-cell table:formula="of:=[.D249]^2" office:value-type="float" office:value="83978896">
            <text:p>83978896</text:p>
          </table:table-cell>
          <table:table-cell table:formula="of:=[.D249]*LOG([.D249])" office:value-type="float" office:value="36308.5476778611">
            <text:p>36308.5476778611</text:p>
          </table:table-cell>
          <table:table-cell table:number-columns-repeated="19"/>
        </table:table-row>
        <table:table-row table:style-name="ro1">
          <table:table-cell office:value-type="float" office:value="753000">
            <text:p>753000</text:p>
          </table:table-cell>
          <table:table-cell table:formula="of:=[.A250]^2" office:value-type="float" office:value="567009000000">
            <text:p>567009000000</text:p>
          </table:table-cell>
          <table:table-cell table:formula="of:=[.A250]*LOG([.A250])" office:value-type="float" office:value="4425226.61707913">
            <text:p>4425226.61707913</text:p>
          </table:table-cell>
          <table:table-cell office:value-type="float" office:value="9213">
            <text:p>9213</text:p>
          </table:table-cell>
          <table:table-cell table:formula="of:=[.D250]^2" office:value-type="float" office:value="84879369">
            <text:p>84879369</text:p>
          </table:table-cell>
          <table:table-cell table:formula="of:=[.D250]*LOG([.D250])" office:value-type="float" office:value="36524.0270686222">
            <text:p>36524.0270686222</text:p>
          </table:table-cell>
          <table:table-cell table:number-columns-repeated="19"/>
        </table:table-row>
        <table:table-row table:style-name="ro1">
          <table:table-cell office:value-type="float" office:value="757000">
            <text:p>757000</text:p>
          </table:table-cell>
          <table:table-cell table:formula="of:=[.A251]^2" office:value-type="float" office:value="573049000000">
            <text:p>573049000000</text:p>
          </table:table-cell>
          <table:table-cell table:formula="of:=[.A251]*LOG([.A251])" office:value-type="float" office:value="4450475.58078155">
            <text:p>4450475.58078155</text:p>
          </table:table-cell>
          <table:table-cell office:value-type="float" office:value="9262">
            <text:p>9262</text:p>
          </table:table-cell>
          <table:table-cell table:formula="of:=[.D251]^2" office:value-type="float" office:value="85784644">
            <text:p>85784644</text:p>
          </table:table-cell>
          <table:table-cell table:formula="of:=[.D251]*LOG([.D251])" office:value-type="float" office:value="36739.6196414052">
            <text:p>36739.6196414052</text:p>
          </table:table-cell>
          <table:table-cell table:number-columns-repeated="19"/>
        </table:table-row>
        <table:table-row table:style-name="ro1">
          <table:table-cell office:value-type="float" office:value="761000">
            <text:p>761000</text:p>
          </table:table-cell>
          <table:table-cell table:formula="of:=[.A252]^2" office:value-type="float" office:value="579121000000">
            <text:p>579121000000</text:p>
          </table:table-cell>
          <table:table-cell table:formula="of:=[.A252]*LOG([.A252])" office:value-type="float" office:value="4475733.72380241">
            <text:p>4475733.72380241</text:p>
          </table:table-cell>
          <table:table-cell office:value-type="float" office:value="9311">
            <text:p>9311</text:p>
          </table:table-cell>
          <table:table-cell table:formula="of:=[.D252]^2" office:value-type="float" office:value="86694721">
            <text:p>86694721</text:p>
          </table:table-cell>
          <table:table-cell table:formula="of:=[.D252]*LOG([.D252])" office:value-type="float" office:value="36955.3247974224">
            <text:p>36955.3247974224</text:p>
          </table:table-cell>
          <table:table-cell table:number-columns-repeated="19"/>
        </table:table-row>
        <table:table-row table:style-name="ro1">
          <table:table-cell office:value-type="float" office:value="765000">
            <text:p>765000</text:p>
          </table:table-cell>
          <table:table-cell table:formula="of:=[.A253]^2" office:value-type="float" office:value="585225000000">
            <text:p>585225000000</text:p>
          </table:table-cell>
          <table:table-cell table:formula="of:=[.A253]*LOG([.A253])" office:value-type="float" office:value="4501000.99789252">
            <text:p>4501000.99789252</text:p>
          </table:table-cell>
          <table:table-cell office:value-type="float" office:value="9360">
            <text:p>9360</text:p>
          </table:table-cell>
          <table:table-cell table:formula="of:=[.D253]^2" office:value-type="float" office:value="87609600">
            <text:p>87609600</text:p>
          </table:table-cell>
          <table:table-cell table:formula="of:=[.D253]*LOG([.D253])" office:value-type="float" office:value="37171.1419441887">
            <text:p>37171.1419441887</text:p>
          </table:table-cell>
          <table:table-cell table:number-columns-repeated="19"/>
        </table:table-row>
        <table:table-row table:style-name="ro1">
          <table:table-cell office:value-type="float" office:value="769000">
            <text:p>769000</text:p>
          </table:table-cell>
          <table:table-cell table:formula="of:=[.A254]^2" office:value-type="float" office:value="591361000000">
            <text:p>591361000000</text:p>
          </table:table-cell>
          <table:table-cell table:formula="of:=[.A254]*LOG([.A254])" office:value-type="float" office:value="4526277.3553073">
            <text:p>4526277.3553073</text:p>
          </table:table-cell>
          <table:table-cell office:value-type="float" office:value="9409">
            <text:p>9409</text:p>
          </table:table-cell>
          <table:table-cell table:formula="of:=[.D254]^2" office:value-type="float" office:value="88529281">
            <text:p>88529281</text:p>
          </table:table-cell>
          <table:table-cell table:formula="of:=[.D254]*LOG([.D254])" office:value-type="float" office:value="37387.0704954222">
            <text:p>37387.0704954222</text:p>
          </table:table-cell>
          <table:table-cell table:number-columns-repeated="19"/>
        </table:table-row>
        <table:table-row table:style-name="ro1">
          <table:table-cell office:value-type="float" office:value="773000">
            <text:p>773000</text:p>
          </table:table-cell>
          <table:table-cell table:formula="of:=[.A255]^2" office:value-type="float" office:value="597529000000">
            <text:p>597529000000</text:p>
          </table:table-cell>
          <table:table-cell table:formula="of:=[.A255]*LOG([.A255])" office:value-type="float" office:value="4551562.74879887">
            <text:p>4551562.74879887</text:p>
          </table:table-cell>
          <table:table-cell office:value-type="float" office:value="9458">
            <text:p>9458</text:p>
          </table:table-cell>
          <table:table-cell table:formula="of:=[.D255]^2" office:value-type="float" office:value="89453764">
            <text:p>89453764</text:p>
          </table:table-cell>
          <table:table-cell table:formula="of:=[.D255]*LOG([.D255])" office:value-type="float" office:value="37603.1098709478">
            <text:p>37603.1098709478</text:p>
          </table:table-cell>
          <table:table-cell table:number-columns-repeated="19"/>
        </table:table-row>
        <table:table-row table:style-name="ro1">
          <table:table-cell office:value-type="float" office:value="777000">
            <text:p>777000</text:p>
          </table:table-cell>
          <table:table-cell table:formula="of:=[.A256]^2" office:value-type="float" office:value="603729000000">
            <text:p>603729000000</text:p>
          </table:table-cell>
          <table:table-cell table:formula="of:=[.A256]*LOG([.A256])" office:value-type="float" office:value="4576857.13160831">
            <text:p>4576857.13160831</text:p>
          </table:table-cell>
          <table:table-cell office:value-type="float" office:value="9507">
            <text:p>9507</text:p>
          </table:table-cell>
          <table:table-cell table:formula="of:=[.D256]^2" office:value-type="float" office:value="90383049">
            <text:p>90383049</text:p>
          </table:table-cell>
          <table:table-cell table:formula="of:=[.D256]*LOG([.D256])" office:value-type="float" office:value="37819.259496602">
            <text:p>37819.259496602</text:p>
          </table:table-cell>
          <table:table-cell table:number-columns-repeated="19"/>
        </table:table-row>
        <table:table-row table:style-name="ro1">
          <table:table-cell office:value-type="float" office:value="781000">
            <text:p>781000</text:p>
          </table:table-cell>
          <table:table-cell table:formula="of:=[.A257]^2" office:value-type="float" office:value="609961000000">
            <text:p>609961000000</text:p>
          </table:table-cell>
          <table:table-cell table:formula="of:=[.A257]*LOG([.A257])" office:value-type="float" office:value="4602160.45745817">
            <text:p>4602160.45745817</text:p>
          </table:table-cell>
          <table:table-cell office:value-type="float" office:value="9556">
            <text:p>9556</text:p>
          </table:table-cell>
          <table:table-cell table:formula="of:=[.D257]^2" office:value-type="float" office:value="91317136">
            <text:p>91317136</text:p>
          </table:table-cell>
          <table:table-cell table:formula="of:=[.D257]*LOG([.D257])" office:value-type="float" office:value="38035.5188041398">
            <text:p>38035.5188041398</text:p>
          </table:table-cell>
          <table:table-cell table:number-columns-repeated="19"/>
        </table:table-row>
        <table:table-row table:style-name="ro1">
          <table:table-cell office:value-type="float" office:value="785000">
            <text:p>785000</text:p>
          </table:table-cell>
          <table:table-cell table:formula="of:=[.A258]^2" office:value-type="float" office:value="616225000000">
            <text:p>616225000000</text:p>
          </table:table-cell>
          <table:table-cell table:formula="of:=[.A258]*LOG([.A258])" office:value-type="float" office:value="4627472.68054502">
            <text:p>4627472.68054502</text:p>
          </table:table-cell>
          <table:table-cell office:value-type="float" office:value="9605">
            <text:p>9605</text:p>
          </table:table-cell>
          <table:table-cell table:formula="of:=[.D258]^2" office:value-type="float" office:value="92256025">
            <text:p>92256025</text:p>
          </table:table-cell>
          <table:table-cell table:formula="of:=[.D258]*LOG([.D258])" office:value-type="float" office:value="38251.887231144">
            <text:p>38251.887231144</text:p>
          </table:table-cell>
          <table:table-cell table:number-columns-repeated="19"/>
        </table:table-row>
        <table:table-row table:style-name="ro1">
          <table:table-cell office:value-type="float" office:value="789000">
            <text:p>789000</text:p>
          </table:table-cell>
          <table:table-cell table:formula="of:=[.A259]^2" office:value-type="float" office:value="622521000000">
            <text:p>622521000000</text:p>
          </table:table-cell>
          <table:table-cell table:formula="of:=[.A259]*LOG([.A259])" office:value-type="float" office:value="4652793.75553223">
            <text:p>4652793.75553223</text:p>
          </table:table-cell>
          <table:table-cell office:value-type="float" office:value="9654">
            <text:p>9654</text:p>
          </table:table-cell>
          <table:table-cell table:formula="of:=[.D259]^2" office:value-type="float" office:value="93199716">
            <text:p>93199716</text:p>
          </table:table-cell>
          <table:table-cell table:formula="of:=[.D259]*LOG([.D259])" office:value-type="float" office:value="38468.3642209357">
            <text:p>38468.3642209357</text:p>
          </table:table-cell>
          <table:table-cell table:number-columns-repeated="19"/>
        </table:table-row>
        <table:table-row table:style-name="ro1">
          <table:table-cell office:value-type="float" office:value="793000">
            <text:p>793000</text:p>
          </table:table-cell>
          <table:table-cell table:formula="of:=[.A260]^2" office:value-type="float" office:value="628849000000">
            <text:p>628849000000</text:p>
          </table:table-cell>
          <table:table-cell table:formula="of:=[.A260]*LOG([.A260])" office:value-type="float" office:value="4678123.63754286">
            <text:p>4678123.63754286</text:p>
          </table:table-cell>
          <table:table-cell office:value-type="float" office:value="9703">
            <text:p>9703</text:p>
          </table:table-cell>
          <table:table-cell table:formula="of:=[.D260]^2" office:value-type="float" office:value="94148209">
            <text:p>94148209</text:p>
          </table:table-cell>
          <table:table-cell table:formula="of:=[.D260]*LOG([.D260])" office:value-type="float" office:value="38684.9492224871">
            <text:p>38684.9492224871</text:p>
          </table:table-cell>
          <table:table-cell table:number-columns-repeated="19"/>
        </table:table-row>
        <table:table-row table:style-name="ro1">
          <table:table-cell office:value-type="float" office:value="797000">
            <text:p>797000</text:p>
          </table:table-cell>
          <table:table-cell table:formula="of:=[.A261]^2" office:value-type="float" office:value="635209000000">
            <text:p>635209000000</text:p>
          </table:table-cell>
          <table:table-cell table:formula="of:=[.A261]*LOG([.A261])" office:value-type="float" office:value="4703462.2821527">
            <text:p>4703462.2821527</text:p>
          </table:table-cell>
          <table:table-cell office:value-type="float" office:value="9752">
            <text:p>9752</text:p>
          </table:table-cell>
          <table:table-cell table:formula="of:=[.D261]^2" office:value-type="float" office:value="95101504">
            <text:p>95101504</text:p>
          </table:table-cell>
          <table:table-cell table:formula="of:=[.D261]*LOG([.D261])" office:value-type="float" office:value="38901.6416903359">
            <text:p>38901.6416903359</text:p>
          </table:table-cell>
          <table:table-cell table:number-columns-repeated="19"/>
        </table:table-row>
        <table:table-row table:style-name="ro1">
          <table:table-cell office:value-type="float" office:value="801000">
            <text:p>801000</text:p>
          </table:table-cell>
          <table:table-cell table:formula="of:=[.A262]^2" office:value-type="float" office:value="641601000000">
            <text:p>641601000000</text:p>
          </table:table-cell>
          <table:table-cell table:formula="of:=[.A262]*LOG([.A262])" office:value-type="float" office:value="4728809.64538348">
            <text:p>4728809.64538348</text:p>
          </table:table-cell>
          <table:table-cell office:value-type="float" office:value="9801">
            <text:p>9801</text:p>
          </table:table-cell>
          <table:table-cell table:formula="of:=[.D262]^2" office:value-type="float" office:value="96059601">
            <text:p>96059601</text:p>
          </table:table-cell>
          <table:table-cell table:formula="of:=[.D262]*LOG([.D262])" office:value-type="float" office:value="39118.4410845012">
            <text:p>39118.4410845012</text:p>
          </table:table-cell>
          <table:table-cell table:number-columns-repeated="19"/>
        </table:table-row>
        <table:table-row table:style-name="ro1">
          <table:table-cell office:value-type="float" office:value="805000">
            <text:p>805000</text:p>
          </table:table-cell>
          <table:table-cell table:formula="of:=[.A263]^2" office:value-type="float" office:value="648025000000">
            <text:p>648025000000</text:p>
          </table:table-cell>
          <table:table-cell table:formula="of:=[.A263]*LOG([.A263])" office:value-type="float" office:value="4754165.68369613">
            <text:p>4754165.68369613</text:p>
          </table:table-cell>
          <table:table-cell office:value-type="float" office:value="9850">
            <text:p>9850</text:p>
          </table:table-cell>
          <table:table-cell table:formula="of:=[.D263]^2" office:value-type="float" office:value="97022500">
            <text:p>97022500</text:p>
          </table:table-cell>
          <table:table-cell table:formula="of:=[.D263]*LOG([.D263])" office:value-type="float" office:value="39335.3468704015">
            <text:p>39335.3468704015</text:p>
          </table:table-cell>
          <table:table-cell table:number-columns-repeated="19"/>
        </table:table-row>
        <table:table-row table:style-name="ro1">
          <table:table-cell office:value-type="float" office:value="809000">
            <text:p>809000</text:p>
          </table:table-cell>
          <table:table-cell table:formula="of:=[.A264]^2" office:value-type="float" office:value="654481000000">
            <text:p>654481000000</text:p>
          </table:table-cell>
          <table:table-cell table:formula="of:=[.A264]*LOG([.A264])" office:value-type="float" office:value="4779530.35398433">
            <text:p>4779530.35398433</text:p>
          </table:table-cell>
          <table:table-cell office:value-type="float" office:value="9899">
            <text:p>9899</text:p>
          </table:table-cell>
          <table:table-cell table:formula="of:=[.D264]^2" office:value-type="float" office:value="97990201">
            <text:p>97990201</text:p>
          </table:table-cell>
          <table:table-cell table:formula="of:=[.D264]*LOG([.D264])" office:value-type="float" office:value="39552.358518774">
            <text:p>39552.358518774</text:p>
          </table:table-cell>
          <table:table-cell table:number-columns-repeated="19"/>
        </table:table-row>
        <table:table-row table:style-name="ro1">
          <table:table-cell office:value-type="float" office:value="813000">
            <text:p>813000</text:p>
          </table:table-cell>
          <table:table-cell table:formula="of:=[.A265]^2" office:value-type="float" office:value="660969000000">
            <text:p>660969000000</text:p>
          </table:table-cell>
          <table:table-cell table:formula="of:=[.A265]*LOG([.A265])" office:value-type="float" office:value="4804903.61356798">
            <text:p>4804903.61356798</text:p>
          </table:table-cell>
          <table:table-cell office:value-type="float" office:value="9948">
            <text:p>9948</text:p>
          </table:table-cell>
          <table:table-cell table:formula="of:=[.D265]^2" office:value-type="float" office:value="98962704">
            <text:p>98962704</text:p>
          </table:table-cell>
          <table:table-cell table:formula="of:=[.D265]*LOG([.D265])" office:value-type="float" office:value="39769.4755055959">
            <text:p>39769.4755055959</text:p>
          </table:table-cell>
          <table:table-cell table:number-columns-repeated="19"/>
        </table:table-row>
        <table:table-row table:style-name="ro1">
          <table:table-cell office:value-type="float" office:value="817000">
            <text:p>817000</text:p>
          </table:table-cell>
          <table:table-cell table:formula="of:=[.A266]^2" office:value-type="float" office:value="667489000000">
            <text:p>667489000000</text:p>
          </table:table-cell>
          <table:table-cell table:formula="of:=[.A266]*LOG([.A266])" office:value-type="float" office:value="4830285.42018698">
            <text:p>4830285.42018698</text:p>
          </table:table-cell>
          <table:table-cell office:value-type="float" office:value="9997">
            <text:p>9997</text:p>
          </table:table-cell>
          <table:table-cell table:formula="of:=[.D266]^2" office:value-type="float" office:value="99940009">
            <text:p>99940009</text:p>
          </table:table-cell>
          <table:table-cell table:formula="of:=[.D266]*LOG([.D266])" office:value-type="float" office:value="39986.6973120064">
            <text:p>39986.6973120064</text:p>
          </table:table-cell>
          <table:table-cell table:number-columns-repeated="19"/>
        </table:table-row>
        <table:table-row table:style-name="ro1">
          <table:table-cell office:value-type="float" office:value="821000">
            <text:p>821000</text:p>
          </table:table-cell>
          <table:table-cell table:formula="of:=[.A267]^2" office:value-type="float" office:value="674041000000">
            <text:p>674041000000</text:p>
          </table:table-cell>
          <table:table-cell table:formula="of:=[.A267]*LOG([.A267])" office:value-type="float" office:value="4855675.73199506">
            <text:p>4855675.73199506</text:p>
          </table:table-cell>
          <table:table-cell office:value-type="float" office:value="10046">
            <text:p>10046</text:p>
          </table:table-cell>
          <table:table-cell table:formula="of:=[.D267]^2" office:value-type="float" office:value="100922116">
            <text:p>100922116</text:p>
          </table:table-cell>
          <table:table-cell table:formula="of:=[.D267]*LOG([.D267])" office:value-type="float" office:value="40204.0234242312">
            <text:p>40204.0234242312</text:p>
          </table:table-cell>
          <table:table-cell table:number-columns-repeated="19"/>
        </table:table-row>
        <table:table-row table:style-name="ro1">
          <table:table-cell office:value-type="float" office:value="825000">
            <text:p>825000</text:p>
          </table:table-cell>
          <table:table-cell table:formula="of:=[.A268]^2" office:value-type="float" office:value="680625000000">
            <text:p>680625000000</text:p>
          </table:table-cell>
          <table:table-cell table:formula="of:=[.A268]*LOG([.A268])" office:value-type="float" office:value="4881074.50755369">
            <text:p>4881074.50755369</text:p>
          </table:table-cell>
          <table:table-cell office:value-type="float" office:value="10095">
            <text:p>10095</text:p>
          </table:table-cell>
          <table:table-cell table:formula="of:=[.D268]^2" office:value-type="float" office:value="101909025">
            <text:p>101909025</text:p>
          </table:table-cell>
          <table:table-cell table:formula="of:=[.D268]*LOG([.D268])" office:value-type="float" office:value="40421.4533335081">
            <text:p>40421.4533335081</text:p>
          </table:table-cell>
          <table:table-cell table:number-columns-repeated="19"/>
        </table:table-row>
        <table:table-row table:style-name="ro1">
          <table:table-cell office:value-type="float" office:value="829000">
            <text:p>829000</text:p>
          </table:table-cell>
          <table:table-cell table:formula="of:=[.A269]^2" office:value-type="float" office:value="687241000000">
            <text:p>687241000000</text:p>
          </table:table-cell>
          <table:table-cell table:formula="of:=[.A269]*LOG([.A269])" office:value-type="float" office:value="4906481.70582618">
            <text:p>4906481.70582618</text:p>
          </table:table-cell>
          <table:table-cell office:value-type="float" office:value="10144">
            <text:p>10144</text:p>
          </table:table-cell>
          <table:table-cell table:formula="of:=[.D269]^2" office:value-type="float" office:value="102900736">
            <text:p>102900736</text:p>
          </table:table-cell>
          <table:table-cell table:formula="of:=[.D269]*LOG([.D269])" office:value-type="float" office:value="40638.986536014">
            <text:p>40638.986536014</text:p>
          </table:table-cell>
          <table:table-cell table:number-columns-repeated="19"/>
        </table:table-row>
        <table:table-row table:style-name="ro1">
          <table:table-cell office:value-type="float" office:value="833000">
            <text:p>833000</text:p>
          </table:table-cell>
          <table:table-cell table:formula="of:=[.A270]^2" office:value-type="float" office:value="693889000000">
            <text:p>693889000000</text:p>
          </table:table-cell>
          <table:table-cell table:formula="of:=[.A270]*LOG([.A270])" office:value-type="float" office:value="4931897.28617185">
            <text:p>4931897.28617185</text:p>
          </table:table-cell>
          <table:table-cell office:value-type="float" office:value="10193">
            <text:p>10193</text:p>
          </table:table-cell>
          <table:table-cell table:formula="of:=[.D270]^2" office:value-type="float" office:value="103897249">
            <text:p>103897249</text:p>
          </table:table-cell>
          <table:table-cell table:formula="of:=[.D270]*LOG([.D270])" office:value-type="float" office:value="40856.6225327929">
            <text:p>40856.6225327929</text:p>
          </table:table-cell>
          <table:table-cell table:number-columns-repeated="19"/>
        </table:table-row>
        <table:table-row table:style-name="ro1">
          <table:table-cell office:value-type="float" office:value="837000">
            <text:p>837000</text:p>
          </table:table-cell>
          <table:table-cell table:formula="of:=[.A271]^2" office:value-type="float" office:value="700569000000">
            <text:p>700569000000</text:p>
          </table:table-cell>
          <table:table-cell table:formula="of:=[.A271]*LOG([.A271])" office:value-type="float" office:value="4957321.20834036">
            <text:p>4957321.20834036</text:p>
          </table:table-cell>
          <table:table-cell office:value-type="float" office:value="10242">
            <text:p>10242</text:p>
          </table:table-cell>
          <table:table-cell table:formula="of:=[.D271]^2" office:value-type="float" office:value="104898564">
            <text:p>104898564</text:p>
          </table:table-cell>
          <table:table-cell table:formula="of:=[.D271]*LOG([.D271])" office:value-type="float" office:value="41074.3608296864">
            <text:p>41074.3608296864</text:p>
          </table:table-cell>
          <table:table-cell table:number-columns-repeated="19"/>
        </table:table-row>
        <table:table-row table:style-name="ro1">
          <table:table-cell office:value-type="float" office:value="841000">
            <text:p>841000</text:p>
          </table:table-cell>
          <table:table-cell table:formula="of:=[.A272]^2" office:value-type="float" office:value="707281000000">
            <text:p>707281000000</text:p>
          </table:table-cell>
          <table:table-cell table:formula="of:=[.A272]*LOG([.A272])" office:value-type="float" office:value="4982753.43246604">
            <text:p>4982753.43246604</text:p>
          </table:table-cell>
          <table:table-cell office:value-type="float" office:value="10291">
            <text:p>10291</text:p>
          </table:table-cell>
          <table:table-cell table:formula="of:=[.D272]^2" office:value-type="float" office:value="105904681">
            <text:p>105904681</text:p>
          </table:table-cell>
          <table:table-cell table:formula="of:=[.D272]*LOG([.D272])" office:value-type="float" office:value="41292.2009372642">
            <text:p>41292.2009372642</text:p>
          </table:table-cell>
          <table:table-cell table:number-columns-repeated="19"/>
        </table:table-row>
        <table:table-row table:style-name="ro1">
          <table:table-cell office:value-type="float" office:value="845000">
            <text:p>845000</text:p>
          </table:table-cell>
          <table:table-cell table:formula="of:=[.A273]^2" office:value-type="float" office:value="714025000000">
            <text:p>714025000000</text:p>
          </table:table-cell>
          <table:table-cell table:formula="of:=[.A273]*LOG([.A273])" office:value-type="float" office:value="5008193.91906249">
            <text:p>5008193.91906249</text:p>
          </table:table-cell>
          <table:table-cell office:value-type="float" office:value="10340">
            <text:p>10340</text:p>
          </table:table-cell>
          <table:table-cell table:formula="of:=[.D273]^2" office:value-type="float" office:value="106915600">
            <text:p>106915600</text:p>
          </table:table-cell>
          <table:table-cell table:formula="of:=[.D273]*LOG([.D273])" office:value-type="float" office:value="41510.1423707569">
            <text:p>41510.1423707569</text:p>
          </table:table-cell>
          <table:table-cell table:number-columns-repeated="19"/>
        </table:table-row>
        <table:table-row table:style-name="ro1">
          <table:table-cell office:value-type="float" office:value="849000">
            <text:p>849000</text:p>
          </table:table-cell>
          <table:table-cell table:formula="of:=[.A274]^2" office:value-type="float" office:value="720801000000">
            <text:p>720801000000</text:p>
          </table:table-cell>
          <table:table-cell table:formula="of:=[.A274]*LOG([.A274])" office:value-type="float" office:value="5033642.62901711">
            <text:p>5033642.62901711</text:p>
          </table:table-cell>
          <table:table-cell office:value-type="float" office:value="10389">
            <text:p>10389</text:p>
          </table:table-cell>
          <table:table-cell table:formula="of:=[.D274]^2" office:value-type="float" office:value="107931321">
            <text:p>107931321</text:p>
          </table:table-cell>
          <table:table-cell table:formula="of:=[.D274]*LOG([.D274])" office:value-type="float" office:value="41728.1846499899">
            <text:p>41728.1846499899</text:p>
          </table:table-cell>
          <table:table-cell table:number-columns-repeated="19"/>
        </table:table-row>
        <table:table-row table:style-name="ro1">
          <table:table-cell office:value-type="float" office:value="853000">
            <text:p>853000</text:p>
          </table:table-cell>
          <table:table-cell table:formula="of:=[.A275]^2" office:value-type="float" office:value="727609000000">
            <text:p>727609000000</text:p>
          </table:table-cell>
          <table:table-cell table:formula="of:=[.A275]*LOG([.A275])" office:value-type="float" office:value="5059099.5235859">
            <text:p>5059099.5235859</text:p>
          </table:table-cell>
          <table:table-cell office:value-type="float" office:value="10438">
            <text:p>10438</text:p>
          </table:table-cell>
          <table:table-cell table:formula="of:=[.D275]^2" office:value-type="float" office:value="108951844">
            <text:p>108951844</text:p>
          </table:table-cell>
          <table:table-cell table:formula="of:=[.D275]*LOG([.D275])" office:value-type="float" office:value="41946.3272993179">
            <text:p>41946.3272993179</text:p>
          </table:table-cell>
          <table:table-cell table:number-columns-repeated="19"/>
        </table:table-row>
        <table:table-row table:style-name="ro1">
          <table:table-cell office:value-type="float" office:value="857000">
            <text:p>857000</text:p>
          </table:table-cell>
          <table:table-cell table:formula="of:=[.A276]^2" office:value-type="float" office:value="734449000000">
            <text:p>734449000000</text:p>
          </table:table-cell>
          <table:table-cell table:formula="of:=[.A276]*LOG([.A276])" office:value-type="float" office:value="5084564.56438818">
            <text:p>5084564.56438818</text:p>
          </table:table-cell>
          <table:table-cell office:value-type="float" office:value="10487">
            <text:p>10487</text:p>
          </table:table-cell>
          <table:table-cell table:formula="of:=[.D276]^2" office:value-type="float" office:value="109977169">
            <text:p>109977169</text:p>
          </table:table-cell>
          <table:table-cell table:formula="of:=[.D276]*LOG([.D276])" office:value-type="float" office:value="42164.5698475615">
            <text:p>42164.5698475615</text:p>
          </table:table-cell>
          <table:table-cell table:number-columns-repeated="19"/>
        </table:table-row>
        <table:table-row table:style-name="ro1">
          <table:table-cell office:value-type="float" office:value="861000">
            <text:p>861000</text:p>
          </table:table-cell>
          <table:table-cell table:formula="of:=[.A277]^2" office:value-type="float" office:value="741321000000">
            <text:p>741321000000</text:p>
          </table:table-cell>
          <table:table-cell table:formula="of:=[.A277]*LOG([.A277])" office:value-type="float" office:value="5110037.7134016">
            <text:p>5110037.7134016</text:p>
          </table:table-cell>
          <table:table-cell office:value-type="float" office:value="10536">
            <text:p>10536</text:p>
          </table:table-cell>
          <table:table-cell table:formula="of:=[.D277]^2" office:value-type="float" office:value="111007296">
            <text:p>111007296</text:p>
          </table:table-cell>
          <table:table-cell table:formula="of:=[.D277]*LOG([.D277])" office:value-type="float" office:value="42382.9118279445">
            <text:p>42382.9118279445</text:p>
          </table:table-cell>
          <table:table-cell table:number-columns-repeated="19"/>
        </table:table-row>
        <table:table-row table:style-name="ro1">
          <table:table-cell office:value-type="float" office:value="865000">
            <text:p>865000</text:p>
          </table:table-cell>
          <table:table-cell table:formula="of:=[.A278]^2" office:value-type="float" office:value="748225000000">
            <text:p>748225000000</text:p>
          </table:table-cell>
          <table:table-cell table:formula="of:=[.A278]*LOG([.A278])" office:value-type="float" office:value="5135518.93295707">
            <text:p>5135518.93295707</text:p>
          </table:table-cell>
          <table:table-cell office:value-type="float" office:value="10585">
            <text:p>10585</text:p>
          </table:table-cell>
          <table:table-cell table:formula="of:=[.D278]^2" office:value-type="float" office:value="112042225">
            <text:p>112042225</text:p>
          </table:table-cell>
          <table:table-cell table:formula="of:=[.D278]*LOG([.D278])" office:value-type="float" office:value="42601.3527780322">
            <text:p>42601.3527780322</text:p>
          </table:table-cell>
          <table:table-cell table:number-columns-repeated="19"/>
        </table:table-row>
        <table:table-row table:style-name="ro1">
          <table:table-cell office:value-type="float" office:value="869000">
            <text:p>869000</text:p>
          </table:table-cell>
          <table:table-cell table:formula="of:=[.A279]^2" office:value-type="float" office:value="755161000000">
            <text:p>755161000000</text:p>
          </table:table-cell>
          <table:table-cell table:formula="of:=[.A279]*LOG([.A279])" office:value-type="float" office:value="5161008.18573389">
            <text:p>5161008.18573389</text:p>
          </table:table-cell>
          <table:table-cell office:value-type="float" office:value="10634">
            <text:p>10634</text:p>
          </table:table-cell>
          <table:table-cell table:formula="of:=[.D279]^2" office:value-type="float" office:value="113081956">
            <text:p>113081956</text:p>
          </table:table-cell>
          <table:table-cell table:formula="of:=[.D279]*LOG([.D279])" office:value-type="float" office:value="42819.8922396718">
            <text:p>42819.8922396718</text:p>
          </table:table-cell>
          <table:table-cell table:number-columns-repeated="19"/>
        </table:table-row>
        <table:table-row table:style-name="ro1">
          <table:table-cell office:value-type="float" office:value="873000">
            <text:p>873000</text:p>
          </table:table-cell>
          <table:table-cell table:formula="of:=[.A280]^2" office:value-type="float" office:value="762129000000">
            <text:p>762129000000</text:p>
          </table:table-cell>
          <table:table-cell table:formula="of:=[.A280]*LOG([.A280])" office:value-type="float" office:value="5186505.43475496">
            <text:p>5186505.43475496</text:p>
          </table:table-cell>
          <table:table-cell office:value-type="float" office:value="10683">
            <text:p>10683</text:p>
          </table:table-cell>
          <table:table-cell table:formula="of:=[.D280]^2" office:value-type="float" office:value="114126489">
            <text:p>114126489</text:p>
          </table:table-cell>
          <table:table-cell table:formula="of:=[.D280]*LOG([.D280])" office:value-type="float" office:value="43038.5297589322">
            <text:p>43038.5297589322</text:p>
          </table:table-cell>
          <table:table-cell table:number-columns-repeated="19"/>
        </table:table-row>
        <table:table-row table:style-name="ro1">
          <table:table-cell office:value-type="float" office:value="877000">
            <text:p>877000</text:p>
          </table:table-cell>
          <table:table-cell table:formula="of:=[.A281]^2" office:value-type="float" office:value="769129000000">
            <text:p>769129000000</text:p>
          </table:table-cell>
          <table:table-cell table:formula="of:=[.A281]*LOG([.A281])" office:value-type="float" office:value="5212010.64338202">
            <text:p>5212010.64338202</text:p>
          </table:table-cell>
          <table:table-cell office:value-type="float" office:value="10732">
            <text:p>10732</text:p>
          </table:table-cell>
          <table:table-cell table:formula="of:=[.D281]^2" office:value-type="float" office:value="115175824">
            <text:p>115175824</text:p>
          </table:table-cell>
          <table:table-cell table:formula="of:=[.D281]*LOG([.D281])" office:value-type="float" office:value="43257.2648860469">
            <text:p>43257.2648860469</text:p>
          </table:table-cell>
          <table:table-cell table:number-columns-repeated="19"/>
        </table:table-row>
        <table:table-row table:style-name="ro1">
          <table:table-cell office:value-type="float" office:value="881000">
            <text:p>881000</text:p>
          </table:table-cell>
          <table:table-cell table:formula="of:=[.A282]^2" office:value-type="float" office:value="776161000000">
            <text:p>776161000000</text:p>
          </table:table-cell>
          <table:table-cell table:formula="of:=[.A282]*LOG([.A282])" office:value-type="float" office:value="5237523.77531101">
            <text:p>5237523.77531101</text:p>
          </table:table-cell>
          <table:table-cell office:value-type="float" office:value="10781">
            <text:p>10781</text:p>
          </table:table-cell>
          <table:table-cell table:formula="of:=[.D282]^2" office:value-type="float" office:value="116229961">
            <text:p>116229961</text:p>
          </table:table-cell>
          <table:table-cell table:formula="of:=[.D282]*LOG([.D282])" office:value-type="float" office:value="43476.0971753564">
            <text:p>43476.0971753564</text:p>
          </table:table-cell>
          <table:table-cell table:number-columns-repeated="19"/>
        </table:table-row>
        <table:table-row table:style-name="ro1">
          <table:table-cell office:value-type="float" office:value="885000">
            <text:p>885000</text:p>
          </table:table-cell>
          <table:table-cell table:formula="of:=[.A283]^2" office:value-type="float" office:value="783225000000">
            <text:p>783225000000</text:p>
          </table:table-cell>
          <table:table-cell table:formula="of:=[.A283]*LOG([.A283])" office:value-type="float" office:value="5263044.79456758">
            <text:p>5263044.79456758</text:p>
          </table:table-cell>
          <table:table-cell office:value-type="float" office:value="10830">
            <text:p>10830</text:p>
          </table:table-cell>
          <table:table-cell table:formula="of:=[.D283]^2" office:value-type="float" office:value="117288900">
            <text:p>117288900</text:p>
          </table:table-cell>
          <table:table-cell table:formula="of:=[.D283]*LOG([.D283])" office:value-type="float" office:value="43695.0261852522">
            <text:p>43695.0261852522</text:p>
          </table:table-cell>
          <table:table-cell table:number-columns-repeated="19"/>
        </table:table-row>
        <table:table-row table:style-name="ro1">
          <table:table-cell office:value-type="float" office:value="889000">
            <text:p>889000</text:p>
          </table:table-cell>
          <table:table-cell table:formula="of:=[.A284]^2" office:value-type="float" office:value="790321000000">
            <text:p>790321000000</text:p>
          </table:table-cell>
          <table:table-cell table:formula="of:=[.A284]*LOG([.A284])" office:value-type="float" office:value="5288573.66550252">
            <text:p>5288573.66550252</text:p>
          </table:table-cell>
          <table:table-cell office:value-type="float" office:value="10879">
            <text:p>10879</text:p>
          </table:table-cell>
          <table:table-cell table:formula="of:=[.D284]^2" office:value-type="float" office:value="118352641">
            <text:p>118352641</text:p>
          </table:table-cell>
          <table:table-cell table:formula="of:=[.D284]*LOG([.D284])" office:value-type="float" office:value="43914.051478122">
            <text:p>43914.051478122</text:p>
          </table:table-cell>
          <table:table-cell table:number-columns-repeated="19"/>
        </table:table-row>
        <table:table-row table:style-name="ro1">
          <table:table-cell office:value-type="float" office:value="893000">
            <text:p>893000</text:p>
          </table:table-cell>
          <table:table-cell table:formula="of:=[.A285]^2" office:value-type="float" office:value="797449000000">
            <text:p>797449000000</text:p>
          </table:table-cell>
          <table:table-cell table:formula="of:=[.A285]*LOG([.A285])" office:value-type="float" office:value="5314110.35278747">
            <text:p>5314110.35278747</text:p>
          </table:table-cell>
          <table:table-cell office:value-type="float" office:value="10928">
            <text:p>10928</text:p>
          </table:table-cell>
          <table:table-cell table:formula="of:=[.D285]^2" office:value-type="float" office:value="119421184">
            <text:p>119421184</text:p>
          </table:table-cell>
          <table:table-cell table:formula="of:=[.D285]*LOG([.D285])" office:value-type="float" office:value="44133.1726202957">
            <text:p>44133.1726202957</text:p>
          </table:table-cell>
          <table:table-cell table:number-columns-repeated="19"/>
        </table:table-row>
        <table:table-row table:style-name="ro1">
          <table:table-cell office:value-type="float" office:value="897000">
            <text:p>897000</text:p>
          </table:table-cell>
          <table:table-cell table:formula="of:=[.A286]^2" office:value-type="float" office:value="804609000000">
            <text:p>804609000000</text:p>
          </table:table-cell>
          <table:table-cell table:formula="of:=[.A286]*LOG([.A286])" office:value-type="float" office:value="5339654.82141055">
            <text:p>5339654.82141055</text:p>
          </table:table-cell>
          <table:table-cell office:value-type="float" office:value="10977">
            <text:p>10977</text:p>
          </table:table-cell>
          <table:table-cell table:formula="of:=[.D286]^2" office:value-type="float" office:value="120494529">
            <text:p>120494529</text:p>
          </table:table-cell>
          <table:table-cell table:formula="of:=[.D286]*LOG([.D286])" office:value-type="float" office:value="44352.3891819922">
            <text:p>44352.3891819922</text:p>
          </table:table-cell>
          <table:table-cell table:number-columns-repeated="19"/>
        </table:table-row>
        <table:table-row table:style-name="ro1">
          <table:table-cell office:value-type="float" office:value="901000">
            <text:p>901000</text:p>
          </table:table-cell>
          <table:table-cell table:formula="of:=[.A287]^2" office:value-type="float" office:value="811801000000">
            <text:p>811801000000</text:p>
          </table:table-cell>
          <table:table-cell table:formula="of:=[.A287]*LOG([.A287])" office:value-type="float" office:value="5365207.03667213">
            <text:p>5365207.03667213</text:p>
          </table:table-cell>
          <table:table-cell office:value-type="float" office:value="11026">
            <text:p>11026</text:p>
          </table:table-cell>
          <table:table-cell table:formula="of:=[.D287]^2" office:value-type="float" office:value="121572676">
            <text:p>121572676</text:p>
          </table:table-cell>
          <table:table-cell table:formula="of:=[.D287]*LOG([.D287])" office:value-type="float" office:value="44571.7007372675">
            <text:p>44571.7007372675</text:p>
          </table:table-cell>
          <table:table-cell table:number-columns-repeated="19"/>
        </table:table-row>
        <table:table-row table:style-name="ro1">
          <table:table-cell office:value-type="float" office:value="905000">
            <text:p>905000</text:p>
          </table:table-cell>
          <table:table-cell table:formula="of:=[.A288]^2" office:value-type="float" office:value="819025000000">
            <text:p>819025000000</text:p>
          </table:table-cell>
          <table:table-cell table:formula="of:=[.A288]*LOG([.A288])" office:value-type="float" office:value="5390766.96418071">
            <text:p>5390766.96418071</text:p>
          </table:table-cell>
          <table:table-cell office:value-type="float" office:value="11075">
            <text:p>11075</text:p>
          </table:table-cell>
          <table:table-cell table:formula="of:=[.D288]^2" office:value-type="float" office:value="122655625">
            <text:p>122655625</text:p>
          </table:table-cell>
          <table:table-cell table:formula="of:=[.D288]*LOG([.D288])" office:value-type="float" office:value="44791.1068639633">
            <text:p>44791.1068639633</text:p>
          </table:table-cell>
          <table:table-cell table:number-columns-repeated="19"/>
        </table:table-row>
        <table:table-row table:style-name="ro1">
          <table:table-cell office:value-type="float" office:value="909000">
            <text:p>909000</text:p>
          </table:table-cell>
          <table:table-cell table:formula="of:=[.A289]^2" office:value-type="float" office:value="826281000000">
            <text:p>826281000000</text:p>
          </table:table-cell>
          <table:table-cell table:formula="of:=[.A289]*LOG([.A289])" office:value-type="float" office:value="5416334.56984877">
            <text:p>5416334.56984877</text:p>
          </table:table-cell>
          <table:table-cell office:value-type="float" office:value="11124">
            <text:p>11124</text:p>
          </table:table-cell>
          <table:table-cell table:formula="of:=[.D289]^2" office:value-type="float" office:value="123743376">
            <text:p>123743376</text:p>
          </table:table-cell>
          <table:table-cell table:formula="of:=[.D289]*LOG([.D289])" office:value-type="float" office:value="45010.6071436572">
            <text:p>45010.6071436572</text:p>
          </table:table-cell>
          <table:table-cell table:number-columns-repeated="19"/>
        </table:table-row>
        <table:table-row table:style-name="ro1">
          <table:table-cell office:value-type="float" office:value="913000">
            <text:p>913000</text:p>
          </table:table-cell>
          <table:table-cell table:formula="of:=[.A290]^2" office:value-type="float" office:value="833569000000">
            <text:p>833569000000</text:p>
          </table:table-cell>
          <table:table-cell table:formula="of:=[.A290]*LOG([.A290])" office:value-type="float" office:value="5441909.81988881">
            <text:p>5441909.81988881</text:p>
          </table:table-cell>
          <table:table-cell office:value-type="float" office:value="11173">
            <text:p>11173</text:p>
          </table:table-cell>
          <table:table-cell table:formula="of:=[.D290]^2" office:value-type="float" office:value="124835929">
            <text:p>124835929</text:p>
          </table:table-cell>
          <table:table-cell table:formula="of:=[.D290]*LOG([.D290])" office:value-type="float" office:value="45230.2011616127">
            <text:p>45230.2011616127</text:p>
          </table:table-cell>
          <table:table-cell table:number-columns-repeated="19"/>
        </table:table-row>
        <table:table-row table:style-name="ro1">
          <table:table-cell office:value-type="float" office:value="917000">
            <text:p>917000</text:p>
          </table:table-cell>
          <table:table-cell table:formula="of:=[.A291]^2" office:value-type="float" office:value="840889000000">
            <text:p>840889000000</text:p>
          </table:table-cell>
          <table:table-cell table:formula="of:=[.A291]*LOG([.A291])" office:value-type="float" office:value="5467492.68080941">
            <text:p>5467492.68080941</text:p>
          </table:table-cell>
          <table:table-cell office:value-type="float" office:value="11222">
            <text:p>11222</text:p>
          </table:table-cell>
          <table:table-cell table:formula="of:=[.D291]^2" office:value-type="float" office:value="125933284">
            <text:p>125933284</text:p>
          </table:table-cell>
          <table:table-cell table:formula="of:=[.D291]*LOG([.D291])" office:value-type="float" office:value="45449.8885067314">
            <text:p>45449.8885067314</text:p>
          </table:table-cell>
          <table:table-cell table:number-columns-repeated="19"/>
        </table:table-row>
        <table:table-row table:style-name="ro1">
          <table:table-cell office:value-type="float" office:value="921000">
            <text:p>921000</text:p>
          </table:table-cell>
          <table:table-cell table:formula="of:=[.A292]^2" office:value-type="float" office:value="848241000000">
            <text:p>848241000000</text:p>
          </table:table-cell>
          <table:table-cell table:formula="of:=[.A292]*LOG([.A292])" office:value-type="float" office:value="5493083.1194113">
            <text:p>5493083.1194113</text:p>
          </table:table-cell>
          <table:table-cell office:value-type="float" office:value="11271">
            <text:p>11271</text:p>
          </table:table-cell>
          <table:table-cell table:formula="of:=[.D292]^2" office:value-type="float" office:value="127035441">
            <text:p>127035441</text:p>
          </table:table-cell>
          <table:table-cell table:formula="of:=[.D292]*LOG([.D292])" office:value-type="float" office:value="45669.6687715047">
            <text:p>45669.6687715047</text:p>
          </table:table-cell>
          <table:table-cell table:number-columns-repeated="19"/>
        </table:table-row>
        <table:table-row table:style-name="ro1">
          <table:table-cell office:value-type="float" office:value="925000">
            <text:p>925000</text:p>
          </table:table-cell>
          <table:table-cell table:formula="of:=[.A293]^2" office:value-type="float" office:value="855625000000">
            <text:p>855625000000</text:p>
          </table:table-cell>
          <table:table-cell table:formula="of:=[.A293]*LOG([.A293])" office:value-type="float" office:value="5518681.10278361">
            <text:p>5518681.10278361</text:p>
          </table:table-cell>
          <table:table-cell office:value-type="float" office:value="11320">
            <text:p>11320</text:p>
          </table:table-cell>
          <table:table-cell table:formula="of:=[.D293]^2" office:value-type="float" office:value="128142400">
            <text:p>128142400</text:p>
          </table:table-cell>
          <table:table-cell table:formula="of:=[.D293]*LOG([.D293])" office:value-type="float" office:value="45889.5415519675">
            <text:p>45889.5415519675</text:p>
          </table:table-cell>
          <table:table-cell table:number-columns-repeated="19"/>
        </table:table-row>
        <table:table-row table:style-name="ro1">
          <table:table-cell office:value-type="float" office:value="929000">
            <text:p>929000</text:p>
          </table:table-cell>
          <table:table-cell table:formula="of:=[.A294]^2" office:value-type="float" office:value="863041000000">
            <text:p>863041000000</text:p>
          </table:table-cell>
          <table:table-cell table:formula="of:=[.A294]*LOG([.A294])" office:value-type="float" office:value="5544286.59830009">
            <text:p>5544286.59830009</text:p>
          </table:table-cell>
          <table:table-cell office:value-type="float" office:value="11369">
            <text:p>11369</text:p>
          </table:table-cell>
          <table:table-cell table:formula="of:=[.D294]^2" office:value-type="float" office:value="129254161">
            <text:p>129254161</text:p>
          </table:table-cell>
          <table:table-cell table:formula="of:=[.D294]*LOG([.D294])" office:value-type="float" office:value="46109.5064476518">
            <text:p>46109.5064476518</text:p>
          </table:table-cell>
          <table:table-cell table:number-columns-repeated="19"/>
        </table:table-row>
        <table:table-row table:style-name="ro1">
          <table:table-cell office:value-type="float" office:value="933000">
            <text:p>933000</text:p>
          </table:table-cell>
          <table:table-cell table:formula="of:=[.A295]^2" office:value-type="float" office:value="870489000000">
            <text:p>870489000000</text:p>
          </table:table-cell>
          <table:table-cell table:formula="of:=[.A295]*LOG([.A295])" office:value-type="float" office:value="5569899.57361548">
            <text:p>5569899.57361548</text:p>
          </table:table-cell>
          <table:table-cell office:value-type="float" office:value="11418">
            <text:p>11418</text:p>
          </table:table-cell>
          <table:table-cell table:formula="of:=[.D295]^2" office:value-type="float" office:value="130370724">
            <text:p>130370724</text:p>
          </table:table-cell>
          <table:table-cell table:formula="of:=[.D295]*LOG([.D295])" office:value-type="float" office:value="46329.5630615416">
            <text:p>46329.5630615416</text:p>
          </table:table-cell>
          <table:table-cell table:number-columns-repeated="19"/>
        </table:table-row>
        <table:table-row table:style-name="ro1">
          <table:table-cell office:value-type="float" office:value="937000">
            <text:p>937000</text:p>
          </table:table-cell>
          <table:table-cell table:formula="of:=[.A296]^2" office:value-type="float" office:value="877969000000">
            <text:p>877969000000</text:p>
          </table:table-cell>
          <table:table-cell table:formula="of:=[.A296]*LOG([.A296])" office:value-type="float" office:value="5595519.99666185">
            <text:p>5595519.99666185</text:p>
          </table:table-cell>
          <table:table-cell office:value-type="float" office:value="11467">
            <text:p>11467</text:p>
          </table:table-cell>
          <table:table-cell table:formula="of:=[.D296]^2" office:value-type="float" office:value="131492089">
            <text:p>131492089</text:p>
          </table:table-cell>
          <table:table-cell table:formula="of:=[.D296]*LOG([.D296])" office:value-type="float" office:value="46549.7110000288">
            <text:p>46549.7110000288</text:p>
          </table:table-cell>
          <table:table-cell table:number-columns-repeated="19"/>
        </table:table-row>
        <table:table-row table:style-name="ro1">
          <table:table-cell office:value-type="float" office:value="941000">
            <text:p>941000</text:p>
          </table:table-cell>
          <table:table-cell table:formula="of:=[.A297]^2" office:value-type="float" office:value="885481000000">
            <text:p>885481000000</text:p>
          </table:table-cell>
          <table:table-cell table:formula="of:=[.A297]*LOG([.A297])" office:value-type="float" office:value="5621147.83564505">
            <text:p>5621147.83564505</text:p>
          </table:table-cell>
          <table:table-cell office:value-type="float" office:value="11516">
            <text:p>11516</text:p>
          </table:table-cell>
          <table:table-cell table:formula="of:=[.D297]^2" office:value-type="float" office:value="132618256">
            <text:p>132618256</text:p>
          </table:table-cell>
          <table:table-cell table:formula="of:=[.D297]*LOG([.D297])" office:value-type="float" office:value="46769.9498728688">
            <text:p>46769.9498728688</text:p>
          </table:table-cell>
          <table:table-cell table:number-columns-repeated="19"/>
        </table:table-row>
        <table:table-row table:style-name="ro1">
          <table:table-cell office:value-type="float" office:value="945000">
            <text:p>945000</text:p>
          </table:table-cell>
          <table:table-cell table:formula="of:=[.A298]^2" office:value-type="float" office:value="893025000000">
            <text:p>893025000000</text:p>
          </table:table-cell>
          <table:table-cell table:formula="of:=[.A298]*LOG([.A298])" office:value-type="float" office:value="5646783.05904125">
            <text:p>5646783.05904125</text:p>
          </table:table-cell>
          <table:table-cell office:value-type="float" office:value="11565">
            <text:p>11565</text:p>
          </table:table-cell>
          <table:table-cell table:formula="of:=[.D298]^2" office:value-type="float" office:value="133749225">
            <text:p>133749225</text:p>
          </table:table-cell>
          <table:table-cell table:formula="of:=[.D298]*LOG([.D298])" office:value-type="float" office:value="46990.2792931383">
            <text:p>46990.2792931383</text:p>
          </table:table-cell>
          <table:table-cell table:number-columns-repeated="19"/>
        </table:table-row>
        <table:table-row table:style-name="ro1">
          <table:table-cell office:value-type="float" office:value="949000">
            <text:p>949000</text:p>
          </table:table-cell>
          <table:table-cell table:formula="of:=[.A299]^2" office:value-type="float" office:value="900601000000">
            <text:p>900601000000</text:p>
          </table:table-cell>
          <table:table-cell table:formula="of:=[.A299]*LOG([.A299])" office:value-type="float" office:value="5672425.6355935">
            <text:p>5672425.6355935</text:p>
          </table:table-cell>
          <table:table-cell office:value-type="float" office:value="11614">
            <text:p>11614</text:p>
          </table:table-cell>
          <table:table-cell table:formula="of:=[.D299]^2" office:value-type="float" office:value="134884996">
            <text:p>134884996</text:p>
          </table:table-cell>
          <table:table-cell table:formula="of:=[.D299]*LOG([.D299])" office:value-type="float" office:value="47210.6988771925">
            <text:p>47210.6988771925</text:p>
          </table:table-cell>
          <table:table-cell table:number-columns-repeated="19"/>
        </table:table-row>
        <table:table-row table:style-name="ro1">
          <table:table-cell office:value-type="float" office:value="953000">
            <text:p>953000</text:p>
          </table:table-cell>
          <table:table-cell table:formula="of:=[.A300]^2" office:value-type="float" office:value="908209000000">
            <text:p>908209000000</text:p>
          </table:table-cell>
          <table:table-cell table:formula="of:=[.A300]*LOG([.A300])" office:value-type="float" office:value="5698075.53430833">
            <text:p>5698075.53430833</text:p>
          </table:table-cell>
          <table:table-cell office:value-type="float" office:value="11663">
            <text:p>11663</text:p>
          </table:table-cell>
          <table:table-cell table:formula="of:=[.D300]^2" office:value-type="float" office:value="136025569">
            <text:p>136025569</text:p>
          </table:table-cell>
          <table:table-cell table:formula="of:=[.D300]*LOG([.D300])" office:value-type="float" office:value="47431.2082446241">
            <text:p>47431.2082446241</text:p>
          </table:table-cell>
          <table:table-cell table:number-columns-repeated="19"/>
        </table:table-row>
        <table:table-row table:style-name="ro1">
          <table:table-cell office:value-type="float" office:value="957000">
            <text:p>957000</text:p>
          </table:table-cell>
          <table:table-cell table:formula="of:=[.A301]^2" office:value-type="float" office:value="915849000000">
            <text:p>915849000000</text:p>
          </table:table-cell>
          <table:table-cell table:formula="of:=[.A301]*LOG([.A301])" office:value-type="float" office:value="5723732.72445244">
            <text:p>5723732.72445244</text:p>
          </table:table-cell>
          <table:table-cell office:value-type="float" office:value="11712">
            <text:p>11712</text:p>
          </table:table-cell>
          <table:table-cell table:formula="of:=[.D301]^2" office:value-type="float" office:value="137170944">
            <text:p>137170944</text:p>
          </table:table-cell>
          <table:table-cell table:formula="of:=[.D301]*LOG([.D301])" office:value-type="float" office:value="47651.8070182221">
            <text:p>47651.8070182221</text:p>
          </table:table-cell>
          <table:table-cell table:number-columns-repeated="19"/>
        </table:table-row>
        <table:table-row table:style-name="ro1">
          <table:table-cell office:value-type="float" office:value="961000">
            <text:p>961000</text:p>
          </table:table-cell>
          <table:table-cell table:formula="of:=[.A302]^2" office:value-type="float" office:value="923521000000">
            <text:p>923521000000</text:p>
          </table:table-cell>
          <table:table-cell table:formula="of:=[.A302]*LOG([.A302])" office:value-type="float" office:value="5749397.17554947">
            <text:p>5749397.17554947</text:p>
          </table:table-cell>
          <table:table-cell office:value-type="float" office:value="11761">
            <text:p>11761</text:p>
          </table:table-cell>
          <table:table-cell table:formula="of:=[.D302]^2" office:value-type="float" office:value="138321121">
            <text:p>138321121</text:p>
          </table:table-cell>
          <table:table-cell table:formula="of:=[.D302]*LOG([.D302])" office:value-type="float" office:value="47872.4948239318">
            <text:p>47872.4948239318</text:p>
          </table:table-cell>
          <table:table-cell table:number-columns-repeated="19"/>
        </table:table-row>
        <table:table-row table:style-name="ro1">
          <table:table-cell office:value-type="float" office:value="965000">
            <text:p>965000</text:p>
          </table:table-cell>
          <table:table-cell table:formula="of:=[.A303]^2" office:value-type="float" office:value="931225000000">
            <text:p>931225000000</text:p>
          </table:table-cell>
          <table:table-cell table:formula="of:=[.A303]*LOG([.A303])" office:value-type="float" office:value="5775068.85737676">
            <text:p>5775068.85737676</text:p>
          </table:table-cell>
          <table:table-cell office:value-type="float" office:value="11810">
            <text:p>11810</text:p>
          </table:table-cell>
          <table:table-cell table:formula="of:=[.D303]^2" office:value-type="float" office:value="139476100">
            <text:p>139476100</text:p>
          </table:table-cell>
          <table:table-cell table:formula="of:=[.D303]*LOG([.D303])" office:value-type="float" office:value="48093.2712908156">
            <text:p>48093.2712908156</text:p>
          </table:table-cell>
          <table:table-cell table:number-columns-repeated="19"/>
        </table:table-row>
        <table:table-row table:style-name="ro1">
          <table:table-cell office:value-type="float" office:value="969000">
            <text:p>969000</text:p>
          </table:table-cell>
          <table:table-cell table:formula="of:=[.A304]^2" office:value-type="float" office:value="938961000000">
            <text:p>938961000000</text:p>
          </table:table-cell>
          <table:table-cell table:formula="of:=[.A304]*LOG([.A304])" office:value-type="float" office:value="5800747.73996219">
            <text:p>5800747.73996219</text:p>
          </table:table-cell>
          <table:table-cell office:value-type="float" office:value="11859">
            <text:p>11859</text:p>
          </table:table-cell>
          <table:table-cell table:formula="of:=[.D304]^2" office:value-type="float" office:value="140635881">
            <text:p>140635881</text:p>
          </table:table-cell>
          <table:table-cell table:formula="of:=[.D304]*LOG([.D304])" office:value-type="float" office:value="48314.1360510138">
            <text:p>48314.1360510138</text:p>
          </table:table-cell>
          <table:table-cell table:number-columns-repeated="19"/>
        </table:table-row>
        <table:table-row table:style-name="ro1">
          <table:table-cell office:value-type="float" office:value="973000">
            <text:p>973000</text:p>
          </table:table-cell>
          <table:table-cell table:formula="of:=[.A305]^2" office:value-type="float" office:value="946729000000">
            <text:p>946729000000</text:p>
          </table:table-cell>
          <table:table-cell table:formula="of:=[.A305]*LOG([.A305])" office:value-type="float" office:value="5826433.79358111">
            <text:p>5826433.79358111</text:p>
          </table:table-cell>
          <table:table-cell office:value-type="float" office:value="11908">
            <text:p>11908</text:p>
          </table:table-cell>
          <table:table-cell table:formula="of:=[.D305]^2" office:value-type="float" office:value="141800464">
            <text:p>141800464</text:p>
          </table:table-cell>
          <table:table-cell table:formula="of:=[.D305]*LOG([.D305])" office:value-type="float" office:value="48535.0887397066">
            <text:p>48535.0887397066</text:p>
          </table:table-cell>
          <table:table-cell table:number-columns-repeated="19"/>
        </table:table-row>
        <table:table-row table:style-name="ro1">
          <table:table-cell office:value-type="float" office:value="977000">
            <text:p>977000</text:p>
          </table:table-cell>
          <table:table-cell table:formula="of:=[.A306]^2" office:value-type="float" office:value="954529000000">
            <text:p>954529000000</text:p>
          </table:table-cell>
          <table:table-cell table:formula="of:=[.A306]*LOG([.A306])" office:value-type="float" office:value="5852126.98875324">
            <text:p>5852126.98875324</text:p>
          </table:table-cell>
          <table:table-cell office:value-type="float" office:value="11957">
            <text:p>11957</text:p>
          </table:table-cell>
          <table:table-cell table:formula="of:=[.D306]^2" office:value-type="float" office:value="142969849">
            <text:p>142969849</text:p>
          </table:table-cell>
          <table:table-cell table:formula="of:=[.D306]*LOG([.D306])" office:value-type="float" office:value="48756.1289950767">
            <text:p>48756.1289950767</text:p>
          </table:table-cell>
          <table:table-cell table:number-columns-repeated="19"/>
        </table:table-row>
        <table:table-row table:style-name="ro1">
          <table:table-cell office:value-type="float" office:value="981000">
            <text:p>981000</text:p>
          </table:table-cell>
          <table:table-cell table:formula="of:=[.A307]^2" office:value-type="float" office:value="962361000000">
            <text:p>962361000000</text:p>
          </table:table-cell>
          <table:table-cell table:formula="of:=[.A307]*LOG([.A307])" office:value-type="float" office:value="5877827.29623973">
            <text:p>5877827.29623973</text:p>
          </table:table-cell>
          <table:table-cell office:value-type="float" office:value="12006">
            <text:p>12006</text:p>
          </table:table-cell>
          <table:table-cell table:formula="of:=[.D307]^2" office:value-type="float" office:value="144144036">
            <text:p>144144036</text:p>
          </table:table-cell>
          <table:table-cell table:formula="of:=[.D307]*LOG([.D307])" office:value-type="float" office:value="48977.2564582724">
            <text:p>48977.2564582724</text:p>
          </table:table-cell>
          <table:table-cell table:number-columns-repeated="19"/>
        </table:table-row>
        <table:table-row table:style-name="ro1">
          <table:table-cell office:value-type="float" office:value="985000">
            <text:p>985000</text:p>
          </table:table-cell>
          <table:table-cell table:formula="of:=[.A308]^2" office:value-type="float" office:value="970225000000">
            <text:p>970225000000</text:p>
          </table:table-cell>
          <table:table-cell table:formula="of:=[.A308]*LOG([.A308])" office:value-type="float" office:value="5903534.68704015">
            <text:p>5903534.68704015</text:p>
          </table:table-cell>
          <table:table-cell office:value-type="float" office:value="12055">
            <text:p>12055</text:p>
          </table:table-cell>
          <table:table-cell table:formula="of:=[.D308]^2" office:value-type="float" office:value="145323025">
            <text:p>145323025</text:p>
          </table:table-cell>
          <table:table-cell table:formula="of:=[.D308]*LOG([.D308])" office:value-type="float" office:value="49198.4707733709">
            <text:p>49198.4707733709</text:p>
          </table:table-cell>
          <table:table-cell table:number-columns-repeated="19"/>
        </table:table-row>
        <table:table-row table:style-name="ro1">
          <table:table-cell office:value-type="float" office:value="989000">
            <text:p>989000</text:p>
          </table:table-cell>
          <table:table-cell table:formula="of:=[.A309]^2" office:value-type="float" office:value="978121000000">
            <text:p>978121000000</text:p>
          </table:table-cell>
          <table:table-cell table:formula="of:=[.A309]*LOG([.A309])" office:value-type="float" office:value="5929249.13238961">
            <text:p>5929249.13238961</text:p>
          </table:table-cell>
          <table:table-cell office:value-type="float" office:value="12104">
            <text:p>12104</text:p>
          </table:table-cell>
          <table:table-cell table:formula="of:=[.D309]^2" office:value-type="float" office:value="146506816">
            <text:p>146506816</text:p>
          </table:table-cell>
          <table:table-cell table:formula="of:=[.D309]*LOG([.D309])" office:value-type="float" office:value="49419.7715873431">
            <text:p>49419.7715873431</text:p>
          </table:table-cell>
          <table:table-cell table:number-columns-repeated="19"/>
        </table:table-row>
        <table:table-row table:style-name="ro1">
          <table:table-cell office:value-type="float" office:value="993000">
            <text:p>993000</text:p>
          </table:table-cell>
          <table:table-cell table:formula="of:=[.A310]^2" office:value-type="float" office:value="986049000000">
            <text:p>986049000000</text:p>
          </table:table-cell>
          <table:table-cell table:formula="of:=[.A310]*LOG([.A310])" office:value-type="float" office:value="5954970.60375591">
            <text:p>5954970.60375591</text:p>
          </table:table-cell>
          <table:table-cell table:number-columns-repeated="22"/>
        </table:table-row>
        <table:table-row table:style-name="ro1">
          <table:table-cell office:value-type="float" office:value="997000">
            <text:p>997000</text:p>
          </table:table-cell>
          <table:table-cell table:formula="of:=[.A311]^2" office:value-type="float" office:value="994009000000">
            <text:p>994009000000</text:p>
          </table:table-cell>
          <table:table-cell table:formula="of:=[.A311]*LOG([.A311])" office:value-type="float" office:value="5980699.07283672">
            <text:p>5980699.07283672</text:p>
          </table:table-cell>
          <table:table-cell table:number-columns-repeated="22"/>
        </table:table-row>
        <table:table-row table:style-name="ro1">
          <table:table-cell office:value-type="float" office:value="1001000">
            <text:p>1001000</text:p>
          </table:table-cell>
          <table:table-cell table:formula="of:=[.A312]^2" office:value-type="float" office:value="1002001000000">
            <text:p>1002001000000</text:p>
          </table:table-cell>
          <table:table-cell table:formula="of:=[.A312]*LOG([.A312])" office:value-type="float" office:value="6006434.5115568">
            <text:p>6006434.5115568</text:p>
          </table:table-cell>
          <table:table-cell table:number-columns-repeated="22"/>
        </table:table-row>
        <table:table-row table:style-name="ro1">
          <table:table-cell office:value-type="float" office:value="1005000">
            <text:p>1005000</text:p>
          </table:table-cell>
          <table:table-cell table:formula="of:=[.A313]^2" office:value-type="float" office:value="1010025000000">
            <text:p>1010025000000</text:p>
          </table:table-cell>
          <table:table-cell table:formula="of:=[.A313]*LOG([.A313])" office:value-type="float" office:value="6032176.89206529">
            <text:p>6032176.89206529</text:p>
          </table:table-cell>
          <table:table-cell table:number-columns-repeated="22"/>
        </table:table-row>
        <table:table-row table:style-name="ro1">
          <table:table-cell office:value-type="float" office:value="1009000">
            <text:p>1009000</text:p>
          </table:table-cell>
          <table:table-cell table:formula="of:=[.A314]^2" office:value-type="float" office:value="1018081000000">
            <text:p>1018081000000</text:p>
          </table:table-cell>
          <table:table-cell table:formula="of:=[.A314]*LOG([.A314])" office:value-type="float" office:value="6057926.18673304">
            <text:p>6057926.18673304</text:p>
          </table:table-cell>
          <table:table-cell table:number-columns-repeated="22"/>
        </table:table-row>
        <table:table-row table:style-name="ro1">
          <table:table-cell office:value-type="float" office:value="1013000">
            <text:p>1013000</text:p>
          </table:table-cell>
          <table:table-cell table:formula="of:=[.A315]^2" office:value-type="float" office:value="1026169000000">
            <text:p>1026169000000</text:p>
          </table:table-cell>
          <table:table-cell table:formula="of:=[.A315]*LOG([.A315])" office:value-type="float" office:value="6083682.36814996">
            <text:p>6083682.36814996</text:p>
          </table:table-cell>
          <table:table-cell table:number-columns-repeated="22"/>
        </table:table-row>
        <table:table-row table:style-name="ro1">
          <table:table-cell office:value-type="float" office:value="1017000">
            <text:p>1017000</text:p>
          </table:table-cell>
          <table:table-cell table:formula="of:=[.A316]^2" office:value-type="float" office:value="1034289000000">
            <text:p>1034289000000</text:p>
          </table:table-cell>
          <table:table-cell table:formula="of:=[.A316]*LOG([.A316])" office:value-type="float" office:value="6109445.40912243">
            <text:p>6109445.40912243</text:p>
          </table:table-cell>
          <table:table-cell table:number-columns-repeated="22"/>
        </table:table-row>
        <table:table-row table:style-name="ro1">
          <table:table-cell office:value-type="float" office:value="1021000">
            <text:p>1021000</text:p>
          </table:table-cell>
          <table:table-cell table:formula="of:=[.A317]^2" office:value-type="float" office:value="1042441000000">
            <text:p>1042441000000</text:p>
          </table:table-cell>
          <table:table-cell table:formula="of:=[.A317]*LOG([.A317])" office:value-type="float" office:value="6135215.28267073">
            <text:p>6135215.28267073</text:p>
          </table:table-cell>
          <table:table-cell table:number-columns-repeated="22"/>
        </table:table-row>
        <table:table-row table:style-name="ro1">
          <table:table-cell office:value-type="float" office:value="1025000">
            <text:p>1025000</text:p>
          </table:table-cell>
          <table:table-cell table:formula="of:=[.A318]^2" office:value-type="float" office:value="1050625000000">
            <text:p>1050625000000</text:p>
          </table:table-cell>
          <table:table-cell table:formula="of:=[.A318]*LOG([.A318])" office:value-type="float" office:value="6160991.96202657">
            <text:p>6160991.96202657</text:p>
          </table:table-cell>
          <table:table-cell table:number-columns-repeated="22"/>
        </table:table-row>
        <table:table-row table:style-name="ro1">
          <table:table-cell office:value-type="float" office:value="1029000">
            <text:p>1029000</text:p>
          </table:table-cell>
          <table:table-cell table:formula="of:=[.A319]^2" office:value-type="float" office:value="1058841000000">
            <text:p>1058841000000</text:p>
          </table:table-cell>
          <table:table-cell table:formula="of:=[.A319]*LOG([.A319])" office:value-type="float" office:value="6186775.42063054">
            <text:p>6186775.42063054</text:p>
          </table:table-cell>
          <table:table-cell table:number-columns-repeated="22"/>
        </table:table-row>
        <table:table-row table:style-name="ro1">
          <table:table-cell office:value-type="float" office:value="1033000">
            <text:p>1033000</text:p>
          </table:table-cell>
          <table:table-cell table:formula="of:=[.A320]^2" office:value-type="float" office:value="1067089000000">
            <text:p>1067089000000</text:p>
          </table:table-cell>
          <table:table-cell table:formula="of:=[.A320]*LOG([.A320])" office:value-type="float" office:value="6212565.63212977">
            <text:p>6212565.63212977</text:p>
          </table:table-cell>
          <table:table-cell table:number-columns-repeated="22"/>
        </table:table-row>
        <table:table-row table:style-name="ro1">
          <table:table-cell office:value-type="float" office:value="1037000">
            <text:p>1037000</text:p>
          </table:table-cell>
          <table:table-cell table:formula="of:=[.A321]^2" office:value-type="float" office:value="1075369000000">
            <text:p>1075369000000</text:p>
          </table:table-cell>
          <table:table-cell table:formula="of:=[.A321]*LOG([.A321])" office:value-type="float" office:value="6238362.57037544">
            <text:p>6238362.57037544</text:p>
          </table:table-cell>
          <table:table-cell table:number-columns-repeated="22"/>
        </table:table-row>
        <table:table-row table:style-name="ro1">
          <table:table-cell office:value-type="float" office:value="1041000">
            <text:p>1041000</text:p>
          </table:table-cell>
          <table:table-cell table:formula="of:=[.A322]^2" office:value-type="float" office:value="1083681000000">
            <text:p>1083681000000</text:p>
          </table:table-cell>
          <table:table-cell table:formula="of:=[.A322]*LOG([.A322])" office:value-type="float" office:value="6264166.20942047">
            <text:p>6264166.20942047</text:p>
          </table:table-cell>
          <table:table-cell table:number-columns-repeated="22"/>
        </table:table-row>
        <table:table-row table:style-name="ro1">
          <table:table-cell office:value-type="float" office:value="1045000">
            <text:p>1045000</text:p>
          </table:table-cell>
          <table:table-cell table:formula="of:=[.A323]^2" office:value-type="float" office:value="1092025000000">
            <text:p>1092025000000</text:p>
          </table:table-cell>
          <table:table-cell table:formula="of:=[.A323]*LOG([.A323])" office:value-type="float" office:value="6289976.52351719">
            <text:p>6289976.52351719</text:p>
          </table:table-cell>
          <table:table-cell table:number-columns-repeated="22"/>
        </table:table-row>
        <table:table-row table:style-name="ro1">
          <table:table-cell office:value-type="float" office:value="1049000">
            <text:p>1049000</text:p>
          </table:table-cell>
          <table:table-cell table:formula="of:=[.A324]^2" office:value-type="float" office:value="1100401000000">
            <text:p>1100401000000</text:p>
          </table:table-cell>
          <table:table-cell table:formula="of:=[.A324]*LOG([.A324])" office:value-type="float" office:value="6315793.48711504">
            <text:p>6315793.48711504</text:p>
          </table:table-cell>
          <table:table-cell table:number-columns-repeated="22"/>
        </table:table-row>
        <table:table-row table:style-name="ro1">
          <table:table-cell office:value-type="float" office:value="1053000">
            <text:p>1053000</text:p>
          </table:table-cell>
          <table:table-cell table:formula="of:=[.A325]^2" office:value-type="float" office:value="1108809000000">
            <text:p>1108809000000</text:p>
          </table:table-cell>
          <table:table-cell table:formula="of:=[.A325]*LOG([.A325])" office:value-type="float" office:value="6341617.07485832">
            <text:p>6341617.07485832</text:p>
          </table:table-cell>
          <table:table-cell table:number-columns-repeated="22"/>
        </table:table-row>
        <table:table-row table:style-name="ro1">
          <table:table-cell office:value-type="float" office:value="1057000">
            <text:p>1057000</text:p>
          </table:table-cell>
          <table:table-cell table:formula="of:=[.A326]^2" office:value-type="float" office:value="1117249000000">
            <text:p>1117249000000</text:p>
          </table:table-cell>
          <table:table-cell table:formula="of:=[.A326]*LOG([.A326])" office:value-type="float" office:value="6367447.26158395">
            <text:p>6367447.26158395</text:p>
          </table:table-cell>
          <table:table-cell table:number-columns-repeated="22"/>
        </table:table-row>
        <table:table-row table:style-name="ro1">
          <table:table-cell office:value-type="float" office:value="1061000">
            <text:p>1061000</text:p>
          </table:table-cell>
          <table:table-cell table:formula="of:=[.A327]^2" office:value-type="float" office:value="1125721000000">
            <text:p>1125721000000</text:p>
          </table:table-cell>
          <table:table-cell table:formula="of:=[.A327]*LOG([.A327])" office:value-type="float" office:value="6393284.02231932">
            <text:p>6393284.02231932</text:p>
          </table:table-cell>
          <table:table-cell table:number-columns-repeated="22"/>
        </table:table-row>
        <table:table-row table:style-name="ro1">
          <table:table-cell office:value-type="float" office:value="1065000">
            <text:p>1065000</text:p>
          </table:table-cell>
          <table:table-cell table:formula="of:=[.A328]^2" office:value-type="float" office:value="1134225000000">
            <text:p>1134225000000</text:p>
          </table:table-cell>
          <table:table-cell table:formula="of:=[.A328]*LOG([.A328])" office:value-type="float" office:value="6419127.33228012">
            <text:p>6419127.33228012</text:p>
          </table:table-cell>
          <table:table-cell table:number-columns-repeated="22"/>
        </table:table-row>
        <table:table-row table:style-name="ro1">
          <table:table-cell office:value-type="float" office:value="1069000">
            <text:p>1069000</text:p>
          </table:table-cell>
          <table:table-cell table:formula="of:=[.A329]^2" office:value-type="float" office:value="1142761000000">
            <text:p>1142761000000</text:p>
          </table:table-cell>
          <table:table-cell table:formula="of:=[.A329]*LOG([.A329])" office:value-type="float" office:value="6444977.16686818">
            <text:p>6444977.16686818</text:p>
          </table:table-cell>
          <table:table-cell table:number-columns-repeated="22"/>
        </table:table-row>
        <table:table-row table:style-name="ro1">
          <table:table-cell office:value-type="float" office:value="1073000">
            <text:p>1073000</text:p>
          </table:table-cell>
          <table:table-cell table:formula="of:=[.A330]^2" office:value-type="float" office:value="1151329000000">
            <text:p>1151329000000</text:p>
          </table:table-cell>
          <table:table-cell table:formula="of:=[.A330]*LOG([.A330])" office:value-type="float" office:value="6470833.50166947">
            <text:p>6470833.50166947</text:p>
          </table:table-cell>
          <table:table-cell table:number-columns-repeated="22"/>
        </table:table-row>
        <table:table-row table:style-name="ro1">
          <table:table-cell office:value-type="float" office:value="1077000">
            <text:p>1077000</text:p>
          </table:table-cell>
          <table:table-cell table:formula="of:=[.A331]^2" office:value-type="float" office:value="1159929000000">
            <text:p>1159929000000</text:p>
          </table:table-cell>
          <table:table-cell table:formula="of:=[.A331]*LOG([.A331])" office:value-type="float" office:value="6496696.31245193">
            <text:p>6496696.31245193</text:p>
          </table:table-cell>
          <table:table-cell table:number-columns-repeated="22"/>
        </table:table-row>
        <table:table-row table:style-name="ro1">
          <table:table-cell office:value-type="float" office:value="1081000">
            <text:p>1081000</text:p>
          </table:table-cell>
          <table:table-cell table:formula="of:=[.A332]^2" office:value-type="float" office:value="1168561000000">
            <text:p>1168561000000</text:p>
          </table:table-cell>
          <table:table-cell table:formula="of:=[.A332]*LOG([.A332])" office:value-type="float" office:value="6522565.57516353">
            <text:p>6522565.57516353</text:p>
          </table:table-cell>
          <table:table-cell table:number-columns-repeated="22"/>
        </table:table-row>
        <table:table-row table:style-name="ro1">
          <table:table-cell office:value-type="float" office:value="1085000">
            <text:p>1085000</text:p>
          </table:table-cell>
          <table:table-cell table:formula="of:=[.A333]^2" office:value-type="float" office:value="1177225000000">
            <text:p>1177225000000</text:p>
          </table:table-cell>
          <table:table-cell table:formula="of:=[.A333]*LOG([.A333])" office:value-type="float" office:value="6548441.26593024">
            <text:p>6548441.26593024</text:p>
          </table:table-cell>
          <table:table-cell table:number-columns-repeated="22"/>
        </table:table-row>
        <table:table-row table:style-name="ro1">
          <table:table-cell office:value-type="float" office:value="1089000">
            <text:p>1089000</text:p>
          </table:table-cell>
          <table:table-cell table:formula="of:=[.A334]^2" office:value-type="float" office:value="1185921000000">
            <text:p>1185921000000</text:p>
          </table:table-cell>
          <table:table-cell table:formula="of:=[.A334]*LOG([.A334])" office:value-type="float" office:value="6574323.36105404">
            <text:p>6574323.36105404</text:p>
          </table:table-cell>
          <table:table-cell table:number-columns-repeated="22"/>
        </table:table-row>
        <table:table-row table:style-name="ro1">
          <table:table-cell office:value-type="float" office:value="1093000">
            <text:p>1093000</text:p>
          </table:table-cell>
          <table:table-cell table:formula="of:=[.A335]^2" office:value-type="float" office:value="1194649000000">
            <text:p>1194649000000</text:p>
          </table:table-cell>
          <table:table-cell table:formula="of:=[.A335]*LOG([.A335])" office:value-type="float" office:value="6600211.83701102">
            <text:p>6600211.83701102</text:p>
          </table:table-cell>
          <table:table-cell table:number-columns-repeated="22"/>
        </table:table-row>
        <table:table-row table:style-name="ro1">
          <table:table-cell office:value-type="float" office:value="1097000">
            <text:p>1097000</text:p>
          </table:table-cell>
          <table:table-cell table:formula="of:=[.A336]^2" office:value-type="float" office:value="1203409000000">
            <text:p>1203409000000</text:p>
          </table:table-cell>
          <table:table-cell table:formula="of:=[.A336]*LOG([.A336])" office:value-type="float" office:value="6626106.67044946">
            <text:p>6626106.67044946</text:p>
          </table:table-cell>
          <table:table-cell table:number-columns-repeated="22"/>
        </table:table-row>
        <table:table-row table:style-name="ro1">
          <table:table-cell office:value-type="float" office:value="1101000">
            <text:p>1101000</text:p>
          </table:table-cell>
          <table:table-cell table:formula="of:=[.A337]^2" office:value-type="float" office:value="1212201000000">
            <text:p>1212201000000</text:p>
          </table:table-cell>
          <table:table-cell table:formula="of:=[.A337]*LOG([.A337])" office:value-type="float" office:value="6652007.8381879">
            <text:p>6652007.8381879</text:p>
          </table:table-cell>
          <table:table-cell table:number-columns-repeated="22"/>
        </table:table-row>
        <table:table-row table:style-name="ro1">
          <table:table-cell office:value-type="float" office:value="1105000">
            <text:p>1105000</text:p>
          </table:table-cell>
          <table:table-cell table:formula="of:=[.A338]^2" office:value-type="float" office:value="1221025000000">
            <text:p>1221025000000</text:p>
          </table:table-cell>
          <table:table-cell table:formula="of:=[.A338]*LOG([.A338])" office:value-type="float" office:value="6677915.31721335">
            <text:p>6677915.31721335</text:p>
          </table:table-cell>
          <table:table-cell table:number-columns-repeated="22"/>
        </table:table-row>
        <table:table-row table:style-name="ro1">
          <table:table-cell office:value-type="float" office:value="1109000">
            <text:p>1109000</text:p>
          </table:table-cell>
          <table:table-cell table:formula="of:=[.A339]^2" office:value-type="float" office:value="1229881000000">
            <text:p>1229881000000</text:p>
          </table:table-cell>
          <table:table-cell table:formula="of:=[.A339]*LOG([.A339])" office:value-type="float" office:value="6703829.08467942">
            <text:p>6703829.08467942</text:p>
          </table:table-cell>
          <table:table-cell table:number-columns-repeated="22"/>
        </table:table-row>
        <table:table-row table:style-name="ro1">
          <table:table-cell office:value-type="float" office:value="1113000">
            <text:p>1113000</text:p>
          </table:table-cell>
          <table:table-cell table:formula="of:=[.A340]^2" office:value-type="float" office:value="1238769000000">
            <text:p>1238769000000</text:p>
          </table:table-cell>
          <table:table-cell table:formula="of:=[.A340]*LOG([.A340])" office:value-type="float" office:value="6729749.11790453">
            <text:p>6729749.11790453</text:p>
          </table:table-cell>
          <table:table-cell table:number-columns-repeated="22"/>
        </table:table-row>
        <table:table-row table:style-name="ro1">
          <table:table-cell office:value-type="float" office:value="1117000">
            <text:p>1117000</text:p>
          </table:table-cell>
          <table:table-cell table:formula="of:=[.A341]^2" office:value-type="float" office:value="1247689000000">
            <text:p>1247689000000</text:p>
          </table:table-cell>
          <table:table-cell table:formula="of:=[.A341]*LOG([.A341])" office:value-type="float" office:value="6755675.39437014">
            <text:p>6755675.39437014</text:p>
          </table:table-cell>
          <table:table-cell table:number-columns-repeated="22"/>
        </table:table-row>
        <table:table-row table:style-name="ro1">
          <table:table-cell office:value-type="float" office:value="1121000">
            <text:p>1121000</text:p>
          </table:table-cell>
          <table:table-cell table:formula="of:=[.A342]^2" office:value-type="float" office:value="1256641000000">
            <text:p>1256641000000</text:p>
          </table:table-cell>
          <table:table-cell table:formula="of:=[.A342]*LOG([.A342])" office:value-type="float" office:value="6781607.89171896">
            <text:p>6781607.89171896</text:p>
          </table:table-cell>
          <table:table-cell table:number-columns-repeated="22"/>
        </table:table-row>
        <table:table-row table:style-name="ro1">
          <table:table-cell office:value-type="float" office:value="1125000">
            <text:p>1125000</text:p>
          </table:table-cell>
          <table:table-cell table:formula="of:=[.A343]^2" office:value-type="float" office:value="1265625000000">
            <text:p>1265625000000</text:p>
          </table:table-cell>
          <table:table-cell table:formula="of:=[.A343]*LOG([.A343])" office:value-type="float" office:value="6807546.5877533">
            <text:p>6807546.5877533</text:p>
          </table:table-cell>
          <table:table-cell table:number-columns-repeated="22"/>
        </table:table-row>
        <table:table-row table:style-name="ro1">
          <table:table-cell office:value-type="float" office:value="1129000">
            <text:p>1129000</text:p>
          </table:table-cell>
          <table:table-cell table:formula="of:=[.A344]^2" office:value-type="float" office:value="1274641000000">
            <text:p>1274641000000</text:p>
          </table:table-cell>
          <table:table-cell table:formula="of:=[.A344]*LOG([.A344])" office:value-type="float" office:value="6833491.46043329">
            <text:p>6833491.46043329</text:p>
          </table:table-cell>
          <table:table-cell table:number-columns-repeated="22"/>
        </table:table-row>
        <table:table-row table:style-name="ro1">
          <table:table-cell office:value-type="float" office:value="1133000">
            <text:p>1133000</text:p>
          </table:table-cell>
          <table:table-cell table:formula="of:=[.A345]^2" office:value-type="float" office:value="1283689000000">
            <text:p>1283689000000</text:p>
          </table:table-cell>
          <table:table-cell table:formula="of:=[.A345]*LOG([.A345])" office:value-type="float" office:value="6859442.48787523">
            <text:p>6859442.48787523</text:p>
          </table:table-cell>
          <table:table-cell table:number-columns-repeated="22"/>
        </table:table-row>
        <table:table-row table:style-name="ro1">
          <table:table-cell office:value-type="float" office:value="1137000">
            <text:p>1137000</text:p>
          </table:table-cell>
          <table:table-cell table:formula="of:=[.A346]^2" office:value-type="float" office:value="1292769000000">
            <text:p>1292769000000</text:p>
          </table:table-cell>
          <table:table-cell table:formula="of:=[.A346]*LOG([.A346])" office:value-type="float" office:value="6885399.64834995">
            <text:p>6885399.64834995</text:p>
          </table:table-cell>
          <table:table-cell table:number-columns-repeated="22"/>
        </table:table-row>
        <table:table-row table:style-name="ro1">
          <table:table-cell office:value-type="float" office:value="1141000">
            <text:p>1141000</text:p>
          </table:table-cell>
          <table:table-cell table:formula="of:=[.A347]^2" office:value-type="float" office:value="1301881000000">
            <text:p>1301881000000</text:p>
          </table:table-cell>
          <table:table-cell table:formula="of:=[.A347]*LOG([.A347])" office:value-type="float" office:value="6911362.92028118">
            <text:p>6911362.92028118</text:p>
          </table:table-cell>
          <table:table-cell table:number-columns-repeated="22"/>
        </table:table-row>
        <table:table-row table:style-name="ro1">
          <table:table-cell office:value-type="float" office:value="1145000">
            <text:p>1145000</text:p>
          </table:table-cell>
          <table:table-cell table:formula="of:=[.A348]^2" office:value-type="float" office:value="1311025000000">
            <text:p>1311025000000</text:p>
          </table:table-cell>
          <table:table-cell table:formula="of:=[.A348]*LOG([.A348])" office:value-type="float" office:value="6937332.28224391">
            <text:p>6937332.28224391</text:p>
          </table:table-cell>
          <table:table-cell table:number-columns-repeated="22"/>
        </table:table-row>
        <table:table-row table:style-name="ro1">
          <table:table-cell office:value-type="float" office:value="1149000">
            <text:p>1149000</text:p>
          </table:table-cell>
          <table:table-cell table:formula="of:=[.A349]^2" office:value-type="float" office:value="1320201000000">
            <text:p>1320201000000</text:p>
          </table:table-cell>
          <table:table-cell table:formula="of:=[.A349]*LOG([.A349])" office:value-type="float" office:value="6963307.71296284">
            <text:p>6963307.71296284</text:p>
          </table:table-cell>
          <table:table-cell table:number-columns-repeated="22"/>
        </table:table-row>
        <table:table-row table:style-name="ro1">
          <table:table-cell office:value-type="float" office:value="1153000">
            <text:p>1153000</text:p>
          </table:table-cell>
          <table:table-cell table:formula="of:=[.A350]^2" office:value-type="float" office:value="1329409000000">
            <text:p>1329409000000</text:p>
          </table:table-cell>
          <table:table-cell table:formula="of:=[.A350]*LOG([.A350])" office:value-type="float" office:value="6989289.19131079">
            <text:p>6989289.19131079</text:p>
          </table:table-cell>
          <table:table-cell table:number-columns-repeated="22"/>
        </table:table-row>
        <table:table-row table:style-name="ro1">
          <table:table-cell office:value-type="float" office:value="1157000">
            <text:p>1157000</text:p>
          </table:table-cell>
          <table:table-cell table:formula="of:=[.A351]^2" office:value-type="float" office:value="1338649000000">
            <text:p>1338649000000</text:p>
          </table:table-cell>
          <table:table-cell table:formula="of:=[.A351]*LOG([.A351])" office:value-type="float" office:value="7015276.69630717">
            <text:p>7015276.69630717</text:p>
          </table:table-cell>
          <table:table-cell table:number-columns-repeated="22"/>
        </table:table-row>
        <table:table-row table:style-name="ro1">
          <table:table-cell office:value-type="float" office:value="1161000">
            <text:p>1161000</text:p>
          </table:table-cell>
          <table:table-cell table:formula="of:=[.A352]^2" office:value-type="float" office:value="1347921000000">
            <text:p>1347921000000</text:p>
          </table:table-cell>
          <table:table-cell table:formula="of:=[.A352]*LOG([.A352])" office:value-type="float" office:value="7041270.20711648">
            <text:p>7041270.20711648</text:p>
          </table:table-cell>
          <table:table-cell table:number-columns-repeated="22"/>
        </table:table-row>
        <table:table-row table:style-name="ro1">
          <table:table-cell office:value-type="float" office:value="1165000">
            <text:p>1165000</text:p>
          </table:table-cell>
          <table:table-cell table:formula="of:=[.A353]^2" office:value-type="float" office:value="1357225000000">
            <text:p>1357225000000</text:p>
          </table:table-cell>
          <table:table-cell table:formula="of:=[.A353]*LOG([.A353])" office:value-type="float" office:value="7067269.70304677">
            <text:p>7067269.70304677</text:p>
          </table:table-cell>
          <table:table-cell table:number-columns-repeated="22"/>
        </table:table-row>
        <table:table-row table:style-name="ro1">
          <table:table-cell office:value-type="float" office:value="1169000">
            <text:p>1169000</text:p>
          </table:table-cell>
          <table:table-cell table:formula="of:=[.A354]^2" office:value-type="float" office:value="1366561000000">
            <text:p>1366561000000</text:p>
          </table:table-cell>
          <table:table-cell table:formula="of:=[.A354]*LOG([.A354])" office:value-type="float" office:value="7093275.16354819">
            <text:p>7093275.16354819</text:p>
          </table:table-cell>
          <table:table-cell table:number-columns-repeated="22"/>
        </table:table-row>
        <table:table-row table:style-name="ro1">
          <table:table-cell office:value-type="float" office:value="1173000">
            <text:p>1173000</text:p>
          </table:table-cell>
          <table:table-cell table:formula="of:=[.A355]^2" office:value-type="float" office:value="1375929000000">
            <text:p>1375929000000</text:p>
          </table:table-cell>
          <table:table-cell table:formula="of:=[.A355]*LOG([.A355])" office:value-type="float" office:value="7119286.56821152">
            <text:p>7119286.56821152</text:p>
          </table:table-cell>
          <table:table-cell table:number-columns-repeated="22"/>
        </table:table-row>
        <table:table-row table:style-name="ro1">
          <table:table-cell office:value-type="float" office:value="1177000">
            <text:p>1177000</text:p>
          </table:table-cell>
          <table:table-cell table:formula="of:=[.A356]^2" office:value-type="float" office:value="1385329000000">
            <text:p>1385329000000</text:p>
          </table:table-cell>
          <table:table-cell table:formula="of:=[.A356]*LOG([.A356])" office:value-type="float" office:value="7145303.89676672">
            <text:p>7145303.89676672</text:p>
          </table:table-cell>
          <table:table-cell table:number-columns-repeated="22"/>
        </table:table-row>
        <table:table-row table:style-name="ro1">
          <table:table-cell office:value-type="float" office:value="1181000">
            <text:p>1181000</text:p>
          </table:table-cell>
          <table:table-cell table:formula="of:=[.A357]^2" office:value-type="float" office:value="1394761000000">
            <text:p>1394761000000</text:p>
          </table:table-cell>
          <table:table-cell table:formula="of:=[.A357]*LOG([.A357])" office:value-type="float" office:value="7171327.12908156">
            <text:p>7171327.12908156</text:p>
          </table:table-cell>
          <table:table-cell table:number-columns-repeated="22"/>
        </table:table-row>
        <table:table-row table:style-name="ro1">
          <table:table-cell office:value-type="float" office:value="1185000">
            <text:p>1185000</text:p>
          </table:table-cell>
          <table:table-cell table:formula="of:=[.A358]^2" office:value-type="float" office:value="1404225000000">
            <text:p>1404225000000</text:p>
          </table:table-cell>
          <table:table-cell table:formula="of:=[.A358]*LOG([.A358])" office:value-type="float" office:value="7197356.24516015">
            <text:p>7197356.24516015</text:p>
          </table:table-cell>
          <table:table-cell table:number-columns-repeated="22"/>
        </table:table-row>
        <table:table-row table:style-name="ro1">
          <table:table-cell office:value-type="float" office:value="1189000">
            <text:p>1189000</text:p>
          </table:table-cell>
          <table:table-cell table:formula="of:=[.A359]^2" office:value-type="float" office:value="1413721000000">
            <text:p>1413721000000</text:p>
          </table:table-cell>
          <table:table-cell table:formula="of:=[.A359]*LOG([.A359])" office:value-type="float" office:value="7223391.22514162">
            <text:p>7223391.22514162</text:p>
          </table:table-cell>
          <table:table-cell table:number-columns-repeated="22"/>
        </table:table-row>
        <table:table-row table:style-name="ro1">
          <table:table-cell office:value-type="float" office:value="1193000">
            <text:p>1193000</text:p>
          </table:table-cell>
          <table:table-cell table:formula="of:=[.A360]^2" office:value-type="float" office:value="1423249000000">
            <text:p>1423249000000</text:p>
          </table:table-cell>
          <table:table-cell table:formula="of:=[.A360]*LOG([.A360])" office:value-type="float" office:value="7249432.04929872">
            <text:p>7249432.04929872</text:p>
          </table:table-cell>
          <table:table-cell table:number-columns-repeated="22"/>
        </table:table-row>
        <table:table-row table:style-name="ro1">
          <table:table-cell office:value-type="float" office:value="1197000">
            <text:p>1197000</text:p>
          </table:table-cell>
          <table:table-cell table:formula="of:=[.A361]^2" office:value-type="float" office:value="1432809000000">
            <text:p>1432809000000</text:p>
          </table:table-cell>
          <table:table-cell table:formula="of:=[.A361]*LOG([.A361])" office:value-type="float" office:value="7275478.69803647">
            <text:p>7275478.69803647</text:p>
          </table:table-cell>
          <table:table-cell table:number-columns-repeated="22"/>
        </table:table-row>
        <table:table-row table:style-name="ro1">
          <table:table-cell office:value-type="float" office:value="1201000">
            <text:p>1201000</text:p>
          </table:table-cell>
          <table:table-cell table:formula="of:=[.A362]^2" office:value-type="float" office:value="1442401000000">
            <text:p>1442401000000</text:p>
          </table:table-cell>
          <table:table-cell table:formula="of:=[.A362]*LOG([.A362])" office:value-type="float" office:value="7301531.15189089">
            <text:p>7301531.15189089</text:p>
          </table:table-cell>
          <table:table-cell table:number-columns-repeated="22"/>
        </table:table-row>
        <table:table-row table:style-name="ro1">
          <table:table-cell office:value-type="float" office:value="1205000">
            <text:p>1205000</text:p>
          </table:table-cell>
          <table:table-cell table:formula="of:=[.A363]^2" office:value-type="float" office:value="1452025000000">
            <text:p>1452025000000</text:p>
          </table:table-cell>
          <table:table-cell table:formula="of:=[.A363]*LOG([.A363])" office:value-type="float" office:value="7327589.39152762">
            <text:p>7327589.39152762</text:p>
          </table:table-cell>
          <table:table-cell table:number-columns-repeated="22"/>
        </table:table-row>
        <table:table-row table:style-name="ro1">
          <table:table-cell office:value-type="float" office:value="1209000">
            <text:p>1209000</text:p>
          </table:table-cell>
          <table:table-cell table:formula="of:=[.A364]^2" office:value-type="float" office:value="1461681000000">
            <text:p>1461681000000</text:p>
          </table:table-cell>
          <table:table-cell table:formula="of:=[.A364]*LOG([.A364])" office:value-type="float" office:value="7353653.39774067">
            <text:p>7353653.39774067</text:p>
          </table:table-cell>
          <table:table-cell table:number-columns-repeated="22"/>
        </table:table-row>
        <table:table-row table:style-name="ro1">
          <table:table-cell office:value-type="float" office:value="1213000">
            <text:p>1213000</text:p>
          </table:table-cell>
          <table:table-cell table:formula="of:=[.A365]^2" office:value-type="float" office:value="1471369000000">
            <text:p>1471369000000</text:p>
          </table:table-cell>
          <table:table-cell table:formula="of:=[.A365]*LOG([.A365])" office:value-type="float" office:value="7379723.15145115">
            <text:p>7379723.15145115</text:p>
          </table:table-cell>
          <table:table-cell table:number-columns-repeated="22"/>
        </table:table-row>
        <table:table-row table:style-name="ro1">
          <table:table-cell office:value-type="float" office:value="1217000">
            <text:p>1217000</text:p>
          </table:table-cell>
          <table:table-cell table:formula="of:=[.A366]^2" office:value-type="float" office:value="1481089000000">
            <text:p>1481089000000</text:p>
          </table:table-cell>
          <table:table-cell table:formula="of:=[.A366]*LOG([.A366])" office:value-type="float" office:value="7405798.63370599">
            <text:p>7405798.63370599</text:p>
          </table:table-cell>
          <table:table-cell table:number-columns-repeated="22"/>
        </table:table-row>
        <table:table-row table:style-name="ro1">
          <table:table-cell office:value-type="float" office:value="1221000">
            <text:p>1221000</text:p>
          </table:table-cell>
          <table:table-cell table:formula="of:=[.A367]^2" office:value-type="float" office:value="1490841000000">
            <text:p>1490841000000</text:p>
          </table:table-cell>
          <table:table-cell table:formula="of:=[.A367]*LOG([.A367])" office:value-type="float" office:value="7431879.8256767">
            <text:p>7431879.8256767</text:p>
          </table:table-cell>
          <table:table-cell table:number-columns-repeated="22"/>
        </table:table-row>
        <table:table-row table:style-name="ro1">
          <table:table-cell office:value-type="float" office:value="1225000">
            <text:p>1225000</text:p>
          </table:table-cell>
          <table:table-cell table:formula="of:=[.A368]^2" office:value-type="float" office:value="1500625000000">
            <text:p>1500625000000</text:p>
          </table:table-cell>
          <table:table-cell table:formula="of:=[.A368]*LOG([.A368])" office:value-type="float" office:value="7457966.70865818">
            <text:p>7457966.70865818</text:p>
          </table:table-cell>
          <table:table-cell table:number-columns-repeated="22"/>
        </table:table-row>
        <table:table-row table:style-name="ro1">
          <table:table-cell office:value-type="float" office:value="1229000">
            <text:p>1229000</text:p>
          </table:table-cell>
          <table:table-cell table:formula="of:=[.A369]^2" office:value-type="float" office:value="1510441000000">
            <text:p>1510441000000</text:p>
          </table:table-cell>
          <table:table-cell table:formula="of:=[.A369]*LOG([.A369])" office:value-type="float" office:value="7484059.26406745">
            <text:p>7484059.26406745</text:p>
          </table:table-cell>
          <table:table-cell table:number-columns-repeated="22"/>
        </table:table-row>
        <table:table-row table:style-name="ro1">
          <table:table-cell office:value-type="float" office:value="1233000">
            <text:p>1233000</text:p>
          </table:table-cell>
          <table:table-cell table:formula="of:=[.A370]^2" office:value-type="float" office:value="1520289000000">
            <text:p>1520289000000</text:p>
          </table:table-cell>
          <table:table-cell table:formula="of:=[.A370]*LOG([.A370])" office:value-type="float" office:value="7510157.47344254">
            <text:p>7510157.47344254</text:p>
          </table:table-cell>
          <table:table-cell table:number-columns-repeated="22"/>
        </table:table-row>
        <table:table-row table:style-name="ro1">
          <table:table-cell office:value-type="float" office:value="1237000">
            <text:p>1237000</text:p>
          </table:table-cell>
          <table:table-cell table:formula="of:=[.A371]^2" office:value-type="float" office:value="1530169000000">
            <text:p>1530169000000</text:p>
          </table:table-cell>
          <table:table-cell table:formula="of:=[.A371]*LOG([.A371])" office:value-type="float" office:value="7536261.31844122">
            <text:p>7536261.31844122</text:p>
          </table:table-cell>
          <table:table-cell table:number-columns-repeated="22"/>
        </table:table-row>
        <table:table-row table:style-name="ro1">
          <table:table-cell office:value-type="float" office:value="1241000">
            <text:p>1241000</text:p>
          </table:table-cell>
          <table:table-cell table:formula="of:=[.A372]^2" office:value-type="float" office:value="1540081000000">
            <text:p>1540081000000</text:p>
          </table:table-cell>
          <table:table-cell table:formula="of:=[.A372]*LOG([.A372])" office:value-type="float" office:value="7562370.78083992">
            <text:p>7562370.78083992</text:p>
          </table:table-cell>
          <table:table-cell table:number-columns-repeated="22"/>
        </table:table-row>
        <table:table-row table:style-name="ro1">
          <table:table-cell office:value-type="float" office:value="1245000">
            <text:p>1245000</text:p>
          </table:table-cell>
          <table:table-cell table:formula="of:=[.A373]^2" office:value-type="float" office:value="1550025000000">
            <text:p>1550025000000</text:p>
          </table:table-cell>
          <table:table-cell table:formula="of:=[.A373]*LOG([.A373])" office:value-type="float" office:value="7588485.84253254">
            <text:p>7588485.84253254</text:p>
          </table:table-cell>
          <table:table-cell table:number-columns-repeated="22"/>
        </table:table-row>
        <table:table-row table:style-name="ro1">
          <table:table-cell office:value-type="float" office:value="1249000">
            <text:p>1249000</text:p>
          </table:table-cell>
          <table:table-cell table:formula="of:=[.A374]^2" office:value-type="float" office:value="1560001000000">
            <text:p>1560001000000</text:p>
          </table:table-cell>
          <table:table-cell table:formula="of:=[.A374]*LOG([.A374])" office:value-type="float" office:value="7614606.48552929">
            <text:p>7614606.48552929</text:p>
          </table:table-cell>
          <table:table-cell table:number-columns-repeated="22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4/28/2014</text:date>, <text:time>04:52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0T01:05:00.09</meta:creation-date>
    <dc:date>2014-04-28T04:52:22.48</dc:date>
    <meta:editing-duration>PT12H34M35S</meta:editing-duration>
    <meta:editing-cycles>9</meta:editing-cycles>
    <meta:generator>OpenOffice.org/3.4.1$Win32 OpenOffice.org_project/341m1$Build-9593</meta:generator>
    <meta:document-statistic meta:table-count="3" meta:cell-count="18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eries-source="rows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646cm" svg:height="13.237cm" xlink:href=".." xlink:type="simple" chart:class="chart:scatter" chart:row-mapping="3 4" chart:style-name="ch1">
        <chart:title svg:x="10.713cm" svg:y="0.4cm" chart:style-name="ch2">
          <text:p>Czas wykonywania zapisu</text:p>
        </chart:title>
        <chart:subtitle svg:x="10.382cm" svg:y="1.443cm" chart:style-name="ch3">
          <text:p>w zależności od ilości elementów</text:p>
        </chart:subtitle>
        <chart:legend chart:legend-position="end" svg:x="22.213cm" svg:y="5.52cm" style:legend-expansion="high" chart:style-name="ch4"/>
        <chart:plot-area chart:style-name="ch5" table:cell-range-address="Arkusz1.B14:Arkusz1.B14 Arkusz1.A16:Arkusz1.F16 Arkusz1.A2:Arkusz1.A2 Arkusz1.B13:Arkusz1.H13 Arkusz1.A19:Arkusz1.E19 Arkusz1.A17:Arkusz1.E17" chart:data-source-has-labels="both" svg:x="3.279cm" svg:y="2.686cm" svg:width="17.968cm" svg:height="9.31cm">
          <chartooo:coordinate-region svg:x="5.012cm" svg:y="2.899cm" svg:width="15.492cm" svg:height="8.424cm"/>
          <chart:axis chart:dimension="x" chart:name="primary-x" chart:style-name="ch6" chartooo:axis-type="auto">
            <chart:title svg:x="8.568cm" svg:y="12.261cm" chart:style-name="ch7">
              <text:p>ilość krawedzi + ilosc przeszukanych wierzchołków</text:p>
            </chart:title>
            <chart:categories table:cell-range-address="Arkusz1.B14:Arkusz1.B14"/>
          </chart:axis>
          <chart:axis chart:dimension="y" chart:name="primary-y" chart:style-name="ch6">
            <chart:title svg:x="2.16cm" svg:y="7.941cm" chart:style-name="ch8">
              <text:p>czas [s]</text:p>
            </chart:title>
            <chart:grid chart:style-name="ch9" chart:class="major"/>
          </chart:axis>
          <chart:series chart:style-name="ch10" chart:values-cell-range-address="Arkusz1.B13:Arkusz1.H13" chart:label-cell-address="Arkusz1.A2:Arkusz1.A2" chart:class="chart:scatter">
            <chart:domain table:cell-range-address="Arkusz1.B16:Arkusz1.F16"/>
            <chart:data-point chart:repeated="7"/>
          </chart:series>
          <chart:series chart:style-name="ch11" chart:values-cell-range-address="Arkusz1.B19:Arkusz1.E19" chart:label-cell-address="Arkusz1.A19:Arkusz1.A19" chart:class="chart:scatter">
            <chart:domain table:cell-range-address="Arkusz1.B16:Arkusz1.E16"/>
            <chart:data-point chart:repeated="4"/>
          </chart:series>
          <chart:series chart:style-name="ch12" chart:values-cell-range-address="Arkusz1.B17:Arkusz1.E17" chart:label-cell-address="Arkusz1.A17:Arkusz1.A17" chart:class="chart:scatter">
            <chart:domain table:cell-range-address="Arkusz1.B16:Arkusz1.E16"/>
            <chart:data-point chart:repeated="4"/>
          </chart:series>
          <chart:series chart:style-name="ch13" chart:values-cell-range-address="Arkusz1.B16:Arkusz1.E16" chart:label-cell-address="Arkusz1.A16:Arkusz1.A16" chart:class="chart:scatter">
            <chart:domain table:cell-range-address="Arkusz1.B16:Arkusz1.E16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7850">
                <text:p>17850</text:p>
                <draw:g>
                  <svg:desc>Arkusz1.B14:Arkusz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ersz 16</text:p>
                <draw:g>
                  <svg:desc/>
                </draw:g>
              </table:table-cell>
              <table:table-cell office:value-type="float" office:value="175550">
                <text:p>175550</text:p>
                <draw:g>
                  <svg:desc>Arkusz1.B16:Arkusz1.F16</svg:desc>
                </draw:g>
              </table:table-cell>
              <table:table-cell office:value-type="float" office:value="63400">
                <text:p>63400</text:p>
              </table:table-cell>
              <table:table-cell office:value-type="float" office:value="438770">
                <text:p>438770</text:p>
              </table:table-cell>
              <table:table-cell office:value-type="float" office:value="23100">
                <text:p>23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awdzane 3 elementy</text:p>
                <draw:g>
                  <svg:desc>Arkusz1.A2:Arkusz1.A2</svg:desc>
                </draw:g>
              </table:table-cell>
              <table:table-cell office:value-type="float" office:value="0.7191">
                <text:p>0.7191</text:p>
                <draw:g>
                  <svg:desc>Arkusz1.B13:Arkusz1.H13</svg:desc>
                </draw:g>
              </table:table-cell>
              <table:table-cell office:value-type="float" office:value="0.0958">
                <text:p>0.0958</text:p>
              </table:table-cell>
              <table:table-cell office:value-type="float" office:value="4.19">
                <text:p>4.19</text:p>
              </table:table-cell>
              <table:table-cell office:value-type="float" office:value="0.0165">
                <text:p>0.0165</text:p>
              </table:table-cell>
              <table:table-cell office:value-type="float" office:value="0.0093">
                <text:p>0.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ersz 16</text:p>
                <draw:g>
                  <svg:desc/>
                </draw:g>
              </table:table-cell>
              <table:table-cell office:value-type="float" office:value="175550">
                <text:p>175550</text:p>
                <draw:g>
                  <svg:desc>Arkusz1.B16:Arkusz1.E16</svg:desc>
                </draw:g>
              </table:table-cell>
              <table:table-cell office:value-type="float" office:value="63400">
                <text:p>63400</text:p>
              </table:table-cell>
              <table:table-cell office:value-type="float" office:value="438770">
                <text:p>438770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(V+E)^2</text:p>
                <draw:g>
                  <svg:desc>Arkusz1.A19:Arkusz1.A19</svg:desc>
                </draw:g>
              </table:table-cell>
              <table:table-cell office:value-type="float" office:value="30817802500">
                <text:p>30817802500</text:p>
                <draw:g>
                  <svg:desc>Arkusz1.B19:Arkusz1.E19</svg:desc>
                </draw:g>
              </table:table-cell>
              <table:table-cell office:value-type="float" office:value="4019560000">
                <text:p>4019560000</text:p>
              </table:table-cell>
              <table:table-cell office:value-type="float" office:value="192519112900">
                <text:p>192519112900</text:p>
              </table:table-cell>
              <table:table-cell office:value-type="float" office:value="533610000">
                <text:p>533610000</text:p>
              </table:table-cell>
            </table:table-row>
            <table:table-row>
              <table:table-cell office:value-type="string">
                <text:p>Wiersz 16</text:p>
                <draw:g>
                  <svg:desc/>
                </draw:g>
              </table:table-cell>
              <table:table-cell office:value-type="float" office:value="175550">
                <text:p>175550</text:p>
                <draw:g>
                  <svg:desc>Arkusz1.B16:Arkusz1.E16</svg:desc>
                </draw:g>
              </table:table-cell>
              <table:table-cell office:value-type="float" office:value="63400">
                <text:p>63400</text:p>
              </table:table-cell>
              <table:table-cell office:value-type="float" office:value="438770">
                <text:p>438770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(V+E)*log(V+E)</text:p>
                <draw:g>
                  <svg:desc>Arkusz1.A17:Arkusz1.A17</svg:desc>
                </draw:g>
              </table:table-cell>
              <table:table-cell office:value-type="float" office:value="920654.56637383">
                <text:p>920654.56637383</text:p>
                <draw:g>
                  <svg:desc>Arkusz1.B17:Arkusz1.E17</svg:desc>
                </draw:g>
              </table:table-cell>
              <table:table-cell office:value-type="float" office:value="304452.458949702">
                <text:p>304452.458949702</text:p>
              </table:table-cell>
              <table:table-cell office:value-type="float" office:value="2475644.29598686">
                <text:p>2475644.29598686</text:p>
              </table:table-cell>
              <table:table-cell office:value-type="float" office:value="100799.436735509">
                <text:p>100799.436735509</text:p>
              </table:table-cell>
            </table:table-row>
            <table:table-row>
              <table:table-cell office:value-type="string">
                <text:p>Wiersz 16</text:p>
                <draw:g>
                  <svg:desc/>
                </draw:g>
              </table:table-cell>
              <table:table-cell office:value-type="float" office:value="175550">
                <text:p>175550</text:p>
                <draw:g>
                  <svg:desc>Arkusz1.B16:Arkusz1.E16</svg:desc>
                </draw:g>
              </table:table-cell>
              <table:table-cell office:value-type="float" office:value="63400">
                <text:p>63400</text:p>
              </table:table-cell>
              <table:table-cell office:value-type="float" office:value="438770">
                <text:p>438770</text:p>
              </table:table-cell>
              <table:table-cell office:value-type="float" office:value="23100">
                <text:p>23100</text:p>
              </table:table-cell>
            </table:table-row>
            <table:table-row>
              <table:table-cell office:value-type="string">
                <text:p>V+E</text:p>
                <draw:g>
                  <svg:desc>Arkusz1.A16:Arkusz1.A16</svg:desc>
                </draw:g>
              </table:table-cell>
              <table:table-cell office:value-type="float" office:value="175550">
                <text:p>175550</text:p>
                <draw:g>
                  <svg:desc>Arkusz1.B16:Arkusz1.E16</svg:desc>
                </draw:g>
              </table:table-cell>
              <table:table-cell office:value-type="float" office:value="63400">
                <text:p>63400</text:p>
              </table:table-cell>
              <table:table-cell office:value-type="float" office:value="438770">
                <text:p>438770</text:p>
              </table:table-cell>
              <table:table-cell office:value-type="float" office:value="23100">
                <text:p>23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3cm" svg:height="13.237cm" xlink:href=".." xlink:type="simple" chart:class="chart:scatter" chart:style-name="ch1">
        <chart:title svg:x="8.455cm" svg:y="0.4cm" chart:style-name="ch2">
          <text:p>Czas wykonywania zapisu</text:p>
        </chart:title>
        <chart:subtitle svg:x="8.124cm" svg:y="1.443cm" chart:style-name="ch3">
          <text:p>w zależności od ilości elementów</text:p>
        </chart:subtitle>
        <chart:legend chart:legend-position="end" svg:x="17.697cm" svg:y="5.52cm" style:legend-expansion="high" chart:style-name="ch4"/>
        <chart:plot-area chart:style-name="ch5" table:cell-range-address="Arkusz1.B14:Arkusz1.B14 Arkusz1.K13:Arkusz1.N14 Arkusz1.J2:Arkusz1.J2 Arkusz1.A68:Arkusz1.C374" chart:data-source-has-labels="both" svg:x="2.776cm" svg:y="2.653cm" svg:width="15.344cm" svg:height="9.31cm">
          <chartooo:coordinate-region svg:x="4.509cm" svg:y="2.865cm" svg:width="12.868cm" svg:height="8.425cm"/>
          <chart:axis chart:dimension="x" chart:name="primary-x" chart:style-name="ch6" chartooo:axis-type="auto">
            <chart:title svg:x="9.2cm" svg:y="12.228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6">
            <chart:title svg:x="1.747cm" svg:y="7.908cm" chart:style-name="ch8">
              <text:p>czas [s]</text:p>
            </chart:title>
            <chart:grid chart:style-name="ch9" chart:class="major"/>
          </chart:axis>
          <chart:series chart:style-name="ch10" chart:values-cell-range-address="Arkusz1.K13:Arkusz1.N13" chart:label-cell-address="Arkusz1.J2:Arkusz1.J2" chart:class="chart:scatter">
            <chart:domain table:cell-range-address="Arkusz1.K14:Arkusz1.N14"/>
            <chart:data-point chart:repeated="4"/>
          </chart:series>
          <chart:series chart:style-name="ch11" chart:values-cell-range-address="Arkusz1.A69:Arkusz1.A374" chart:label-cell-address="Arkusz1.A68:Arkusz1.A68" chart:class="chart:scatter">
            <chart:domain table:cell-range-address="Arkusz1.A69:Arkusz1.A374"/>
            <chart:data-point chart:repeated="306"/>
          </chart:series>
          <chart:series chart:style-name="ch12" chart:values-cell-range-address="Arkusz1.C69:Arkusz1.C374" chart:label-cell-address="Arkusz1.C68:Arkusz1.C68" chart:class="chart:scatter">
            <chart:domain table:cell-range-address="Arkusz1.A69:Arkusz1.A374"/>
            <chart:data-point chart:repeated="306"/>
          </chart:series>
          <chart:series chart:style-name="ch13" chart:values-cell-range-address="Arkusz1.B69:Arkusz1.B374" chart:label-cell-address="Arkusz1.B68:Arkusz1.B68" chart:class="chart:scatter">
            <chart:domain table:cell-range-address="Arkusz1.A69:Arkusz1.A374"/>
            <chart:data-point chart:repeated="30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4</text:p>
              </table:table-cell>
              <table:table-cell office:value-type="string">
                <text:p>Sprawdzane 2 elementy</text:p>
                <draw:g>
                  <svg:desc>Arkusz1.J2:Arkusz1.J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68:Arkusz1.A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7850">
                <text:p>17850</text:p>
                <draw:g>
                  <svg:desc>Arkusz1.B14:Arkusz1.B14</svg:desc>
                </draw:g>
              </table:table-cell>
              <table:table-cell office:value-type="float" office:value="300000">
                <text:p>300000</text:p>
                <draw:g>
                  <svg:desc>Arkusz1.K14:Arkusz1.N14</svg:desc>
                </draw:g>
              </table:table-cell>
              <table:table-cell office:value-type="float" office:value="7.786">
                <text:p>7.786</text:p>
                <draw:g>
                  <svg:desc>Arkusz1.K13:Arkusz1.N13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129409.54193907">
                <text:p>129409.54193907</text:p>
                <draw:g>
                  <svg:desc>Arkusz1.C69:Arkusz1.C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841000000">
                <text:p>841000000</text:p>
                <draw:g>
                  <svg:desc>Arkusz1.B69:Arkusz1.B374</svg:desc>
                </draw:g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1.208">
                <text:p>1.208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49110.96001597">
                <text:p>149110.96001597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60000">
                <text:p>60000</text:p>
              </table:table-cell>
              <table:table-cell office:value-type="float" office:value="0.239">
                <text:p>0.239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9023.463790479">
                <text:p>169023.463790479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.074">
                <text:p>0.074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89124.138125509">
                <text:p>189124.138125509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9394.56311989">
                <text:p>209394.56311989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29819.607921397">
                <text:p>229819.607921397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50386.621088842">
                <text:p>250386.621088842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271084.866773332">
                <text:p>271084.866773332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291905.119935657">
                <text:p>291905.119935657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12839.368181786">
                <text:p>312839.36818178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3880.587260871">
                <text:p>333880.587260871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55022.568788793">
                <text:p>355022.568788793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6259.785838281">
                <text:p>376259.785838281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97587.286529171">
                <text:p>397587.28652917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19000.608685715">
                <text:p>419000.608685715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440495.710591397">
                <text:p>440495.71059139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462068.914215516">
                <text:p>462068.914215516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483716.858223826">
                <text:p>483716.858223826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505436.458752047">
                <text:p>505436.458752047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527224.876402343">
                <text:p>527224.876402343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549079.488275528">
                <text:p>549079.488275528</text:p>
              </table:table-cell>
              <table:table-cell office:value-type="float" office:value="109000">
                <text:p>109000</text:p>
              </table:table-cell>
              <table:table-cell office:value-type="float" office:value="11881000000">
                <text:p>1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570997.864113626">
                <text:p>570997.864113626</text:p>
              </table:table-cell>
              <table:table-cell office:value-type="float" office:value="113000">
                <text:p>113000</text:p>
              </table:table-cell>
              <table:table-cell office:value-type="float" office:value="12769000000">
                <text:p>1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592977.745824301">
                <text:p>592977.745824301</text:p>
              </table:table-cell>
              <table:table-cell office:value-type="float" office:value="117000">
                <text:p>117000</text:p>
              </table:table-cell>
              <table:table-cell office:value-type="float" office:value="13689000000">
                <text:p>1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615017.02980829">
                <text:p>615017.02980829</text:p>
              </table:table-cell>
              <table:table-cell office:value-type="float" office:value="121000">
                <text:p>121000</text:p>
              </table:table-cell>
              <table:table-cell office:value-type="float" office:value="14641000000">
                <text:p>1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637113.751626007">
                <text:p>637113.751626007</text:p>
              </table:table-cell>
              <table:table-cell office:value-type="float" office:value="125000">
                <text:p>125000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659266.072628603">
                <text:p>659266.072628603</text:p>
              </table:table-cell>
              <table:table-cell office:value-type="float" office:value="129000">
                <text:p>129000</text:p>
              </table:table-cell>
              <table:table-cell office:value-type="float" office:value="16641000000">
                <text:p>1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681472.268248622">
                <text:p>681472.268248622</text:p>
              </table:table-cell>
              <table:table-cell office:value-type="float" office:value="133000">
                <text:p>133000</text:p>
              </table:table-cell>
              <table:table-cell office:value-type="float" office:value="17689000000">
                <text:p>1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703730.717700428">
                <text:p>703730.717700428</text:p>
              </table:table-cell>
              <table:table-cell office:value-type="float" office:value="137000">
                <text:p>137000</text:p>
              </table:table-cell>
              <table:table-cell office:value-type="float" office:value="18769000000">
                <text:p>1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726039.894884409">
                <text:p>726039.894884409</text:p>
              </table:table-cell>
              <table:table-cell office:value-type="float" office:value="141000">
                <text:p>141000</text:p>
              </table:table-cell>
              <table:table-cell office:value-type="float" office:value="19881000000">
                <text:p>1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48398.360324071">
                <text:p>748398.360324071</text:p>
              </table:table-cell>
              <table:table-cell office:value-type="float" office:value="145000">
                <text:p>145000</text:p>
              </table:table-cell>
              <table:table-cell office:value-type="float" office:value="21025000000">
                <text:p>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770804.753993429">
                <text:p>770804.753993429</text:p>
              </table:table-cell>
              <table:table-cell office:value-type="float" office:value="149000">
                <text:p>149000</text:p>
              </table:table-cell>
              <table:table-cell office:value-type="float" office:value="22201000000">
                <text:p>2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793257.788915093">
                <text:p>793257.788915093</text:p>
              </table:table-cell>
              <table:table-cell office:value-type="float" office:value="153000">
                <text:p>153000</text:p>
              </table:table-cell>
              <table:table-cell office:value-type="float" office:value="23409000000">
                <text:p>2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815756.24542825">
                <text:p>815756.24542825</text:p>
              </table:table-cell>
              <table:table-cell office:value-type="float" office:value="157000">
                <text:p>157000</text:p>
              </table:table-cell>
              <table:table-cell office:value-type="float" office:value="24649000000">
                <text:p>2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838298.966041128">
                <text:p>838298.966041128</text:p>
              </table:table-cell>
              <table:table-cell office:value-type="float" office:value="161000">
                <text:p>161000</text:p>
              </table:table-cell>
              <table:table-cell office:value-type="float" office:value="25921000000">
                <text:p>2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860884.850795295">
                <text:p>860884.850795295</text:p>
              </table:table-cell>
              <table:table-cell office:value-type="float" office:value="165000">
                <text:p>165000</text:p>
              </table:table-cell>
              <table:table-cell office:value-type="float" office:value="27225000000">
                <text:p>2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883512.853079711">
                <text:p>883512.853079711</text:p>
              </table:table-cell>
              <table:table-cell office:value-type="float" office:value="169000">
                <text:p>169000</text:p>
              </table:table-cell>
              <table:table-cell office:value-type="float" office:value="28561000000">
                <text:p>2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906181.975841281">
                <text:p>906181.975841281</text:p>
              </table:table-cell>
              <table:table-cell office:value-type="float" office:value="173000">
                <text:p>173000</text:p>
              </table:table-cell>
              <table:table-cell office:value-type="float" office:value="29929000000">
                <text:p>2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928891.26814604">
                <text:p>928891.26814604</text:p>
              </table:table-cell>
              <table:table-cell office:value-type="float" office:value="177000">
                <text:p>177000</text:p>
              </table:table-cell>
              <table:table-cell office:value-type="float" office:value="31329000000">
                <text:p>3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951639.822051322">
                <text:p>951639.822051322</text:p>
              </table:table-cell>
              <table:table-cell office:value-type="float" office:value="181000">
                <text:p>181000</text:p>
              </table:table-cell>
              <table:table-cell office:value-type="float" office:value="32761000000">
                <text:p>3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974426.769754558">
                <text:p>974426.769754558</text:p>
              </table:table-cell>
              <table:table-cell office:value-type="float" office:value="185000">
                <text:p>185000</text:p>
              </table:table-cell>
              <table:table-cell office:value-type="float" office:value="34225000000">
                <text:p>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997251.280988743">
                <text:p>997251.280988743</text:p>
              </table:table-cell>
              <table:table-cell office:value-type="float" office:value="189000">
                <text:p>189000</text:p>
              </table:table-cell>
              <table:table-cell office:value-type="float" office:value="35721000000">
                <text:p>3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020112.5606385">
                <text:p>1020112.5606385</text:p>
              </table:table-cell>
              <table:table-cell office:value-type="float" office:value="193000">
                <text:p>193000</text:p>
              </table:table-cell>
              <table:table-cell office:value-type="float" office:value="37249000000">
                <text:p>3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043009.84655383">
                <text:p>1043009.84655383</text:p>
              </table:table-cell>
              <table:table-cell office:value-type="float" office:value="197000">
                <text:p>197000</text:p>
              </table:table-cell>
              <table:table-cell office:value-type="float" office:value="38809000000">
                <text:p>3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1065942.40754152">
                <text:p>1065942.40754152</text:p>
              </table:table-cell>
              <table:table-cell office:value-type="float" office:value="201000">
                <text:p>201000</text:p>
              </table:table-cell>
              <table:table-cell office:value-type="float" office:value="40401000000">
                <text:p>4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088909.54151643">
                <text:p>1088909.54151643</text:p>
              </table:table-cell>
              <table:table-cell office:value-type="float" office:value="205000">
                <text:p>205000</text:p>
              </table:table-cell>
              <table:table-cell office:value-type="float" office:value="42025000000">
                <text:p>4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1111910.57379721">
                <text:p>1111910.57379721</text:p>
              </table:table-cell>
              <table:table-cell office:value-type="float" office:value="209000">
                <text:p>209000</text:p>
              </table:table-cell>
              <table:table-cell office:value-type="float" office:value="43681000000">
                <text:p>4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1134944.85553245">
                <text:p>1134944.85553245</text:p>
              </table:table-cell>
              <table:table-cell office:value-type="float" office:value="213000">
                <text:p>213000</text:p>
              </table:table-cell>
              <table:table-cell office:value-type="float" office:value="45369000000">
                <text:p>4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1158011.76224513">
                <text:p>1158011.76224513</text:p>
              </table:table-cell>
              <table:table-cell office:value-type="float" office:value="217000">
                <text:p>217000</text:p>
              </table:table-cell>
              <table:table-cell office:value-type="float" office:value="47089000000">
                <text:p>4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1181110.69248441">
                <text:p>1181110.69248441</text:p>
              </table:table-cell>
              <table:table-cell office:value-type="float" office:value="221000">
                <text:p>221000</text:p>
              </table:table-cell>
              <table:table-cell office:value-type="float" office:value="48841000000">
                <text:p>4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204241.06657506">
                <text:p>1204241.06657506</text:p>
              </table:table-cell>
              <table:table-cell office:value-type="float" office:value="225000">
                <text:p>225000</text:p>
              </table:table-cell>
              <table:table-cell office:value-type="float" office:value="50625000000">
                <text:p>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1227402.32545583">
                <text:p>1227402.32545583</text:p>
              </table:table-cell>
              <table:table-cell office:value-type="float" office:value="229000">
                <text:p>229000</text:p>
              </table:table-cell>
              <table:table-cell office:value-type="float" office:value="52441000000">
                <text:p>5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1250593.92959906">
                <text:p>1250593.92959906</text:p>
              </table:table-cell>
              <table:table-cell office:value-type="float" office:value="233000">
                <text:p>233000</text:p>
              </table:table-cell>
              <table:table-cell office:value-type="float" office:value="54289000000">
                <text:p>5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1273815.35800439">
                <text:p>1273815.35800439</text:p>
              </table:table-cell>
              <table:table-cell office:value-type="float" office:value="237000">
                <text:p>237000</text:p>
              </table:table-cell>
              <table:table-cell office:value-type="float" office:value="56169000000">
                <text:p>5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1297066.10726054">
                <text:p>1297066.10726054</text:p>
              </table:table-cell>
              <table:table-cell office:value-type="float" office:value="241000">
                <text:p>241000</text:p>
              </table:table-cell>
              <table:table-cell office:value-type="float" office:value="58081000000">
                <text:p>5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1320345.69066931">
                <text:p>1320345.69066931</text:p>
              </table:table-cell>
              <table:table-cell office:value-type="float" office:value="245000">
                <text:p>245000</text:p>
              </table:table-cell>
              <table:table-cell office:value-type="float" office:value="60025000000">
                <text:p>6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1343653.63742684">
                <text:p>1343653.63742684</text:p>
              </table:table-cell>
              <table:table-cell office:value-type="float" office:value="249000">
                <text:p>249000</text:p>
              </table:table-cell>
              <table:table-cell office:value-type="float" office:value="62001000000">
                <text:p>6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1366989.49185748">
                <text:p>1366989.49185748</text:p>
              </table:table-cell>
              <table:table-cell office:value-type="float" office:value="253000">
                <text:p>253000</text:p>
              </table:table-cell>
              <table:table-cell office:value-type="float" office:value="64009000000">
                <text:p>6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1390352.81269614">
                <text:p>1390352.81269614</text:p>
              </table:table-cell>
              <table:table-cell office:value-type="float" office:value="257000">
                <text:p>257000</text:p>
              </table:table-cell>
              <table:table-cell office:value-type="float" office:value="66049000000">
                <text:p>6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1413743.17241529">
                <text:p>1413743.17241529</text:p>
              </table:table-cell>
              <table:table-cell office:value-type="float" office:value="261000">
                <text:p>261000</text:p>
              </table:table-cell>
              <table:table-cell office:value-type="float" office:value="68121000000">
                <text:p>6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1437160.15659325">
                <text:p>1437160.15659325</text:p>
              </table:table-cell>
              <table:table-cell office:value-type="float" office:value="265000">
                <text:p>265000</text:p>
              </table:table-cell>
              <table:table-cell office:value-type="float" office:value="70225000000">
                <text:p>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1460603.36332065">
                <text:p>1460603.36332065</text:p>
              </table:table-cell>
              <table:table-cell office:value-type="float" office:value="269000">
                <text:p>269000</text:p>
              </table:table-cell>
              <table:table-cell office:value-type="float" office:value="72361000000">
                <text:p>7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1484072.40264213">
                <text:p>1484072.40264213</text:p>
              </table:table-cell>
              <table:table-cell office:value-type="float" office:value="273000">
                <text:p>273000</text:p>
              </table:table-cell>
              <table:table-cell office:value-type="float" office:value="74529000000">
                <text:p>7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1507566.89603085">
                <text:p>1507566.89603085</text:p>
              </table:table-cell>
              <table:table-cell office:value-type="float" office:value="277000">
                <text:p>277000</text:p>
              </table:table-cell>
              <table:table-cell office:value-type="float" office:value="76729000000">
                <text:p>7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1531086.47589333">
                <text:p>1531086.47589333</text:p>
              </table:table-cell>
              <table:table-cell office:value-type="float" office:value="281000">
                <text:p>281000</text:p>
              </table:table-cell>
              <table:table-cell office:value-type="float" office:value="78961000000">
                <text:p>7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554630.78510243">
                <text:p>1554630.78510243</text:p>
              </table:table-cell>
              <table:table-cell office:value-type="float" office:value="285000">
                <text:p>285000</text:p>
              </table:table-cell>
              <table:table-cell office:value-type="float" office:value="81225000000">
                <text:p>8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1578199.47655664">
                <text:p>1578199.47655664</text:p>
              </table:table-cell>
              <table:table-cell office:value-type="float" office:value="289000">
                <text:p>289000</text:p>
              </table:table-cell>
              <table:table-cell office:value-type="float" office:value="83521000000">
                <text:p>8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1601792.21276375">
                <text:p>1601792.21276375</text:p>
              </table:table-cell>
              <table:table-cell office:value-type="float" office:value="293000">
                <text:p>293000</text:p>
              </table:table-cell>
              <table:table-cell office:value-type="float" office:value="85849000000">
                <text:p>8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1625408.66544721">
                <text:p>1625408.66544721</text:p>
              </table:table-cell>
              <table:table-cell office:value-type="float" office:value="297000">
                <text:p>297000</text:p>
              </table:table-cell>
              <table:table-cell office:value-type="float" office:value="88209000000">
                <text:p>8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1649048.51517375">
                <text:p>1649048.51517375</text:p>
              </table:table-cell>
              <table:table-cell office:value-type="float" office:value="301000">
                <text:p>301000</text:p>
              </table:table-cell>
              <table:table-cell office:value-type="float" office:value="90601000000">
                <text:p>9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1672711.45100077">
                <text:p>1672711.45100077</text:p>
              </table:table-cell>
              <table:table-cell office:value-type="float" office:value="305000">
                <text:p>305000</text:p>
              </table:table-cell>
              <table:table-cell office:value-type="float" office:value="93025000000">
                <text:p>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1696397.17014227">
                <text:p>1696397.17014227</text:p>
              </table:table-cell>
              <table:table-cell office:value-type="float" office:value="309000">
                <text:p>309000</text:p>
              </table:table-cell>
              <table:table-cell office:value-type="float" office:value="95481000000">
                <text:p>9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1720105.37765204">
                <text:p>1720105.37765204</text:p>
              </table:table-cell>
              <table:table-cell office:value-type="float" office:value="313000">
                <text:p>313000</text:p>
              </table:table-cell>
              <table:table-cell office:value-type="float" office:value="97969000000">
                <text:p>9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1743835.78612303">
                <text:p>1743835.78612303</text:p>
              </table:table-cell>
              <table:table-cell office:value-type="float" office:value="317000">
                <text:p>317000</text:p>
              </table:table-cell>
              <table:table-cell office:value-type="float" office:value="100489000000">
                <text:p>10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1767588.11540196">
                <text:p>1767588.11540196</text:p>
              </table:table-cell>
              <table:table-cell office:value-type="float" office:value="321000">
                <text:p>321000</text:p>
              </table:table-cell>
              <table:table-cell office:value-type="float" office:value="103041000000">
                <text:p>10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1791362.09231813">
                <text:p>1791362.09231813</text:p>
              </table:table-cell>
              <table:table-cell office:value-type="float" office:value="325000">
                <text:p>325000</text:p>
              </table:table-cell>
              <table:table-cell office:value-type="float" office:value="105625000000">
                <text:p>10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1815157.45042554">
                <text:p>1815157.45042554</text:p>
              </table:table-cell>
              <table:table-cell office:value-type="float" office:value="329000">
                <text:p>329000</text:p>
              </table:table-cell>
              <table:table-cell office:value-type="float" office:value="108241000000">
                <text:p>10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1838973.9297576">
                <text:p>1838973.9297576</text:p>
              </table:table-cell>
              <table:table-cell office:value-type="float" office:value="333000">
                <text:p>333000</text:p>
              </table:table-cell>
              <table:table-cell office:value-type="float" office:value="110889000000">
                <text:p>11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1862811.27659364">
                <text:p>1862811.27659364</text:p>
              </table:table-cell>
              <table:table-cell office:value-type="float" office:value="337000">
                <text:p>337000</text:p>
              </table:table-cell>
              <table:table-cell office:value-type="float" office:value="113569000000">
                <text:p>11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1886669.24323644">
                <text:p>1886669.24323644</text:p>
              </table:table-cell>
              <table:table-cell office:value-type="float" office:value="341000">
                <text:p>341000</text:p>
              </table:table-cell>
              <table:table-cell office:value-type="float" office:value="116281000000">
                <text:p>11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1910547.58780028">
                <text:p>1910547.58780028</text:p>
              </table:table-cell>
              <table:table-cell office:value-type="float" office:value="345000">
                <text:p>345000</text:p>
              </table:table-cell>
              <table:table-cell office:value-type="float" office:value="119025000000">
                <text:p>1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1934446.07400875">
                <text:p>1934446.07400875</text:p>
              </table:table-cell>
              <table:table-cell office:value-type="float" office:value="349000">
                <text:p>349000</text:p>
              </table:table-cell>
              <table:table-cell office:value-type="float" office:value="121801000000">
                <text:p>12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1958364.4710019">
                <text:p>1958364.4710019</text:p>
              </table:table-cell>
              <table:table-cell office:value-type="float" office:value="353000">
                <text:p>353000</text:p>
              </table:table-cell>
              <table:table-cell office:value-type="float" office:value="124609000000">
                <text:p>12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1982302.55315205">
                <text:p>1982302.55315205</text:p>
              </table:table-cell>
              <table:table-cell office:value-type="float" office:value="357000">
                <text:p>357000</text:p>
              </table:table-cell>
              <table:table-cell office:value-type="float" office:value="127449000000">
                <text:p>12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2006260.09988794">
                <text:p>2006260.09988794</text:p>
              </table:table-cell>
              <table:table-cell office:value-type="float" office:value="361000">
                <text:p>361000</text:p>
              </table:table-cell>
              <table:table-cell office:value-type="float" office:value="130321000000">
                <text:p>13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2030236.89552661">
                <text:p>2030236.89552661</text:p>
              </table:table-cell>
              <table:table-cell office:value-type="float" office:value="365000">
                <text:p>365000</text:p>
              </table:table-cell>
              <table:table-cell office:value-type="float" office:value="133225000000">
                <text:p>13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2054232.72911269">
                <text:p>2054232.72911269</text:p>
              </table:table-cell>
              <table:table-cell office:value-type="float" office:value="369000">
                <text:p>369000</text:p>
              </table:table-cell>
              <table:table-cell office:value-type="float" office:value="136161000000">
                <text:p>13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2078247.39426464">
                <text:p>2078247.39426464</text:p>
              </table:table-cell>
              <table:table-cell office:value-type="float" office:value="373000">
                <text:p>373000</text:p>
              </table:table-cell>
              <table:table-cell office:value-type="float" office:value="139129000000">
                <text:p>13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2102280.68902758">
                <text:p>2102280.68902758</text:p>
              </table:table-cell>
              <table:table-cell office:value-type="float" office:value="377000">
                <text:p>377000</text:p>
              </table:table-cell>
              <table:table-cell office:value-type="float" office:value="142129000000">
                <text:p>14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2126332.41573241">
                <text:p>2126332.41573241</text:p>
              </table:table-cell>
              <table:table-cell office:value-type="float" office:value="381000">
                <text:p>381000</text:p>
              </table:table-cell>
              <table:table-cell office:value-type="float" office:value="145161000000">
                <text:p>14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2150402.38086077">
                <text:p>2150402.38086077</text:p>
              </table:table-cell>
              <table:table-cell office:value-type="float" office:value="385000">
                <text:p>385000</text:p>
              </table:table-cell>
              <table:table-cell office:value-type="float" office:value="148225000000">
                <text:p>1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2174490.3949157">
                <text:p>2174490.3949157</text:p>
              </table:table-cell>
              <table:table-cell office:value-type="float" office:value="389000">
                <text:p>389000</text:p>
              </table:table-cell>
              <table:table-cell office:value-type="float" office:value="151321000000">
                <text:p>15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2198596.27229754">
                <text:p>2198596.27229754</text:p>
              </table:table-cell>
              <table:table-cell office:value-type="float" office:value="393000">
                <text:p>393000</text:p>
              </table:table-cell>
              <table:table-cell office:value-type="float" office:value="154449000000">
                <text:p>15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2222719.83118496">
                <text:p>2222719.83118496</text:p>
              </table:table-cell>
              <table:table-cell office:value-type="float" office:value="397000">
                <text:p>397000</text:p>
              </table:table-cell>
              <table:table-cell office:value-type="float" office:value="157609000000">
                <text:p>15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2246860.89342069">
                <text:p>2246860.89342069</text:p>
              </table:table-cell>
              <table:table-cell office:value-type="float" office:value="401000">
                <text:p>401000</text:p>
              </table:table-cell>
              <table:table-cell office:value-type="float" office:value="160801000000">
                <text:p>16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2271019.28440194">
                <text:p>2271019.28440194</text:p>
              </table:table-cell>
              <table:table-cell office:value-type="float" office:value="405000">
                <text:p>405000</text:p>
              </table:table-cell>
              <table:table-cell office:value-type="float" office:value="164025000000">
                <text:p>16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2295194.832975">
                <text:p>2295194.832975</text:p>
              </table:table-cell>
              <table:table-cell office:value-type="float" office:value="409000">
                <text:p>409000</text:p>
              </table:table-cell>
              <table:table-cell office:value-type="float" office:value="167281000000">
                <text:p>16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2319387.37133409">
                <text:p>2319387.37133409</text:p>
              </table:table-cell>
              <table:table-cell office:value-type="float" office:value="413000">
                <text:p>413000</text:p>
              </table:table-cell>
              <table:table-cell office:value-type="float" office:value="170569000000">
                <text:p>17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2343596.73492406">
                <text:p>2343596.73492406</text:p>
              </table:table-cell>
              <table:table-cell office:value-type="float" office:value="417000">
                <text:p>417000</text:p>
              </table:table-cell>
              <table:table-cell office:value-type="float" office:value="173889000000">
                <text:p>17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2367822.76234682">
                <text:p>2367822.76234682</text:p>
              </table:table-cell>
              <table:table-cell office:value-type="float" office:value="421000">
                <text:p>421000</text:p>
              </table:table-cell>
              <table:table-cell office:value-type="float" office:value="177241000000">
                <text:p>17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2392065.29527138">
                <text:p>2392065.29527138</text:p>
              </table:table-cell>
              <table:table-cell office:value-type="float" office:value="425000">
                <text:p>425000</text:p>
              </table:table-cell>
              <table:table-cell office:value-type="float" office:value="180625000000">
                <text:p>1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2416324.17834725">
                <text:p>2416324.17834725</text:p>
              </table:table-cell>
              <table:table-cell office:value-type="float" office:value="429000">
                <text:p>429000</text:p>
              </table:table-cell>
              <table:table-cell office:value-type="float" office:value="184041000000">
                <text:p>18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2440599.25912101">
                <text:p>2440599.25912101</text:p>
              </table:table-cell>
              <table:table-cell office:value-type="float" office:value="433000">
                <text:p>433000</text:p>
              </table:table-cell>
              <table:table-cell office:value-type="float" office:value="187489000000">
                <text:p>18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2464890.38795607">
                <text:p>2464890.38795607</text:p>
              </table:table-cell>
              <table:table-cell office:value-type="float" office:value="437000">
                <text:p>437000</text:p>
              </table:table-cell>
              <table:table-cell office:value-type="float" office:value="190969000000">
                <text:p>19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2489197.41795532">
                <text:p>2489197.41795532</text:p>
              </table:table-cell>
              <table:table-cell office:value-type="float" office:value="441000">
                <text:p>441000</text:p>
              </table:table-cell>
              <table:table-cell office:value-type="float" office:value="194481000000">
                <text:p>19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2513520.20488651">
                <text:p>2513520.20488651</text:p>
              </table:table-cell>
              <table:table-cell office:value-type="float" office:value="445000">
                <text:p>445000</text:p>
              </table:table-cell>
              <table:table-cell office:value-type="float" office:value="198025000000">
                <text:p>19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2537858.60711049">
                <text:p>2537858.60711049</text:p>
              </table:table-cell>
              <table:table-cell office:value-type="float" office:value="449000">
                <text:p>449000</text:p>
              </table:table-cell>
              <table:table-cell office:value-type="float" office:value="201601000000">
                <text:p>20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2562212.48551181">
                <text:p>2562212.48551181</text:p>
              </table:table-cell>
              <table:table-cell office:value-type="float" office:value="453000">
                <text:p>453000</text:p>
              </table:table-cell>
              <table:table-cell office:value-type="float" office:value="205209000000">
                <text:p>20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2586581.70343192">
                <text:p>2586581.70343192</text:p>
              </table:table-cell>
              <table:table-cell office:value-type="float" office:value="457000">
                <text:p>457000</text:p>
              </table:table-cell>
              <table:table-cell office:value-type="float" office:value="208849000000">
                <text:p>20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2610966.12660463">
                <text:p>2610966.12660463</text:p>
              </table:table-cell>
              <table:table-cell office:value-type="float" office:value="461000">
                <text:p>461000</text:p>
              </table:table-cell>
              <table:table-cell office:value-type="float" office:value="212521000000">
                <text:p>21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2635365.62309383">
                <text:p>2635365.62309383</text:p>
              </table:table-cell>
              <table:table-cell office:value-type="float" office:value="465000">
                <text:p>465000</text:p>
              </table:table-cell>
              <table:table-cell office:value-type="float" office:value="216225000000">
                <text:p>2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2659780.06323337">
                <text:p>2659780.06323337</text:p>
              </table:table-cell>
              <table:table-cell office:value-type="float" office:value="469000">
                <text:p>469000</text:p>
              </table:table-cell>
              <table:table-cell office:value-type="float" office:value="219961000000">
                <text:p>21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2684209.31956898">
                <text:p>2684209.31956898</text:p>
              </table:table-cell>
              <table:table-cell office:value-type="float" office:value="473000">
                <text:p>473000</text:p>
              </table:table-cell>
              <table:table-cell office:value-type="float" office:value="223729000000">
                <text:p>22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2708653.26680213">
                <text:p>2708653.26680213</text:p>
              </table:table-cell>
              <table:table-cell office:value-type="float" office:value="477000">
                <text:p>477000</text:p>
              </table:table-cell>
              <table:table-cell office:value-type="float" office:value="227529000000">
                <text:p>22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2733111.78173581">
                <text:p>2733111.78173581</text:p>
              </table:table-cell>
              <table:table-cell office:value-type="float" office:value="481000">
                <text:p>481000</text:p>
              </table:table-cell>
              <table:table-cell office:value-type="float" office:value="231361000000">
                <text:p>23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2757584.7432221">
                <text:p>2757584.7432221</text:p>
              </table:table-cell>
              <table:table-cell office:value-type="float" office:value="485000">
                <text:p>485000</text:p>
              </table:table-cell>
              <table:table-cell office:value-type="float" office:value="235225000000">
                <text:p>23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2782072.03211145">
                <text:p>2782072.03211145</text:p>
              </table:table-cell>
              <table:table-cell office:value-type="float" office:value="489000">
                <text:p>489000</text:p>
              </table:table-cell>
              <table:table-cell office:value-type="float" office:value="239121000000">
                <text:p>23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2806573.53120367">
                <text:p>2806573.53120367</text:p>
              </table:table-cell>
              <table:table-cell office:value-type="float" office:value="493000">
                <text:p>493000</text:p>
              </table:table-cell>
              <table:table-cell office:value-type="float" office:value="243049000000">
                <text:p>24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2831089.12520047">
                <text:p>2831089.12520047</text:p>
              </table:table-cell>
              <table:table-cell office:value-type="float" office:value="497000">
                <text:p>497000</text:p>
              </table:table-cell>
              <table:table-cell office:value-type="float" office:value="247009000000">
                <text:p>24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2855618.70065949">
                <text:p>2855618.70065949</text:p>
              </table:table-cell>
              <table:table-cell office:value-type="float" office:value="501000">
                <text:p>501000</text:p>
              </table:table-cell>
              <table:table-cell office:value-type="float" office:value="251001000000">
                <text:p>25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2880162.14594992">
                <text:p>2880162.14594992</text:p>
              </table:table-cell>
              <table:table-cell office:value-type="float" office:value="505000">
                <text:p>505000</text:p>
              </table:table-cell>
              <table:table-cell office:value-type="float" office:value="255025000000">
                <text:p>2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2904719.35120941">
                <text:p>2904719.35120941</text:p>
              </table:table-cell>
              <table:table-cell office:value-type="float" office:value="509000">
                <text:p>509000</text:p>
              </table:table-cell>
              <table:table-cell office:value-type="float" office:value="259081000000">
                <text:p>25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2929290.20830236">
                <text:p>2929290.20830236</text:p>
              </table:table-cell>
              <table:table-cell office:value-type="float" office:value="513000">
                <text:p>513000</text:p>
              </table:table-cell>
              <table:table-cell office:value-type="float" office:value="263169000000">
                <text:p>26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2953874.61077957">
                <text:p>2953874.61077957</text:p>
              </table:table-cell>
              <table:table-cell office:value-type="float" office:value="517000">
                <text:p>517000</text:p>
              </table:table-cell>
              <table:table-cell office:value-type="float" office:value="267289000000">
                <text:p>26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2978472.45383905">
                <text:p>2978472.45383905</text:p>
              </table:table-cell>
              <table:table-cell office:value-type="float" office:value="521000">
                <text:p>521000</text:p>
              </table:table-cell>
              <table:table-cell office:value-type="float" office:value="271441000000">
                <text:p>27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3003083.63428813">
                <text:p>3003083.63428813</text:p>
              </table:table-cell>
              <table:table-cell office:value-type="float" office:value="525000">
                <text:p>525000</text:p>
              </table:table-cell>
              <table:table-cell office:value-type="float" office:value="275625000000">
                <text:p>27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3027708.05050661">
                <text:p>3027708.05050661</text:p>
              </table:table-cell>
              <table:table-cell office:value-type="float" office:value="529000">
                <text:p>529000</text:p>
              </table:table-cell>
              <table:table-cell office:value-type="float" office:value="279841000000">
                <text:p>27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3052345.60241116">
                <text:p>3052345.60241116</text:p>
              </table:table-cell>
              <table:table-cell office:value-type="float" office:value="533000">
                <text:p>533000</text:p>
              </table:table-cell>
              <table:table-cell office:value-type="float" office:value="284089000000">
                <text:p>28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3076996.19142066">
                <text:p>3076996.19142066</text:p>
              </table:table-cell>
              <table:table-cell office:value-type="float" office:value="537000">
                <text:p>537000</text:p>
              </table:table-cell>
              <table:table-cell office:value-type="float" office:value="288369000000">
                <text:p>28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3101659.72042265">
                <text:p>3101659.72042265</text:p>
              </table:table-cell>
              <table:table-cell office:value-type="float" office:value="541000">
                <text:p>541000</text:p>
              </table:table-cell>
              <table:table-cell office:value-type="float" office:value="292681000000">
                <text:p>29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3126336.09374077">
                <text:p>3126336.09374077</text:p>
              </table:table-cell>
              <table:table-cell office:value-type="float" office:value="545000">
                <text:p>545000</text:p>
              </table:table-cell>
              <table:table-cell office:value-type="float" office:value="297025000000">
                <text:p>2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3151025.2171031">
                <text:p>3151025.2171031</text:p>
              </table:table-cell>
              <table:table-cell office:value-type="float" office:value="549000">
                <text:p>549000</text:p>
              </table:table-cell>
              <table:table-cell office:value-type="float" office:value="301401000000">
                <text:p>30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3175726.9976115">
                <text:p>3175726.9976115</text:p>
              </table:table-cell>
              <table:table-cell office:value-type="float" office:value="553000">
                <text:p>553000</text:p>
              </table:table-cell>
              <table:table-cell office:value-type="float" office:value="305809000000">
                <text:p>30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3200441.34371177">
                <text:p>3200441.34371177</text:p>
              </table:table-cell>
              <table:table-cell office:value-type="float" office:value="557000">
                <text:p>557000</text:p>
              </table:table-cell>
              <table:table-cell office:value-type="float" office:value="310249000000">
                <text:p>31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3225168.16516471">
                <text:p>3225168.16516471</text:p>
              </table:table-cell>
              <table:table-cell office:value-type="float" office:value="561000">
                <text:p>561000</text:p>
              </table:table-cell>
              <table:table-cell office:value-type="float" office:value="314721000000">
                <text:p>31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3249907.37301798">
                <text:p>3249907.37301798</text:p>
              </table:table-cell>
              <table:table-cell office:value-type="float" office:value="565000">
                <text:p>565000</text:p>
              </table:table-cell>
              <table:table-cell office:value-type="float" office:value="319225000000">
                <text:p>31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3274658.8795788">
                <text:p>3274658.8795788</text:p>
              </table:table-cell>
              <table:table-cell office:value-type="float" office:value="569000">
                <text:p>569000</text:p>
              </table:table-cell>
              <table:table-cell office:value-type="float" office:value="323761000000">
                <text:p>32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3299422.59838731">
                <text:p>3299422.59838731</text:p>
              </table:table-cell>
              <table:table-cell office:value-type="float" office:value="573000">
                <text:p>573000</text:p>
              </table:table-cell>
              <table:table-cell office:value-type="float" office:value="328329000000">
                <text:p>32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3324198.44419086">
                <text:p>3324198.44419086</text:p>
              </table:table-cell>
              <table:table-cell office:value-type="float" office:value="577000">
                <text:p>577000</text:p>
              </table:table-cell>
              <table:table-cell office:value-type="float" office:value="332929000000">
                <text:p>33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3348986.33291878">
                <text:p>3348986.33291878</text:p>
              </table:table-cell>
              <table:table-cell office:value-type="float" office:value="581000">
                <text:p>581000</text:p>
              </table:table-cell>
              <table:table-cell office:value-type="float" office:value="337561000000">
                <text:p>33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3373786.18165807">
                <text:p>3373786.18165807</text:p>
              </table:table-cell>
              <table:table-cell office:value-type="float" office:value="585000">
                <text:p>585000</text:p>
              </table:table-cell>
              <table:table-cell office:value-type="float" office:value="342225000000">
                <text:p>3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3398597.9086296">
                <text:p>3398597.9086296</text:p>
              </table:table-cell>
              <table:table-cell office:value-type="float" office:value="589000">
                <text:p>589000</text:p>
              </table:table-cell>
              <table:table-cell office:value-type="float" office:value="346921000000">
                <text:p>34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3423421.43316501">
                <text:p>3423421.43316501</text:p>
              </table:table-cell>
              <table:table-cell office:value-type="float" office:value="593000">
                <text:p>593000</text:p>
              </table:table-cell>
              <table:table-cell office:value-type="float" office:value="351649000000">
                <text:p>35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3448256.67568423">
                <text:p>3448256.67568423</text:p>
              </table:table-cell>
              <table:table-cell office:value-type="float" office:value="597000">
                <text:p>597000</text:p>
              </table:table-cell>
              <table:table-cell office:value-type="float" office:value="356409000000">
                <text:p>35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3473103.55767365">
                <text:p>3473103.55767365</text:p>
              </table:table-cell>
              <table:table-cell office:value-type="float" office:value="601000">
                <text:p>601000</text:p>
              </table:table-cell>
              <table:table-cell office:value-type="float" office:value="361201000000">
                <text:p>36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3497962.00166474">
                <text:p>3497962.00166474</text:p>
              </table:table-cell>
              <table:table-cell office:value-type="float" office:value="605000">
                <text:p>605000</text:p>
              </table:table-cell>
              <table:table-cell office:value-type="float" office:value="366025000000">
                <text:p>36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3522831.93121342">
                <text:p>3522831.93121342</text:p>
              </table:table-cell>
              <table:table-cell office:value-type="float" office:value="609000">
                <text:p>609000</text:p>
              </table:table-cell>
              <table:table-cell office:value-type="float" office:value="370881000000">
                <text:p>37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3547713.27087979">
                <text:p>3547713.27087979</text:p>
              </table:table-cell>
              <table:table-cell office:value-type="float" office:value="613000">
                <text:p>613000</text:p>
              </table:table-cell>
              <table:table-cell office:value-type="float" office:value="375769000000">
                <text:p>37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3572605.94620851">
                <text:p>3572605.94620851</text:p>
              </table:table-cell>
              <table:table-cell office:value-type="float" office:value="617000">
                <text:p>617000</text:p>
              </table:table-cell>
              <table:table-cell office:value-type="float" office:value="380689000000">
                <text:p>38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3597509.88370966">
                <text:p>3597509.88370966</text:p>
              </table:table-cell>
              <table:table-cell office:value-type="float" office:value="621000">
                <text:p>621000</text:p>
              </table:table-cell>
              <table:table-cell office:value-type="float" office:value="385641000000">
                <text:p>38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3622425.01084005">
                <text:p>3622425.01084005</text:p>
              </table:table-cell>
              <table:table-cell office:value-type="float" office:value="625000">
                <text:p>625000</text:p>
              </table:table-cell>
              <table:table-cell office:value-type="float" office:value="390625000000">
                <text:p>39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3647351.25598507">
                <text:p>3647351.25598507</text:p>
              </table:table-cell>
              <table:table-cell office:value-type="float" office:value="629000">
                <text:p>629000</text:p>
              </table:table-cell>
              <table:table-cell office:value-type="float" office:value="395641000000">
                <text:p>39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3672288.54844099">
                <text:p>3672288.54844099</text:p>
              </table:table-cell>
              <table:table-cell office:value-type="float" office:value="633000">
                <text:p>633000</text:p>
              </table:table-cell>
              <table:table-cell office:value-type="float" office:value="400689000000">
                <text:p>40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3697236.81839762">
                <text:p>3697236.81839762</text:p>
              </table:table-cell>
              <table:table-cell office:value-type="float" office:value="637000">
                <text:p>637000</text:p>
              </table:table-cell>
              <table:table-cell office:value-type="float" office:value="405769000000">
                <text:p>40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3722195.99692156">
                <text:p>3722195.99692156</text:p>
              </table:table-cell>
              <table:table-cell office:value-type="float" office:value="641000">
                <text:p>641000</text:p>
              </table:table-cell>
              <table:table-cell office:value-type="float" office:value="410881000000">
                <text:p>41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3747166.01593975">
                <text:p>3747166.01593975</text:p>
              </table:table-cell>
              <table:table-cell office:value-type="float" office:value="645000">
                <text:p>645000</text:p>
              </table:table-cell>
              <table:table-cell office:value-type="float" office:value="416025000000">
                <text:p>41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3772146.80822344">
                <text:p>3772146.80822344</text:p>
              </table:table-cell>
              <table:table-cell office:value-type="float" office:value="649000">
                <text:p>649000</text:p>
              </table:table-cell>
              <table:table-cell office:value-type="float" office:value="421201000000">
                <text:p>42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3797138.30737262">
                <text:p>3797138.30737262</text:p>
              </table:table-cell>
              <table:table-cell office:value-type="float" office:value="653000">
                <text:p>653000</text:p>
              </table:table-cell>
              <table:table-cell office:value-type="float" office:value="426409000000">
                <text:p>42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3822140.44780078">
                <text:p>3822140.44780078</text:p>
              </table:table-cell>
              <table:table-cell office:value-type="float" office:value="657000">
                <text:p>657000</text:p>
              </table:table-cell>
              <table:table-cell office:value-type="float" office:value="431649000000">
                <text:p>43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3847153.16472001">
                <text:p>3847153.16472001</text:p>
              </table:table-cell>
              <table:table-cell office:value-type="float" office:value="661000">
                <text:p>661000</text:p>
              </table:table-cell>
              <table:table-cell office:value-type="float" office:value="436921000000">
                <text:p>43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3872176.39412656">
                <text:p>3872176.39412656</text:p>
              </table:table-cell>
              <table:table-cell office:value-type="float" office:value="665000">
                <text:p>665000</text:p>
              </table:table-cell>
              <table:table-cell office:value-type="float" office:value="442225000000">
                <text:p>4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3897210.07278667">
                <text:p>3897210.07278667</text:p>
              </table:table-cell>
              <table:table-cell office:value-type="float" office:value="669000">
                <text:p>669000</text:p>
              </table:table-cell>
              <table:table-cell office:value-type="float" office:value="447561000000">
                <text:p>44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3922254.13822274">
                <text:p>3922254.13822274</text:p>
              </table:table-cell>
              <table:table-cell office:value-type="float" office:value="673000">
                <text:p>673000</text:p>
              </table:table-cell>
              <table:table-cell office:value-type="float" office:value="452929000000">
                <text:p>45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3947308.52869984">
                <text:p>3947308.52869984</text:p>
              </table:table-cell>
              <table:table-cell office:value-type="float" office:value="677000">
                <text:p>677000</text:p>
              </table:table-cell>
              <table:table-cell office:value-type="float" office:value="458329000000">
                <text:p>45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3972373.18321261">
                <text:p>3972373.18321261</text:p>
              </table:table-cell>
              <table:table-cell office:value-type="float" office:value="681000">
                <text:p>681000</text:p>
              </table:table-cell>
              <table:table-cell office:value-type="float" office:value="463761000000">
                <text:p>46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3997448.04147231">
                <text:p>3997448.04147231</text:p>
              </table:table-cell>
              <table:table-cell office:value-type="float" office:value="685000">
                <text:p>685000</text:p>
              </table:table-cell>
              <table:table-cell office:value-type="float" office:value="469225000000">
                <text:p>46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4022533.04389435">
                <text:p>4022533.04389435</text:p>
              </table:table-cell>
              <table:table-cell office:value-type="float" office:value="689000">
                <text:p>689000</text:p>
              </table:table-cell>
              <table:table-cell office:value-type="float" office:value="474721000000">
                <text:p>47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4047628.13158598">
                <text:p>4047628.13158598</text:p>
              </table:table-cell>
              <table:table-cell office:value-type="float" office:value="693000">
                <text:p>693000</text:p>
              </table:table-cell>
              <table:table-cell office:value-type="float" office:value="480249000000">
                <text:p>48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4072733.24633431">
                <text:p>4072733.24633431</text:p>
              </table:table-cell>
              <table:table-cell office:value-type="float" office:value="697000">
                <text:p>697000</text:p>
              </table:table-cell>
              <table:table-cell office:value-type="float" office:value="485809000000">
                <text:p>48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4097848.33059463">
                <text:p>4097848.33059463</text:p>
              </table:table-cell>
              <table:table-cell office:value-type="float" office:value="701000">
                <text:p>701000</text:p>
              </table:table-cell>
              <table:table-cell office:value-type="float" office:value="491401000000">
                <text:p>49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4122973.32747894">
                <text:p>4122973.32747894</text:p>
              </table:table-cell>
              <table:table-cell office:value-type="float" office:value="705000">
                <text:p>705000</text:p>
              </table:table-cell>
              <table:table-cell office:value-type="float" office:value="497025000000">
                <text:p>4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4148108.18074479">
                <text:p>4148108.18074479</text:p>
              </table:table-cell>
              <table:table-cell office:value-type="float" office:value="709000">
                <text:p>709000</text:p>
              </table:table-cell>
              <table:table-cell office:value-type="float" office:value="502681000000">
                <text:p>50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4173252.83478438">
                <text:p>4173252.83478438</text:p>
              </table:table-cell>
              <table:table-cell office:value-type="float" office:value="713000">
                <text:p>713000</text:p>
              </table:table-cell>
              <table:table-cell office:value-type="float" office:value="508369000000">
                <text:p>50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4198407.23461381">
                <text:p>4198407.23461381</text:p>
              </table:table-cell>
              <table:table-cell office:value-type="float" office:value="717000">
                <text:p>717000</text:p>
              </table:table-cell>
              <table:table-cell office:value-type="float" office:value="514089000000">
                <text:p>51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4223571.32586271">
                <text:p>4223571.32586271</text:p>
              </table:table-cell>
              <table:table-cell office:value-type="float" office:value="721000">
                <text:p>721000</text:p>
              </table:table-cell>
              <table:table-cell office:value-type="float" office:value="519841000000">
                <text:p>51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4248745.05476397">
                <text:p>4248745.05476397</text:p>
              </table:table-cell>
              <table:table-cell office:value-type="float" office:value="725000">
                <text:p>725000</text:p>
              </table:table-cell>
              <table:table-cell office:value-type="float" office:value="525625000000">
                <text:p>52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4273928.3681438">
                <text:p>4273928.3681438</text:p>
              </table:table-cell>
              <table:table-cell office:value-type="float" office:value="729000">
                <text:p>729000</text:p>
              </table:table-cell>
              <table:table-cell office:value-type="float" office:value="531441000000">
                <text:p>53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4299121.21341195">
                <text:p>4299121.21341195</text:p>
              </table:table-cell>
              <table:table-cell office:value-type="float" office:value="733000">
                <text:p>733000</text:p>
              </table:table-cell>
              <table:table-cell office:value-type="float" office:value="537289000000">
                <text:p>53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4324323.53855212">
                <text:p>4324323.53855212</text:p>
              </table:table-cell>
              <table:table-cell office:value-type="float" office:value="737000">
                <text:p>737000</text:p>
              </table:table-cell>
              <table:table-cell office:value-type="float" office:value="543169000000">
                <text:p>54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4349535.29211268">
                <text:p>4349535.29211268</text:p>
              </table:table-cell>
              <table:table-cell office:value-type="float" office:value="741000">
                <text:p>741000</text:p>
              </table:table-cell>
              <table:table-cell office:value-type="float" office:value="549081000000">
                <text:p>54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4374756.42319748">
                <text:p>4374756.42319748</text:p>
              </table:table-cell>
              <table:table-cell office:value-type="float" office:value="745000">
                <text:p>745000</text:p>
              </table:table-cell>
              <table:table-cell office:value-type="float" office:value="555025000000">
                <text:p>5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4399986.8814569">
                <text:p>4399986.8814569</text:p>
              </table:table-cell>
              <table:table-cell office:value-type="float" office:value="749000">
                <text:p>749000</text:p>
              </table:table-cell>
              <table:table-cell office:value-type="float" office:value="561001000000">
                <text:p>56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4425226.61707913">
                <text:p>4425226.61707913</text:p>
              </table:table-cell>
              <table:table-cell office:value-type="float" office:value="753000">
                <text:p>753000</text:p>
              </table:table-cell>
              <table:table-cell office:value-type="float" office:value="567009000000">
                <text:p>56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4450475.58078155">
                <text:p>4450475.58078155</text:p>
              </table:table-cell>
              <table:table-cell office:value-type="float" office:value="757000">
                <text:p>757000</text:p>
              </table:table-cell>
              <table:table-cell office:value-type="float" office:value="573049000000">
                <text:p>57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4475733.72380241">
                <text:p>4475733.72380241</text:p>
              </table:table-cell>
              <table:table-cell office:value-type="float" office:value="761000">
                <text:p>761000</text:p>
              </table:table-cell>
              <table:table-cell office:value-type="float" office:value="579121000000">
                <text:p>57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4501000.99789252">
                <text:p>4501000.99789252</text:p>
              </table:table-cell>
              <table:table-cell office:value-type="float" office:value="765000">
                <text:p>765000</text:p>
              </table:table-cell>
              <table:table-cell office:value-type="float" office:value="585225000000">
                <text:p>58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4526277.3553073">
                <text:p>4526277.3553073</text:p>
              </table:table-cell>
              <table:table-cell office:value-type="float" office:value="769000">
                <text:p>769000</text:p>
              </table:table-cell>
              <table:table-cell office:value-type="float" office:value="591361000000">
                <text:p>59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4551562.74879887">
                <text:p>4551562.74879887</text:p>
              </table:table-cell>
              <table:table-cell office:value-type="float" office:value="773000">
                <text:p>773000</text:p>
              </table:table-cell>
              <table:table-cell office:value-type="float" office:value="597529000000">
                <text:p>59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4576857.13160831">
                <text:p>4576857.13160831</text:p>
              </table:table-cell>
              <table:table-cell office:value-type="float" office:value="777000">
                <text:p>777000</text:p>
              </table:table-cell>
              <table:table-cell office:value-type="float" office:value="603729000000">
                <text:p>60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4602160.45745817">
                <text:p>4602160.45745817</text:p>
              </table:table-cell>
              <table:table-cell office:value-type="float" office:value="781000">
                <text:p>781000</text:p>
              </table:table-cell>
              <table:table-cell office:value-type="float" office:value="609961000000">
                <text:p>60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4627472.68054502">
                <text:p>4627472.68054502</text:p>
              </table:table-cell>
              <table:table-cell office:value-type="float" office:value="785000">
                <text:p>785000</text:p>
              </table:table-cell>
              <table:table-cell office:value-type="float" office:value="616225000000">
                <text:p>6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4652793.75553223">
                <text:p>4652793.75553223</text:p>
              </table:table-cell>
              <table:table-cell office:value-type="float" office:value="789000">
                <text:p>789000</text:p>
              </table:table-cell>
              <table:table-cell office:value-type="float" office:value="622521000000">
                <text:p>62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4678123.63754286">
                <text:p>4678123.63754286</text:p>
              </table:table-cell>
              <table:table-cell office:value-type="float" office:value="793000">
                <text:p>793000</text:p>
              </table:table-cell>
              <table:table-cell office:value-type="float" office:value="628849000000">
                <text:p>62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4703462.2821527">
                <text:p>4703462.2821527</text:p>
              </table:table-cell>
              <table:table-cell office:value-type="float" office:value="797000">
                <text:p>797000</text:p>
              </table:table-cell>
              <table:table-cell office:value-type="float" office:value="635209000000">
                <text:p>63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4728809.64538348">
                <text:p>4728809.64538348</text:p>
              </table:table-cell>
              <table:table-cell office:value-type="float" office:value="801000">
                <text:p>801000</text:p>
              </table:table-cell>
              <table:table-cell office:value-type="float" office:value="641601000000">
                <text:p>64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4754165.68369613">
                <text:p>4754165.68369613</text:p>
              </table:table-cell>
              <table:table-cell office:value-type="float" office:value="805000">
                <text:p>805000</text:p>
              </table:table-cell>
              <table:table-cell office:value-type="float" office:value="648025000000">
                <text:p>64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4779530.35398433">
                <text:p>4779530.35398433</text:p>
              </table:table-cell>
              <table:table-cell office:value-type="float" office:value="809000">
                <text:p>809000</text:p>
              </table:table-cell>
              <table:table-cell office:value-type="float" office:value="654481000000">
                <text:p>65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4804903.61356798">
                <text:p>4804903.61356798</text:p>
              </table:table-cell>
              <table:table-cell office:value-type="float" office:value="813000">
                <text:p>813000</text:p>
              </table:table-cell>
              <table:table-cell office:value-type="float" office:value="660969000000">
                <text:p>66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4830285.42018698">
                <text:p>4830285.42018698</text:p>
              </table:table-cell>
              <table:table-cell office:value-type="float" office:value="817000">
                <text:p>817000</text:p>
              </table:table-cell>
              <table:table-cell office:value-type="float" office:value="667489000000">
                <text:p>66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4855675.73199506">
                <text:p>4855675.73199506</text:p>
              </table:table-cell>
              <table:table-cell office:value-type="float" office:value="821000">
                <text:p>821000</text:p>
              </table:table-cell>
              <table:table-cell office:value-type="float" office:value="674041000000">
                <text:p>67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4881074.50755369">
                <text:p>4881074.50755369</text:p>
              </table:table-cell>
              <table:table-cell office:value-type="float" office:value="825000">
                <text:p>825000</text:p>
              </table:table-cell>
              <table:table-cell office:value-type="float" office:value="680625000000">
                <text:p>6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4906481.70582618">
                <text:p>4906481.70582618</text:p>
              </table:table-cell>
              <table:table-cell office:value-type="float" office:value="829000">
                <text:p>829000</text:p>
              </table:table-cell>
              <table:table-cell office:value-type="float" office:value="687241000000">
                <text:p>68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4931897.28617185">
                <text:p>4931897.28617185</text:p>
              </table:table-cell>
              <table:table-cell office:value-type="float" office:value="833000">
                <text:p>833000</text:p>
              </table:table-cell>
              <table:table-cell office:value-type="float" office:value="693889000000">
                <text:p>69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4957321.20834036">
                <text:p>4957321.20834036</text:p>
              </table:table-cell>
              <table:table-cell office:value-type="float" office:value="837000">
                <text:p>837000</text:p>
              </table:table-cell>
              <table:table-cell office:value-type="float" office:value="700569000000">
                <text:p>70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4982753.43246604">
                <text:p>4982753.43246604</text:p>
              </table:table-cell>
              <table:table-cell office:value-type="float" office:value="841000">
                <text:p>841000</text:p>
              </table:table-cell>
              <table:table-cell office:value-type="float" office:value="707281000000">
                <text:p>70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5008193.91906249">
                <text:p>5008193.91906249</text:p>
              </table:table-cell>
              <table:table-cell office:value-type="float" office:value="845000">
                <text:p>845000</text:p>
              </table:table-cell>
              <table:table-cell office:value-type="float" office:value="714025000000">
                <text:p>71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5033642.62901711">
                <text:p>5033642.62901711</text:p>
              </table:table-cell>
              <table:table-cell office:value-type="float" office:value="849000">
                <text:p>849000</text:p>
              </table:table-cell>
              <table:table-cell office:value-type="float" office:value="720801000000">
                <text:p>72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5059099.5235859">
                <text:p>5059099.5235859</text:p>
              </table:table-cell>
              <table:table-cell office:value-type="float" office:value="853000">
                <text:p>853000</text:p>
              </table:table-cell>
              <table:table-cell office:value-type="float" office:value="727609000000">
                <text:p>72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5084564.56438818">
                <text:p>5084564.56438818</text:p>
              </table:table-cell>
              <table:table-cell office:value-type="float" office:value="857000">
                <text:p>857000</text:p>
              </table:table-cell>
              <table:table-cell office:value-type="float" office:value="734449000000">
                <text:p>73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5110037.7134016">
                <text:p>5110037.7134016</text:p>
              </table:table-cell>
              <table:table-cell office:value-type="float" office:value="861000">
                <text:p>861000</text:p>
              </table:table-cell>
              <table:table-cell office:value-type="float" office:value="741321000000">
                <text:p>74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5135518.93295707">
                <text:p>5135518.93295707</text:p>
              </table:table-cell>
              <table:table-cell office:value-type="float" office:value="865000">
                <text:p>865000</text:p>
              </table:table-cell>
              <table:table-cell office:value-type="float" office:value="748225000000">
                <text:p>7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5161008.18573389">
                <text:p>5161008.18573389</text:p>
              </table:table-cell>
              <table:table-cell office:value-type="float" office:value="869000">
                <text:p>869000</text:p>
              </table:table-cell>
              <table:table-cell office:value-type="float" office:value="755161000000">
                <text:p>75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5186505.43475496">
                <text:p>5186505.43475496</text:p>
              </table:table-cell>
              <table:table-cell office:value-type="float" office:value="873000">
                <text:p>873000</text:p>
              </table:table-cell>
              <table:table-cell office:value-type="float" office:value="762129000000">
                <text:p>76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5212010.64338202">
                <text:p>5212010.64338202</text:p>
              </table:table-cell>
              <table:table-cell office:value-type="float" office:value="877000">
                <text:p>877000</text:p>
              </table:table-cell>
              <table:table-cell office:value-type="float" office:value="769129000000">
                <text:p>76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5237523.77531101">
                <text:p>5237523.77531101</text:p>
              </table:table-cell>
              <table:table-cell office:value-type="float" office:value="881000">
                <text:p>881000</text:p>
              </table:table-cell>
              <table:table-cell office:value-type="float" office:value="776161000000">
                <text:p>77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5263044.79456758">
                <text:p>5263044.79456758</text:p>
              </table:table-cell>
              <table:table-cell office:value-type="float" office:value="885000">
                <text:p>885000</text:p>
              </table:table-cell>
              <table:table-cell office:value-type="float" office:value="783225000000">
                <text:p>78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5288573.66550252">
                <text:p>5288573.66550252</text:p>
              </table:table-cell>
              <table:table-cell office:value-type="float" office:value="889000">
                <text:p>889000</text:p>
              </table:table-cell>
              <table:table-cell office:value-type="float" office:value="790321000000">
                <text:p>79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5314110.35278747">
                <text:p>5314110.35278747</text:p>
              </table:table-cell>
              <table:table-cell office:value-type="float" office:value="893000">
                <text:p>893000</text:p>
              </table:table-cell>
              <table:table-cell office:value-type="float" office:value="797449000000">
                <text:p>79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5339654.82141055">
                <text:p>5339654.82141055</text:p>
              </table:table-cell>
              <table:table-cell office:value-type="float" office:value="897000">
                <text:p>897000</text:p>
              </table:table-cell>
              <table:table-cell office:value-type="float" office:value="804609000000">
                <text:p>80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5365207.03667213">
                <text:p>5365207.03667213</text:p>
              </table:table-cell>
              <table:table-cell office:value-type="float" office:value="901000">
                <text:p>901000</text:p>
              </table:table-cell>
              <table:table-cell office:value-type="float" office:value="811801000000">
                <text:p>81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5390766.96418071">
                <text:p>5390766.96418071</text:p>
              </table:table-cell>
              <table:table-cell office:value-type="float" office:value="905000">
                <text:p>905000</text:p>
              </table:table-cell>
              <table:table-cell office:value-type="float" office:value="819025000000">
                <text:p>8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5416334.56984877">
                <text:p>5416334.56984877</text:p>
              </table:table-cell>
              <table:table-cell office:value-type="float" office:value="909000">
                <text:p>909000</text:p>
              </table:table-cell>
              <table:table-cell office:value-type="float" office:value="826281000000">
                <text:p>82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5441909.81988881">
                <text:p>5441909.81988881</text:p>
              </table:table-cell>
              <table:table-cell office:value-type="float" office:value="913000">
                <text:p>913000</text:p>
              </table:table-cell>
              <table:table-cell office:value-type="float" office:value="833569000000">
                <text:p>83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5467492.68080941">
                <text:p>5467492.68080941</text:p>
              </table:table-cell>
              <table:table-cell office:value-type="float" office:value="917000">
                <text:p>917000</text:p>
              </table:table-cell>
              <table:table-cell office:value-type="float" office:value="840889000000">
                <text:p>84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5493083.1194113">
                <text:p>5493083.1194113</text:p>
              </table:table-cell>
              <table:table-cell office:value-type="float" office:value="921000">
                <text:p>921000</text:p>
              </table:table-cell>
              <table:table-cell office:value-type="float" office:value="848241000000">
                <text:p>84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5518681.10278361">
                <text:p>5518681.10278361</text:p>
              </table:table-cell>
              <table:table-cell office:value-type="float" office:value="925000">
                <text:p>925000</text:p>
              </table:table-cell>
              <table:table-cell office:value-type="float" office:value="855625000000">
                <text:p>85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5544286.59830009">
                <text:p>5544286.59830009</text:p>
              </table:table-cell>
              <table:table-cell office:value-type="float" office:value="929000">
                <text:p>929000</text:p>
              </table:table-cell>
              <table:table-cell office:value-type="float" office:value="863041000000">
                <text:p>86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5569899.57361548">
                <text:p>5569899.57361548</text:p>
              </table:table-cell>
              <table:table-cell office:value-type="float" office:value="933000">
                <text:p>933000</text:p>
              </table:table-cell>
              <table:table-cell office:value-type="float" office:value="870489000000">
                <text:p>87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5595519.99666185">
                <text:p>5595519.99666185</text:p>
              </table:table-cell>
              <table:table-cell office:value-type="float" office:value="937000">
                <text:p>937000</text:p>
              </table:table-cell>
              <table:table-cell office:value-type="float" office:value="877969000000">
                <text:p>87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5621147.83564505">
                <text:p>5621147.83564505</text:p>
              </table:table-cell>
              <table:table-cell office:value-type="float" office:value="941000">
                <text:p>941000</text:p>
              </table:table-cell>
              <table:table-cell office:value-type="float" office:value="885481000000">
                <text:p>88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5646783.05904125">
                <text:p>5646783.05904125</text:p>
              </table:table-cell>
              <table:table-cell office:value-type="float" office:value="945000">
                <text:p>945000</text:p>
              </table:table-cell>
              <table:table-cell office:value-type="float" office:value="893025000000">
                <text:p>8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5672425.6355935">
                <text:p>5672425.6355935</text:p>
              </table:table-cell>
              <table:table-cell office:value-type="float" office:value="949000">
                <text:p>949000</text:p>
              </table:table-cell>
              <table:table-cell office:value-type="float" office:value="900601000000">
                <text:p>90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5698075.53430833">
                <text:p>5698075.53430833</text:p>
              </table:table-cell>
              <table:table-cell office:value-type="float" office:value="953000">
                <text:p>953000</text:p>
              </table:table-cell>
              <table:table-cell office:value-type="float" office:value="908209000000">
                <text:p>90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5723732.72445244">
                <text:p>5723732.72445244</text:p>
              </table:table-cell>
              <table:table-cell office:value-type="float" office:value="957000">
                <text:p>957000</text:p>
              </table:table-cell>
              <table:table-cell office:value-type="float" office:value="915849000000">
                <text:p>91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5749397.17554947">
                <text:p>5749397.17554947</text:p>
              </table:table-cell>
              <table:table-cell office:value-type="float" office:value="961000">
                <text:p>961000</text:p>
              </table:table-cell>
              <table:table-cell office:value-type="float" office:value="923521000000">
                <text:p>92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5775068.85737676">
                <text:p>5775068.85737676</text:p>
              </table:table-cell>
              <table:table-cell office:value-type="float" office:value="965000">
                <text:p>965000</text:p>
              </table:table-cell>
              <table:table-cell office:value-type="float" office:value="931225000000">
                <text:p>93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5800747.73996219">
                <text:p>5800747.73996219</text:p>
              </table:table-cell>
              <table:table-cell office:value-type="float" office:value="969000">
                <text:p>969000</text:p>
              </table:table-cell>
              <table:table-cell office:value-type="float" office:value="938961000000">
                <text:p>93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5826433.79358111">
                <text:p>5826433.79358111</text:p>
              </table:table-cell>
              <table:table-cell office:value-type="float" office:value="973000">
                <text:p>973000</text:p>
              </table:table-cell>
              <table:table-cell office:value-type="float" office:value="946729000000">
                <text:p>94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5852126.98875324">
                <text:p>5852126.98875324</text:p>
              </table:table-cell>
              <table:table-cell office:value-type="float" office:value="977000">
                <text:p>977000</text:p>
              </table:table-cell>
              <table:table-cell office:value-type="float" office:value="954529000000">
                <text:p>95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5877827.29623973">
                <text:p>5877827.29623973</text:p>
              </table:table-cell>
              <table:table-cell office:value-type="float" office:value="981000">
                <text:p>981000</text:p>
              </table:table-cell>
              <table:table-cell office:value-type="float" office:value="962361000000">
                <text:p>96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5903534.68704015">
                <text:p>5903534.68704015</text:p>
              </table:table-cell>
              <table:table-cell office:value-type="float" office:value="985000">
                <text:p>985000</text:p>
              </table:table-cell>
              <table:table-cell office:value-type="float" office:value="970225000000">
                <text:p>9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5929249.13238961">
                <text:p>5929249.13238961</text:p>
              </table:table-cell>
              <table:table-cell office:value-type="float" office:value="989000">
                <text:p>989000</text:p>
              </table:table-cell>
              <table:table-cell office:value-type="float" office:value="978121000000">
                <text:p>97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5954970.60375591">
                <text:p>5954970.60375591</text:p>
              </table:table-cell>
              <table:table-cell office:value-type="float" office:value="993000">
                <text:p>993000</text:p>
              </table:table-cell>
              <table:table-cell office:value-type="float" office:value="986049000000">
                <text:p>98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5980699.07283672">
                <text:p>5980699.07283672</text:p>
              </table:table-cell>
              <table:table-cell office:value-type="float" office:value="997000">
                <text:p>997000</text:p>
              </table:table-cell>
              <table:table-cell office:value-type="float" office:value="994009000000">
                <text:p>99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6006434.5115568">
                <text:p>6006434.5115568</text:p>
              </table:table-cell>
              <table:table-cell office:value-type="float" office:value="1001000">
                <text:p>1001000</text:p>
              </table:table-cell>
              <table:table-cell office:value-type="float" office:value="1002001000000">
                <text:p>100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6032176.89206529">
                <text:p>6032176.89206529</text:p>
              </table:table-cell>
              <table:table-cell office:value-type="float" office:value="1005000">
                <text:p>1005000</text:p>
              </table:table-cell>
              <table:table-cell office:value-type="float" office:value="1010025000000">
                <text:p>101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6057926.18673304">
                <text:p>6057926.18673304</text:p>
              </table:table-cell>
              <table:table-cell office:value-type="float" office:value="1009000">
                <text:p>1009000</text:p>
              </table:table-cell>
              <table:table-cell office:value-type="float" office:value="1018081000000">
                <text:p>101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6083682.36814996">
                <text:p>6083682.36814996</text:p>
              </table:table-cell>
              <table:table-cell office:value-type="float" office:value="1013000">
                <text:p>1013000</text:p>
              </table:table-cell>
              <table:table-cell office:value-type="float" office:value="1026169000000">
                <text:p>102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6109445.40912243">
                <text:p>6109445.40912243</text:p>
              </table:table-cell>
              <table:table-cell office:value-type="float" office:value="1017000">
                <text:p>1017000</text:p>
              </table:table-cell>
              <table:table-cell office:value-type="float" office:value="1034289000000">
                <text:p>103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6135215.28267073">
                <text:p>6135215.28267073</text:p>
              </table:table-cell>
              <table:table-cell office:value-type="float" office:value="1021000">
                <text:p>1021000</text:p>
              </table:table-cell>
              <table:table-cell office:value-type="float" office:value="1042441000000">
                <text:p>104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6160991.96202657">
                <text:p>6160991.96202657</text:p>
              </table:table-cell>
              <table:table-cell office:value-type="float" office:value="1025000">
                <text:p>1025000</text:p>
              </table:table-cell>
              <table:table-cell office:value-type="float" office:value="1050625000000">
                <text:p>10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6186775.42063054">
                <text:p>6186775.42063054</text:p>
              </table:table-cell>
              <table:table-cell office:value-type="float" office:value="1029000">
                <text:p>1029000</text:p>
              </table:table-cell>
              <table:table-cell office:value-type="float" office:value="1058841000000">
                <text:p>105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6212565.63212977">
                <text:p>6212565.63212977</text:p>
              </table:table-cell>
              <table:table-cell office:value-type="float" office:value="1033000">
                <text:p>1033000</text:p>
              </table:table-cell>
              <table:table-cell office:value-type="float" office:value="1067089000000">
                <text:p>106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6238362.57037544">
                <text:p>6238362.57037544</text:p>
              </table:table-cell>
              <table:table-cell office:value-type="float" office:value="1037000">
                <text:p>1037000</text:p>
              </table:table-cell>
              <table:table-cell office:value-type="float" office:value="1075369000000">
                <text:p>107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6264166.20942047">
                <text:p>6264166.20942047</text:p>
              </table:table-cell>
              <table:table-cell office:value-type="float" office:value="1041000">
                <text:p>1041000</text:p>
              </table:table-cell>
              <table:table-cell office:value-type="float" office:value="1083681000000">
                <text:p>108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6289976.52351719">
                <text:p>6289976.52351719</text:p>
              </table:table-cell>
              <table:table-cell office:value-type="float" office:value="1045000">
                <text:p>1045000</text:p>
              </table:table-cell>
              <table:table-cell office:value-type="float" office:value="1092025000000">
                <text:p>109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6315793.48711504">
                <text:p>6315793.48711504</text:p>
              </table:table-cell>
              <table:table-cell office:value-type="float" office:value="1049000">
                <text:p>1049000</text:p>
              </table:table-cell>
              <table:table-cell office:value-type="float" office:value="1100401000000">
                <text:p>110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6341617.07485832">
                <text:p>6341617.07485832</text:p>
              </table:table-cell>
              <table:table-cell office:value-type="float" office:value="1053000">
                <text:p>1053000</text:p>
              </table:table-cell>
              <table:table-cell office:value-type="float" office:value="1108809000000">
                <text:p>110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6367447.26158395">
                <text:p>6367447.26158395</text:p>
              </table:table-cell>
              <table:table-cell office:value-type="float" office:value="1057000">
                <text:p>1057000</text:p>
              </table:table-cell>
              <table:table-cell office:value-type="float" office:value="1117249000000">
                <text:p>111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6393284.02231932">
                <text:p>6393284.02231932</text:p>
              </table:table-cell>
              <table:table-cell office:value-type="float" office:value="1061000">
                <text:p>1061000</text:p>
              </table:table-cell>
              <table:table-cell office:value-type="float" office:value="1125721000000">
                <text:p>112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6419127.33228012">
                <text:p>6419127.33228012</text:p>
              </table:table-cell>
              <table:table-cell office:value-type="float" office:value="1065000">
                <text:p>1065000</text:p>
              </table:table-cell>
              <table:table-cell office:value-type="float" office:value="1134225000000">
                <text:p>11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6444977.16686818">
                <text:p>6444977.16686818</text:p>
              </table:table-cell>
              <table:table-cell office:value-type="float" office:value="1069000">
                <text:p>1069000</text:p>
              </table:table-cell>
              <table:table-cell office:value-type="float" office:value="1142761000000">
                <text:p>114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6470833.50166947">
                <text:p>6470833.50166947</text:p>
              </table:table-cell>
              <table:table-cell office:value-type="float" office:value="1073000">
                <text:p>1073000</text:p>
              </table:table-cell>
              <table:table-cell office:value-type="float" office:value="1151329000000">
                <text:p>115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6496696.31245193">
                <text:p>6496696.31245193</text:p>
              </table:table-cell>
              <table:table-cell office:value-type="float" office:value="1077000">
                <text:p>1077000</text:p>
              </table:table-cell>
              <table:table-cell office:value-type="float" office:value="1159929000000">
                <text:p>115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6522565.57516353">
                <text:p>6522565.57516353</text:p>
              </table:table-cell>
              <table:table-cell office:value-type="float" office:value="1081000">
                <text:p>1081000</text:p>
              </table:table-cell>
              <table:table-cell office:value-type="float" office:value="1168561000000">
                <text:p>116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6548441.26593024">
                <text:p>6548441.26593024</text:p>
              </table:table-cell>
              <table:table-cell office:value-type="float" office:value="1085000">
                <text:p>1085000</text:p>
              </table:table-cell>
              <table:table-cell office:value-type="float" office:value="1177225000000">
                <text:p>117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6574323.36105404">
                <text:p>6574323.36105404</text:p>
              </table:table-cell>
              <table:table-cell office:value-type="float" office:value="1089000">
                <text:p>1089000</text:p>
              </table:table-cell>
              <table:table-cell office:value-type="float" office:value="1185921000000">
                <text:p>118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6600211.83701102">
                <text:p>6600211.83701102</text:p>
              </table:table-cell>
              <table:table-cell office:value-type="float" office:value="1093000">
                <text:p>1093000</text:p>
              </table:table-cell>
              <table:table-cell office:value-type="float" office:value="1194649000000">
                <text:p>119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6626106.67044946">
                <text:p>6626106.67044946</text:p>
              </table:table-cell>
              <table:table-cell office:value-type="float" office:value="1097000">
                <text:p>1097000</text:p>
              </table:table-cell>
              <table:table-cell office:value-type="float" office:value="1203409000000">
                <text:p>120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6652007.8381879">
                <text:p>6652007.8381879</text:p>
              </table:table-cell>
              <table:table-cell office:value-type="float" office:value="1101000">
                <text:p>1101000</text:p>
              </table:table-cell>
              <table:table-cell office:value-type="float" office:value="1212201000000">
                <text:p>121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6677915.31721335">
                <text:p>6677915.31721335</text:p>
              </table:table-cell>
              <table:table-cell office:value-type="float" office:value="1105000">
                <text:p>1105000</text:p>
              </table:table-cell>
              <table:table-cell office:value-type="float" office:value="1221025000000">
                <text:p>12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6703829.08467942">
                <text:p>6703829.08467942</text:p>
              </table:table-cell>
              <table:table-cell office:value-type="float" office:value="1109000">
                <text:p>1109000</text:p>
              </table:table-cell>
              <table:table-cell office:value-type="float" office:value="1229881000000">
                <text:p>122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6729749.11790453">
                <text:p>6729749.11790453</text:p>
              </table:table-cell>
              <table:table-cell office:value-type="float" office:value="1113000">
                <text:p>1113000</text:p>
              </table:table-cell>
              <table:table-cell office:value-type="float" office:value="1238769000000">
                <text:p>123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6755675.39437014">
                <text:p>6755675.39437014</text:p>
              </table:table-cell>
              <table:table-cell office:value-type="float" office:value="1117000">
                <text:p>1117000</text:p>
              </table:table-cell>
              <table:table-cell office:value-type="float" office:value="1247689000000">
                <text:p>124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6781607.89171896">
                <text:p>6781607.89171896</text:p>
              </table:table-cell>
              <table:table-cell office:value-type="float" office:value="1121000">
                <text:p>1121000</text:p>
              </table:table-cell>
              <table:table-cell office:value-type="float" office:value="1256641000000">
                <text:p>125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6807546.5877533">
                <text:p>6807546.5877533</text:p>
              </table:table-cell>
              <table:table-cell office:value-type="float" office:value="1125000">
                <text:p>1125000</text:p>
              </table:table-cell>
              <table:table-cell office:value-type="float" office:value="1265625000000">
                <text:p>126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6833491.46043329">
                <text:p>6833491.46043329</text:p>
              </table:table-cell>
              <table:table-cell office:value-type="float" office:value="1129000">
                <text:p>1129000</text:p>
              </table:table-cell>
              <table:table-cell office:value-type="float" office:value="1274641000000">
                <text:p>127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6859442.48787523">
                <text:p>6859442.48787523</text:p>
              </table:table-cell>
              <table:table-cell office:value-type="float" office:value="1133000">
                <text:p>1133000</text:p>
              </table:table-cell>
              <table:table-cell office:value-type="float" office:value="1283689000000">
                <text:p>128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6885399.64834995">
                <text:p>6885399.64834995</text:p>
              </table:table-cell>
              <table:table-cell office:value-type="float" office:value="1137000">
                <text:p>1137000</text:p>
              </table:table-cell>
              <table:table-cell office:value-type="float" office:value="1292769000000">
                <text:p>129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6911362.92028118">
                <text:p>6911362.92028118</text:p>
              </table:table-cell>
              <table:table-cell office:value-type="float" office:value="1141000">
                <text:p>1141000</text:p>
              </table:table-cell>
              <table:table-cell office:value-type="float" office:value="1301881000000">
                <text:p>130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6937332.28224391">
                <text:p>6937332.28224391</text:p>
              </table:table-cell>
              <table:table-cell office:value-type="float" office:value="1145000">
                <text:p>1145000</text:p>
              </table:table-cell>
              <table:table-cell office:value-type="float" office:value="1311025000000">
                <text:p>13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6963307.71296284">
                <text:p>6963307.71296284</text:p>
              </table:table-cell>
              <table:table-cell office:value-type="float" office:value="1149000">
                <text:p>1149000</text:p>
              </table:table-cell>
              <table:table-cell office:value-type="float" office:value="1320201000000">
                <text:p>132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6989289.19131079">
                <text:p>6989289.19131079</text:p>
              </table:table-cell>
              <table:table-cell office:value-type="float" office:value="1153000">
                <text:p>1153000</text:p>
              </table:table-cell>
              <table:table-cell office:value-type="float" office:value="1329409000000">
                <text:p>132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7015276.69630717">
                <text:p>7015276.69630717</text:p>
              </table:table-cell>
              <table:table-cell office:value-type="float" office:value="1157000">
                <text:p>1157000</text:p>
              </table:table-cell>
              <table:table-cell office:value-type="float" office:value="1338649000000">
                <text:p>133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7041270.20711648">
                <text:p>7041270.20711648</text:p>
              </table:table-cell>
              <table:table-cell office:value-type="float" office:value="1161000">
                <text:p>1161000</text:p>
              </table:table-cell>
              <table:table-cell office:value-type="float" office:value="1347921000000">
                <text:p>134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7067269.70304677">
                <text:p>7067269.70304677</text:p>
              </table:table-cell>
              <table:table-cell office:value-type="float" office:value="1165000">
                <text:p>1165000</text:p>
              </table:table-cell>
              <table:table-cell office:value-type="float" office:value="1357225000000">
                <text:p>135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7093275.16354819">
                <text:p>7093275.16354819</text:p>
              </table:table-cell>
              <table:table-cell office:value-type="float" office:value="1169000">
                <text:p>1169000</text:p>
              </table:table-cell>
              <table:table-cell office:value-type="float" office:value="1366561000000">
                <text:p>136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7119286.56821152">
                <text:p>7119286.56821152</text:p>
              </table:table-cell>
              <table:table-cell office:value-type="float" office:value="1173000">
                <text:p>1173000</text:p>
              </table:table-cell>
              <table:table-cell office:value-type="float" office:value="1375929000000">
                <text:p>137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7145303.89676672">
                <text:p>7145303.89676672</text:p>
              </table:table-cell>
              <table:table-cell office:value-type="float" office:value="1177000">
                <text:p>1177000</text:p>
              </table:table-cell>
              <table:table-cell office:value-type="float" office:value="1385329000000">
                <text:p>138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7171327.12908156">
                <text:p>7171327.12908156</text:p>
              </table:table-cell>
              <table:table-cell office:value-type="float" office:value="1181000">
                <text:p>1181000</text:p>
              </table:table-cell>
              <table:table-cell office:value-type="float" office:value="1394761000000">
                <text:p>139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7197356.24516015">
                <text:p>7197356.24516015</text:p>
              </table:table-cell>
              <table:table-cell office:value-type="float" office:value="1185000">
                <text:p>1185000</text:p>
              </table:table-cell>
              <table:table-cell office:value-type="float" office:value="1404225000000">
                <text:p>140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7223391.22514162">
                <text:p>7223391.22514162</text:p>
              </table:table-cell>
              <table:table-cell office:value-type="float" office:value="1189000">
                <text:p>1189000</text:p>
              </table:table-cell>
              <table:table-cell office:value-type="float" office:value="1413721000000">
                <text:p>141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7249432.04929872">
                <text:p>7249432.04929872</text:p>
              </table:table-cell>
              <table:table-cell office:value-type="float" office:value="1193000">
                <text:p>1193000</text:p>
              </table:table-cell>
              <table:table-cell office:value-type="float" office:value="1423249000000">
                <text:p>142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7275478.69803647">
                <text:p>7275478.69803647</text:p>
              </table:table-cell>
              <table:table-cell office:value-type="float" office:value="1197000">
                <text:p>1197000</text:p>
              </table:table-cell>
              <table:table-cell office:value-type="float" office:value="1432809000000">
                <text:p>143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7301531.15189089">
                <text:p>7301531.15189089</text:p>
              </table:table-cell>
              <table:table-cell office:value-type="float" office:value="1201000">
                <text:p>1201000</text:p>
              </table:table-cell>
              <table:table-cell office:value-type="float" office:value="1442401000000">
                <text:p>144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7327589.39152762">
                <text:p>7327589.39152762</text:p>
              </table:table-cell>
              <table:table-cell office:value-type="float" office:value="1205000">
                <text:p>1205000</text:p>
              </table:table-cell>
              <table:table-cell office:value-type="float" office:value="1452025000000">
                <text:p>145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7353653.39774067">
                <text:p>7353653.39774067</text:p>
              </table:table-cell>
              <table:table-cell office:value-type="float" office:value="1209000">
                <text:p>1209000</text:p>
              </table:table-cell>
              <table:table-cell office:value-type="float" office:value="1461681000000">
                <text:p>146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7379723.15145115">
                <text:p>7379723.15145115</text:p>
              </table:table-cell>
              <table:table-cell office:value-type="float" office:value="1213000">
                <text:p>1213000</text:p>
              </table:table-cell>
              <table:table-cell office:value-type="float" office:value="1471369000000">
                <text:p>147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7405798.63370599">
                <text:p>7405798.63370599</text:p>
              </table:table-cell>
              <table:table-cell office:value-type="float" office:value="1217000">
                <text:p>1217000</text:p>
              </table:table-cell>
              <table:table-cell office:value-type="float" office:value="1481089000000">
                <text:p>148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7431879.8256767">
                <text:p>7431879.8256767</text:p>
              </table:table-cell>
              <table:table-cell office:value-type="float" office:value="1221000">
                <text:p>1221000</text:p>
              </table:table-cell>
              <table:table-cell office:value-type="float" office:value="1490841000000">
                <text:p>1490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7457966.70865818">
                <text:p>7457966.70865818</text:p>
              </table:table-cell>
              <table:table-cell office:value-type="float" office:value="1225000">
                <text:p>1225000</text:p>
              </table:table-cell>
              <table:table-cell office:value-type="float" office:value="1500625000000">
                <text:p>150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7484059.26406745">
                <text:p>7484059.26406745</text:p>
              </table:table-cell>
              <table:table-cell office:value-type="float" office:value="1229000">
                <text:p>1229000</text:p>
              </table:table-cell>
              <table:table-cell office:value-type="float" office:value="1510441000000">
                <text:p>1510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7510157.47344254">
                <text:p>7510157.47344254</text:p>
              </table:table-cell>
              <table:table-cell office:value-type="float" office:value="1233000">
                <text:p>1233000</text:p>
              </table:table-cell>
              <table:table-cell office:value-type="float" office:value="1520289000000">
                <text:p>1520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7536261.31844122">
                <text:p>7536261.31844122</text:p>
              </table:table-cell>
              <table:table-cell office:value-type="float" office:value="1237000">
                <text:p>1237000</text:p>
              </table:table-cell>
              <table:table-cell office:value-type="float" office:value="1530169000000">
                <text:p>1530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7562370.78083992">
                <text:p>7562370.78083992</text:p>
              </table:table-cell>
              <table:table-cell office:value-type="float" office:value="1241000">
                <text:p>1241000</text:p>
              </table:table-cell>
              <table:table-cell office:value-type="float" office:value="1540081000000">
                <text:p>1540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7588485.84253254">
                <text:p>7588485.84253254</text:p>
              </table:table-cell>
              <table:table-cell office:value-type="float" office:value="1245000">
                <text:p>1245000</text:p>
              </table:table-cell>
              <table:table-cell office:value-type="float" office:value="1550025000000">
                <text:p>155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7614606.48552929">
                <text:p>7614606.48552929</text:p>
              </table:table-cell>
              <table:table-cell office:value-type="float" office:value="1249000">
                <text:p>1249000</text:p>
              </table:table-cell>
              <table:table-cell office:value-type="float" office:value="1560001000000">
                <text:p>1560001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13cm" svg:height="13.237cm" xlink:href=".." xlink:type="simple" chart:class="chart:scatter" chart:style-name="ch1">
        <chart:title svg:x="8.455cm" svg:y="0.4cm" chart:style-name="ch2">
          <text:p>Czas wykonywania zapisu</text:p>
        </chart:title>
        <chart:subtitle svg:x="8.124cm" svg:y="1.443cm" chart:style-name="ch3">
          <text:p>w zależności od ilości elementów</text:p>
        </chart:subtitle>
        <chart:legend chart:legend-position="end" svg:x="17.882cm" svg:y="5.52cm" style:legend-expansion="high" chart:style-name="ch4"/>
        <chart:plot-area chart:style-name="ch5" table:cell-range-address="Arkusz1.B14:Arkusz1.B14 Arkusz1.R13:Arkusz1.V14 Arkusz1.Q2:Arkusz1.Q2 Arkusz1.A68:Arkusz1.C374" chart:data-source-has-labels="both" svg:x="2.776cm" svg:y="2.653cm" svg:width="15.344cm" svg:height="9.31cm">
          <chartooo:coordinate-region svg:x="4.509cm" svg:y="2.865cm" svg:width="12.868cm" svg:height="8.425cm"/>
          <chart:axis chart:dimension="x" chart:name="primary-x" chart:style-name="ch6" chartooo:axis-type="auto">
            <chart:title svg:x="9.2cm" svg:y="12.228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6">
            <chart:title svg:x="1.747cm" svg:y="7.908cm" chart:style-name="ch8">
              <text:p>czas [s]</text:p>
            </chart:title>
            <chart:grid chart:style-name="ch9" chart:class="major"/>
          </chart:axis>
          <chart:series chart:style-name="ch10" chart:values-cell-range-address="Arkusz1.R13:Arkusz1.V13" chart:label-cell-address="Arkusz1.Q2:Arkusz1.Q2" chart:class="chart:scatter">
            <chart:domain table:cell-range-address="Arkusz1.R14:Arkusz1.V14"/>
            <chart:data-point chart:repeated="5"/>
          </chart:series>
          <chart:series chart:style-name="ch11" chart:values-cell-range-address="Arkusz1.A69:Arkusz1.A374" chart:label-cell-address="Arkusz1.A68:Arkusz1.A68" chart:class="chart:scatter">
            <chart:domain table:cell-range-address="Arkusz1.A69:Arkusz1.A374"/>
            <chart:data-point chart:repeated="306"/>
          </chart:series>
          <chart:series chart:style-name="ch12" chart:values-cell-range-address="Arkusz1.C69:Arkusz1.C374" chart:label-cell-address="Arkusz1.C68:Arkusz1.C68" chart:class="chart:scatter">
            <chart:domain table:cell-range-address="Arkusz1.A69:Arkusz1.A374"/>
            <chart:data-point chart:repeated="306"/>
          </chart:series>
          <chart:series chart:style-name="ch13" chart:values-cell-range-address="Arkusz1.B69:Arkusz1.B374" chart:label-cell-address="Arkusz1.B68:Arkusz1.B68" chart:class="chart:scatter">
            <chart:domain table:cell-range-address="Arkusz1.A69:Arkusz1.A374"/>
            <chart:data-point chart:repeated="30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4</text:p>
              </table:table-cell>
              <table:table-cell office:value-type="string">
                <text:p>Sprawdzany 1 element</text:p>
                <draw:g>
                  <svg:desc>Arkusz1.Q2:Arkusz1.Q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68:Arkusz1.A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7850">
                <text:p>17850</text:p>
                <draw:g>
                  <svg:desc>Arkusz1.B14:Arkusz1.B14</svg:desc>
                </draw:g>
              </table:table-cell>
              <table:table-cell office:value-type="float" office:value="300000">
                <text:p>300000</text:p>
                <draw:g>
                  <svg:desc>Arkusz1.R14:Arkusz1.V14</svg:desc>
                </draw:g>
              </table:table-cell>
              <table:table-cell office:value-type="float" office:value="137.1903">
                <text:p>137.1903</text:p>
                <draw:g>
                  <svg:desc>Arkusz1.R13:Arkusz1.V13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129409.54193907">
                <text:p>129409.54193907</text:p>
                <draw:g>
                  <svg:desc>Arkusz1.C69:Arkusz1.C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841000000">
                <text:p>841000000</text:p>
                <draw:g>
                  <svg:desc>Arkusz1.B69:Arkusz1.B374</svg:desc>
                </draw:g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9.121">
                <text:p>9.121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49110.96001597">
                <text:p>149110.96001597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60000">
                <text:p>60000</text:p>
              </table:table-cell>
              <table:table-cell office:value-type="float" office:value="2.673">
                <text:p>2.673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9023.463790479">
                <text:p>169023.463790479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0.513">
                <text:p>0.513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89124.138125509">
                <text:p>189124.138125509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06">
                <text:p>0.06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9394.56311989">
                <text:p>209394.56311989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29819.607921397">
                <text:p>229819.607921397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50386.621088842">
                <text:p>250386.621088842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271084.866773332">
                <text:p>271084.866773332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291905.119935657">
                <text:p>291905.119935657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12839.368181786">
                <text:p>312839.36818178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3880.587260871">
                <text:p>333880.587260871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55022.568788793">
                <text:p>355022.568788793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6259.785838281">
                <text:p>376259.785838281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97587.286529171">
                <text:p>397587.28652917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19000.608685715">
                <text:p>419000.608685715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440495.710591397">
                <text:p>440495.71059139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462068.914215516">
                <text:p>462068.914215516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483716.858223826">
                <text:p>483716.858223826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505436.458752047">
                <text:p>505436.458752047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527224.876402343">
                <text:p>527224.876402343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549079.488275528">
                <text:p>549079.488275528</text:p>
              </table:table-cell>
              <table:table-cell office:value-type="float" office:value="109000">
                <text:p>109000</text:p>
              </table:table-cell>
              <table:table-cell office:value-type="float" office:value="11881000000">
                <text:p>1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570997.864113626">
                <text:p>570997.864113626</text:p>
              </table:table-cell>
              <table:table-cell office:value-type="float" office:value="113000">
                <text:p>113000</text:p>
              </table:table-cell>
              <table:table-cell office:value-type="float" office:value="12769000000">
                <text:p>1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592977.745824301">
                <text:p>592977.745824301</text:p>
              </table:table-cell>
              <table:table-cell office:value-type="float" office:value="117000">
                <text:p>117000</text:p>
              </table:table-cell>
              <table:table-cell office:value-type="float" office:value="13689000000">
                <text:p>1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615017.02980829">
                <text:p>615017.02980829</text:p>
              </table:table-cell>
              <table:table-cell office:value-type="float" office:value="121000">
                <text:p>121000</text:p>
              </table:table-cell>
              <table:table-cell office:value-type="float" office:value="14641000000">
                <text:p>1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637113.751626007">
                <text:p>637113.751626007</text:p>
              </table:table-cell>
              <table:table-cell office:value-type="float" office:value="125000">
                <text:p>125000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659266.072628603">
                <text:p>659266.072628603</text:p>
              </table:table-cell>
              <table:table-cell office:value-type="float" office:value="129000">
                <text:p>129000</text:p>
              </table:table-cell>
              <table:table-cell office:value-type="float" office:value="16641000000">
                <text:p>1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681472.268248622">
                <text:p>681472.268248622</text:p>
              </table:table-cell>
              <table:table-cell office:value-type="float" office:value="133000">
                <text:p>133000</text:p>
              </table:table-cell>
              <table:table-cell office:value-type="float" office:value="17689000000">
                <text:p>1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703730.717700428">
                <text:p>703730.717700428</text:p>
              </table:table-cell>
              <table:table-cell office:value-type="float" office:value="137000">
                <text:p>137000</text:p>
              </table:table-cell>
              <table:table-cell office:value-type="float" office:value="18769000000">
                <text:p>1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726039.894884409">
                <text:p>726039.894884409</text:p>
              </table:table-cell>
              <table:table-cell office:value-type="float" office:value="141000">
                <text:p>141000</text:p>
              </table:table-cell>
              <table:table-cell office:value-type="float" office:value="19881000000">
                <text:p>1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48398.360324071">
                <text:p>748398.360324071</text:p>
              </table:table-cell>
              <table:table-cell office:value-type="float" office:value="145000">
                <text:p>145000</text:p>
              </table:table-cell>
              <table:table-cell office:value-type="float" office:value="21025000000">
                <text:p>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770804.753993429">
                <text:p>770804.753993429</text:p>
              </table:table-cell>
              <table:table-cell office:value-type="float" office:value="149000">
                <text:p>149000</text:p>
              </table:table-cell>
              <table:table-cell office:value-type="float" office:value="22201000000">
                <text:p>2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793257.788915093">
                <text:p>793257.788915093</text:p>
              </table:table-cell>
              <table:table-cell office:value-type="float" office:value="153000">
                <text:p>153000</text:p>
              </table:table-cell>
              <table:table-cell office:value-type="float" office:value="23409000000">
                <text:p>2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815756.24542825">
                <text:p>815756.24542825</text:p>
              </table:table-cell>
              <table:table-cell office:value-type="float" office:value="157000">
                <text:p>157000</text:p>
              </table:table-cell>
              <table:table-cell office:value-type="float" office:value="24649000000">
                <text:p>2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838298.966041128">
                <text:p>838298.966041128</text:p>
              </table:table-cell>
              <table:table-cell office:value-type="float" office:value="161000">
                <text:p>161000</text:p>
              </table:table-cell>
              <table:table-cell office:value-type="float" office:value="25921000000">
                <text:p>2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860884.850795295">
                <text:p>860884.850795295</text:p>
              </table:table-cell>
              <table:table-cell office:value-type="float" office:value="165000">
                <text:p>165000</text:p>
              </table:table-cell>
              <table:table-cell office:value-type="float" office:value="27225000000">
                <text:p>2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883512.853079711">
                <text:p>883512.853079711</text:p>
              </table:table-cell>
              <table:table-cell office:value-type="float" office:value="169000">
                <text:p>169000</text:p>
              </table:table-cell>
              <table:table-cell office:value-type="float" office:value="28561000000">
                <text:p>2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906181.975841281">
                <text:p>906181.975841281</text:p>
              </table:table-cell>
              <table:table-cell office:value-type="float" office:value="173000">
                <text:p>173000</text:p>
              </table:table-cell>
              <table:table-cell office:value-type="float" office:value="29929000000">
                <text:p>2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928891.26814604">
                <text:p>928891.26814604</text:p>
              </table:table-cell>
              <table:table-cell office:value-type="float" office:value="177000">
                <text:p>177000</text:p>
              </table:table-cell>
              <table:table-cell office:value-type="float" office:value="31329000000">
                <text:p>3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951639.822051322">
                <text:p>951639.822051322</text:p>
              </table:table-cell>
              <table:table-cell office:value-type="float" office:value="181000">
                <text:p>181000</text:p>
              </table:table-cell>
              <table:table-cell office:value-type="float" office:value="32761000000">
                <text:p>3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974426.769754558">
                <text:p>974426.769754558</text:p>
              </table:table-cell>
              <table:table-cell office:value-type="float" office:value="185000">
                <text:p>185000</text:p>
              </table:table-cell>
              <table:table-cell office:value-type="float" office:value="34225000000">
                <text:p>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997251.280988743">
                <text:p>997251.280988743</text:p>
              </table:table-cell>
              <table:table-cell office:value-type="float" office:value="189000">
                <text:p>189000</text:p>
              </table:table-cell>
              <table:table-cell office:value-type="float" office:value="35721000000">
                <text:p>3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020112.5606385">
                <text:p>1020112.5606385</text:p>
              </table:table-cell>
              <table:table-cell office:value-type="float" office:value="193000">
                <text:p>193000</text:p>
              </table:table-cell>
              <table:table-cell office:value-type="float" office:value="37249000000">
                <text:p>3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043009.84655383">
                <text:p>1043009.84655383</text:p>
              </table:table-cell>
              <table:table-cell office:value-type="float" office:value="197000">
                <text:p>197000</text:p>
              </table:table-cell>
              <table:table-cell office:value-type="float" office:value="38809000000">
                <text:p>3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1065942.40754152">
                <text:p>1065942.40754152</text:p>
              </table:table-cell>
              <table:table-cell office:value-type="float" office:value="201000">
                <text:p>201000</text:p>
              </table:table-cell>
              <table:table-cell office:value-type="float" office:value="40401000000">
                <text:p>4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088909.54151643">
                <text:p>1088909.54151643</text:p>
              </table:table-cell>
              <table:table-cell office:value-type="float" office:value="205000">
                <text:p>205000</text:p>
              </table:table-cell>
              <table:table-cell office:value-type="float" office:value="42025000000">
                <text:p>4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1111910.57379721">
                <text:p>1111910.57379721</text:p>
              </table:table-cell>
              <table:table-cell office:value-type="float" office:value="209000">
                <text:p>209000</text:p>
              </table:table-cell>
              <table:table-cell office:value-type="float" office:value="43681000000">
                <text:p>4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1134944.85553245">
                <text:p>1134944.85553245</text:p>
              </table:table-cell>
              <table:table-cell office:value-type="float" office:value="213000">
                <text:p>213000</text:p>
              </table:table-cell>
              <table:table-cell office:value-type="float" office:value="45369000000">
                <text:p>4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1158011.76224513">
                <text:p>1158011.76224513</text:p>
              </table:table-cell>
              <table:table-cell office:value-type="float" office:value="217000">
                <text:p>217000</text:p>
              </table:table-cell>
              <table:table-cell office:value-type="float" office:value="47089000000">
                <text:p>4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1181110.69248441">
                <text:p>1181110.69248441</text:p>
              </table:table-cell>
              <table:table-cell office:value-type="float" office:value="221000">
                <text:p>221000</text:p>
              </table:table-cell>
              <table:table-cell office:value-type="float" office:value="48841000000">
                <text:p>4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204241.06657506">
                <text:p>1204241.06657506</text:p>
              </table:table-cell>
              <table:table-cell office:value-type="float" office:value="225000">
                <text:p>225000</text:p>
              </table:table-cell>
              <table:table-cell office:value-type="float" office:value="50625000000">
                <text:p>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1227402.32545583">
                <text:p>1227402.32545583</text:p>
              </table:table-cell>
              <table:table-cell office:value-type="float" office:value="229000">
                <text:p>229000</text:p>
              </table:table-cell>
              <table:table-cell office:value-type="float" office:value="52441000000">
                <text:p>5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1250593.92959906">
                <text:p>1250593.92959906</text:p>
              </table:table-cell>
              <table:table-cell office:value-type="float" office:value="233000">
                <text:p>233000</text:p>
              </table:table-cell>
              <table:table-cell office:value-type="float" office:value="54289000000">
                <text:p>5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1273815.35800439">
                <text:p>1273815.35800439</text:p>
              </table:table-cell>
              <table:table-cell office:value-type="float" office:value="237000">
                <text:p>237000</text:p>
              </table:table-cell>
              <table:table-cell office:value-type="float" office:value="56169000000">
                <text:p>5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1297066.10726054">
                <text:p>1297066.10726054</text:p>
              </table:table-cell>
              <table:table-cell office:value-type="float" office:value="241000">
                <text:p>241000</text:p>
              </table:table-cell>
              <table:table-cell office:value-type="float" office:value="58081000000">
                <text:p>5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1320345.69066931">
                <text:p>1320345.69066931</text:p>
              </table:table-cell>
              <table:table-cell office:value-type="float" office:value="245000">
                <text:p>245000</text:p>
              </table:table-cell>
              <table:table-cell office:value-type="float" office:value="60025000000">
                <text:p>6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1343653.63742684">
                <text:p>1343653.63742684</text:p>
              </table:table-cell>
              <table:table-cell office:value-type="float" office:value="249000">
                <text:p>249000</text:p>
              </table:table-cell>
              <table:table-cell office:value-type="float" office:value="62001000000">
                <text:p>6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1366989.49185748">
                <text:p>1366989.49185748</text:p>
              </table:table-cell>
              <table:table-cell office:value-type="float" office:value="253000">
                <text:p>253000</text:p>
              </table:table-cell>
              <table:table-cell office:value-type="float" office:value="64009000000">
                <text:p>6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1390352.81269614">
                <text:p>1390352.81269614</text:p>
              </table:table-cell>
              <table:table-cell office:value-type="float" office:value="257000">
                <text:p>257000</text:p>
              </table:table-cell>
              <table:table-cell office:value-type="float" office:value="66049000000">
                <text:p>6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1413743.17241529">
                <text:p>1413743.17241529</text:p>
              </table:table-cell>
              <table:table-cell office:value-type="float" office:value="261000">
                <text:p>261000</text:p>
              </table:table-cell>
              <table:table-cell office:value-type="float" office:value="68121000000">
                <text:p>6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1437160.15659325">
                <text:p>1437160.15659325</text:p>
              </table:table-cell>
              <table:table-cell office:value-type="float" office:value="265000">
                <text:p>265000</text:p>
              </table:table-cell>
              <table:table-cell office:value-type="float" office:value="70225000000">
                <text:p>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1460603.36332065">
                <text:p>1460603.36332065</text:p>
              </table:table-cell>
              <table:table-cell office:value-type="float" office:value="269000">
                <text:p>269000</text:p>
              </table:table-cell>
              <table:table-cell office:value-type="float" office:value="72361000000">
                <text:p>7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1484072.40264213">
                <text:p>1484072.40264213</text:p>
              </table:table-cell>
              <table:table-cell office:value-type="float" office:value="273000">
                <text:p>273000</text:p>
              </table:table-cell>
              <table:table-cell office:value-type="float" office:value="74529000000">
                <text:p>7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1507566.89603085">
                <text:p>1507566.89603085</text:p>
              </table:table-cell>
              <table:table-cell office:value-type="float" office:value="277000">
                <text:p>277000</text:p>
              </table:table-cell>
              <table:table-cell office:value-type="float" office:value="76729000000">
                <text:p>7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1531086.47589333">
                <text:p>1531086.47589333</text:p>
              </table:table-cell>
              <table:table-cell office:value-type="float" office:value="281000">
                <text:p>281000</text:p>
              </table:table-cell>
              <table:table-cell office:value-type="float" office:value="78961000000">
                <text:p>7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554630.78510243">
                <text:p>1554630.78510243</text:p>
              </table:table-cell>
              <table:table-cell office:value-type="float" office:value="285000">
                <text:p>285000</text:p>
              </table:table-cell>
              <table:table-cell office:value-type="float" office:value="81225000000">
                <text:p>8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1578199.47655664">
                <text:p>1578199.47655664</text:p>
              </table:table-cell>
              <table:table-cell office:value-type="float" office:value="289000">
                <text:p>289000</text:p>
              </table:table-cell>
              <table:table-cell office:value-type="float" office:value="83521000000">
                <text:p>8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1601792.21276375">
                <text:p>1601792.21276375</text:p>
              </table:table-cell>
              <table:table-cell office:value-type="float" office:value="293000">
                <text:p>293000</text:p>
              </table:table-cell>
              <table:table-cell office:value-type="float" office:value="85849000000">
                <text:p>8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1625408.66544721">
                <text:p>1625408.66544721</text:p>
              </table:table-cell>
              <table:table-cell office:value-type="float" office:value="297000">
                <text:p>297000</text:p>
              </table:table-cell>
              <table:table-cell office:value-type="float" office:value="88209000000">
                <text:p>8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1649048.51517375">
                <text:p>1649048.51517375</text:p>
              </table:table-cell>
              <table:table-cell office:value-type="float" office:value="301000">
                <text:p>301000</text:p>
              </table:table-cell>
              <table:table-cell office:value-type="float" office:value="90601000000">
                <text:p>9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1672711.45100077">
                <text:p>1672711.45100077</text:p>
              </table:table-cell>
              <table:table-cell office:value-type="float" office:value="305000">
                <text:p>305000</text:p>
              </table:table-cell>
              <table:table-cell office:value-type="float" office:value="93025000000">
                <text:p>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1696397.17014227">
                <text:p>1696397.17014227</text:p>
              </table:table-cell>
              <table:table-cell office:value-type="float" office:value="309000">
                <text:p>309000</text:p>
              </table:table-cell>
              <table:table-cell office:value-type="float" office:value="95481000000">
                <text:p>9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1720105.37765204">
                <text:p>1720105.37765204</text:p>
              </table:table-cell>
              <table:table-cell office:value-type="float" office:value="313000">
                <text:p>313000</text:p>
              </table:table-cell>
              <table:table-cell office:value-type="float" office:value="97969000000">
                <text:p>9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1743835.78612303">
                <text:p>1743835.78612303</text:p>
              </table:table-cell>
              <table:table-cell office:value-type="float" office:value="317000">
                <text:p>317000</text:p>
              </table:table-cell>
              <table:table-cell office:value-type="float" office:value="100489000000">
                <text:p>10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1767588.11540196">
                <text:p>1767588.11540196</text:p>
              </table:table-cell>
              <table:table-cell office:value-type="float" office:value="321000">
                <text:p>321000</text:p>
              </table:table-cell>
              <table:table-cell office:value-type="float" office:value="103041000000">
                <text:p>10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1791362.09231813">
                <text:p>1791362.09231813</text:p>
              </table:table-cell>
              <table:table-cell office:value-type="float" office:value="325000">
                <text:p>325000</text:p>
              </table:table-cell>
              <table:table-cell office:value-type="float" office:value="105625000000">
                <text:p>10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1815157.45042554">
                <text:p>1815157.45042554</text:p>
              </table:table-cell>
              <table:table-cell office:value-type="float" office:value="329000">
                <text:p>329000</text:p>
              </table:table-cell>
              <table:table-cell office:value-type="float" office:value="108241000000">
                <text:p>10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1838973.9297576">
                <text:p>1838973.9297576</text:p>
              </table:table-cell>
              <table:table-cell office:value-type="float" office:value="333000">
                <text:p>333000</text:p>
              </table:table-cell>
              <table:table-cell office:value-type="float" office:value="110889000000">
                <text:p>11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1862811.27659364">
                <text:p>1862811.27659364</text:p>
              </table:table-cell>
              <table:table-cell office:value-type="float" office:value="337000">
                <text:p>337000</text:p>
              </table:table-cell>
              <table:table-cell office:value-type="float" office:value="113569000000">
                <text:p>11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1886669.24323644">
                <text:p>1886669.24323644</text:p>
              </table:table-cell>
              <table:table-cell office:value-type="float" office:value="341000">
                <text:p>341000</text:p>
              </table:table-cell>
              <table:table-cell office:value-type="float" office:value="116281000000">
                <text:p>11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1910547.58780028">
                <text:p>1910547.58780028</text:p>
              </table:table-cell>
              <table:table-cell office:value-type="float" office:value="345000">
                <text:p>345000</text:p>
              </table:table-cell>
              <table:table-cell office:value-type="float" office:value="119025000000">
                <text:p>1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1934446.07400875">
                <text:p>1934446.07400875</text:p>
              </table:table-cell>
              <table:table-cell office:value-type="float" office:value="349000">
                <text:p>349000</text:p>
              </table:table-cell>
              <table:table-cell office:value-type="float" office:value="121801000000">
                <text:p>12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1958364.4710019">
                <text:p>1958364.4710019</text:p>
              </table:table-cell>
              <table:table-cell office:value-type="float" office:value="353000">
                <text:p>353000</text:p>
              </table:table-cell>
              <table:table-cell office:value-type="float" office:value="124609000000">
                <text:p>12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1982302.55315205">
                <text:p>1982302.55315205</text:p>
              </table:table-cell>
              <table:table-cell office:value-type="float" office:value="357000">
                <text:p>357000</text:p>
              </table:table-cell>
              <table:table-cell office:value-type="float" office:value="127449000000">
                <text:p>12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2006260.09988794">
                <text:p>2006260.09988794</text:p>
              </table:table-cell>
              <table:table-cell office:value-type="float" office:value="361000">
                <text:p>361000</text:p>
              </table:table-cell>
              <table:table-cell office:value-type="float" office:value="130321000000">
                <text:p>13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2030236.89552661">
                <text:p>2030236.89552661</text:p>
              </table:table-cell>
              <table:table-cell office:value-type="float" office:value="365000">
                <text:p>365000</text:p>
              </table:table-cell>
              <table:table-cell office:value-type="float" office:value="133225000000">
                <text:p>13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2054232.72911269">
                <text:p>2054232.72911269</text:p>
              </table:table-cell>
              <table:table-cell office:value-type="float" office:value="369000">
                <text:p>369000</text:p>
              </table:table-cell>
              <table:table-cell office:value-type="float" office:value="136161000000">
                <text:p>13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2078247.39426464">
                <text:p>2078247.39426464</text:p>
              </table:table-cell>
              <table:table-cell office:value-type="float" office:value="373000">
                <text:p>373000</text:p>
              </table:table-cell>
              <table:table-cell office:value-type="float" office:value="139129000000">
                <text:p>13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2102280.68902758">
                <text:p>2102280.68902758</text:p>
              </table:table-cell>
              <table:table-cell office:value-type="float" office:value="377000">
                <text:p>377000</text:p>
              </table:table-cell>
              <table:table-cell office:value-type="float" office:value="142129000000">
                <text:p>14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2126332.41573241">
                <text:p>2126332.41573241</text:p>
              </table:table-cell>
              <table:table-cell office:value-type="float" office:value="381000">
                <text:p>381000</text:p>
              </table:table-cell>
              <table:table-cell office:value-type="float" office:value="145161000000">
                <text:p>14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2150402.38086077">
                <text:p>2150402.38086077</text:p>
              </table:table-cell>
              <table:table-cell office:value-type="float" office:value="385000">
                <text:p>385000</text:p>
              </table:table-cell>
              <table:table-cell office:value-type="float" office:value="148225000000">
                <text:p>1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2174490.3949157">
                <text:p>2174490.3949157</text:p>
              </table:table-cell>
              <table:table-cell office:value-type="float" office:value="389000">
                <text:p>389000</text:p>
              </table:table-cell>
              <table:table-cell office:value-type="float" office:value="151321000000">
                <text:p>15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2198596.27229754">
                <text:p>2198596.27229754</text:p>
              </table:table-cell>
              <table:table-cell office:value-type="float" office:value="393000">
                <text:p>393000</text:p>
              </table:table-cell>
              <table:table-cell office:value-type="float" office:value="154449000000">
                <text:p>15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2222719.83118496">
                <text:p>2222719.83118496</text:p>
              </table:table-cell>
              <table:table-cell office:value-type="float" office:value="397000">
                <text:p>397000</text:p>
              </table:table-cell>
              <table:table-cell office:value-type="float" office:value="157609000000">
                <text:p>15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2246860.89342069">
                <text:p>2246860.89342069</text:p>
              </table:table-cell>
              <table:table-cell office:value-type="float" office:value="401000">
                <text:p>401000</text:p>
              </table:table-cell>
              <table:table-cell office:value-type="float" office:value="160801000000">
                <text:p>16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2271019.28440194">
                <text:p>2271019.28440194</text:p>
              </table:table-cell>
              <table:table-cell office:value-type="float" office:value="405000">
                <text:p>405000</text:p>
              </table:table-cell>
              <table:table-cell office:value-type="float" office:value="164025000000">
                <text:p>16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2295194.832975">
                <text:p>2295194.832975</text:p>
              </table:table-cell>
              <table:table-cell office:value-type="float" office:value="409000">
                <text:p>409000</text:p>
              </table:table-cell>
              <table:table-cell office:value-type="float" office:value="167281000000">
                <text:p>16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2319387.37133409">
                <text:p>2319387.37133409</text:p>
              </table:table-cell>
              <table:table-cell office:value-type="float" office:value="413000">
                <text:p>413000</text:p>
              </table:table-cell>
              <table:table-cell office:value-type="float" office:value="170569000000">
                <text:p>17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2343596.73492406">
                <text:p>2343596.73492406</text:p>
              </table:table-cell>
              <table:table-cell office:value-type="float" office:value="417000">
                <text:p>417000</text:p>
              </table:table-cell>
              <table:table-cell office:value-type="float" office:value="173889000000">
                <text:p>17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2367822.76234682">
                <text:p>2367822.76234682</text:p>
              </table:table-cell>
              <table:table-cell office:value-type="float" office:value="421000">
                <text:p>421000</text:p>
              </table:table-cell>
              <table:table-cell office:value-type="float" office:value="177241000000">
                <text:p>17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2392065.29527138">
                <text:p>2392065.29527138</text:p>
              </table:table-cell>
              <table:table-cell office:value-type="float" office:value="425000">
                <text:p>425000</text:p>
              </table:table-cell>
              <table:table-cell office:value-type="float" office:value="180625000000">
                <text:p>1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2416324.17834725">
                <text:p>2416324.17834725</text:p>
              </table:table-cell>
              <table:table-cell office:value-type="float" office:value="429000">
                <text:p>429000</text:p>
              </table:table-cell>
              <table:table-cell office:value-type="float" office:value="184041000000">
                <text:p>18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2440599.25912101">
                <text:p>2440599.25912101</text:p>
              </table:table-cell>
              <table:table-cell office:value-type="float" office:value="433000">
                <text:p>433000</text:p>
              </table:table-cell>
              <table:table-cell office:value-type="float" office:value="187489000000">
                <text:p>18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2464890.38795607">
                <text:p>2464890.38795607</text:p>
              </table:table-cell>
              <table:table-cell office:value-type="float" office:value="437000">
                <text:p>437000</text:p>
              </table:table-cell>
              <table:table-cell office:value-type="float" office:value="190969000000">
                <text:p>19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2489197.41795532">
                <text:p>2489197.41795532</text:p>
              </table:table-cell>
              <table:table-cell office:value-type="float" office:value="441000">
                <text:p>441000</text:p>
              </table:table-cell>
              <table:table-cell office:value-type="float" office:value="194481000000">
                <text:p>19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2513520.20488651">
                <text:p>2513520.20488651</text:p>
              </table:table-cell>
              <table:table-cell office:value-type="float" office:value="445000">
                <text:p>445000</text:p>
              </table:table-cell>
              <table:table-cell office:value-type="float" office:value="198025000000">
                <text:p>19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2537858.60711049">
                <text:p>2537858.60711049</text:p>
              </table:table-cell>
              <table:table-cell office:value-type="float" office:value="449000">
                <text:p>449000</text:p>
              </table:table-cell>
              <table:table-cell office:value-type="float" office:value="201601000000">
                <text:p>20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2562212.48551181">
                <text:p>2562212.48551181</text:p>
              </table:table-cell>
              <table:table-cell office:value-type="float" office:value="453000">
                <text:p>453000</text:p>
              </table:table-cell>
              <table:table-cell office:value-type="float" office:value="205209000000">
                <text:p>20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2586581.70343192">
                <text:p>2586581.70343192</text:p>
              </table:table-cell>
              <table:table-cell office:value-type="float" office:value="457000">
                <text:p>457000</text:p>
              </table:table-cell>
              <table:table-cell office:value-type="float" office:value="208849000000">
                <text:p>20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2610966.12660463">
                <text:p>2610966.12660463</text:p>
              </table:table-cell>
              <table:table-cell office:value-type="float" office:value="461000">
                <text:p>461000</text:p>
              </table:table-cell>
              <table:table-cell office:value-type="float" office:value="212521000000">
                <text:p>21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2635365.62309383">
                <text:p>2635365.62309383</text:p>
              </table:table-cell>
              <table:table-cell office:value-type="float" office:value="465000">
                <text:p>465000</text:p>
              </table:table-cell>
              <table:table-cell office:value-type="float" office:value="216225000000">
                <text:p>2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2659780.06323337">
                <text:p>2659780.06323337</text:p>
              </table:table-cell>
              <table:table-cell office:value-type="float" office:value="469000">
                <text:p>469000</text:p>
              </table:table-cell>
              <table:table-cell office:value-type="float" office:value="219961000000">
                <text:p>21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2684209.31956898">
                <text:p>2684209.31956898</text:p>
              </table:table-cell>
              <table:table-cell office:value-type="float" office:value="473000">
                <text:p>473000</text:p>
              </table:table-cell>
              <table:table-cell office:value-type="float" office:value="223729000000">
                <text:p>22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2708653.26680213">
                <text:p>2708653.26680213</text:p>
              </table:table-cell>
              <table:table-cell office:value-type="float" office:value="477000">
                <text:p>477000</text:p>
              </table:table-cell>
              <table:table-cell office:value-type="float" office:value="227529000000">
                <text:p>22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2733111.78173581">
                <text:p>2733111.78173581</text:p>
              </table:table-cell>
              <table:table-cell office:value-type="float" office:value="481000">
                <text:p>481000</text:p>
              </table:table-cell>
              <table:table-cell office:value-type="float" office:value="231361000000">
                <text:p>23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2757584.7432221">
                <text:p>2757584.7432221</text:p>
              </table:table-cell>
              <table:table-cell office:value-type="float" office:value="485000">
                <text:p>485000</text:p>
              </table:table-cell>
              <table:table-cell office:value-type="float" office:value="235225000000">
                <text:p>23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2782072.03211145">
                <text:p>2782072.03211145</text:p>
              </table:table-cell>
              <table:table-cell office:value-type="float" office:value="489000">
                <text:p>489000</text:p>
              </table:table-cell>
              <table:table-cell office:value-type="float" office:value="239121000000">
                <text:p>23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2806573.53120367">
                <text:p>2806573.53120367</text:p>
              </table:table-cell>
              <table:table-cell office:value-type="float" office:value="493000">
                <text:p>493000</text:p>
              </table:table-cell>
              <table:table-cell office:value-type="float" office:value="243049000000">
                <text:p>24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2831089.12520047">
                <text:p>2831089.12520047</text:p>
              </table:table-cell>
              <table:table-cell office:value-type="float" office:value="497000">
                <text:p>497000</text:p>
              </table:table-cell>
              <table:table-cell office:value-type="float" office:value="247009000000">
                <text:p>24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2855618.70065949">
                <text:p>2855618.70065949</text:p>
              </table:table-cell>
              <table:table-cell office:value-type="float" office:value="501000">
                <text:p>501000</text:p>
              </table:table-cell>
              <table:table-cell office:value-type="float" office:value="251001000000">
                <text:p>25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2880162.14594992">
                <text:p>2880162.14594992</text:p>
              </table:table-cell>
              <table:table-cell office:value-type="float" office:value="505000">
                <text:p>505000</text:p>
              </table:table-cell>
              <table:table-cell office:value-type="float" office:value="255025000000">
                <text:p>2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2904719.35120941">
                <text:p>2904719.35120941</text:p>
              </table:table-cell>
              <table:table-cell office:value-type="float" office:value="509000">
                <text:p>509000</text:p>
              </table:table-cell>
              <table:table-cell office:value-type="float" office:value="259081000000">
                <text:p>25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2929290.20830236">
                <text:p>2929290.20830236</text:p>
              </table:table-cell>
              <table:table-cell office:value-type="float" office:value="513000">
                <text:p>513000</text:p>
              </table:table-cell>
              <table:table-cell office:value-type="float" office:value="263169000000">
                <text:p>26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2953874.61077957">
                <text:p>2953874.61077957</text:p>
              </table:table-cell>
              <table:table-cell office:value-type="float" office:value="517000">
                <text:p>517000</text:p>
              </table:table-cell>
              <table:table-cell office:value-type="float" office:value="267289000000">
                <text:p>26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2978472.45383905">
                <text:p>2978472.45383905</text:p>
              </table:table-cell>
              <table:table-cell office:value-type="float" office:value="521000">
                <text:p>521000</text:p>
              </table:table-cell>
              <table:table-cell office:value-type="float" office:value="271441000000">
                <text:p>27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3003083.63428813">
                <text:p>3003083.63428813</text:p>
              </table:table-cell>
              <table:table-cell office:value-type="float" office:value="525000">
                <text:p>525000</text:p>
              </table:table-cell>
              <table:table-cell office:value-type="float" office:value="275625000000">
                <text:p>27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3027708.05050661">
                <text:p>3027708.05050661</text:p>
              </table:table-cell>
              <table:table-cell office:value-type="float" office:value="529000">
                <text:p>529000</text:p>
              </table:table-cell>
              <table:table-cell office:value-type="float" office:value="279841000000">
                <text:p>27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3052345.60241116">
                <text:p>3052345.60241116</text:p>
              </table:table-cell>
              <table:table-cell office:value-type="float" office:value="533000">
                <text:p>533000</text:p>
              </table:table-cell>
              <table:table-cell office:value-type="float" office:value="284089000000">
                <text:p>28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3076996.19142066">
                <text:p>3076996.19142066</text:p>
              </table:table-cell>
              <table:table-cell office:value-type="float" office:value="537000">
                <text:p>537000</text:p>
              </table:table-cell>
              <table:table-cell office:value-type="float" office:value="288369000000">
                <text:p>28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3101659.72042265">
                <text:p>3101659.72042265</text:p>
              </table:table-cell>
              <table:table-cell office:value-type="float" office:value="541000">
                <text:p>541000</text:p>
              </table:table-cell>
              <table:table-cell office:value-type="float" office:value="292681000000">
                <text:p>29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3126336.09374077">
                <text:p>3126336.09374077</text:p>
              </table:table-cell>
              <table:table-cell office:value-type="float" office:value="545000">
                <text:p>545000</text:p>
              </table:table-cell>
              <table:table-cell office:value-type="float" office:value="297025000000">
                <text:p>2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3151025.2171031">
                <text:p>3151025.2171031</text:p>
              </table:table-cell>
              <table:table-cell office:value-type="float" office:value="549000">
                <text:p>549000</text:p>
              </table:table-cell>
              <table:table-cell office:value-type="float" office:value="301401000000">
                <text:p>30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3175726.9976115">
                <text:p>3175726.9976115</text:p>
              </table:table-cell>
              <table:table-cell office:value-type="float" office:value="553000">
                <text:p>553000</text:p>
              </table:table-cell>
              <table:table-cell office:value-type="float" office:value="305809000000">
                <text:p>30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3200441.34371177">
                <text:p>3200441.34371177</text:p>
              </table:table-cell>
              <table:table-cell office:value-type="float" office:value="557000">
                <text:p>557000</text:p>
              </table:table-cell>
              <table:table-cell office:value-type="float" office:value="310249000000">
                <text:p>31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3225168.16516471">
                <text:p>3225168.16516471</text:p>
              </table:table-cell>
              <table:table-cell office:value-type="float" office:value="561000">
                <text:p>561000</text:p>
              </table:table-cell>
              <table:table-cell office:value-type="float" office:value="314721000000">
                <text:p>31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3249907.37301798">
                <text:p>3249907.37301798</text:p>
              </table:table-cell>
              <table:table-cell office:value-type="float" office:value="565000">
                <text:p>565000</text:p>
              </table:table-cell>
              <table:table-cell office:value-type="float" office:value="319225000000">
                <text:p>31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3274658.8795788">
                <text:p>3274658.8795788</text:p>
              </table:table-cell>
              <table:table-cell office:value-type="float" office:value="569000">
                <text:p>569000</text:p>
              </table:table-cell>
              <table:table-cell office:value-type="float" office:value="323761000000">
                <text:p>32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3299422.59838731">
                <text:p>3299422.59838731</text:p>
              </table:table-cell>
              <table:table-cell office:value-type="float" office:value="573000">
                <text:p>573000</text:p>
              </table:table-cell>
              <table:table-cell office:value-type="float" office:value="328329000000">
                <text:p>32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3324198.44419086">
                <text:p>3324198.44419086</text:p>
              </table:table-cell>
              <table:table-cell office:value-type="float" office:value="577000">
                <text:p>577000</text:p>
              </table:table-cell>
              <table:table-cell office:value-type="float" office:value="332929000000">
                <text:p>33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3348986.33291878">
                <text:p>3348986.33291878</text:p>
              </table:table-cell>
              <table:table-cell office:value-type="float" office:value="581000">
                <text:p>581000</text:p>
              </table:table-cell>
              <table:table-cell office:value-type="float" office:value="337561000000">
                <text:p>33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3373786.18165807">
                <text:p>3373786.18165807</text:p>
              </table:table-cell>
              <table:table-cell office:value-type="float" office:value="585000">
                <text:p>585000</text:p>
              </table:table-cell>
              <table:table-cell office:value-type="float" office:value="342225000000">
                <text:p>3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3398597.9086296">
                <text:p>3398597.9086296</text:p>
              </table:table-cell>
              <table:table-cell office:value-type="float" office:value="589000">
                <text:p>589000</text:p>
              </table:table-cell>
              <table:table-cell office:value-type="float" office:value="346921000000">
                <text:p>34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3423421.43316501">
                <text:p>3423421.43316501</text:p>
              </table:table-cell>
              <table:table-cell office:value-type="float" office:value="593000">
                <text:p>593000</text:p>
              </table:table-cell>
              <table:table-cell office:value-type="float" office:value="351649000000">
                <text:p>35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3448256.67568423">
                <text:p>3448256.67568423</text:p>
              </table:table-cell>
              <table:table-cell office:value-type="float" office:value="597000">
                <text:p>597000</text:p>
              </table:table-cell>
              <table:table-cell office:value-type="float" office:value="356409000000">
                <text:p>35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3473103.55767365">
                <text:p>3473103.55767365</text:p>
              </table:table-cell>
              <table:table-cell office:value-type="float" office:value="601000">
                <text:p>601000</text:p>
              </table:table-cell>
              <table:table-cell office:value-type="float" office:value="361201000000">
                <text:p>36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3497962.00166474">
                <text:p>3497962.00166474</text:p>
              </table:table-cell>
              <table:table-cell office:value-type="float" office:value="605000">
                <text:p>605000</text:p>
              </table:table-cell>
              <table:table-cell office:value-type="float" office:value="366025000000">
                <text:p>36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3522831.93121342">
                <text:p>3522831.93121342</text:p>
              </table:table-cell>
              <table:table-cell office:value-type="float" office:value="609000">
                <text:p>609000</text:p>
              </table:table-cell>
              <table:table-cell office:value-type="float" office:value="370881000000">
                <text:p>37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3547713.27087979">
                <text:p>3547713.27087979</text:p>
              </table:table-cell>
              <table:table-cell office:value-type="float" office:value="613000">
                <text:p>613000</text:p>
              </table:table-cell>
              <table:table-cell office:value-type="float" office:value="375769000000">
                <text:p>37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3572605.94620851">
                <text:p>3572605.94620851</text:p>
              </table:table-cell>
              <table:table-cell office:value-type="float" office:value="617000">
                <text:p>617000</text:p>
              </table:table-cell>
              <table:table-cell office:value-type="float" office:value="380689000000">
                <text:p>38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3597509.88370966">
                <text:p>3597509.88370966</text:p>
              </table:table-cell>
              <table:table-cell office:value-type="float" office:value="621000">
                <text:p>621000</text:p>
              </table:table-cell>
              <table:table-cell office:value-type="float" office:value="385641000000">
                <text:p>38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3622425.01084005">
                <text:p>3622425.01084005</text:p>
              </table:table-cell>
              <table:table-cell office:value-type="float" office:value="625000">
                <text:p>625000</text:p>
              </table:table-cell>
              <table:table-cell office:value-type="float" office:value="390625000000">
                <text:p>39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3647351.25598507">
                <text:p>3647351.25598507</text:p>
              </table:table-cell>
              <table:table-cell office:value-type="float" office:value="629000">
                <text:p>629000</text:p>
              </table:table-cell>
              <table:table-cell office:value-type="float" office:value="395641000000">
                <text:p>39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3672288.54844099">
                <text:p>3672288.54844099</text:p>
              </table:table-cell>
              <table:table-cell office:value-type="float" office:value="633000">
                <text:p>633000</text:p>
              </table:table-cell>
              <table:table-cell office:value-type="float" office:value="400689000000">
                <text:p>40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3697236.81839762">
                <text:p>3697236.81839762</text:p>
              </table:table-cell>
              <table:table-cell office:value-type="float" office:value="637000">
                <text:p>637000</text:p>
              </table:table-cell>
              <table:table-cell office:value-type="float" office:value="405769000000">
                <text:p>40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3722195.99692156">
                <text:p>3722195.99692156</text:p>
              </table:table-cell>
              <table:table-cell office:value-type="float" office:value="641000">
                <text:p>641000</text:p>
              </table:table-cell>
              <table:table-cell office:value-type="float" office:value="410881000000">
                <text:p>41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3747166.01593975">
                <text:p>3747166.01593975</text:p>
              </table:table-cell>
              <table:table-cell office:value-type="float" office:value="645000">
                <text:p>645000</text:p>
              </table:table-cell>
              <table:table-cell office:value-type="float" office:value="416025000000">
                <text:p>41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3772146.80822344">
                <text:p>3772146.80822344</text:p>
              </table:table-cell>
              <table:table-cell office:value-type="float" office:value="649000">
                <text:p>649000</text:p>
              </table:table-cell>
              <table:table-cell office:value-type="float" office:value="421201000000">
                <text:p>42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3797138.30737262">
                <text:p>3797138.30737262</text:p>
              </table:table-cell>
              <table:table-cell office:value-type="float" office:value="653000">
                <text:p>653000</text:p>
              </table:table-cell>
              <table:table-cell office:value-type="float" office:value="426409000000">
                <text:p>42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3822140.44780078">
                <text:p>3822140.44780078</text:p>
              </table:table-cell>
              <table:table-cell office:value-type="float" office:value="657000">
                <text:p>657000</text:p>
              </table:table-cell>
              <table:table-cell office:value-type="float" office:value="431649000000">
                <text:p>43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3847153.16472001">
                <text:p>3847153.16472001</text:p>
              </table:table-cell>
              <table:table-cell office:value-type="float" office:value="661000">
                <text:p>661000</text:p>
              </table:table-cell>
              <table:table-cell office:value-type="float" office:value="436921000000">
                <text:p>43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3872176.39412656">
                <text:p>3872176.39412656</text:p>
              </table:table-cell>
              <table:table-cell office:value-type="float" office:value="665000">
                <text:p>665000</text:p>
              </table:table-cell>
              <table:table-cell office:value-type="float" office:value="442225000000">
                <text:p>4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3897210.07278667">
                <text:p>3897210.07278667</text:p>
              </table:table-cell>
              <table:table-cell office:value-type="float" office:value="669000">
                <text:p>669000</text:p>
              </table:table-cell>
              <table:table-cell office:value-type="float" office:value="447561000000">
                <text:p>44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3922254.13822274">
                <text:p>3922254.13822274</text:p>
              </table:table-cell>
              <table:table-cell office:value-type="float" office:value="673000">
                <text:p>673000</text:p>
              </table:table-cell>
              <table:table-cell office:value-type="float" office:value="452929000000">
                <text:p>45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3947308.52869984">
                <text:p>3947308.52869984</text:p>
              </table:table-cell>
              <table:table-cell office:value-type="float" office:value="677000">
                <text:p>677000</text:p>
              </table:table-cell>
              <table:table-cell office:value-type="float" office:value="458329000000">
                <text:p>45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3972373.18321261">
                <text:p>3972373.18321261</text:p>
              </table:table-cell>
              <table:table-cell office:value-type="float" office:value="681000">
                <text:p>681000</text:p>
              </table:table-cell>
              <table:table-cell office:value-type="float" office:value="463761000000">
                <text:p>46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3997448.04147231">
                <text:p>3997448.04147231</text:p>
              </table:table-cell>
              <table:table-cell office:value-type="float" office:value="685000">
                <text:p>685000</text:p>
              </table:table-cell>
              <table:table-cell office:value-type="float" office:value="469225000000">
                <text:p>46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4022533.04389435">
                <text:p>4022533.04389435</text:p>
              </table:table-cell>
              <table:table-cell office:value-type="float" office:value="689000">
                <text:p>689000</text:p>
              </table:table-cell>
              <table:table-cell office:value-type="float" office:value="474721000000">
                <text:p>47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4047628.13158598">
                <text:p>4047628.13158598</text:p>
              </table:table-cell>
              <table:table-cell office:value-type="float" office:value="693000">
                <text:p>693000</text:p>
              </table:table-cell>
              <table:table-cell office:value-type="float" office:value="480249000000">
                <text:p>48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4072733.24633431">
                <text:p>4072733.24633431</text:p>
              </table:table-cell>
              <table:table-cell office:value-type="float" office:value="697000">
                <text:p>697000</text:p>
              </table:table-cell>
              <table:table-cell office:value-type="float" office:value="485809000000">
                <text:p>48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4097848.33059463">
                <text:p>4097848.33059463</text:p>
              </table:table-cell>
              <table:table-cell office:value-type="float" office:value="701000">
                <text:p>701000</text:p>
              </table:table-cell>
              <table:table-cell office:value-type="float" office:value="491401000000">
                <text:p>49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4122973.32747894">
                <text:p>4122973.32747894</text:p>
              </table:table-cell>
              <table:table-cell office:value-type="float" office:value="705000">
                <text:p>705000</text:p>
              </table:table-cell>
              <table:table-cell office:value-type="float" office:value="497025000000">
                <text:p>4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4148108.18074479">
                <text:p>4148108.18074479</text:p>
              </table:table-cell>
              <table:table-cell office:value-type="float" office:value="709000">
                <text:p>709000</text:p>
              </table:table-cell>
              <table:table-cell office:value-type="float" office:value="502681000000">
                <text:p>50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4173252.83478438">
                <text:p>4173252.83478438</text:p>
              </table:table-cell>
              <table:table-cell office:value-type="float" office:value="713000">
                <text:p>713000</text:p>
              </table:table-cell>
              <table:table-cell office:value-type="float" office:value="508369000000">
                <text:p>50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4198407.23461381">
                <text:p>4198407.23461381</text:p>
              </table:table-cell>
              <table:table-cell office:value-type="float" office:value="717000">
                <text:p>717000</text:p>
              </table:table-cell>
              <table:table-cell office:value-type="float" office:value="514089000000">
                <text:p>51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4223571.32586271">
                <text:p>4223571.32586271</text:p>
              </table:table-cell>
              <table:table-cell office:value-type="float" office:value="721000">
                <text:p>721000</text:p>
              </table:table-cell>
              <table:table-cell office:value-type="float" office:value="519841000000">
                <text:p>51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4248745.05476397">
                <text:p>4248745.05476397</text:p>
              </table:table-cell>
              <table:table-cell office:value-type="float" office:value="725000">
                <text:p>725000</text:p>
              </table:table-cell>
              <table:table-cell office:value-type="float" office:value="525625000000">
                <text:p>52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4273928.3681438">
                <text:p>4273928.3681438</text:p>
              </table:table-cell>
              <table:table-cell office:value-type="float" office:value="729000">
                <text:p>729000</text:p>
              </table:table-cell>
              <table:table-cell office:value-type="float" office:value="531441000000">
                <text:p>53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4299121.21341195">
                <text:p>4299121.21341195</text:p>
              </table:table-cell>
              <table:table-cell office:value-type="float" office:value="733000">
                <text:p>733000</text:p>
              </table:table-cell>
              <table:table-cell office:value-type="float" office:value="537289000000">
                <text:p>53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4324323.53855212">
                <text:p>4324323.53855212</text:p>
              </table:table-cell>
              <table:table-cell office:value-type="float" office:value="737000">
                <text:p>737000</text:p>
              </table:table-cell>
              <table:table-cell office:value-type="float" office:value="543169000000">
                <text:p>54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4349535.29211268">
                <text:p>4349535.29211268</text:p>
              </table:table-cell>
              <table:table-cell office:value-type="float" office:value="741000">
                <text:p>741000</text:p>
              </table:table-cell>
              <table:table-cell office:value-type="float" office:value="549081000000">
                <text:p>54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4374756.42319748">
                <text:p>4374756.42319748</text:p>
              </table:table-cell>
              <table:table-cell office:value-type="float" office:value="745000">
                <text:p>745000</text:p>
              </table:table-cell>
              <table:table-cell office:value-type="float" office:value="555025000000">
                <text:p>5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4399986.8814569">
                <text:p>4399986.8814569</text:p>
              </table:table-cell>
              <table:table-cell office:value-type="float" office:value="749000">
                <text:p>749000</text:p>
              </table:table-cell>
              <table:table-cell office:value-type="float" office:value="561001000000">
                <text:p>56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4425226.61707913">
                <text:p>4425226.61707913</text:p>
              </table:table-cell>
              <table:table-cell office:value-type="float" office:value="753000">
                <text:p>753000</text:p>
              </table:table-cell>
              <table:table-cell office:value-type="float" office:value="567009000000">
                <text:p>56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4450475.58078155">
                <text:p>4450475.58078155</text:p>
              </table:table-cell>
              <table:table-cell office:value-type="float" office:value="757000">
                <text:p>757000</text:p>
              </table:table-cell>
              <table:table-cell office:value-type="float" office:value="573049000000">
                <text:p>57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4475733.72380241">
                <text:p>4475733.72380241</text:p>
              </table:table-cell>
              <table:table-cell office:value-type="float" office:value="761000">
                <text:p>761000</text:p>
              </table:table-cell>
              <table:table-cell office:value-type="float" office:value="579121000000">
                <text:p>57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4501000.99789252">
                <text:p>4501000.99789252</text:p>
              </table:table-cell>
              <table:table-cell office:value-type="float" office:value="765000">
                <text:p>765000</text:p>
              </table:table-cell>
              <table:table-cell office:value-type="float" office:value="585225000000">
                <text:p>58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4526277.3553073">
                <text:p>4526277.3553073</text:p>
              </table:table-cell>
              <table:table-cell office:value-type="float" office:value="769000">
                <text:p>769000</text:p>
              </table:table-cell>
              <table:table-cell office:value-type="float" office:value="591361000000">
                <text:p>59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4551562.74879887">
                <text:p>4551562.74879887</text:p>
              </table:table-cell>
              <table:table-cell office:value-type="float" office:value="773000">
                <text:p>773000</text:p>
              </table:table-cell>
              <table:table-cell office:value-type="float" office:value="597529000000">
                <text:p>59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4576857.13160831">
                <text:p>4576857.13160831</text:p>
              </table:table-cell>
              <table:table-cell office:value-type="float" office:value="777000">
                <text:p>777000</text:p>
              </table:table-cell>
              <table:table-cell office:value-type="float" office:value="603729000000">
                <text:p>60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4602160.45745817">
                <text:p>4602160.45745817</text:p>
              </table:table-cell>
              <table:table-cell office:value-type="float" office:value="781000">
                <text:p>781000</text:p>
              </table:table-cell>
              <table:table-cell office:value-type="float" office:value="609961000000">
                <text:p>60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4627472.68054502">
                <text:p>4627472.68054502</text:p>
              </table:table-cell>
              <table:table-cell office:value-type="float" office:value="785000">
                <text:p>785000</text:p>
              </table:table-cell>
              <table:table-cell office:value-type="float" office:value="616225000000">
                <text:p>6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4652793.75553223">
                <text:p>4652793.75553223</text:p>
              </table:table-cell>
              <table:table-cell office:value-type="float" office:value="789000">
                <text:p>789000</text:p>
              </table:table-cell>
              <table:table-cell office:value-type="float" office:value="622521000000">
                <text:p>62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4678123.63754286">
                <text:p>4678123.63754286</text:p>
              </table:table-cell>
              <table:table-cell office:value-type="float" office:value="793000">
                <text:p>793000</text:p>
              </table:table-cell>
              <table:table-cell office:value-type="float" office:value="628849000000">
                <text:p>62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4703462.2821527">
                <text:p>4703462.2821527</text:p>
              </table:table-cell>
              <table:table-cell office:value-type="float" office:value="797000">
                <text:p>797000</text:p>
              </table:table-cell>
              <table:table-cell office:value-type="float" office:value="635209000000">
                <text:p>63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4728809.64538348">
                <text:p>4728809.64538348</text:p>
              </table:table-cell>
              <table:table-cell office:value-type="float" office:value="801000">
                <text:p>801000</text:p>
              </table:table-cell>
              <table:table-cell office:value-type="float" office:value="641601000000">
                <text:p>64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4754165.68369613">
                <text:p>4754165.68369613</text:p>
              </table:table-cell>
              <table:table-cell office:value-type="float" office:value="805000">
                <text:p>805000</text:p>
              </table:table-cell>
              <table:table-cell office:value-type="float" office:value="648025000000">
                <text:p>64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4779530.35398433">
                <text:p>4779530.35398433</text:p>
              </table:table-cell>
              <table:table-cell office:value-type="float" office:value="809000">
                <text:p>809000</text:p>
              </table:table-cell>
              <table:table-cell office:value-type="float" office:value="654481000000">
                <text:p>65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4804903.61356798">
                <text:p>4804903.61356798</text:p>
              </table:table-cell>
              <table:table-cell office:value-type="float" office:value="813000">
                <text:p>813000</text:p>
              </table:table-cell>
              <table:table-cell office:value-type="float" office:value="660969000000">
                <text:p>66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4830285.42018698">
                <text:p>4830285.42018698</text:p>
              </table:table-cell>
              <table:table-cell office:value-type="float" office:value="817000">
                <text:p>817000</text:p>
              </table:table-cell>
              <table:table-cell office:value-type="float" office:value="667489000000">
                <text:p>66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4855675.73199506">
                <text:p>4855675.73199506</text:p>
              </table:table-cell>
              <table:table-cell office:value-type="float" office:value="821000">
                <text:p>821000</text:p>
              </table:table-cell>
              <table:table-cell office:value-type="float" office:value="674041000000">
                <text:p>67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4881074.50755369">
                <text:p>4881074.50755369</text:p>
              </table:table-cell>
              <table:table-cell office:value-type="float" office:value="825000">
                <text:p>825000</text:p>
              </table:table-cell>
              <table:table-cell office:value-type="float" office:value="680625000000">
                <text:p>6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4906481.70582618">
                <text:p>4906481.70582618</text:p>
              </table:table-cell>
              <table:table-cell office:value-type="float" office:value="829000">
                <text:p>829000</text:p>
              </table:table-cell>
              <table:table-cell office:value-type="float" office:value="687241000000">
                <text:p>68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4931897.28617185">
                <text:p>4931897.28617185</text:p>
              </table:table-cell>
              <table:table-cell office:value-type="float" office:value="833000">
                <text:p>833000</text:p>
              </table:table-cell>
              <table:table-cell office:value-type="float" office:value="693889000000">
                <text:p>69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4957321.20834036">
                <text:p>4957321.20834036</text:p>
              </table:table-cell>
              <table:table-cell office:value-type="float" office:value="837000">
                <text:p>837000</text:p>
              </table:table-cell>
              <table:table-cell office:value-type="float" office:value="700569000000">
                <text:p>70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4982753.43246604">
                <text:p>4982753.43246604</text:p>
              </table:table-cell>
              <table:table-cell office:value-type="float" office:value="841000">
                <text:p>841000</text:p>
              </table:table-cell>
              <table:table-cell office:value-type="float" office:value="707281000000">
                <text:p>70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5008193.91906249">
                <text:p>5008193.91906249</text:p>
              </table:table-cell>
              <table:table-cell office:value-type="float" office:value="845000">
                <text:p>845000</text:p>
              </table:table-cell>
              <table:table-cell office:value-type="float" office:value="714025000000">
                <text:p>71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5033642.62901711">
                <text:p>5033642.62901711</text:p>
              </table:table-cell>
              <table:table-cell office:value-type="float" office:value="849000">
                <text:p>849000</text:p>
              </table:table-cell>
              <table:table-cell office:value-type="float" office:value="720801000000">
                <text:p>72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5059099.5235859">
                <text:p>5059099.5235859</text:p>
              </table:table-cell>
              <table:table-cell office:value-type="float" office:value="853000">
                <text:p>853000</text:p>
              </table:table-cell>
              <table:table-cell office:value-type="float" office:value="727609000000">
                <text:p>72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5084564.56438818">
                <text:p>5084564.56438818</text:p>
              </table:table-cell>
              <table:table-cell office:value-type="float" office:value="857000">
                <text:p>857000</text:p>
              </table:table-cell>
              <table:table-cell office:value-type="float" office:value="734449000000">
                <text:p>73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5110037.7134016">
                <text:p>5110037.7134016</text:p>
              </table:table-cell>
              <table:table-cell office:value-type="float" office:value="861000">
                <text:p>861000</text:p>
              </table:table-cell>
              <table:table-cell office:value-type="float" office:value="741321000000">
                <text:p>74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5135518.93295707">
                <text:p>5135518.93295707</text:p>
              </table:table-cell>
              <table:table-cell office:value-type="float" office:value="865000">
                <text:p>865000</text:p>
              </table:table-cell>
              <table:table-cell office:value-type="float" office:value="748225000000">
                <text:p>7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5161008.18573389">
                <text:p>5161008.18573389</text:p>
              </table:table-cell>
              <table:table-cell office:value-type="float" office:value="869000">
                <text:p>869000</text:p>
              </table:table-cell>
              <table:table-cell office:value-type="float" office:value="755161000000">
                <text:p>75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5186505.43475496">
                <text:p>5186505.43475496</text:p>
              </table:table-cell>
              <table:table-cell office:value-type="float" office:value="873000">
                <text:p>873000</text:p>
              </table:table-cell>
              <table:table-cell office:value-type="float" office:value="762129000000">
                <text:p>76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5212010.64338202">
                <text:p>5212010.64338202</text:p>
              </table:table-cell>
              <table:table-cell office:value-type="float" office:value="877000">
                <text:p>877000</text:p>
              </table:table-cell>
              <table:table-cell office:value-type="float" office:value="769129000000">
                <text:p>76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5237523.77531101">
                <text:p>5237523.77531101</text:p>
              </table:table-cell>
              <table:table-cell office:value-type="float" office:value="881000">
                <text:p>881000</text:p>
              </table:table-cell>
              <table:table-cell office:value-type="float" office:value="776161000000">
                <text:p>77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5263044.79456758">
                <text:p>5263044.79456758</text:p>
              </table:table-cell>
              <table:table-cell office:value-type="float" office:value="885000">
                <text:p>885000</text:p>
              </table:table-cell>
              <table:table-cell office:value-type="float" office:value="783225000000">
                <text:p>78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5288573.66550252">
                <text:p>5288573.66550252</text:p>
              </table:table-cell>
              <table:table-cell office:value-type="float" office:value="889000">
                <text:p>889000</text:p>
              </table:table-cell>
              <table:table-cell office:value-type="float" office:value="790321000000">
                <text:p>79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5314110.35278747">
                <text:p>5314110.35278747</text:p>
              </table:table-cell>
              <table:table-cell office:value-type="float" office:value="893000">
                <text:p>893000</text:p>
              </table:table-cell>
              <table:table-cell office:value-type="float" office:value="797449000000">
                <text:p>79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5339654.82141055">
                <text:p>5339654.82141055</text:p>
              </table:table-cell>
              <table:table-cell office:value-type="float" office:value="897000">
                <text:p>897000</text:p>
              </table:table-cell>
              <table:table-cell office:value-type="float" office:value="804609000000">
                <text:p>80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5365207.03667213">
                <text:p>5365207.03667213</text:p>
              </table:table-cell>
              <table:table-cell office:value-type="float" office:value="901000">
                <text:p>901000</text:p>
              </table:table-cell>
              <table:table-cell office:value-type="float" office:value="811801000000">
                <text:p>81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5390766.96418071">
                <text:p>5390766.96418071</text:p>
              </table:table-cell>
              <table:table-cell office:value-type="float" office:value="905000">
                <text:p>905000</text:p>
              </table:table-cell>
              <table:table-cell office:value-type="float" office:value="819025000000">
                <text:p>8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5416334.56984877">
                <text:p>5416334.56984877</text:p>
              </table:table-cell>
              <table:table-cell office:value-type="float" office:value="909000">
                <text:p>909000</text:p>
              </table:table-cell>
              <table:table-cell office:value-type="float" office:value="826281000000">
                <text:p>82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5441909.81988881">
                <text:p>5441909.81988881</text:p>
              </table:table-cell>
              <table:table-cell office:value-type="float" office:value="913000">
                <text:p>913000</text:p>
              </table:table-cell>
              <table:table-cell office:value-type="float" office:value="833569000000">
                <text:p>83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5467492.68080941">
                <text:p>5467492.68080941</text:p>
              </table:table-cell>
              <table:table-cell office:value-type="float" office:value="917000">
                <text:p>917000</text:p>
              </table:table-cell>
              <table:table-cell office:value-type="float" office:value="840889000000">
                <text:p>84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5493083.1194113">
                <text:p>5493083.1194113</text:p>
              </table:table-cell>
              <table:table-cell office:value-type="float" office:value="921000">
                <text:p>921000</text:p>
              </table:table-cell>
              <table:table-cell office:value-type="float" office:value="848241000000">
                <text:p>84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5518681.10278361">
                <text:p>5518681.10278361</text:p>
              </table:table-cell>
              <table:table-cell office:value-type="float" office:value="925000">
                <text:p>925000</text:p>
              </table:table-cell>
              <table:table-cell office:value-type="float" office:value="855625000000">
                <text:p>85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5544286.59830009">
                <text:p>5544286.59830009</text:p>
              </table:table-cell>
              <table:table-cell office:value-type="float" office:value="929000">
                <text:p>929000</text:p>
              </table:table-cell>
              <table:table-cell office:value-type="float" office:value="863041000000">
                <text:p>86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5569899.57361548">
                <text:p>5569899.57361548</text:p>
              </table:table-cell>
              <table:table-cell office:value-type="float" office:value="933000">
                <text:p>933000</text:p>
              </table:table-cell>
              <table:table-cell office:value-type="float" office:value="870489000000">
                <text:p>87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5595519.99666185">
                <text:p>5595519.99666185</text:p>
              </table:table-cell>
              <table:table-cell office:value-type="float" office:value="937000">
                <text:p>937000</text:p>
              </table:table-cell>
              <table:table-cell office:value-type="float" office:value="877969000000">
                <text:p>87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5621147.83564505">
                <text:p>5621147.83564505</text:p>
              </table:table-cell>
              <table:table-cell office:value-type="float" office:value="941000">
                <text:p>941000</text:p>
              </table:table-cell>
              <table:table-cell office:value-type="float" office:value="885481000000">
                <text:p>88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5646783.05904125">
                <text:p>5646783.05904125</text:p>
              </table:table-cell>
              <table:table-cell office:value-type="float" office:value="945000">
                <text:p>945000</text:p>
              </table:table-cell>
              <table:table-cell office:value-type="float" office:value="893025000000">
                <text:p>8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5672425.6355935">
                <text:p>5672425.6355935</text:p>
              </table:table-cell>
              <table:table-cell office:value-type="float" office:value="949000">
                <text:p>949000</text:p>
              </table:table-cell>
              <table:table-cell office:value-type="float" office:value="900601000000">
                <text:p>90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5698075.53430833">
                <text:p>5698075.53430833</text:p>
              </table:table-cell>
              <table:table-cell office:value-type="float" office:value="953000">
                <text:p>953000</text:p>
              </table:table-cell>
              <table:table-cell office:value-type="float" office:value="908209000000">
                <text:p>90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5723732.72445244">
                <text:p>5723732.72445244</text:p>
              </table:table-cell>
              <table:table-cell office:value-type="float" office:value="957000">
                <text:p>957000</text:p>
              </table:table-cell>
              <table:table-cell office:value-type="float" office:value="915849000000">
                <text:p>91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5749397.17554947">
                <text:p>5749397.17554947</text:p>
              </table:table-cell>
              <table:table-cell office:value-type="float" office:value="961000">
                <text:p>961000</text:p>
              </table:table-cell>
              <table:table-cell office:value-type="float" office:value="923521000000">
                <text:p>92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5775068.85737676">
                <text:p>5775068.85737676</text:p>
              </table:table-cell>
              <table:table-cell office:value-type="float" office:value="965000">
                <text:p>965000</text:p>
              </table:table-cell>
              <table:table-cell office:value-type="float" office:value="931225000000">
                <text:p>93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5800747.73996219">
                <text:p>5800747.73996219</text:p>
              </table:table-cell>
              <table:table-cell office:value-type="float" office:value="969000">
                <text:p>969000</text:p>
              </table:table-cell>
              <table:table-cell office:value-type="float" office:value="938961000000">
                <text:p>93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5826433.79358111">
                <text:p>5826433.79358111</text:p>
              </table:table-cell>
              <table:table-cell office:value-type="float" office:value="973000">
                <text:p>973000</text:p>
              </table:table-cell>
              <table:table-cell office:value-type="float" office:value="946729000000">
                <text:p>94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5852126.98875324">
                <text:p>5852126.98875324</text:p>
              </table:table-cell>
              <table:table-cell office:value-type="float" office:value="977000">
                <text:p>977000</text:p>
              </table:table-cell>
              <table:table-cell office:value-type="float" office:value="954529000000">
                <text:p>95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5877827.29623973">
                <text:p>5877827.29623973</text:p>
              </table:table-cell>
              <table:table-cell office:value-type="float" office:value="981000">
                <text:p>981000</text:p>
              </table:table-cell>
              <table:table-cell office:value-type="float" office:value="962361000000">
                <text:p>96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5903534.68704015">
                <text:p>5903534.68704015</text:p>
              </table:table-cell>
              <table:table-cell office:value-type="float" office:value="985000">
                <text:p>985000</text:p>
              </table:table-cell>
              <table:table-cell office:value-type="float" office:value="970225000000">
                <text:p>9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5929249.13238961">
                <text:p>5929249.13238961</text:p>
              </table:table-cell>
              <table:table-cell office:value-type="float" office:value="989000">
                <text:p>989000</text:p>
              </table:table-cell>
              <table:table-cell office:value-type="float" office:value="978121000000">
                <text:p>97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5954970.60375591">
                <text:p>5954970.60375591</text:p>
              </table:table-cell>
              <table:table-cell office:value-type="float" office:value="993000">
                <text:p>993000</text:p>
              </table:table-cell>
              <table:table-cell office:value-type="float" office:value="986049000000">
                <text:p>98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5980699.07283672">
                <text:p>5980699.07283672</text:p>
              </table:table-cell>
              <table:table-cell office:value-type="float" office:value="997000">
                <text:p>997000</text:p>
              </table:table-cell>
              <table:table-cell office:value-type="float" office:value="994009000000">
                <text:p>99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6006434.5115568">
                <text:p>6006434.5115568</text:p>
              </table:table-cell>
              <table:table-cell office:value-type="float" office:value="1001000">
                <text:p>1001000</text:p>
              </table:table-cell>
              <table:table-cell office:value-type="float" office:value="1002001000000">
                <text:p>100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6032176.89206529">
                <text:p>6032176.89206529</text:p>
              </table:table-cell>
              <table:table-cell office:value-type="float" office:value="1005000">
                <text:p>1005000</text:p>
              </table:table-cell>
              <table:table-cell office:value-type="float" office:value="1010025000000">
                <text:p>101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6057926.18673304">
                <text:p>6057926.18673304</text:p>
              </table:table-cell>
              <table:table-cell office:value-type="float" office:value="1009000">
                <text:p>1009000</text:p>
              </table:table-cell>
              <table:table-cell office:value-type="float" office:value="1018081000000">
                <text:p>101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6083682.36814996">
                <text:p>6083682.36814996</text:p>
              </table:table-cell>
              <table:table-cell office:value-type="float" office:value="1013000">
                <text:p>1013000</text:p>
              </table:table-cell>
              <table:table-cell office:value-type="float" office:value="1026169000000">
                <text:p>102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6109445.40912243">
                <text:p>6109445.40912243</text:p>
              </table:table-cell>
              <table:table-cell office:value-type="float" office:value="1017000">
                <text:p>1017000</text:p>
              </table:table-cell>
              <table:table-cell office:value-type="float" office:value="1034289000000">
                <text:p>103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6135215.28267073">
                <text:p>6135215.28267073</text:p>
              </table:table-cell>
              <table:table-cell office:value-type="float" office:value="1021000">
                <text:p>1021000</text:p>
              </table:table-cell>
              <table:table-cell office:value-type="float" office:value="1042441000000">
                <text:p>104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6160991.96202657">
                <text:p>6160991.96202657</text:p>
              </table:table-cell>
              <table:table-cell office:value-type="float" office:value="1025000">
                <text:p>1025000</text:p>
              </table:table-cell>
              <table:table-cell office:value-type="float" office:value="1050625000000">
                <text:p>10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6186775.42063054">
                <text:p>6186775.42063054</text:p>
              </table:table-cell>
              <table:table-cell office:value-type="float" office:value="1029000">
                <text:p>1029000</text:p>
              </table:table-cell>
              <table:table-cell office:value-type="float" office:value="1058841000000">
                <text:p>105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6212565.63212977">
                <text:p>6212565.63212977</text:p>
              </table:table-cell>
              <table:table-cell office:value-type="float" office:value="1033000">
                <text:p>1033000</text:p>
              </table:table-cell>
              <table:table-cell office:value-type="float" office:value="1067089000000">
                <text:p>106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6238362.57037544">
                <text:p>6238362.57037544</text:p>
              </table:table-cell>
              <table:table-cell office:value-type="float" office:value="1037000">
                <text:p>1037000</text:p>
              </table:table-cell>
              <table:table-cell office:value-type="float" office:value="1075369000000">
                <text:p>107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6264166.20942047">
                <text:p>6264166.20942047</text:p>
              </table:table-cell>
              <table:table-cell office:value-type="float" office:value="1041000">
                <text:p>1041000</text:p>
              </table:table-cell>
              <table:table-cell office:value-type="float" office:value="1083681000000">
                <text:p>108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6289976.52351719">
                <text:p>6289976.52351719</text:p>
              </table:table-cell>
              <table:table-cell office:value-type="float" office:value="1045000">
                <text:p>1045000</text:p>
              </table:table-cell>
              <table:table-cell office:value-type="float" office:value="1092025000000">
                <text:p>109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6315793.48711504">
                <text:p>6315793.48711504</text:p>
              </table:table-cell>
              <table:table-cell office:value-type="float" office:value="1049000">
                <text:p>1049000</text:p>
              </table:table-cell>
              <table:table-cell office:value-type="float" office:value="1100401000000">
                <text:p>110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6341617.07485832">
                <text:p>6341617.07485832</text:p>
              </table:table-cell>
              <table:table-cell office:value-type="float" office:value="1053000">
                <text:p>1053000</text:p>
              </table:table-cell>
              <table:table-cell office:value-type="float" office:value="1108809000000">
                <text:p>110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6367447.26158395">
                <text:p>6367447.26158395</text:p>
              </table:table-cell>
              <table:table-cell office:value-type="float" office:value="1057000">
                <text:p>1057000</text:p>
              </table:table-cell>
              <table:table-cell office:value-type="float" office:value="1117249000000">
                <text:p>111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6393284.02231932">
                <text:p>6393284.02231932</text:p>
              </table:table-cell>
              <table:table-cell office:value-type="float" office:value="1061000">
                <text:p>1061000</text:p>
              </table:table-cell>
              <table:table-cell office:value-type="float" office:value="1125721000000">
                <text:p>112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6419127.33228012">
                <text:p>6419127.33228012</text:p>
              </table:table-cell>
              <table:table-cell office:value-type="float" office:value="1065000">
                <text:p>1065000</text:p>
              </table:table-cell>
              <table:table-cell office:value-type="float" office:value="1134225000000">
                <text:p>11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6444977.16686818">
                <text:p>6444977.16686818</text:p>
              </table:table-cell>
              <table:table-cell office:value-type="float" office:value="1069000">
                <text:p>1069000</text:p>
              </table:table-cell>
              <table:table-cell office:value-type="float" office:value="1142761000000">
                <text:p>114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6470833.50166947">
                <text:p>6470833.50166947</text:p>
              </table:table-cell>
              <table:table-cell office:value-type="float" office:value="1073000">
                <text:p>1073000</text:p>
              </table:table-cell>
              <table:table-cell office:value-type="float" office:value="1151329000000">
                <text:p>115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6496696.31245193">
                <text:p>6496696.31245193</text:p>
              </table:table-cell>
              <table:table-cell office:value-type="float" office:value="1077000">
                <text:p>1077000</text:p>
              </table:table-cell>
              <table:table-cell office:value-type="float" office:value="1159929000000">
                <text:p>115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6522565.57516353">
                <text:p>6522565.57516353</text:p>
              </table:table-cell>
              <table:table-cell office:value-type="float" office:value="1081000">
                <text:p>1081000</text:p>
              </table:table-cell>
              <table:table-cell office:value-type="float" office:value="1168561000000">
                <text:p>116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6548441.26593024">
                <text:p>6548441.26593024</text:p>
              </table:table-cell>
              <table:table-cell office:value-type="float" office:value="1085000">
                <text:p>1085000</text:p>
              </table:table-cell>
              <table:table-cell office:value-type="float" office:value="1177225000000">
                <text:p>117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6574323.36105404">
                <text:p>6574323.36105404</text:p>
              </table:table-cell>
              <table:table-cell office:value-type="float" office:value="1089000">
                <text:p>1089000</text:p>
              </table:table-cell>
              <table:table-cell office:value-type="float" office:value="1185921000000">
                <text:p>118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6600211.83701102">
                <text:p>6600211.83701102</text:p>
              </table:table-cell>
              <table:table-cell office:value-type="float" office:value="1093000">
                <text:p>1093000</text:p>
              </table:table-cell>
              <table:table-cell office:value-type="float" office:value="1194649000000">
                <text:p>119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6626106.67044946">
                <text:p>6626106.67044946</text:p>
              </table:table-cell>
              <table:table-cell office:value-type="float" office:value="1097000">
                <text:p>1097000</text:p>
              </table:table-cell>
              <table:table-cell office:value-type="float" office:value="1203409000000">
                <text:p>120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6652007.8381879">
                <text:p>6652007.8381879</text:p>
              </table:table-cell>
              <table:table-cell office:value-type="float" office:value="1101000">
                <text:p>1101000</text:p>
              </table:table-cell>
              <table:table-cell office:value-type="float" office:value="1212201000000">
                <text:p>121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6677915.31721335">
                <text:p>6677915.31721335</text:p>
              </table:table-cell>
              <table:table-cell office:value-type="float" office:value="1105000">
                <text:p>1105000</text:p>
              </table:table-cell>
              <table:table-cell office:value-type="float" office:value="1221025000000">
                <text:p>12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6703829.08467942">
                <text:p>6703829.08467942</text:p>
              </table:table-cell>
              <table:table-cell office:value-type="float" office:value="1109000">
                <text:p>1109000</text:p>
              </table:table-cell>
              <table:table-cell office:value-type="float" office:value="1229881000000">
                <text:p>122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6729749.11790453">
                <text:p>6729749.11790453</text:p>
              </table:table-cell>
              <table:table-cell office:value-type="float" office:value="1113000">
                <text:p>1113000</text:p>
              </table:table-cell>
              <table:table-cell office:value-type="float" office:value="1238769000000">
                <text:p>123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6755675.39437014">
                <text:p>6755675.39437014</text:p>
              </table:table-cell>
              <table:table-cell office:value-type="float" office:value="1117000">
                <text:p>1117000</text:p>
              </table:table-cell>
              <table:table-cell office:value-type="float" office:value="1247689000000">
                <text:p>124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6781607.89171896">
                <text:p>6781607.89171896</text:p>
              </table:table-cell>
              <table:table-cell office:value-type="float" office:value="1121000">
                <text:p>1121000</text:p>
              </table:table-cell>
              <table:table-cell office:value-type="float" office:value="1256641000000">
                <text:p>125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6807546.5877533">
                <text:p>6807546.5877533</text:p>
              </table:table-cell>
              <table:table-cell office:value-type="float" office:value="1125000">
                <text:p>1125000</text:p>
              </table:table-cell>
              <table:table-cell office:value-type="float" office:value="1265625000000">
                <text:p>126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6833491.46043329">
                <text:p>6833491.46043329</text:p>
              </table:table-cell>
              <table:table-cell office:value-type="float" office:value="1129000">
                <text:p>1129000</text:p>
              </table:table-cell>
              <table:table-cell office:value-type="float" office:value="1274641000000">
                <text:p>127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6859442.48787523">
                <text:p>6859442.48787523</text:p>
              </table:table-cell>
              <table:table-cell office:value-type="float" office:value="1133000">
                <text:p>1133000</text:p>
              </table:table-cell>
              <table:table-cell office:value-type="float" office:value="1283689000000">
                <text:p>128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6885399.64834995">
                <text:p>6885399.64834995</text:p>
              </table:table-cell>
              <table:table-cell office:value-type="float" office:value="1137000">
                <text:p>1137000</text:p>
              </table:table-cell>
              <table:table-cell office:value-type="float" office:value="1292769000000">
                <text:p>129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6911362.92028118">
                <text:p>6911362.92028118</text:p>
              </table:table-cell>
              <table:table-cell office:value-type="float" office:value="1141000">
                <text:p>1141000</text:p>
              </table:table-cell>
              <table:table-cell office:value-type="float" office:value="1301881000000">
                <text:p>130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6937332.28224391">
                <text:p>6937332.28224391</text:p>
              </table:table-cell>
              <table:table-cell office:value-type="float" office:value="1145000">
                <text:p>1145000</text:p>
              </table:table-cell>
              <table:table-cell office:value-type="float" office:value="1311025000000">
                <text:p>13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6963307.71296284">
                <text:p>6963307.71296284</text:p>
              </table:table-cell>
              <table:table-cell office:value-type="float" office:value="1149000">
                <text:p>1149000</text:p>
              </table:table-cell>
              <table:table-cell office:value-type="float" office:value="1320201000000">
                <text:p>132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6989289.19131079">
                <text:p>6989289.19131079</text:p>
              </table:table-cell>
              <table:table-cell office:value-type="float" office:value="1153000">
                <text:p>1153000</text:p>
              </table:table-cell>
              <table:table-cell office:value-type="float" office:value="1329409000000">
                <text:p>132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7015276.69630717">
                <text:p>7015276.69630717</text:p>
              </table:table-cell>
              <table:table-cell office:value-type="float" office:value="1157000">
                <text:p>1157000</text:p>
              </table:table-cell>
              <table:table-cell office:value-type="float" office:value="1338649000000">
                <text:p>133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7041270.20711648">
                <text:p>7041270.20711648</text:p>
              </table:table-cell>
              <table:table-cell office:value-type="float" office:value="1161000">
                <text:p>1161000</text:p>
              </table:table-cell>
              <table:table-cell office:value-type="float" office:value="1347921000000">
                <text:p>134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7067269.70304677">
                <text:p>7067269.70304677</text:p>
              </table:table-cell>
              <table:table-cell office:value-type="float" office:value="1165000">
                <text:p>1165000</text:p>
              </table:table-cell>
              <table:table-cell office:value-type="float" office:value="1357225000000">
                <text:p>135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7093275.16354819">
                <text:p>7093275.16354819</text:p>
              </table:table-cell>
              <table:table-cell office:value-type="float" office:value="1169000">
                <text:p>1169000</text:p>
              </table:table-cell>
              <table:table-cell office:value-type="float" office:value="1366561000000">
                <text:p>136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7119286.56821152">
                <text:p>7119286.56821152</text:p>
              </table:table-cell>
              <table:table-cell office:value-type="float" office:value="1173000">
                <text:p>1173000</text:p>
              </table:table-cell>
              <table:table-cell office:value-type="float" office:value="1375929000000">
                <text:p>137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7145303.89676672">
                <text:p>7145303.89676672</text:p>
              </table:table-cell>
              <table:table-cell office:value-type="float" office:value="1177000">
                <text:p>1177000</text:p>
              </table:table-cell>
              <table:table-cell office:value-type="float" office:value="1385329000000">
                <text:p>138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7171327.12908156">
                <text:p>7171327.12908156</text:p>
              </table:table-cell>
              <table:table-cell office:value-type="float" office:value="1181000">
                <text:p>1181000</text:p>
              </table:table-cell>
              <table:table-cell office:value-type="float" office:value="1394761000000">
                <text:p>139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7197356.24516015">
                <text:p>7197356.24516015</text:p>
              </table:table-cell>
              <table:table-cell office:value-type="float" office:value="1185000">
                <text:p>1185000</text:p>
              </table:table-cell>
              <table:table-cell office:value-type="float" office:value="1404225000000">
                <text:p>140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7223391.22514162">
                <text:p>7223391.22514162</text:p>
              </table:table-cell>
              <table:table-cell office:value-type="float" office:value="1189000">
                <text:p>1189000</text:p>
              </table:table-cell>
              <table:table-cell office:value-type="float" office:value="1413721000000">
                <text:p>141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7249432.04929872">
                <text:p>7249432.04929872</text:p>
              </table:table-cell>
              <table:table-cell office:value-type="float" office:value="1193000">
                <text:p>1193000</text:p>
              </table:table-cell>
              <table:table-cell office:value-type="float" office:value="1423249000000">
                <text:p>142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7275478.69803647">
                <text:p>7275478.69803647</text:p>
              </table:table-cell>
              <table:table-cell office:value-type="float" office:value="1197000">
                <text:p>1197000</text:p>
              </table:table-cell>
              <table:table-cell office:value-type="float" office:value="1432809000000">
                <text:p>143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7301531.15189089">
                <text:p>7301531.15189089</text:p>
              </table:table-cell>
              <table:table-cell office:value-type="float" office:value="1201000">
                <text:p>1201000</text:p>
              </table:table-cell>
              <table:table-cell office:value-type="float" office:value="1442401000000">
                <text:p>144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7327589.39152762">
                <text:p>7327589.39152762</text:p>
              </table:table-cell>
              <table:table-cell office:value-type="float" office:value="1205000">
                <text:p>1205000</text:p>
              </table:table-cell>
              <table:table-cell office:value-type="float" office:value="1452025000000">
                <text:p>145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7353653.39774067">
                <text:p>7353653.39774067</text:p>
              </table:table-cell>
              <table:table-cell office:value-type="float" office:value="1209000">
                <text:p>1209000</text:p>
              </table:table-cell>
              <table:table-cell office:value-type="float" office:value="1461681000000">
                <text:p>146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7379723.15145115">
                <text:p>7379723.15145115</text:p>
              </table:table-cell>
              <table:table-cell office:value-type="float" office:value="1213000">
                <text:p>1213000</text:p>
              </table:table-cell>
              <table:table-cell office:value-type="float" office:value="1471369000000">
                <text:p>147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7405798.63370599">
                <text:p>7405798.63370599</text:p>
              </table:table-cell>
              <table:table-cell office:value-type="float" office:value="1217000">
                <text:p>1217000</text:p>
              </table:table-cell>
              <table:table-cell office:value-type="float" office:value="1481089000000">
                <text:p>148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7431879.8256767">
                <text:p>7431879.8256767</text:p>
              </table:table-cell>
              <table:table-cell office:value-type="float" office:value="1221000">
                <text:p>1221000</text:p>
              </table:table-cell>
              <table:table-cell office:value-type="float" office:value="1490841000000">
                <text:p>1490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7457966.70865818">
                <text:p>7457966.70865818</text:p>
              </table:table-cell>
              <table:table-cell office:value-type="float" office:value="1225000">
                <text:p>1225000</text:p>
              </table:table-cell>
              <table:table-cell office:value-type="float" office:value="1500625000000">
                <text:p>150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7484059.26406745">
                <text:p>7484059.26406745</text:p>
              </table:table-cell>
              <table:table-cell office:value-type="float" office:value="1229000">
                <text:p>1229000</text:p>
              </table:table-cell>
              <table:table-cell office:value-type="float" office:value="1510441000000">
                <text:p>1510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7510157.47344254">
                <text:p>7510157.47344254</text:p>
              </table:table-cell>
              <table:table-cell office:value-type="float" office:value="1233000">
                <text:p>1233000</text:p>
              </table:table-cell>
              <table:table-cell office:value-type="float" office:value="1520289000000">
                <text:p>1520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7536261.31844122">
                <text:p>7536261.31844122</text:p>
              </table:table-cell>
              <table:table-cell office:value-type="float" office:value="1237000">
                <text:p>1237000</text:p>
              </table:table-cell>
              <table:table-cell office:value-type="float" office:value="1530169000000">
                <text:p>1530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7562370.78083992">
                <text:p>7562370.78083992</text:p>
              </table:table-cell>
              <table:table-cell office:value-type="float" office:value="1241000">
                <text:p>1241000</text:p>
              </table:table-cell>
              <table:table-cell office:value-type="float" office:value="1540081000000">
                <text:p>1540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7588485.84253254">
                <text:p>7588485.84253254</text:p>
              </table:table-cell>
              <table:table-cell office:value-type="float" office:value="1245000">
                <text:p>1245000</text:p>
              </table:table-cell>
              <table:table-cell office:value-type="float" office:value="1550025000000">
                <text:p>155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7614606.48552929">
                <text:p>7614606.48552929</text:p>
              </table:table-cell>
              <table:table-cell office:value-type="float" office:value="1249000">
                <text:p>1249000</text:p>
              </table:table-cell>
              <table:table-cell office:value-type="float" office:value="1560001000000">
                <text:p>1560001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61">
      <style:chart-properties chart:display-label="true" chart:logarithmic="true" chart:minimum="30000" chart:maximum="3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1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646cm" svg:height="13.237cm" xlink:href=".." xlink:type="simple" chart:class="chart:scatter" chart:style-name="ch1">
        <chart:title svg:x="10.713cm" svg:y="0.4cm" chart:style-name="ch2">
          <text:p>Czas wykonywania zapisu</text:p>
        </chart:title>
        <chart:subtitle svg:x="10.382cm" svg:y="1.443cm" chart:style-name="ch3">
          <text:p>w zależności od ilości elementów</text:p>
        </chart:subtitle>
        <chart:legend chart:legend-position="end" svg:x="22.213cm" svg:y="5.258cm" style:legend-expansion="high" chart:style-name="ch4"/>
        <chart:plot-area chart:style-name="ch5" table:cell-range-address="Arkusz1.B13:Arkusz1.H14 Arkusz1.A2:Arkusz1.A2 Arkusz1.AG2:Arkusz1.AG2 Arkusz1.AH13:Arkusz1.AL13 Arkusz1.A68:Arkusz1.C374" chart:data-source-has-labels="both" svg:x="3.279cm" svg:y="2.687cm" svg:width="17.968cm" svg:height="9.309cm">
          <chartooo:coordinate-region svg:x="5.012cm" svg:y="2.899cm" svg:width="15.492cm" svg:height="8.424cm"/>
          <chart:axis chart:dimension="x" chart:name="primary-x" chart:style-name="ch6" chartooo:axis-type="auto">
            <chart:title svg:x="11.015cm" svg:y="12.261cm" chart:style-name="ch7">
              <text:p>ilość elementów</text:p>
            </chart:title>
            <chart:categories table:cell-range-address="Arkusz1.B14:Arkusz1.B14"/>
          </chart:axis>
          <chart:axis chart:dimension="y" chart:name="primary-y" chart:style-name="ch8">
            <chart:title svg:x="2.16cm" svg:y="7.941cm" chart:style-name="ch9">
              <text:p>czas [s]</text:p>
            </chart:title>
            <chart:grid chart:style-name="ch10" chart:class="major"/>
          </chart:axis>
          <chart:series chart:style-name="ch11" chart:values-cell-range-address="Arkusz1.B13:Arkusz1.H13" chart:label-cell-address="Arkusz1.A2:Arkusz1.A2" chart:class="chart:scatter">
            <chart:domain table:cell-range-address="Arkusz1.B14:Arkusz1.H14"/>
            <chart:data-point chart:repeated="7"/>
          </chart:series>
          <chart:series chart:style-name="ch12" chart:values-cell-range-address="Arkusz1.AH13:Arkusz1.AL13" chart:label-cell-address="Arkusz1.AG2:Arkusz1.AG2" chart:class="chart:scatter">
            <chart:domain table:cell-range-address="Arkusz1.AH14:Arkusz1.AL14"/>
            <chart:data-point chart:repeated="5"/>
          </chart:series>
          <chart:series chart:style-name="ch13" chart:values-cell-range-address="Arkusz1.A69:Arkusz1.A374" chart:label-cell-address="Arkusz1.A68:Arkusz1.A68" chart:class="chart:scatter">
            <chart:domain table:cell-range-address="Arkusz1.A69:Arkusz1.A374"/>
            <chart:data-point chart:repeated="306"/>
          </chart:series>
          <chart:series chart:style-name="ch14" chart:values-cell-range-address="Arkusz1.C69:Arkusz1.C374" chart:label-cell-address="Arkusz1.C68:Arkusz1.C68" chart:class="chart:scatter">
            <chart:domain table:cell-range-address="Arkusz1.A69:Arkusz1.A374"/>
            <chart:data-point chart:repeated="306"/>
          </chart:series>
          <chart:series chart:style-name="ch15" chart:values-cell-range-address="Arkusz1.B69:Arkusz1.B374" chart:label-cell-address="Arkusz1.B68:Arkusz1.B68" chart:class="chart:scatter">
            <chart:domain table:cell-range-address="Arkusz1.A69:Arkusz1.A374"/>
            <chart:data-point chart:repeated="30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rsz 14</text:p>
              </table:table-cell>
              <table:table-cell office:value-type="string">
                <text:p>Sprawdzane 3 elementy</text:p>
                <draw:g>
                  <svg:desc>Arkusz1.A2:Arkusz1.A2</svg:desc>
                </draw:g>
              </table:table-cell>
              <table:table-cell office:value-type="string">
                <text:p>Wiersz 14</text:p>
              </table:table-cell>
              <table:table-cell office:value-type="string">
                <text:p/>
                <draw:g>
                  <svg:desc>Arkusz1.AG2:Arkusz1.AG2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</text:p>
                <draw:g>
                  <svg:desc>Arkusz1.A68:Arkusz1.A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*log(N)</text:p>
                <draw:g>
                  <svg:desc>Arkusz1.C68:Arkusz1.C68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N^2</text:p>
                <draw:g>
                  <svg:desc>Arkusz1.B68:Arkusz1.B68</svg:desc>
                </draw:g>
              </table:table-cell>
            </table:table-row>
          </table:table-header-rows>
          <table:table-rows>
            <table:table-row>
              <table:table-cell office:value-type="float" office:value="17850">
                <text:p>17850</text:p>
                <draw:g>
                  <svg:desc>Arkusz1.B14:Arkusz1.B14</svg:desc>
                </draw:g>
              </table:table-cell>
              <table:table-cell office:value-type="float" office:value="17850">
                <text:p>17850</text:p>
                <draw:g>
                  <svg:desc>Arkusz1.B14:Arkusz1.H14</svg:desc>
                </draw:g>
              </table:table-cell>
              <table:table-cell office:value-type="float" office:value="0.7191">
                <text:p>0.7191</text:p>
                <draw:g>
                  <svg:desc>Arkusz1.B13:Arkusz1.H13</svg:desc>
                </draw:g>
              </table:table-cell>
              <table:table-cell office:value-type="float" office:value="NaN">
                <text:p>NaN</text:p>
                <draw:g>
                  <svg:desc>Arkusz1.AH14:Arkusz1.AL14</svg:desc>
                </draw:g>
              </table:table-cell>
              <table:table-cell office:value-type="float" office:value="NaN">
                <text:p>NaN</text:p>
                <draw:g>
                  <svg:desc>Arkusz1.AH13:Arkusz1.AL13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129409.54193907">
                <text:p>129409.54193907</text:p>
                <draw:g>
                  <svg:desc>Arkusz1.C69:Arkusz1.C374</svg:desc>
                </draw:g>
              </table:table-cell>
              <table:table-cell office:value-type="float" office:value="29000">
                <text:p>29000</text:p>
                <draw:g>
                  <svg:desc>Arkusz1.A69:Arkusz1.A374</svg:desc>
                </draw:g>
              </table:table-cell>
              <table:table-cell office:value-type="float" office:value="841000000">
                <text:p>841000000</text:p>
                <draw:g>
                  <svg:desc>Arkusz1.B69:Arkusz1.B374</svg:desc>
                </draw:g>
              </table:table-cell>
            </table:table-row>
            <table:table-row>
              <table:table-cell office:value-type="string"/>
              <table:table-cell office:value-type="float" office:value="11800">
                <text:p>11800</text:p>
              </table:table-cell>
              <table:table-cell office:value-type="float" office:value="0.0958">
                <text:p>0.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33000">
                <text:p>33000</text:p>
              </table:table-cell>
              <table:table-cell office:value-type="float" office:value="149110.96001597">
                <text:p>149110.96001597</text:p>
              </table:table-cell>
              <table:table-cell office:value-type="float" office:value="33000">
                <text:p>33000</text:p>
              </table:table-cell>
              <table:table-cell office:value-type="float" office:value="1089000000">
                <text:p>1089000000</text:p>
              </table:table-cell>
            </table:table-row>
            <table:table-row>
              <table:table-cell office:value-type="string"/>
              <table:table-cell office:value-type="float" office:value="18270">
                <text:p>18270</text:p>
              </table:table-cell>
              <table:table-cell office:value-type="float" office:value="4.19">
                <text:p>4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37000">
                <text:p>37000</text:p>
              </table:table-cell>
              <table:table-cell office:value-type="float" office:value="169023.463790479">
                <text:p>169023.463790479</text:p>
              </table:table-cell>
              <table:table-cell office:value-type="float" office:value="37000">
                <text:p>37000</text:p>
              </table:table-cell>
              <table:table-cell office:value-type="float" office:value="1369000000">
                <text:p>1369000000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0.0165">
                <text:p>0.0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41000">
                <text:p>41000</text:p>
              </table:table-cell>
              <table:table-cell office:value-type="float" office:value="189124.138125509">
                <text:p>189124.138125509</text:p>
              </table:table-cell>
              <table:table-cell office:value-type="float" office:value="41000">
                <text:p>41000</text:p>
              </table:table-cell>
              <table:table-cell office:value-type="float" office:value="1681000000">
                <text:p>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93">
                <text:p>0.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45000">
                <text:p>45000</text:p>
              </table:table-cell>
              <table:table-cell office:value-type="float" office:value="209394.56311989">
                <text:p>209394.56311989</text:p>
              </table:table-cell>
              <table:table-cell office:value-type="float" office:value="45000">
                <text:p>45000</text:p>
              </table:table-cell>
              <table:table-cell office:value-type="float" office:value="2025000000">
                <text:p>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49000">
                <text:p>49000</text:p>
              </table:table-cell>
              <table:table-cell office:value-type="float" office:value="229819.607921397">
                <text:p>229819.607921397</text:p>
              </table:table-cell>
              <table:table-cell office:value-type="float" office:value="49000">
                <text:p>49000</text:p>
              </table:table-cell>
              <table:table-cell office:value-type="float" office:value="2401000000">
                <text:p>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53000">
                <text:p>53000</text:p>
              </table:table-cell>
              <table:table-cell office:value-type="float" office:value="250386.621088842">
                <text:p>250386.621088842</text:p>
              </table:table-cell>
              <table:table-cell office:value-type="float" office:value="53000">
                <text:p>53000</text:p>
              </table:table-cell>
              <table:table-cell office:value-type="float" office:value="2809000000">
                <text:p>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57000">
                <text:p>57000</text:p>
              </table:table-cell>
              <table:table-cell office:value-type="float" office:value="271084.866773332">
                <text:p>271084.866773332</text:p>
              </table:table-cell>
              <table:table-cell office:value-type="float" office:value="57000">
                <text:p>57000</text:p>
              </table:table-cell>
              <table:table-cell office:value-type="float" office:value="3249000000">
                <text:p>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61000">
                <text:p>61000</text:p>
              </table:table-cell>
              <table:table-cell office:value-type="float" office:value="291905.119935657">
                <text:p>291905.119935657</text:p>
              </table:table-cell>
              <table:table-cell office:value-type="float" office:value="61000">
                <text:p>61000</text:p>
              </table:table-cell>
              <table:table-cell office:value-type="float" office:value="3721000000">
                <text:p>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65000">
                <text:p>65000</text:p>
              </table:table-cell>
              <table:table-cell office:value-type="float" office:value="312839.368181786">
                <text:p>312839.368181786</text:p>
              </table:table-cell>
              <table:table-cell office:value-type="float" office:value="65000">
                <text:p>65000</text:p>
              </table:table-cell>
              <table:table-cell office:value-type="float" office:value="4225000000">
                <text:p>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69000">
                <text:p>69000</text:p>
              </table:table-cell>
              <table:table-cell office:value-type="float" office:value="333880.587260871">
                <text:p>333880.587260871</text:p>
              </table:table-cell>
              <table:table-cell office:value-type="float" office:value="69000">
                <text:p>69000</text:p>
              </table:table-cell>
              <table:table-cell office:value-type="float" office:value="4761000000">
                <text:p>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73000">
                <text:p>73000</text:p>
              </table:table-cell>
              <table:table-cell office:value-type="float" office:value="355022.568788793">
                <text:p>355022.568788793</text:p>
              </table:table-cell>
              <table:table-cell office:value-type="float" office:value="73000">
                <text:p>73000</text:p>
              </table:table-cell>
              <table:table-cell office:value-type="float" office:value="5329000000">
                <text:p>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77000">
                <text:p>77000</text:p>
              </table:table-cell>
              <table:table-cell office:value-type="float" office:value="376259.785838281">
                <text:p>376259.785838281</text:p>
              </table:table-cell>
              <table:table-cell office:value-type="float" office:value="77000">
                <text:p>77000</text:p>
              </table:table-cell>
              <table:table-cell office:value-type="float" office:value="5929000000">
                <text:p>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81000">
                <text:p>81000</text:p>
              </table:table-cell>
              <table:table-cell office:value-type="float" office:value="397587.286529171">
                <text:p>397587.286529171</text:p>
              </table:table-cell>
              <table:table-cell office:value-type="float" office:value="81000">
                <text:p>81000</text:p>
              </table:table-cell>
              <table:table-cell office:value-type="float" office:value="6561000000">
                <text:p>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85000">
                <text:p>85000</text:p>
              </table:table-cell>
              <table:table-cell office:value-type="float" office:value="419000.608685715">
                <text:p>419000.608685715</text:p>
              </table:table-cell>
              <table:table-cell office:value-type="float" office:value="85000">
                <text:p>85000</text:p>
              </table:table-cell>
              <table:table-cell office:value-type="float" office:value="7225000000">
                <text:p>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89000">
                <text:p>89000</text:p>
              </table:table-cell>
              <table:table-cell office:value-type="float" office:value="440495.710591397">
                <text:p>440495.710591397</text:p>
              </table:table-cell>
              <table:table-cell office:value-type="float" office:value="89000">
                <text:p>89000</text:p>
              </table:table-cell>
              <table:table-cell office:value-type="float" office:value="7921000000">
                <text:p>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93000">
                <text:p>93000</text:p>
              </table:table-cell>
              <table:table-cell office:value-type="float" office:value="462068.914215516">
                <text:p>462068.914215516</text:p>
              </table:table-cell>
              <table:table-cell office:value-type="float" office:value="93000">
                <text:p>93000</text:p>
              </table:table-cell>
              <table:table-cell office:value-type="float" office:value="8649000000">
                <text:p>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97000">
                <text:p>97000</text:p>
              </table:table-cell>
              <table:table-cell office:value-type="float" office:value="483716.858223826">
                <text:p>483716.858223826</text:p>
              </table:table-cell>
              <table:table-cell office:value-type="float" office:value="97000">
                <text:p>97000</text:p>
              </table:table-cell>
              <table:table-cell office:value-type="float" office:value="9409000000">
                <text:p>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101000">
                <text:p>101000</text:p>
              </table:table-cell>
              <table:table-cell office:value-type="float" office:value="505436.458752047">
                <text:p>505436.458752047</text:p>
              </table:table-cell>
              <table:table-cell office:value-type="float" office:value="101000">
                <text:p>101000</text:p>
              </table:table-cell>
              <table:table-cell office:value-type="float" office:value="10201000000">
                <text:p>1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105000">
                <text:p>105000</text:p>
              </table:table-cell>
              <table:table-cell office:value-type="float" office:value="527224.876402343">
                <text:p>527224.876402343</text:p>
              </table:table-cell>
              <table:table-cell office:value-type="float" office:value="105000">
                <text:p>105000</text:p>
              </table:table-cell>
              <table:table-cell office:value-type="float" office:value="11025000000">
                <text:p>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109000">
                <text:p>109000</text:p>
              </table:table-cell>
              <table:table-cell office:value-type="float" office:value="549079.488275528">
                <text:p>549079.488275528</text:p>
              </table:table-cell>
              <table:table-cell office:value-type="float" office:value="109000">
                <text:p>109000</text:p>
              </table:table-cell>
              <table:table-cell office:value-type="float" office:value="11881000000">
                <text:p>1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113000">
                <text:p>113000</text:p>
              </table:table-cell>
              <table:table-cell office:value-type="float" office:value="570997.864113626">
                <text:p>570997.864113626</text:p>
              </table:table-cell>
              <table:table-cell office:value-type="float" office:value="113000">
                <text:p>113000</text:p>
              </table:table-cell>
              <table:table-cell office:value-type="float" office:value="12769000000">
                <text:p>1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117000">
                <text:p>117000</text:p>
              </table:table-cell>
              <table:table-cell office:value-type="float" office:value="592977.745824301">
                <text:p>592977.745824301</text:p>
              </table:table-cell>
              <table:table-cell office:value-type="float" office:value="117000">
                <text:p>117000</text:p>
              </table:table-cell>
              <table:table-cell office:value-type="float" office:value="13689000000">
                <text:p>1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121000">
                <text:p>121000</text:p>
              </table:table-cell>
              <table:table-cell office:value-type="float" office:value="615017.02980829">
                <text:p>615017.02980829</text:p>
              </table:table-cell>
              <table:table-cell office:value-type="float" office:value="121000">
                <text:p>121000</text:p>
              </table:table-cell>
              <table:table-cell office:value-type="float" office:value="14641000000">
                <text:p>1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125000">
                <text:p>125000</text:p>
              </table:table-cell>
              <table:table-cell office:value-type="float" office:value="637113.751626007">
                <text:p>637113.751626007</text:p>
              </table:table-cell>
              <table:table-cell office:value-type="float" office:value="125000">
                <text:p>125000</text:p>
              </table:table-cell>
              <table:table-cell office:value-type="float" office:value="15625000000">
                <text:p>1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129000">
                <text:p>129000</text:p>
              </table:table-cell>
              <table:table-cell office:value-type="float" office:value="659266.072628603">
                <text:p>659266.072628603</text:p>
              </table:table-cell>
              <table:table-cell office:value-type="float" office:value="129000">
                <text:p>129000</text:p>
              </table:table-cell>
              <table:table-cell office:value-type="float" office:value="16641000000">
                <text:p>1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133000">
                <text:p>133000</text:p>
              </table:table-cell>
              <table:table-cell office:value-type="float" office:value="681472.268248622">
                <text:p>681472.268248622</text:p>
              </table:table-cell>
              <table:table-cell office:value-type="float" office:value="133000">
                <text:p>133000</text:p>
              </table:table-cell>
              <table:table-cell office:value-type="float" office:value="17689000000">
                <text:p>1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137000">
                <text:p>137000</text:p>
              </table:table-cell>
              <table:table-cell office:value-type="float" office:value="703730.717700428">
                <text:p>703730.717700428</text:p>
              </table:table-cell>
              <table:table-cell office:value-type="float" office:value="137000">
                <text:p>137000</text:p>
              </table:table-cell>
              <table:table-cell office:value-type="float" office:value="18769000000">
                <text:p>1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141000">
                <text:p>141000</text:p>
              </table:table-cell>
              <table:table-cell office:value-type="float" office:value="726039.894884409">
                <text:p>726039.894884409</text:p>
              </table:table-cell>
              <table:table-cell office:value-type="float" office:value="141000">
                <text:p>141000</text:p>
              </table:table-cell>
              <table:table-cell office:value-type="float" office:value="19881000000">
                <text:p>1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145000">
                <text:p>145000</text:p>
              </table:table-cell>
              <table:table-cell office:value-type="float" office:value="748398.360324071">
                <text:p>748398.360324071</text:p>
              </table:table-cell>
              <table:table-cell office:value-type="float" office:value="145000">
                <text:p>145000</text:p>
              </table:table-cell>
              <table:table-cell office:value-type="float" office:value="21025000000">
                <text:p>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149000">
                <text:p>149000</text:p>
              </table:table-cell>
              <table:table-cell office:value-type="float" office:value="770804.753993429">
                <text:p>770804.753993429</text:p>
              </table:table-cell>
              <table:table-cell office:value-type="float" office:value="149000">
                <text:p>149000</text:p>
              </table:table-cell>
              <table:table-cell office:value-type="float" office:value="22201000000">
                <text:p>2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153000">
                <text:p>153000</text:p>
              </table:table-cell>
              <table:table-cell office:value-type="float" office:value="793257.788915093">
                <text:p>793257.788915093</text:p>
              </table:table-cell>
              <table:table-cell office:value-type="float" office:value="153000">
                <text:p>153000</text:p>
              </table:table-cell>
              <table:table-cell office:value-type="float" office:value="23409000000">
                <text:p>2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157000">
                <text:p>157000</text:p>
              </table:table-cell>
              <table:table-cell office:value-type="float" office:value="815756.24542825">
                <text:p>815756.24542825</text:p>
              </table:table-cell>
              <table:table-cell office:value-type="float" office:value="157000">
                <text:p>157000</text:p>
              </table:table-cell>
              <table:table-cell office:value-type="float" office:value="24649000000">
                <text:p>2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161000">
                <text:p>161000</text:p>
              </table:table-cell>
              <table:table-cell office:value-type="float" office:value="838298.966041128">
                <text:p>838298.966041128</text:p>
              </table:table-cell>
              <table:table-cell office:value-type="float" office:value="161000">
                <text:p>161000</text:p>
              </table:table-cell>
              <table:table-cell office:value-type="float" office:value="25921000000">
                <text:p>2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165000">
                <text:p>165000</text:p>
              </table:table-cell>
              <table:table-cell office:value-type="float" office:value="860884.850795295">
                <text:p>860884.850795295</text:p>
              </table:table-cell>
              <table:table-cell office:value-type="float" office:value="165000">
                <text:p>165000</text:p>
              </table:table-cell>
              <table:table-cell office:value-type="float" office:value="27225000000">
                <text:p>2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169000">
                <text:p>169000</text:p>
              </table:table-cell>
              <table:table-cell office:value-type="float" office:value="883512.853079711">
                <text:p>883512.853079711</text:p>
              </table:table-cell>
              <table:table-cell office:value-type="float" office:value="169000">
                <text:p>169000</text:p>
              </table:table-cell>
              <table:table-cell office:value-type="float" office:value="28561000000">
                <text:p>2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173000">
                <text:p>173000</text:p>
              </table:table-cell>
              <table:table-cell office:value-type="float" office:value="906181.975841281">
                <text:p>906181.975841281</text:p>
              </table:table-cell>
              <table:table-cell office:value-type="float" office:value="173000">
                <text:p>173000</text:p>
              </table:table-cell>
              <table:table-cell office:value-type="float" office:value="29929000000">
                <text:p>2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177000">
                <text:p>177000</text:p>
              </table:table-cell>
              <table:table-cell office:value-type="float" office:value="928891.26814604">
                <text:p>928891.26814604</text:p>
              </table:table-cell>
              <table:table-cell office:value-type="float" office:value="177000">
                <text:p>177000</text:p>
              </table:table-cell>
              <table:table-cell office:value-type="float" office:value="31329000000">
                <text:p>3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181000">
                <text:p>181000</text:p>
              </table:table-cell>
              <table:table-cell office:value-type="float" office:value="951639.822051322">
                <text:p>951639.822051322</text:p>
              </table:table-cell>
              <table:table-cell office:value-type="float" office:value="181000">
                <text:p>181000</text:p>
              </table:table-cell>
              <table:table-cell office:value-type="float" office:value="32761000000">
                <text:p>3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185000">
                <text:p>185000</text:p>
              </table:table-cell>
              <table:table-cell office:value-type="float" office:value="974426.769754558">
                <text:p>974426.769754558</text:p>
              </table:table-cell>
              <table:table-cell office:value-type="float" office:value="185000">
                <text:p>185000</text:p>
              </table:table-cell>
              <table:table-cell office:value-type="float" office:value="34225000000">
                <text:p>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189000">
                <text:p>189000</text:p>
              </table:table-cell>
              <table:table-cell office:value-type="float" office:value="997251.280988743">
                <text:p>997251.280988743</text:p>
              </table:table-cell>
              <table:table-cell office:value-type="float" office:value="189000">
                <text:p>189000</text:p>
              </table:table-cell>
              <table:table-cell office:value-type="float" office:value="35721000000">
                <text:p>3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93000">
                <text:p>193000</text:p>
              </table:table-cell>
              <table:table-cell office:value-type="float" office:value="1020112.5606385">
                <text:p>1020112.5606385</text:p>
              </table:table-cell>
              <table:table-cell office:value-type="float" office:value="193000">
                <text:p>193000</text:p>
              </table:table-cell>
              <table:table-cell office:value-type="float" office:value="37249000000">
                <text:p>3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97000">
                <text:p>197000</text:p>
              </table:table-cell>
              <table:table-cell office:value-type="float" office:value="1043009.84655383">
                <text:p>1043009.84655383</text:p>
              </table:table-cell>
              <table:table-cell office:value-type="float" office:value="197000">
                <text:p>197000</text:p>
              </table:table-cell>
              <table:table-cell office:value-type="float" office:value="38809000000">
                <text:p>3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201000">
                <text:p>201000</text:p>
              </table:table-cell>
              <table:table-cell office:value-type="float" office:value="1065942.40754152">
                <text:p>1065942.40754152</text:p>
              </table:table-cell>
              <table:table-cell office:value-type="float" office:value="201000">
                <text:p>201000</text:p>
              </table:table-cell>
              <table:table-cell office:value-type="float" office:value="40401000000">
                <text:p>4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205000">
                <text:p>205000</text:p>
              </table:table-cell>
              <table:table-cell office:value-type="float" office:value="1088909.54151643">
                <text:p>1088909.54151643</text:p>
              </table:table-cell>
              <table:table-cell office:value-type="float" office:value="205000">
                <text:p>205000</text:p>
              </table:table-cell>
              <table:table-cell office:value-type="float" office:value="42025000000">
                <text:p>4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209000">
                <text:p>209000</text:p>
              </table:table-cell>
              <table:table-cell office:value-type="float" office:value="1111910.57379721">
                <text:p>1111910.57379721</text:p>
              </table:table-cell>
              <table:table-cell office:value-type="float" office:value="209000">
                <text:p>209000</text:p>
              </table:table-cell>
              <table:table-cell office:value-type="float" office:value="43681000000">
                <text:p>4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213000">
                <text:p>213000</text:p>
              </table:table-cell>
              <table:table-cell office:value-type="float" office:value="1134944.85553245">
                <text:p>1134944.85553245</text:p>
              </table:table-cell>
              <table:table-cell office:value-type="float" office:value="213000">
                <text:p>213000</text:p>
              </table:table-cell>
              <table:table-cell office:value-type="float" office:value="45369000000">
                <text:p>4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217000">
                <text:p>217000</text:p>
              </table:table-cell>
              <table:table-cell office:value-type="float" office:value="1158011.76224513">
                <text:p>1158011.76224513</text:p>
              </table:table-cell>
              <table:table-cell office:value-type="float" office:value="217000">
                <text:p>217000</text:p>
              </table:table-cell>
              <table:table-cell office:value-type="float" office:value="47089000000">
                <text:p>4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221000">
                <text:p>221000</text:p>
              </table:table-cell>
              <table:table-cell office:value-type="float" office:value="1181110.69248441">
                <text:p>1181110.69248441</text:p>
              </table:table-cell>
              <table:table-cell office:value-type="float" office:value="221000">
                <text:p>221000</text:p>
              </table:table-cell>
              <table:table-cell office:value-type="float" office:value="48841000000">
                <text:p>4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225000">
                <text:p>225000</text:p>
              </table:table-cell>
              <table:table-cell office:value-type="float" office:value="1204241.06657506">
                <text:p>1204241.06657506</text:p>
              </table:table-cell>
              <table:table-cell office:value-type="float" office:value="225000">
                <text:p>225000</text:p>
              </table:table-cell>
              <table:table-cell office:value-type="float" office:value="50625000000">
                <text:p>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229000">
                <text:p>229000</text:p>
              </table:table-cell>
              <table:table-cell office:value-type="float" office:value="1227402.32545583">
                <text:p>1227402.32545583</text:p>
              </table:table-cell>
              <table:table-cell office:value-type="float" office:value="229000">
                <text:p>229000</text:p>
              </table:table-cell>
              <table:table-cell office:value-type="float" office:value="52441000000">
                <text:p>5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233000">
                <text:p>233000</text:p>
              </table:table-cell>
              <table:table-cell office:value-type="float" office:value="1250593.92959906">
                <text:p>1250593.92959906</text:p>
              </table:table-cell>
              <table:table-cell office:value-type="float" office:value="233000">
                <text:p>233000</text:p>
              </table:table-cell>
              <table:table-cell office:value-type="float" office:value="54289000000">
                <text:p>5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237000">
                <text:p>237000</text:p>
              </table:table-cell>
              <table:table-cell office:value-type="float" office:value="1273815.35800439">
                <text:p>1273815.35800439</text:p>
              </table:table-cell>
              <table:table-cell office:value-type="float" office:value="237000">
                <text:p>237000</text:p>
              </table:table-cell>
              <table:table-cell office:value-type="float" office:value="56169000000">
                <text:p>5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241000">
                <text:p>241000</text:p>
              </table:table-cell>
              <table:table-cell office:value-type="float" office:value="1297066.10726054">
                <text:p>1297066.10726054</text:p>
              </table:table-cell>
              <table:table-cell office:value-type="float" office:value="241000">
                <text:p>241000</text:p>
              </table:table-cell>
              <table:table-cell office:value-type="float" office:value="58081000000">
                <text:p>5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245000">
                <text:p>245000</text:p>
              </table:table-cell>
              <table:table-cell office:value-type="float" office:value="1320345.69066931">
                <text:p>1320345.69066931</text:p>
              </table:table-cell>
              <table:table-cell office:value-type="float" office:value="245000">
                <text:p>245000</text:p>
              </table:table-cell>
              <table:table-cell office:value-type="float" office:value="60025000000">
                <text:p>6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249000">
                <text:p>249000</text:p>
              </table:table-cell>
              <table:table-cell office:value-type="float" office:value="1343653.63742684">
                <text:p>1343653.63742684</text:p>
              </table:table-cell>
              <table:table-cell office:value-type="float" office:value="249000">
                <text:p>249000</text:p>
              </table:table-cell>
              <table:table-cell office:value-type="float" office:value="62001000000">
                <text:p>6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253000">
                <text:p>253000</text:p>
              </table:table-cell>
              <table:table-cell office:value-type="float" office:value="1366989.49185748">
                <text:p>1366989.49185748</text:p>
              </table:table-cell>
              <table:table-cell office:value-type="float" office:value="253000">
                <text:p>253000</text:p>
              </table:table-cell>
              <table:table-cell office:value-type="float" office:value="64009000000">
                <text:p>6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257000">
                <text:p>257000</text:p>
              </table:table-cell>
              <table:table-cell office:value-type="float" office:value="1390352.81269614">
                <text:p>1390352.81269614</text:p>
              </table:table-cell>
              <table:table-cell office:value-type="float" office:value="257000">
                <text:p>257000</text:p>
              </table:table-cell>
              <table:table-cell office:value-type="float" office:value="66049000000">
                <text:p>6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261000">
                <text:p>261000</text:p>
              </table:table-cell>
              <table:table-cell office:value-type="float" office:value="1413743.17241529">
                <text:p>1413743.17241529</text:p>
              </table:table-cell>
              <table:table-cell office:value-type="float" office:value="261000">
                <text:p>261000</text:p>
              </table:table-cell>
              <table:table-cell office:value-type="float" office:value="68121000000">
                <text:p>6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265000">
                <text:p>265000</text:p>
              </table:table-cell>
              <table:table-cell office:value-type="float" office:value="1437160.15659325">
                <text:p>1437160.15659325</text:p>
              </table:table-cell>
              <table:table-cell office:value-type="float" office:value="265000">
                <text:p>265000</text:p>
              </table:table-cell>
              <table:table-cell office:value-type="float" office:value="70225000000">
                <text:p>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269000">
                <text:p>269000</text:p>
              </table:table-cell>
              <table:table-cell office:value-type="float" office:value="1460603.36332065">
                <text:p>1460603.36332065</text:p>
              </table:table-cell>
              <table:table-cell office:value-type="float" office:value="269000">
                <text:p>269000</text:p>
              </table:table-cell>
              <table:table-cell office:value-type="float" office:value="72361000000">
                <text:p>7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273000">
                <text:p>273000</text:p>
              </table:table-cell>
              <table:table-cell office:value-type="float" office:value="1484072.40264213">
                <text:p>1484072.40264213</text:p>
              </table:table-cell>
              <table:table-cell office:value-type="float" office:value="273000">
                <text:p>273000</text:p>
              </table:table-cell>
              <table:table-cell office:value-type="float" office:value="74529000000">
                <text:p>7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277000">
                <text:p>277000</text:p>
              </table:table-cell>
              <table:table-cell office:value-type="float" office:value="1507566.89603085">
                <text:p>1507566.89603085</text:p>
              </table:table-cell>
              <table:table-cell office:value-type="float" office:value="277000">
                <text:p>277000</text:p>
              </table:table-cell>
              <table:table-cell office:value-type="float" office:value="76729000000">
                <text:p>7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281000">
                <text:p>281000</text:p>
              </table:table-cell>
              <table:table-cell office:value-type="float" office:value="1531086.47589333">
                <text:p>1531086.47589333</text:p>
              </table:table-cell>
              <table:table-cell office:value-type="float" office:value="281000">
                <text:p>281000</text:p>
              </table:table-cell>
              <table:table-cell office:value-type="float" office:value="78961000000">
                <text:p>7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285000">
                <text:p>285000</text:p>
              </table:table-cell>
              <table:table-cell office:value-type="float" office:value="1554630.78510243">
                <text:p>1554630.78510243</text:p>
              </table:table-cell>
              <table:table-cell office:value-type="float" office:value="285000">
                <text:p>285000</text:p>
              </table:table-cell>
              <table:table-cell office:value-type="float" office:value="81225000000">
                <text:p>8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289000">
                <text:p>289000</text:p>
              </table:table-cell>
              <table:table-cell office:value-type="float" office:value="1578199.47655664">
                <text:p>1578199.47655664</text:p>
              </table:table-cell>
              <table:table-cell office:value-type="float" office:value="289000">
                <text:p>289000</text:p>
              </table:table-cell>
              <table:table-cell office:value-type="float" office:value="83521000000">
                <text:p>8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293000">
                <text:p>293000</text:p>
              </table:table-cell>
              <table:table-cell office:value-type="float" office:value="1601792.21276375">
                <text:p>1601792.21276375</text:p>
              </table:table-cell>
              <table:table-cell office:value-type="float" office:value="293000">
                <text:p>293000</text:p>
              </table:table-cell>
              <table:table-cell office:value-type="float" office:value="85849000000">
                <text:p>8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297000">
                <text:p>297000</text:p>
              </table:table-cell>
              <table:table-cell office:value-type="float" office:value="1625408.66544721">
                <text:p>1625408.66544721</text:p>
              </table:table-cell>
              <table:table-cell office:value-type="float" office:value="297000">
                <text:p>297000</text:p>
              </table:table-cell>
              <table:table-cell office:value-type="float" office:value="88209000000">
                <text:p>8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301000">
                <text:p>301000</text:p>
              </table:table-cell>
              <table:table-cell office:value-type="float" office:value="1649048.51517375">
                <text:p>1649048.51517375</text:p>
              </table:table-cell>
              <table:table-cell office:value-type="float" office:value="301000">
                <text:p>301000</text:p>
              </table:table-cell>
              <table:table-cell office:value-type="float" office:value="90601000000">
                <text:p>9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305000">
                <text:p>305000</text:p>
              </table:table-cell>
              <table:table-cell office:value-type="float" office:value="1672711.45100077">
                <text:p>1672711.45100077</text:p>
              </table:table-cell>
              <table:table-cell office:value-type="float" office:value="305000">
                <text:p>305000</text:p>
              </table:table-cell>
              <table:table-cell office:value-type="float" office:value="93025000000">
                <text:p>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309000">
                <text:p>309000</text:p>
              </table:table-cell>
              <table:table-cell office:value-type="float" office:value="1696397.17014227">
                <text:p>1696397.17014227</text:p>
              </table:table-cell>
              <table:table-cell office:value-type="float" office:value="309000">
                <text:p>309000</text:p>
              </table:table-cell>
              <table:table-cell office:value-type="float" office:value="95481000000">
                <text:p>9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313000">
                <text:p>313000</text:p>
              </table:table-cell>
              <table:table-cell office:value-type="float" office:value="1720105.37765204">
                <text:p>1720105.37765204</text:p>
              </table:table-cell>
              <table:table-cell office:value-type="float" office:value="313000">
                <text:p>313000</text:p>
              </table:table-cell>
              <table:table-cell office:value-type="float" office:value="97969000000">
                <text:p>9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317000">
                <text:p>317000</text:p>
              </table:table-cell>
              <table:table-cell office:value-type="float" office:value="1743835.78612303">
                <text:p>1743835.78612303</text:p>
              </table:table-cell>
              <table:table-cell office:value-type="float" office:value="317000">
                <text:p>317000</text:p>
              </table:table-cell>
              <table:table-cell office:value-type="float" office:value="100489000000">
                <text:p>10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321000">
                <text:p>321000</text:p>
              </table:table-cell>
              <table:table-cell office:value-type="float" office:value="1767588.11540196">
                <text:p>1767588.11540196</text:p>
              </table:table-cell>
              <table:table-cell office:value-type="float" office:value="321000">
                <text:p>321000</text:p>
              </table:table-cell>
              <table:table-cell office:value-type="float" office:value="103041000000">
                <text:p>10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325000">
                <text:p>325000</text:p>
              </table:table-cell>
              <table:table-cell office:value-type="float" office:value="1791362.09231813">
                <text:p>1791362.09231813</text:p>
              </table:table-cell>
              <table:table-cell office:value-type="float" office:value="325000">
                <text:p>325000</text:p>
              </table:table-cell>
              <table:table-cell office:value-type="float" office:value="105625000000">
                <text:p>10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329000">
                <text:p>329000</text:p>
              </table:table-cell>
              <table:table-cell office:value-type="float" office:value="1815157.45042554">
                <text:p>1815157.45042554</text:p>
              </table:table-cell>
              <table:table-cell office:value-type="float" office:value="329000">
                <text:p>329000</text:p>
              </table:table-cell>
              <table:table-cell office:value-type="float" office:value="108241000000">
                <text:p>10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333000">
                <text:p>333000</text:p>
              </table:table-cell>
              <table:table-cell office:value-type="float" office:value="1838973.9297576">
                <text:p>1838973.9297576</text:p>
              </table:table-cell>
              <table:table-cell office:value-type="float" office:value="333000">
                <text:p>333000</text:p>
              </table:table-cell>
              <table:table-cell office:value-type="float" office:value="110889000000">
                <text:p>11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337000">
                <text:p>337000</text:p>
              </table:table-cell>
              <table:table-cell office:value-type="float" office:value="1862811.27659364">
                <text:p>1862811.27659364</text:p>
              </table:table-cell>
              <table:table-cell office:value-type="float" office:value="337000">
                <text:p>337000</text:p>
              </table:table-cell>
              <table:table-cell office:value-type="float" office:value="113569000000">
                <text:p>11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341000">
                <text:p>341000</text:p>
              </table:table-cell>
              <table:table-cell office:value-type="float" office:value="1886669.24323644">
                <text:p>1886669.24323644</text:p>
              </table:table-cell>
              <table:table-cell office:value-type="float" office:value="341000">
                <text:p>341000</text:p>
              </table:table-cell>
              <table:table-cell office:value-type="float" office:value="116281000000">
                <text:p>11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345000">
                <text:p>345000</text:p>
              </table:table-cell>
              <table:table-cell office:value-type="float" office:value="1910547.58780028">
                <text:p>1910547.58780028</text:p>
              </table:table-cell>
              <table:table-cell office:value-type="float" office:value="345000">
                <text:p>345000</text:p>
              </table:table-cell>
              <table:table-cell office:value-type="float" office:value="119025000000">
                <text:p>1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349000">
                <text:p>349000</text:p>
              </table:table-cell>
              <table:table-cell office:value-type="float" office:value="1934446.07400875">
                <text:p>1934446.07400875</text:p>
              </table:table-cell>
              <table:table-cell office:value-type="float" office:value="349000">
                <text:p>349000</text:p>
              </table:table-cell>
              <table:table-cell office:value-type="float" office:value="121801000000">
                <text:p>12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353000">
                <text:p>353000</text:p>
              </table:table-cell>
              <table:table-cell office:value-type="float" office:value="1958364.4710019">
                <text:p>1958364.4710019</text:p>
              </table:table-cell>
              <table:table-cell office:value-type="float" office:value="353000">
                <text:p>353000</text:p>
              </table:table-cell>
              <table:table-cell office:value-type="float" office:value="124609000000">
                <text:p>12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357000">
                <text:p>357000</text:p>
              </table:table-cell>
              <table:table-cell office:value-type="float" office:value="1982302.55315205">
                <text:p>1982302.55315205</text:p>
              </table:table-cell>
              <table:table-cell office:value-type="float" office:value="357000">
                <text:p>357000</text:p>
              </table:table-cell>
              <table:table-cell office:value-type="float" office:value="127449000000">
                <text:p>12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361000">
                <text:p>361000</text:p>
              </table:table-cell>
              <table:table-cell office:value-type="float" office:value="2006260.09988794">
                <text:p>2006260.09988794</text:p>
              </table:table-cell>
              <table:table-cell office:value-type="float" office:value="361000">
                <text:p>361000</text:p>
              </table:table-cell>
              <table:table-cell office:value-type="float" office:value="130321000000">
                <text:p>13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365000">
                <text:p>365000</text:p>
              </table:table-cell>
              <table:table-cell office:value-type="float" office:value="2030236.89552661">
                <text:p>2030236.89552661</text:p>
              </table:table-cell>
              <table:table-cell office:value-type="float" office:value="365000">
                <text:p>365000</text:p>
              </table:table-cell>
              <table:table-cell office:value-type="float" office:value="133225000000">
                <text:p>13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369000">
                <text:p>369000</text:p>
              </table:table-cell>
              <table:table-cell office:value-type="float" office:value="2054232.72911269">
                <text:p>2054232.72911269</text:p>
              </table:table-cell>
              <table:table-cell office:value-type="float" office:value="369000">
                <text:p>369000</text:p>
              </table:table-cell>
              <table:table-cell office:value-type="float" office:value="136161000000">
                <text:p>13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373000">
                <text:p>373000</text:p>
              </table:table-cell>
              <table:table-cell office:value-type="float" office:value="2078247.39426464">
                <text:p>2078247.39426464</text:p>
              </table:table-cell>
              <table:table-cell office:value-type="float" office:value="373000">
                <text:p>373000</text:p>
              </table:table-cell>
              <table:table-cell office:value-type="float" office:value="139129000000">
                <text:p>13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377000">
                <text:p>377000</text:p>
              </table:table-cell>
              <table:table-cell office:value-type="float" office:value="2102280.68902758">
                <text:p>2102280.68902758</text:p>
              </table:table-cell>
              <table:table-cell office:value-type="float" office:value="377000">
                <text:p>377000</text:p>
              </table:table-cell>
              <table:table-cell office:value-type="float" office:value="142129000000">
                <text:p>14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381000">
                <text:p>381000</text:p>
              </table:table-cell>
              <table:table-cell office:value-type="float" office:value="2126332.41573241">
                <text:p>2126332.41573241</text:p>
              </table:table-cell>
              <table:table-cell office:value-type="float" office:value="381000">
                <text:p>381000</text:p>
              </table:table-cell>
              <table:table-cell office:value-type="float" office:value="145161000000">
                <text:p>14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385000">
                <text:p>385000</text:p>
              </table:table-cell>
              <table:table-cell office:value-type="float" office:value="2150402.38086077">
                <text:p>2150402.38086077</text:p>
              </table:table-cell>
              <table:table-cell office:value-type="float" office:value="385000">
                <text:p>385000</text:p>
              </table:table-cell>
              <table:table-cell office:value-type="float" office:value="148225000000">
                <text:p>1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389000">
                <text:p>389000</text:p>
              </table:table-cell>
              <table:table-cell office:value-type="float" office:value="2174490.3949157">
                <text:p>2174490.3949157</text:p>
              </table:table-cell>
              <table:table-cell office:value-type="float" office:value="389000">
                <text:p>389000</text:p>
              </table:table-cell>
              <table:table-cell office:value-type="float" office:value="151321000000">
                <text:p>15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393000">
                <text:p>393000</text:p>
              </table:table-cell>
              <table:table-cell office:value-type="float" office:value="2198596.27229754">
                <text:p>2198596.27229754</text:p>
              </table:table-cell>
              <table:table-cell office:value-type="float" office:value="393000">
                <text:p>393000</text:p>
              </table:table-cell>
              <table:table-cell office:value-type="float" office:value="154449000000">
                <text:p>15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397000">
                <text:p>397000</text:p>
              </table:table-cell>
              <table:table-cell office:value-type="float" office:value="2222719.83118496">
                <text:p>2222719.83118496</text:p>
              </table:table-cell>
              <table:table-cell office:value-type="float" office:value="397000">
                <text:p>397000</text:p>
              </table:table-cell>
              <table:table-cell office:value-type="float" office:value="157609000000">
                <text:p>15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401000">
                <text:p>401000</text:p>
              </table:table-cell>
              <table:table-cell office:value-type="float" office:value="2246860.89342069">
                <text:p>2246860.89342069</text:p>
              </table:table-cell>
              <table:table-cell office:value-type="float" office:value="401000">
                <text:p>401000</text:p>
              </table:table-cell>
              <table:table-cell office:value-type="float" office:value="160801000000">
                <text:p>16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405000">
                <text:p>405000</text:p>
              </table:table-cell>
              <table:table-cell office:value-type="float" office:value="2271019.28440194">
                <text:p>2271019.28440194</text:p>
              </table:table-cell>
              <table:table-cell office:value-type="float" office:value="405000">
                <text:p>405000</text:p>
              </table:table-cell>
              <table:table-cell office:value-type="float" office:value="164025000000">
                <text:p>16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409000">
                <text:p>409000</text:p>
              </table:table-cell>
              <table:table-cell office:value-type="float" office:value="2295194.832975">
                <text:p>2295194.832975</text:p>
              </table:table-cell>
              <table:table-cell office:value-type="float" office:value="409000">
                <text:p>409000</text:p>
              </table:table-cell>
              <table:table-cell office:value-type="float" office:value="167281000000">
                <text:p>16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413000">
                <text:p>413000</text:p>
              </table:table-cell>
              <table:table-cell office:value-type="float" office:value="2319387.37133409">
                <text:p>2319387.37133409</text:p>
              </table:table-cell>
              <table:table-cell office:value-type="float" office:value="413000">
                <text:p>413000</text:p>
              </table:table-cell>
              <table:table-cell office:value-type="float" office:value="170569000000">
                <text:p>17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417000">
                <text:p>417000</text:p>
              </table:table-cell>
              <table:table-cell office:value-type="float" office:value="2343596.73492406">
                <text:p>2343596.73492406</text:p>
              </table:table-cell>
              <table:table-cell office:value-type="float" office:value="417000">
                <text:p>417000</text:p>
              </table:table-cell>
              <table:table-cell office:value-type="float" office:value="173889000000">
                <text:p>17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421000">
                <text:p>421000</text:p>
              </table:table-cell>
              <table:table-cell office:value-type="float" office:value="2367822.76234682">
                <text:p>2367822.76234682</text:p>
              </table:table-cell>
              <table:table-cell office:value-type="float" office:value="421000">
                <text:p>421000</text:p>
              </table:table-cell>
              <table:table-cell office:value-type="float" office:value="177241000000">
                <text:p>17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425000">
                <text:p>425000</text:p>
              </table:table-cell>
              <table:table-cell office:value-type="float" office:value="2392065.29527138">
                <text:p>2392065.29527138</text:p>
              </table:table-cell>
              <table:table-cell office:value-type="float" office:value="425000">
                <text:p>425000</text:p>
              </table:table-cell>
              <table:table-cell office:value-type="float" office:value="180625000000">
                <text:p>1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429000">
                <text:p>429000</text:p>
              </table:table-cell>
              <table:table-cell office:value-type="float" office:value="2416324.17834725">
                <text:p>2416324.17834725</text:p>
              </table:table-cell>
              <table:table-cell office:value-type="float" office:value="429000">
                <text:p>429000</text:p>
              </table:table-cell>
              <table:table-cell office:value-type="float" office:value="184041000000">
                <text:p>18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433000">
                <text:p>433000</text:p>
              </table:table-cell>
              <table:table-cell office:value-type="float" office:value="2440599.25912101">
                <text:p>2440599.25912101</text:p>
              </table:table-cell>
              <table:table-cell office:value-type="float" office:value="433000">
                <text:p>433000</text:p>
              </table:table-cell>
              <table:table-cell office:value-type="float" office:value="187489000000">
                <text:p>18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437000">
                <text:p>437000</text:p>
              </table:table-cell>
              <table:table-cell office:value-type="float" office:value="2464890.38795607">
                <text:p>2464890.38795607</text:p>
              </table:table-cell>
              <table:table-cell office:value-type="float" office:value="437000">
                <text:p>437000</text:p>
              </table:table-cell>
              <table:table-cell office:value-type="float" office:value="190969000000">
                <text:p>19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441000">
                <text:p>441000</text:p>
              </table:table-cell>
              <table:table-cell office:value-type="float" office:value="2489197.41795532">
                <text:p>2489197.41795532</text:p>
              </table:table-cell>
              <table:table-cell office:value-type="float" office:value="441000">
                <text:p>441000</text:p>
              </table:table-cell>
              <table:table-cell office:value-type="float" office:value="194481000000">
                <text:p>19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445000">
                <text:p>445000</text:p>
              </table:table-cell>
              <table:table-cell office:value-type="float" office:value="2513520.20488651">
                <text:p>2513520.20488651</text:p>
              </table:table-cell>
              <table:table-cell office:value-type="float" office:value="445000">
                <text:p>445000</text:p>
              </table:table-cell>
              <table:table-cell office:value-type="float" office:value="198025000000">
                <text:p>19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449000">
                <text:p>449000</text:p>
              </table:table-cell>
              <table:table-cell office:value-type="float" office:value="2537858.60711049">
                <text:p>2537858.60711049</text:p>
              </table:table-cell>
              <table:table-cell office:value-type="float" office:value="449000">
                <text:p>449000</text:p>
              </table:table-cell>
              <table:table-cell office:value-type="float" office:value="201601000000">
                <text:p>20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453000">
                <text:p>453000</text:p>
              </table:table-cell>
              <table:table-cell office:value-type="float" office:value="2562212.48551181">
                <text:p>2562212.48551181</text:p>
              </table:table-cell>
              <table:table-cell office:value-type="float" office:value="453000">
                <text:p>453000</text:p>
              </table:table-cell>
              <table:table-cell office:value-type="float" office:value="205209000000">
                <text:p>20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457000">
                <text:p>457000</text:p>
              </table:table-cell>
              <table:table-cell office:value-type="float" office:value="2586581.70343192">
                <text:p>2586581.70343192</text:p>
              </table:table-cell>
              <table:table-cell office:value-type="float" office:value="457000">
                <text:p>457000</text:p>
              </table:table-cell>
              <table:table-cell office:value-type="float" office:value="208849000000">
                <text:p>20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461000">
                <text:p>461000</text:p>
              </table:table-cell>
              <table:table-cell office:value-type="float" office:value="2610966.12660463">
                <text:p>2610966.12660463</text:p>
              </table:table-cell>
              <table:table-cell office:value-type="float" office:value="461000">
                <text:p>461000</text:p>
              </table:table-cell>
              <table:table-cell office:value-type="float" office:value="212521000000">
                <text:p>21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465000">
                <text:p>465000</text:p>
              </table:table-cell>
              <table:table-cell office:value-type="float" office:value="2635365.62309383">
                <text:p>2635365.62309383</text:p>
              </table:table-cell>
              <table:table-cell office:value-type="float" office:value="465000">
                <text:p>465000</text:p>
              </table:table-cell>
              <table:table-cell office:value-type="float" office:value="216225000000">
                <text:p>2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469000">
                <text:p>469000</text:p>
              </table:table-cell>
              <table:table-cell office:value-type="float" office:value="2659780.06323337">
                <text:p>2659780.06323337</text:p>
              </table:table-cell>
              <table:table-cell office:value-type="float" office:value="469000">
                <text:p>469000</text:p>
              </table:table-cell>
              <table:table-cell office:value-type="float" office:value="219961000000">
                <text:p>21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473000">
                <text:p>473000</text:p>
              </table:table-cell>
              <table:table-cell office:value-type="float" office:value="2684209.31956898">
                <text:p>2684209.31956898</text:p>
              </table:table-cell>
              <table:table-cell office:value-type="float" office:value="473000">
                <text:p>473000</text:p>
              </table:table-cell>
              <table:table-cell office:value-type="float" office:value="223729000000">
                <text:p>22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477000">
                <text:p>477000</text:p>
              </table:table-cell>
              <table:table-cell office:value-type="float" office:value="2708653.26680213">
                <text:p>2708653.26680213</text:p>
              </table:table-cell>
              <table:table-cell office:value-type="float" office:value="477000">
                <text:p>477000</text:p>
              </table:table-cell>
              <table:table-cell office:value-type="float" office:value="227529000000">
                <text:p>22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481000">
                <text:p>481000</text:p>
              </table:table-cell>
              <table:table-cell office:value-type="float" office:value="2733111.78173581">
                <text:p>2733111.78173581</text:p>
              </table:table-cell>
              <table:table-cell office:value-type="float" office:value="481000">
                <text:p>481000</text:p>
              </table:table-cell>
              <table:table-cell office:value-type="float" office:value="231361000000">
                <text:p>23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485000">
                <text:p>485000</text:p>
              </table:table-cell>
              <table:table-cell office:value-type="float" office:value="2757584.7432221">
                <text:p>2757584.7432221</text:p>
              </table:table-cell>
              <table:table-cell office:value-type="float" office:value="485000">
                <text:p>485000</text:p>
              </table:table-cell>
              <table:table-cell office:value-type="float" office:value="235225000000">
                <text:p>23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489000">
                <text:p>489000</text:p>
              </table:table-cell>
              <table:table-cell office:value-type="float" office:value="2782072.03211145">
                <text:p>2782072.03211145</text:p>
              </table:table-cell>
              <table:table-cell office:value-type="float" office:value="489000">
                <text:p>489000</text:p>
              </table:table-cell>
              <table:table-cell office:value-type="float" office:value="239121000000">
                <text:p>23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493000">
                <text:p>493000</text:p>
              </table:table-cell>
              <table:table-cell office:value-type="float" office:value="2806573.53120367">
                <text:p>2806573.53120367</text:p>
              </table:table-cell>
              <table:table-cell office:value-type="float" office:value="493000">
                <text:p>493000</text:p>
              </table:table-cell>
              <table:table-cell office:value-type="float" office:value="243049000000">
                <text:p>24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497000">
                <text:p>497000</text:p>
              </table:table-cell>
              <table:table-cell office:value-type="float" office:value="2831089.12520047">
                <text:p>2831089.12520047</text:p>
              </table:table-cell>
              <table:table-cell office:value-type="float" office:value="497000">
                <text:p>497000</text:p>
              </table:table-cell>
              <table:table-cell office:value-type="float" office:value="247009000000">
                <text:p>24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501000">
                <text:p>501000</text:p>
              </table:table-cell>
              <table:table-cell office:value-type="float" office:value="2855618.70065949">
                <text:p>2855618.70065949</text:p>
              </table:table-cell>
              <table:table-cell office:value-type="float" office:value="501000">
                <text:p>501000</text:p>
              </table:table-cell>
              <table:table-cell office:value-type="float" office:value="251001000000">
                <text:p>25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505000">
                <text:p>505000</text:p>
              </table:table-cell>
              <table:table-cell office:value-type="float" office:value="2880162.14594992">
                <text:p>2880162.14594992</text:p>
              </table:table-cell>
              <table:table-cell office:value-type="float" office:value="505000">
                <text:p>505000</text:p>
              </table:table-cell>
              <table:table-cell office:value-type="float" office:value="255025000000">
                <text:p>2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509000">
                <text:p>509000</text:p>
              </table:table-cell>
              <table:table-cell office:value-type="float" office:value="2904719.35120941">
                <text:p>2904719.35120941</text:p>
              </table:table-cell>
              <table:table-cell office:value-type="float" office:value="509000">
                <text:p>509000</text:p>
              </table:table-cell>
              <table:table-cell office:value-type="float" office:value="259081000000">
                <text:p>25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513000">
                <text:p>513000</text:p>
              </table:table-cell>
              <table:table-cell office:value-type="float" office:value="2929290.20830236">
                <text:p>2929290.20830236</text:p>
              </table:table-cell>
              <table:table-cell office:value-type="float" office:value="513000">
                <text:p>513000</text:p>
              </table:table-cell>
              <table:table-cell office:value-type="float" office:value="263169000000">
                <text:p>26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517000">
                <text:p>517000</text:p>
              </table:table-cell>
              <table:table-cell office:value-type="float" office:value="2953874.61077957">
                <text:p>2953874.61077957</text:p>
              </table:table-cell>
              <table:table-cell office:value-type="float" office:value="517000">
                <text:p>517000</text:p>
              </table:table-cell>
              <table:table-cell office:value-type="float" office:value="267289000000">
                <text:p>26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521000">
                <text:p>521000</text:p>
              </table:table-cell>
              <table:table-cell office:value-type="float" office:value="2978472.45383905">
                <text:p>2978472.45383905</text:p>
              </table:table-cell>
              <table:table-cell office:value-type="float" office:value="521000">
                <text:p>521000</text:p>
              </table:table-cell>
              <table:table-cell office:value-type="float" office:value="271441000000">
                <text:p>27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525000">
                <text:p>525000</text:p>
              </table:table-cell>
              <table:table-cell office:value-type="float" office:value="3003083.63428813">
                <text:p>3003083.63428813</text:p>
              </table:table-cell>
              <table:table-cell office:value-type="float" office:value="525000">
                <text:p>525000</text:p>
              </table:table-cell>
              <table:table-cell office:value-type="float" office:value="275625000000">
                <text:p>27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529000">
                <text:p>529000</text:p>
              </table:table-cell>
              <table:table-cell office:value-type="float" office:value="3027708.05050661">
                <text:p>3027708.05050661</text:p>
              </table:table-cell>
              <table:table-cell office:value-type="float" office:value="529000">
                <text:p>529000</text:p>
              </table:table-cell>
              <table:table-cell office:value-type="float" office:value="279841000000">
                <text:p>27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533000">
                <text:p>533000</text:p>
              </table:table-cell>
              <table:table-cell office:value-type="float" office:value="3052345.60241116">
                <text:p>3052345.60241116</text:p>
              </table:table-cell>
              <table:table-cell office:value-type="float" office:value="533000">
                <text:p>533000</text:p>
              </table:table-cell>
              <table:table-cell office:value-type="float" office:value="284089000000">
                <text:p>28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537000">
                <text:p>537000</text:p>
              </table:table-cell>
              <table:table-cell office:value-type="float" office:value="3076996.19142066">
                <text:p>3076996.19142066</text:p>
              </table:table-cell>
              <table:table-cell office:value-type="float" office:value="537000">
                <text:p>537000</text:p>
              </table:table-cell>
              <table:table-cell office:value-type="float" office:value="288369000000">
                <text:p>28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541000">
                <text:p>541000</text:p>
              </table:table-cell>
              <table:table-cell office:value-type="float" office:value="3101659.72042265">
                <text:p>3101659.72042265</text:p>
              </table:table-cell>
              <table:table-cell office:value-type="float" office:value="541000">
                <text:p>541000</text:p>
              </table:table-cell>
              <table:table-cell office:value-type="float" office:value="292681000000">
                <text:p>29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545000">
                <text:p>545000</text:p>
              </table:table-cell>
              <table:table-cell office:value-type="float" office:value="3126336.09374077">
                <text:p>3126336.09374077</text:p>
              </table:table-cell>
              <table:table-cell office:value-type="float" office:value="545000">
                <text:p>545000</text:p>
              </table:table-cell>
              <table:table-cell office:value-type="float" office:value="297025000000">
                <text:p>2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549000">
                <text:p>549000</text:p>
              </table:table-cell>
              <table:table-cell office:value-type="float" office:value="3151025.2171031">
                <text:p>3151025.2171031</text:p>
              </table:table-cell>
              <table:table-cell office:value-type="float" office:value="549000">
                <text:p>549000</text:p>
              </table:table-cell>
              <table:table-cell office:value-type="float" office:value="301401000000">
                <text:p>30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553000">
                <text:p>553000</text:p>
              </table:table-cell>
              <table:table-cell office:value-type="float" office:value="3175726.9976115">
                <text:p>3175726.9976115</text:p>
              </table:table-cell>
              <table:table-cell office:value-type="float" office:value="553000">
                <text:p>553000</text:p>
              </table:table-cell>
              <table:table-cell office:value-type="float" office:value="305809000000">
                <text:p>30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557000">
                <text:p>557000</text:p>
              </table:table-cell>
              <table:table-cell office:value-type="float" office:value="3200441.34371177">
                <text:p>3200441.34371177</text:p>
              </table:table-cell>
              <table:table-cell office:value-type="float" office:value="557000">
                <text:p>557000</text:p>
              </table:table-cell>
              <table:table-cell office:value-type="float" office:value="310249000000">
                <text:p>31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561000">
                <text:p>561000</text:p>
              </table:table-cell>
              <table:table-cell office:value-type="float" office:value="3225168.16516471">
                <text:p>3225168.16516471</text:p>
              </table:table-cell>
              <table:table-cell office:value-type="float" office:value="561000">
                <text:p>561000</text:p>
              </table:table-cell>
              <table:table-cell office:value-type="float" office:value="314721000000">
                <text:p>31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565000">
                <text:p>565000</text:p>
              </table:table-cell>
              <table:table-cell office:value-type="float" office:value="3249907.37301798">
                <text:p>3249907.37301798</text:p>
              </table:table-cell>
              <table:table-cell office:value-type="float" office:value="565000">
                <text:p>565000</text:p>
              </table:table-cell>
              <table:table-cell office:value-type="float" office:value="319225000000">
                <text:p>31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569000">
                <text:p>569000</text:p>
              </table:table-cell>
              <table:table-cell office:value-type="float" office:value="3274658.8795788">
                <text:p>3274658.8795788</text:p>
              </table:table-cell>
              <table:table-cell office:value-type="float" office:value="569000">
                <text:p>569000</text:p>
              </table:table-cell>
              <table:table-cell office:value-type="float" office:value="323761000000">
                <text:p>32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573000">
                <text:p>573000</text:p>
              </table:table-cell>
              <table:table-cell office:value-type="float" office:value="3299422.59838731">
                <text:p>3299422.59838731</text:p>
              </table:table-cell>
              <table:table-cell office:value-type="float" office:value="573000">
                <text:p>573000</text:p>
              </table:table-cell>
              <table:table-cell office:value-type="float" office:value="328329000000">
                <text:p>32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577000">
                <text:p>577000</text:p>
              </table:table-cell>
              <table:table-cell office:value-type="float" office:value="3324198.44419086">
                <text:p>3324198.44419086</text:p>
              </table:table-cell>
              <table:table-cell office:value-type="float" office:value="577000">
                <text:p>577000</text:p>
              </table:table-cell>
              <table:table-cell office:value-type="float" office:value="332929000000">
                <text:p>33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581000">
                <text:p>581000</text:p>
              </table:table-cell>
              <table:table-cell office:value-type="float" office:value="3348986.33291878">
                <text:p>3348986.33291878</text:p>
              </table:table-cell>
              <table:table-cell office:value-type="float" office:value="581000">
                <text:p>581000</text:p>
              </table:table-cell>
              <table:table-cell office:value-type="float" office:value="337561000000">
                <text:p>33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585000">
                <text:p>585000</text:p>
              </table:table-cell>
              <table:table-cell office:value-type="float" office:value="3373786.18165807">
                <text:p>3373786.18165807</text:p>
              </table:table-cell>
              <table:table-cell office:value-type="float" office:value="585000">
                <text:p>585000</text:p>
              </table:table-cell>
              <table:table-cell office:value-type="float" office:value="342225000000">
                <text:p>3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589000">
                <text:p>589000</text:p>
              </table:table-cell>
              <table:table-cell office:value-type="float" office:value="3398597.9086296">
                <text:p>3398597.9086296</text:p>
              </table:table-cell>
              <table:table-cell office:value-type="float" office:value="589000">
                <text:p>589000</text:p>
              </table:table-cell>
              <table:table-cell office:value-type="float" office:value="346921000000">
                <text:p>34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593000">
                <text:p>593000</text:p>
              </table:table-cell>
              <table:table-cell office:value-type="float" office:value="3423421.43316501">
                <text:p>3423421.43316501</text:p>
              </table:table-cell>
              <table:table-cell office:value-type="float" office:value="593000">
                <text:p>593000</text:p>
              </table:table-cell>
              <table:table-cell office:value-type="float" office:value="351649000000">
                <text:p>35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597000">
                <text:p>597000</text:p>
              </table:table-cell>
              <table:table-cell office:value-type="float" office:value="3448256.67568423">
                <text:p>3448256.67568423</text:p>
              </table:table-cell>
              <table:table-cell office:value-type="float" office:value="597000">
                <text:p>597000</text:p>
              </table:table-cell>
              <table:table-cell office:value-type="float" office:value="356409000000">
                <text:p>35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601000">
                <text:p>601000</text:p>
              </table:table-cell>
              <table:table-cell office:value-type="float" office:value="3473103.55767365">
                <text:p>3473103.55767365</text:p>
              </table:table-cell>
              <table:table-cell office:value-type="float" office:value="601000">
                <text:p>601000</text:p>
              </table:table-cell>
              <table:table-cell office:value-type="float" office:value="361201000000">
                <text:p>36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605000">
                <text:p>605000</text:p>
              </table:table-cell>
              <table:table-cell office:value-type="float" office:value="3497962.00166474">
                <text:p>3497962.00166474</text:p>
              </table:table-cell>
              <table:table-cell office:value-type="float" office:value="605000">
                <text:p>605000</text:p>
              </table:table-cell>
              <table:table-cell office:value-type="float" office:value="366025000000">
                <text:p>36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609000">
                <text:p>609000</text:p>
              </table:table-cell>
              <table:table-cell office:value-type="float" office:value="3522831.93121342">
                <text:p>3522831.93121342</text:p>
              </table:table-cell>
              <table:table-cell office:value-type="float" office:value="609000">
                <text:p>609000</text:p>
              </table:table-cell>
              <table:table-cell office:value-type="float" office:value="370881000000">
                <text:p>37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613000">
                <text:p>613000</text:p>
              </table:table-cell>
              <table:table-cell office:value-type="float" office:value="3547713.27087979">
                <text:p>3547713.27087979</text:p>
              </table:table-cell>
              <table:table-cell office:value-type="float" office:value="613000">
                <text:p>613000</text:p>
              </table:table-cell>
              <table:table-cell office:value-type="float" office:value="375769000000">
                <text:p>37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617000">
                <text:p>617000</text:p>
              </table:table-cell>
              <table:table-cell office:value-type="float" office:value="3572605.94620851">
                <text:p>3572605.94620851</text:p>
              </table:table-cell>
              <table:table-cell office:value-type="float" office:value="617000">
                <text:p>617000</text:p>
              </table:table-cell>
              <table:table-cell office:value-type="float" office:value="380689000000">
                <text:p>38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621000">
                <text:p>621000</text:p>
              </table:table-cell>
              <table:table-cell office:value-type="float" office:value="3597509.88370966">
                <text:p>3597509.88370966</text:p>
              </table:table-cell>
              <table:table-cell office:value-type="float" office:value="621000">
                <text:p>621000</text:p>
              </table:table-cell>
              <table:table-cell office:value-type="float" office:value="385641000000">
                <text:p>38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3622425.01084005">
                <text:p>3622425.01084005</text:p>
              </table:table-cell>
              <table:table-cell office:value-type="float" office:value="625000">
                <text:p>625000</text:p>
              </table:table-cell>
              <table:table-cell office:value-type="float" office:value="390625000000">
                <text:p>39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629000">
                <text:p>629000</text:p>
              </table:table-cell>
              <table:table-cell office:value-type="float" office:value="3647351.25598507">
                <text:p>3647351.25598507</text:p>
              </table:table-cell>
              <table:table-cell office:value-type="float" office:value="629000">
                <text:p>629000</text:p>
              </table:table-cell>
              <table:table-cell office:value-type="float" office:value="395641000000">
                <text:p>395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633000">
                <text:p>633000</text:p>
              </table:table-cell>
              <table:table-cell office:value-type="float" office:value="3672288.54844099">
                <text:p>3672288.54844099</text:p>
              </table:table-cell>
              <table:table-cell office:value-type="float" office:value="633000">
                <text:p>633000</text:p>
              </table:table-cell>
              <table:table-cell office:value-type="float" office:value="400689000000">
                <text:p>400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637000">
                <text:p>637000</text:p>
              </table:table-cell>
              <table:table-cell office:value-type="float" office:value="3697236.81839762">
                <text:p>3697236.81839762</text:p>
              </table:table-cell>
              <table:table-cell office:value-type="float" office:value="637000">
                <text:p>637000</text:p>
              </table:table-cell>
              <table:table-cell office:value-type="float" office:value="405769000000">
                <text:p>405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641000">
                <text:p>641000</text:p>
              </table:table-cell>
              <table:table-cell office:value-type="float" office:value="3722195.99692156">
                <text:p>3722195.99692156</text:p>
              </table:table-cell>
              <table:table-cell office:value-type="float" office:value="641000">
                <text:p>641000</text:p>
              </table:table-cell>
              <table:table-cell office:value-type="float" office:value="410881000000">
                <text:p>410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645000">
                <text:p>645000</text:p>
              </table:table-cell>
              <table:table-cell office:value-type="float" office:value="3747166.01593975">
                <text:p>3747166.01593975</text:p>
              </table:table-cell>
              <table:table-cell office:value-type="float" office:value="645000">
                <text:p>645000</text:p>
              </table:table-cell>
              <table:table-cell office:value-type="float" office:value="416025000000">
                <text:p>416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649000">
                <text:p>649000</text:p>
              </table:table-cell>
              <table:table-cell office:value-type="float" office:value="3772146.80822344">
                <text:p>3772146.80822344</text:p>
              </table:table-cell>
              <table:table-cell office:value-type="float" office:value="649000">
                <text:p>649000</text:p>
              </table:table-cell>
              <table:table-cell office:value-type="float" office:value="421201000000">
                <text:p>421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653000">
                <text:p>653000</text:p>
              </table:table-cell>
              <table:table-cell office:value-type="float" office:value="3797138.30737262">
                <text:p>3797138.30737262</text:p>
              </table:table-cell>
              <table:table-cell office:value-type="float" office:value="653000">
                <text:p>653000</text:p>
              </table:table-cell>
              <table:table-cell office:value-type="float" office:value="426409000000">
                <text:p>426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657000">
                <text:p>657000</text:p>
              </table:table-cell>
              <table:table-cell office:value-type="float" office:value="3822140.44780078">
                <text:p>3822140.44780078</text:p>
              </table:table-cell>
              <table:table-cell office:value-type="float" office:value="657000">
                <text:p>657000</text:p>
              </table:table-cell>
              <table:table-cell office:value-type="float" office:value="431649000000">
                <text:p>431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661000">
                <text:p>661000</text:p>
              </table:table-cell>
              <table:table-cell office:value-type="float" office:value="3847153.16472001">
                <text:p>3847153.16472001</text:p>
              </table:table-cell>
              <table:table-cell office:value-type="float" office:value="661000">
                <text:p>661000</text:p>
              </table:table-cell>
              <table:table-cell office:value-type="float" office:value="436921000000">
                <text:p>436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665000">
                <text:p>665000</text:p>
              </table:table-cell>
              <table:table-cell office:value-type="float" office:value="3872176.39412656">
                <text:p>3872176.39412656</text:p>
              </table:table-cell>
              <table:table-cell office:value-type="float" office:value="665000">
                <text:p>665000</text:p>
              </table:table-cell>
              <table:table-cell office:value-type="float" office:value="442225000000">
                <text:p>442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669000">
                <text:p>669000</text:p>
              </table:table-cell>
              <table:table-cell office:value-type="float" office:value="3897210.07278667">
                <text:p>3897210.07278667</text:p>
              </table:table-cell>
              <table:table-cell office:value-type="float" office:value="669000">
                <text:p>669000</text:p>
              </table:table-cell>
              <table:table-cell office:value-type="float" office:value="447561000000">
                <text:p>447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673000">
                <text:p>673000</text:p>
              </table:table-cell>
              <table:table-cell office:value-type="float" office:value="3922254.13822274">
                <text:p>3922254.13822274</text:p>
              </table:table-cell>
              <table:table-cell office:value-type="float" office:value="673000">
                <text:p>673000</text:p>
              </table:table-cell>
              <table:table-cell office:value-type="float" office:value="452929000000">
                <text:p>452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677000">
                <text:p>677000</text:p>
              </table:table-cell>
              <table:table-cell office:value-type="float" office:value="3947308.52869984">
                <text:p>3947308.52869984</text:p>
              </table:table-cell>
              <table:table-cell office:value-type="float" office:value="677000">
                <text:p>677000</text:p>
              </table:table-cell>
              <table:table-cell office:value-type="float" office:value="458329000000">
                <text:p>458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681000">
                <text:p>681000</text:p>
              </table:table-cell>
              <table:table-cell office:value-type="float" office:value="3972373.18321261">
                <text:p>3972373.18321261</text:p>
              </table:table-cell>
              <table:table-cell office:value-type="float" office:value="681000">
                <text:p>681000</text:p>
              </table:table-cell>
              <table:table-cell office:value-type="float" office:value="463761000000">
                <text:p>463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685000">
                <text:p>685000</text:p>
              </table:table-cell>
              <table:table-cell office:value-type="float" office:value="3997448.04147231">
                <text:p>3997448.04147231</text:p>
              </table:table-cell>
              <table:table-cell office:value-type="float" office:value="685000">
                <text:p>685000</text:p>
              </table:table-cell>
              <table:table-cell office:value-type="float" office:value="469225000000">
                <text:p>469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689000">
                <text:p>689000</text:p>
              </table:table-cell>
              <table:table-cell office:value-type="float" office:value="4022533.04389435">
                <text:p>4022533.04389435</text:p>
              </table:table-cell>
              <table:table-cell office:value-type="float" office:value="689000">
                <text:p>689000</text:p>
              </table:table-cell>
              <table:table-cell office:value-type="float" office:value="474721000000">
                <text:p>474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693000">
                <text:p>693000</text:p>
              </table:table-cell>
              <table:table-cell office:value-type="float" office:value="4047628.13158598">
                <text:p>4047628.13158598</text:p>
              </table:table-cell>
              <table:table-cell office:value-type="float" office:value="693000">
                <text:p>693000</text:p>
              </table:table-cell>
              <table:table-cell office:value-type="float" office:value="480249000000">
                <text:p>480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697000">
                <text:p>697000</text:p>
              </table:table-cell>
              <table:table-cell office:value-type="float" office:value="4072733.24633431">
                <text:p>4072733.24633431</text:p>
              </table:table-cell>
              <table:table-cell office:value-type="float" office:value="697000">
                <text:p>697000</text:p>
              </table:table-cell>
              <table:table-cell office:value-type="float" office:value="485809000000">
                <text:p>485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701000">
                <text:p>701000</text:p>
              </table:table-cell>
              <table:table-cell office:value-type="float" office:value="4097848.33059463">
                <text:p>4097848.33059463</text:p>
              </table:table-cell>
              <table:table-cell office:value-type="float" office:value="701000">
                <text:p>701000</text:p>
              </table:table-cell>
              <table:table-cell office:value-type="float" office:value="491401000000">
                <text:p>491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705000">
                <text:p>705000</text:p>
              </table:table-cell>
              <table:table-cell office:value-type="float" office:value="4122973.32747894">
                <text:p>4122973.32747894</text:p>
              </table:table-cell>
              <table:table-cell office:value-type="float" office:value="705000">
                <text:p>705000</text:p>
              </table:table-cell>
              <table:table-cell office:value-type="float" office:value="497025000000">
                <text:p>497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709000">
                <text:p>709000</text:p>
              </table:table-cell>
              <table:table-cell office:value-type="float" office:value="4148108.18074479">
                <text:p>4148108.18074479</text:p>
              </table:table-cell>
              <table:table-cell office:value-type="float" office:value="709000">
                <text:p>709000</text:p>
              </table:table-cell>
              <table:table-cell office:value-type="float" office:value="502681000000">
                <text:p>502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713000">
                <text:p>713000</text:p>
              </table:table-cell>
              <table:table-cell office:value-type="float" office:value="4173252.83478438">
                <text:p>4173252.83478438</text:p>
              </table:table-cell>
              <table:table-cell office:value-type="float" office:value="713000">
                <text:p>713000</text:p>
              </table:table-cell>
              <table:table-cell office:value-type="float" office:value="508369000000">
                <text:p>508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717000">
                <text:p>717000</text:p>
              </table:table-cell>
              <table:table-cell office:value-type="float" office:value="4198407.23461381">
                <text:p>4198407.23461381</text:p>
              </table:table-cell>
              <table:table-cell office:value-type="float" office:value="717000">
                <text:p>717000</text:p>
              </table:table-cell>
              <table:table-cell office:value-type="float" office:value="514089000000">
                <text:p>514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721000">
                <text:p>721000</text:p>
              </table:table-cell>
              <table:table-cell office:value-type="float" office:value="4223571.32586271">
                <text:p>4223571.32586271</text:p>
              </table:table-cell>
              <table:table-cell office:value-type="float" office:value="721000">
                <text:p>721000</text:p>
              </table:table-cell>
              <table:table-cell office:value-type="float" office:value="519841000000">
                <text:p>519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725000">
                <text:p>725000</text:p>
              </table:table-cell>
              <table:table-cell office:value-type="float" office:value="4248745.05476397">
                <text:p>4248745.05476397</text:p>
              </table:table-cell>
              <table:table-cell office:value-type="float" office:value="725000">
                <text:p>725000</text:p>
              </table:table-cell>
              <table:table-cell office:value-type="float" office:value="525625000000">
                <text:p>52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729000">
                <text:p>729000</text:p>
              </table:table-cell>
              <table:table-cell office:value-type="float" office:value="4273928.3681438">
                <text:p>4273928.3681438</text:p>
              </table:table-cell>
              <table:table-cell office:value-type="float" office:value="729000">
                <text:p>729000</text:p>
              </table:table-cell>
              <table:table-cell office:value-type="float" office:value="531441000000">
                <text:p>531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733000">
                <text:p>733000</text:p>
              </table:table-cell>
              <table:table-cell office:value-type="float" office:value="4299121.21341195">
                <text:p>4299121.21341195</text:p>
              </table:table-cell>
              <table:table-cell office:value-type="float" office:value="733000">
                <text:p>733000</text:p>
              </table:table-cell>
              <table:table-cell office:value-type="float" office:value="537289000000">
                <text:p>537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737000">
                <text:p>737000</text:p>
              </table:table-cell>
              <table:table-cell office:value-type="float" office:value="4324323.53855212">
                <text:p>4324323.53855212</text:p>
              </table:table-cell>
              <table:table-cell office:value-type="float" office:value="737000">
                <text:p>737000</text:p>
              </table:table-cell>
              <table:table-cell office:value-type="float" office:value="543169000000">
                <text:p>543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741000">
                <text:p>741000</text:p>
              </table:table-cell>
              <table:table-cell office:value-type="float" office:value="4349535.29211268">
                <text:p>4349535.29211268</text:p>
              </table:table-cell>
              <table:table-cell office:value-type="float" office:value="741000">
                <text:p>741000</text:p>
              </table:table-cell>
              <table:table-cell office:value-type="float" office:value="549081000000">
                <text:p>549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745000">
                <text:p>745000</text:p>
              </table:table-cell>
              <table:table-cell office:value-type="float" office:value="4374756.42319748">
                <text:p>4374756.42319748</text:p>
              </table:table-cell>
              <table:table-cell office:value-type="float" office:value="745000">
                <text:p>745000</text:p>
              </table:table-cell>
              <table:table-cell office:value-type="float" office:value="555025000000">
                <text:p>555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749000">
                <text:p>749000</text:p>
              </table:table-cell>
              <table:table-cell office:value-type="float" office:value="4399986.8814569">
                <text:p>4399986.8814569</text:p>
              </table:table-cell>
              <table:table-cell office:value-type="float" office:value="749000">
                <text:p>749000</text:p>
              </table:table-cell>
              <table:table-cell office:value-type="float" office:value="561001000000">
                <text:p>561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753000">
                <text:p>753000</text:p>
              </table:table-cell>
              <table:table-cell office:value-type="float" office:value="4425226.61707913">
                <text:p>4425226.61707913</text:p>
              </table:table-cell>
              <table:table-cell office:value-type="float" office:value="753000">
                <text:p>753000</text:p>
              </table:table-cell>
              <table:table-cell office:value-type="float" office:value="567009000000">
                <text:p>567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757000">
                <text:p>757000</text:p>
              </table:table-cell>
              <table:table-cell office:value-type="float" office:value="4450475.58078155">
                <text:p>4450475.58078155</text:p>
              </table:table-cell>
              <table:table-cell office:value-type="float" office:value="757000">
                <text:p>757000</text:p>
              </table:table-cell>
              <table:table-cell office:value-type="float" office:value="573049000000">
                <text:p>573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761000">
                <text:p>761000</text:p>
              </table:table-cell>
              <table:table-cell office:value-type="float" office:value="4475733.72380241">
                <text:p>4475733.72380241</text:p>
              </table:table-cell>
              <table:table-cell office:value-type="float" office:value="761000">
                <text:p>761000</text:p>
              </table:table-cell>
              <table:table-cell office:value-type="float" office:value="579121000000">
                <text:p>579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765000">
                <text:p>765000</text:p>
              </table:table-cell>
              <table:table-cell office:value-type="float" office:value="4501000.99789252">
                <text:p>4501000.99789252</text:p>
              </table:table-cell>
              <table:table-cell office:value-type="float" office:value="765000">
                <text:p>765000</text:p>
              </table:table-cell>
              <table:table-cell office:value-type="float" office:value="585225000000">
                <text:p>585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769000">
                <text:p>769000</text:p>
              </table:table-cell>
              <table:table-cell office:value-type="float" office:value="4526277.3553073">
                <text:p>4526277.3553073</text:p>
              </table:table-cell>
              <table:table-cell office:value-type="float" office:value="769000">
                <text:p>769000</text:p>
              </table:table-cell>
              <table:table-cell office:value-type="float" office:value="591361000000">
                <text:p>591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773000">
                <text:p>773000</text:p>
              </table:table-cell>
              <table:table-cell office:value-type="float" office:value="4551562.74879887">
                <text:p>4551562.74879887</text:p>
              </table:table-cell>
              <table:table-cell office:value-type="float" office:value="773000">
                <text:p>773000</text:p>
              </table:table-cell>
              <table:table-cell office:value-type="float" office:value="597529000000">
                <text:p>597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777000">
                <text:p>777000</text:p>
              </table:table-cell>
              <table:table-cell office:value-type="float" office:value="4576857.13160831">
                <text:p>4576857.13160831</text:p>
              </table:table-cell>
              <table:table-cell office:value-type="float" office:value="777000">
                <text:p>777000</text:p>
              </table:table-cell>
              <table:table-cell office:value-type="float" office:value="603729000000">
                <text:p>603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781000">
                <text:p>781000</text:p>
              </table:table-cell>
              <table:table-cell office:value-type="float" office:value="4602160.45745817">
                <text:p>4602160.45745817</text:p>
              </table:table-cell>
              <table:table-cell office:value-type="float" office:value="781000">
                <text:p>781000</text:p>
              </table:table-cell>
              <table:table-cell office:value-type="float" office:value="609961000000">
                <text:p>609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785000">
                <text:p>785000</text:p>
              </table:table-cell>
              <table:table-cell office:value-type="float" office:value="4627472.68054502">
                <text:p>4627472.68054502</text:p>
              </table:table-cell>
              <table:table-cell office:value-type="float" office:value="785000">
                <text:p>785000</text:p>
              </table:table-cell>
              <table:table-cell office:value-type="float" office:value="616225000000">
                <text:p>616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789000">
                <text:p>789000</text:p>
              </table:table-cell>
              <table:table-cell office:value-type="float" office:value="4652793.75553223">
                <text:p>4652793.75553223</text:p>
              </table:table-cell>
              <table:table-cell office:value-type="float" office:value="789000">
                <text:p>789000</text:p>
              </table:table-cell>
              <table:table-cell office:value-type="float" office:value="622521000000">
                <text:p>622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793000">
                <text:p>793000</text:p>
              </table:table-cell>
              <table:table-cell office:value-type="float" office:value="4678123.63754286">
                <text:p>4678123.63754286</text:p>
              </table:table-cell>
              <table:table-cell office:value-type="float" office:value="793000">
                <text:p>793000</text:p>
              </table:table-cell>
              <table:table-cell office:value-type="float" office:value="628849000000">
                <text:p>628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797000">
                <text:p>797000</text:p>
              </table:table-cell>
              <table:table-cell office:value-type="float" office:value="4703462.2821527">
                <text:p>4703462.2821527</text:p>
              </table:table-cell>
              <table:table-cell office:value-type="float" office:value="797000">
                <text:p>797000</text:p>
              </table:table-cell>
              <table:table-cell office:value-type="float" office:value="635209000000">
                <text:p>635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801000">
                <text:p>801000</text:p>
              </table:table-cell>
              <table:table-cell office:value-type="float" office:value="4728809.64538348">
                <text:p>4728809.64538348</text:p>
              </table:table-cell>
              <table:table-cell office:value-type="float" office:value="801000">
                <text:p>801000</text:p>
              </table:table-cell>
              <table:table-cell office:value-type="float" office:value="641601000000">
                <text:p>641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805000">
                <text:p>805000</text:p>
              </table:table-cell>
              <table:table-cell office:value-type="float" office:value="4754165.68369613">
                <text:p>4754165.68369613</text:p>
              </table:table-cell>
              <table:table-cell office:value-type="float" office:value="805000">
                <text:p>805000</text:p>
              </table:table-cell>
              <table:table-cell office:value-type="float" office:value="648025000000">
                <text:p>648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809000">
                <text:p>809000</text:p>
              </table:table-cell>
              <table:table-cell office:value-type="float" office:value="4779530.35398433">
                <text:p>4779530.35398433</text:p>
              </table:table-cell>
              <table:table-cell office:value-type="float" office:value="809000">
                <text:p>809000</text:p>
              </table:table-cell>
              <table:table-cell office:value-type="float" office:value="654481000000">
                <text:p>654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813000">
                <text:p>813000</text:p>
              </table:table-cell>
              <table:table-cell office:value-type="float" office:value="4804903.61356798">
                <text:p>4804903.61356798</text:p>
              </table:table-cell>
              <table:table-cell office:value-type="float" office:value="813000">
                <text:p>813000</text:p>
              </table:table-cell>
              <table:table-cell office:value-type="float" office:value="660969000000">
                <text:p>660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817000">
                <text:p>817000</text:p>
              </table:table-cell>
              <table:table-cell office:value-type="float" office:value="4830285.42018698">
                <text:p>4830285.42018698</text:p>
              </table:table-cell>
              <table:table-cell office:value-type="float" office:value="817000">
                <text:p>817000</text:p>
              </table:table-cell>
              <table:table-cell office:value-type="float" office:value="667489000000">
                <text:p>667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821000">
                <text:p>821000</text:p>
              </table:table-cell>
              <table:table-cell office:value-type="float" office:value="4855675.73199506">
                <text:p>4855675.73199506</text:p>
              </table:table-cell>
              <table:table-cell office:value-type="float" office:value="821000">
                <text:p>821000</text:p>
              </table:table-cell>
              <table:table-cell office:value-type="float" office:value="674041000000">
                <text:p>674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825000">
                <text:p>825000</text:p>
              </table:table-cell>
              <table:table-cell office:value-type="float" office:value="4881074.50755369">
                <text:p>4881074.50755369</text:p>
              </table:table-cell>
              <table:table-cell office:value-type="float" office:value="825000">
                <text:p>825000</text:p>
              </table:table-cell>
              <table:table-cell office:value-type="float" office:value="680625000000">
                <text:p>68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829000">
                <text:p>829000</text:p>
              </table:table-cell>
              <table:table-cell office:value-type="float" office:value="4906481.70582618">
                <text:p>4906481.70582618</text:p>
              </table:table-cell>
              <table:table-cell office:value-type="float" office:value="829000">
                <text:p>829000</text:p>
              </table:table-cell>
              <table:table-cell office:value-type="float" office:value="687241000000">
                <text:p>687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833000">
                <text:p>833000</text:p>
              </table:table-cell>
              <table:table-cell office:value-type="float" office:value="4931897.28617185">
                <text:p>4931897.28617185</text:p>
              </table:table-cell>
              <table:table-cell office:value-type="float" office:value="833000">
                <text:p>833000</text:p>
              </table:table-cell>
              <table:table-cell office:value-type="float" office:value="693889000000">
                <text:p>693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837000">
                <text:p>837000</text:p>
              </table:table-cell>
              <table:table-cell office:value-type="float" office:value="4957321.20834036">
                <text:p>4957321.20834036</text:p>
              </table:table-cell>
              <table:table-cell office:value-type="float" office:value="837000">
                <text:p>837000</text:p>
              </table:table-cell>
              <table:table-cell office:value-type="float" office:value="700569000000">
                <text:p>700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841000">
                <text:p>841000</text:p>
              </table:table-cell>
              <table:table-cell office:value-type="float" office:value="4982753.43246604">
                <text:p>4982753.43246604</text:p>
              </table:table-cell>
              <table:table-cell office:value-type="float" office:value="841000">
                <text:p>841000</text:p>
              </table:table-cell>
              <table:table-cell office:value-type="float" office:value="707281000000">
                <text:p>707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845000">
                <text:p>845000</text:p>
              </table:table-cell>
              <table:table-cell office:value-type="float" office:value="5008193.91906249">
                <text:p>5008193.91906249</text:p>
              </table:table-cell>
              <table:table-cell office:value-type="float" office:value="845000">
                <text:p>845000</text:p>
              </table:table-cell>
              <table:table-cell office:value-type="float" office:value="714025000000">
                <text:p>714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849000">
                <text:p>849000</text:p>
              </table:table-cell>
              <table:table-cell office:value-type="float" office:value="5033642.62901711">
                <text:p>5033642.62901711</text:p>
              </table:table-cell>
              <table:table-cell office:value-type="float" office:value="849000">
                <text:p>849000</text:p>
              </table:table-cell>
              <table:table-cell office:value-type="float" office:value="720801000000">
                <text:p>720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853000">
                <text:p>853000</text:p>
              </table:table-cell>
              <table:table-cell office:value-type="float" office:value="5059099.5235859">
                <text:p>5059099.5235859</text:p>
              </table:table-cell>
              <table:table-cell office:value-type="float" office:value="853000">
                <text:p>853000</text:p>
              </table:table-cell>
              <table:table-cell office:value-type="float" office:value="727609000000">
                <text:p>727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857000">
                <text:p>857000</text:p>
              </table:table-cell>
              <table:table-cell office:value-type="float" office:value="5084564.56438818">
                <text:p>5084564.56438818</text:p>
              </table:table-cell>
              <table:table-cell office:value-type="float" office:value="857000">
                <text:p>857000</text:p>
              </table:table-cell>
              <table:table-cell office:value-type="float" office:value="734449000000">
                <text:p>734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861000">
                <text:p>861000</text:p>
              </table:table-cell>
              <table:table-cell office:value-type="float" office:value="5110037.7134016">
                <text:p>5110037.7134016</text:p>
              </table:table-cell>
              <table:table-cell office:value-type="float" office:value="861000">
                <text:p>861000</text:p>
              </table:table-cell>
              <table:table-cell office:value-type="float" office:value="741321000000">
                <text:p>741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865000">
                <text:p>865000</text:p>
              </table:table-cell>
              <table:table-cell office:value-type="float" office:value="5135518.93295707">
                <text:p>5135518.93295707</text:p>
              </table:table-cell>
              <table:table-cell office:value-type="float" office:value="865000">
                <text:p>865000</text:p>
              </table:table-cell>
              <table:table-cell office:value-type="float" office:value="748225000000">
                <text:p>748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869000">
                <text:p>869000</text:p>
              </table:table-cell>
              <table:table-cell office:value-type="float" office:value="5161008.18573389">
                <text:p>5161008.18573389</text:p>
              </table:table-cell>
              <table:table-cell office:value-type="float" office:value="869000">
                <text:p>869000</text:p>
              </table:table-cell>
              <table:table-cell office:value-type="float" office:value="755161000000">
                <text:p>755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873000">
                <text:p>873000</text:p>
              </table:table-cell>
              <table:table-cell office:value-type="float" office:value="5186505.43475496">
                <text:p>5186505.43475496</text:p>
              </table:table-cell>
              <table:table-cell office:value-type="float" office:value="873000">
                <text:p>873000</text:p>
              </table:table-cell>
              <table:table-cell office:value-type="float" office:value="762129000000">
                <text:p>762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877000">
                <text:p>877000</text:p>
              </table:table-cell>
              <table:table-cell office:value-type="float" office:value="5212010.64338202">
                <text:p>5212010.64338202</text:p>
              </table:table-cell>
              <table:table-cell office:value-type="float" office:value="877000">
                <text:p>877000</text:p>
              </table:table-cell>
              <table:table-cell office:value-type="float" office:value="769129000000">
                <text:p>7691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881000">
                <text:p>881000</text:p>
              </table:table-cell>
              <table:table-cell office:value-type="float" office:value="5237523.77531101">
                <text:p>5237523.77531101</text:p>
              </table:table-cell>
              <table:table-cell office:value-type="float" office:value="881000">
                <text:p>881000</text:p>
              </table:table-cell>
              <table:table-cell office:value-type="float" office:value="776161000000">
                <text:p>7761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885000">
                <text:p>885000</text:p>
              </table:table-cell>
              <table:table-cell office:value-type="float" office:value="5263044.79456758">
                <text:p>5263044.79456758</text:p>
              </table:table-cell>
              <table:table-cell office:value-type="float" office:value="885000">
                <text:p>885000</text:p>
              </table:table-cell>
              <table:table-cell office:value-type="float" office:value="783225000000">
                <text:p>783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889000">
                <text:p>889000</text:p>
              </table:table-cell>
              <table:table-cell office:value-type="float" office:value="5288573.66550252">
                <text:p>5288573.66550252</text:p>
              </table:table-cell>
              <table:table-cell office:value-type="float" office:value="889000">
                <text:p>889000</text:p>
              </table:table-cell>
              <table:table-cell office:value-type="float" office:value="790321000000">
                <text:p>7903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893000">
                <text:p>893000</text:p>
              </table:table-cell>
              <table:table-cell office:value-type="float" office:value="5314110.35278747">
                <text:p>5314110.35278747</text:p>
              </table:table-cell>
              <table:table-cell office:value-type="float" office:value="893000">
                <text:p>893000</text:p>
              </table:table-cell>
              <table:table-cell office:value-type="float" office:value="797449000000">
                <text:p>7974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897000">
                <text:p>897000</text:p>
              </table:table-cell>
              <table:table-cell office:value-type="float" office:value="5339654.82141055">
                <text:p>5339654.82141055</text:p>
              </table:table-cell>
              <table:table-cell office:value-type="float" office:value="897000">
                <text:p>897000</text:p>
              </table:table-cell>
              <table:table-cell office:value-type="float" office:value="804609000000">
                <text:p>8046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901000">
                <text:p>901000</text:p>
              </table:table-cell>
              <table:table-cell office:value-type="float" office:value="5365207.03667213">
                <text:p>5365207.03667213</text:p>
              </table:table-cell>
              <table:table-cell office:value-type="float" office:value="901000">
                <text:p>901000</text:p>
              </table:table-cell>
              <table:table-cell office:value-type="float" office:value="811801000000">
                <text:p>8118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905000">
                <text:p>905000</text:p>
              </table:table-cell>
              <table:table-cell office:value-type="float" office:value="5390766.96418071">
                <text:p>5390766.96418071</text:p>
              </table:table-cell>
              <table:table-cell office:value-type="float" office:value="905000">
                <text:p>905000</text:p>
              </table:table-cell>
              <table:table-cell office:value-type="float" office:value="819025000000">
                <text:p>819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909000">
                <text:p>909000</text:p>
              </table:table-cell>
              <table:table-cell office:value-type="float" office:value="5416334.56984877">
                <text:p>5416334.56984877</text:p>
              </table:table-cell>
              <table:table-cell office:value-type="float" office:value="909000">
                <text:p>909000</text:p>
              </table:table-cell>
              <table:table-cell office:value-type="float" office:value="826281000000">
                <text:p>8262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913000">
                <text:p>913000</text:p>
              </table:table-cell>
              <table:table-cell office:value-type="float" office:value="5441909.81988881">
                <text:p>5441909.81988881</text:p>
              </table:table-cell>
              <table:table-cell office:value-type="float" office:value="913000">
                <text:p>913000</text:p>
              </table:table-cell>
              <table:table-cell office:value-type="float" office:value="833569000000">
                <text:p>8335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917000">
                <text:p>917000</text:p>
              </table:table-cell>
              <table:table-cell office:value-type="float" office:value="5467492.68080941">
                <text:p>5467492.68080941</text:p>
              </table:table-cell>
              <table:table-cell office:value-type="float" office:value="917000">
                <text:p>917000</text:p>
              </table:table-cell>
              <table:table-cell office:value-type="float" office:value="840889000000">
                <text:p>8408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921000">
                <text:p>921000</text:p>
              </table:table-cell>
              <table:table-cell office:value-type="float" office:value="5493083.1194113">
                <text:p>5493083.1194113</text:p>
              </table:table-cell>
              <table:table-cell office:value-type="float" office:value="921000">
                <text:p>921000</text:p>
              </table:table-cell>
              <table:table-cell office:value-type="float" office:value="848241000000">
                <text:p>8482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925000">
                <text:p>925000</text:p>
              </table:table-cell>
              <table:table-cell office:value-type="float" office:value="5518681.10278361">
                <text:p>5518681.10278361</text:p>
              </table:table-cell>
              <table:table-cell office:value-type="float" office:value="925000">
                <text:p>925000</text:p>
              </table:table-cell>
              <table:table-cell office:value-type="float" office:value="855625000000">
                <text:p>85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929000">
                <text:p>929000</text:p>
              </table:table-cell>
              <table:table-cell office:value-type="float" office:value="5544286.59830009">
                <text:p>5544286.59830009</text:p>
              </table:table-cell>
              <table:table-cell office:value-type="float" office:value="929000">
                <text:p>929000</text:p>
              </table:table-cell>
              <table:table-cell office:value-type="float" office:value="863041000000">
                <text:p>8630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933000">
                <text:p>933000</text:p>
              </table:table-cell>
              <table:table-cell office:value-type="float" office:value="5569899.57361548">
                <text:p>5569899.57361548</text:p>
              </table:table-cell>
              <table:table-cell office:value-type="float" office:value="933000">
                <text:p>933000</text:p>
              </table:table-cell>
              <table:table-cell office:value-type="float" office:value="870489000000">
                <text:p>8704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937000">
                <text:p>937000</text:p>
              </table:table-cell>
              <table:table-cell office:value-type="float" office:value="5595519.99666185">
                <text:p>5595519.99666185</text:p>
              </table:table-cell>
              <table:table-cell office:value-type="float" office:value="937000">
                <text:p>937000</text:p>
              </table:table-cell>
              <table:table-cell office:value-type="float" office:value="877969000000">
                <text:p>8779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941000">
                <text:p>941000</text:p>
              </table:table-cell>
              <table:table-cell office:value-type="float" office:value="5621147.83564505">
                <text:p>5621147.83564505</text:p>
              </table:table-cell>
              <table:table-cell office:value-type="float" office:value="941000">
                <text:p>941000</text:p>
              </table:table-cell>
              <table:table-cell office:value-type="float" office:value="885481000000">
                <text:p>8854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945000">
                <text:p>945000</text:p>
              </table:table-cell>
              <table:table-cell office:value-type="float" office:value="5646783.05904125">
                <text:p>5646783.05904125</text:p>
              </table:table-cell>
              <table:table-cell office:value-type="float" office:value="945000">
                <text:p>945000</text:p>
              </table:table-cell>
              <table:table-cell office:value-type="float" office:value="893025000000">
                <text:p>893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949000">
                <text:p>949000</text:p>
              </table:table-cell>
              <table:table-cell office:value-type="float" office:value="5672425.6355935">
                <text:p>5672425.6355935</text:p>
              </table:table-cell>
              <table:table-cell office:value-type="float" office:value="949000">
                <text:p>949000</text:p>
              </table:table-cell>
              <table:table-cell office:value-type="float" office:value="900601000000">
                <text:p>9006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953000">
                <text:p>953000</text:p>
              </table:table-cell>
              <table:table-cell office:value-type="float" office:value="5698075.53430833">
                <text:p>5698075.53430833</text:p>
              </table:table-cell>
              <table:table-cell office:value-type="float" office:value="953000">
                <text:p>953000</text:p>
              </table:table-cell>
              <table:table-cell office:value-type="float" office:value="908209000000">
                <text:p>9082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957000">
                <text:p>957000</text:p>
              </table:table-cell>
              <table:table-cell office:value-type="float" office:value="5723732.72445244">
                <text:p>5723732.72445244</text:p>
              </table:table-cell>
              <table:table-cell office:value-type="float" office:value="957000">
                <text:p>957000</text:p>
              </table:table-cell>
              <table:table-cell office:value-type="float" office:value="915849000000">
                <text:p>9158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961000">
                <text:p>961000</text:p>
              </table:table-cell>
              <table:table-cell office:value-type="float" office:value="5749397.17554947">
                <text:p>5749397.17554947</text:p>
              </table:table-cell>
              <table:table-cell office:value-type="float" office:value="961000">
                <text:p>961000</text:p>
              </table:table-cell>
              <table:table-cell office:value-type="float" office:value="923521000000">
                <text:p>9235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965000">
                <text:p>965000</text:p>
              </table:table-cell>
              <table:table-cell office:value-type="float" office:value="5775068.85737676">
                <text:p>5775068.85737676</text:p>
              </table:table-cell>
              <table:table-cell office:value-type="float" office:value="965000">
                <text:p>965000</text:p>
              </table:table-cell>
              <table:table-cell office:value-type="float" office:value="931225000000">
                <text:p>931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969000">
                <text:p>969000</text:p>
              </table:table-cell>
              <table:table-cell office:value-type="float" office:value="5800747.73996219">
                <text:p>5800747.73996219</text:p>
              </table:table-cell>
              <table:table-cell office:value-type="float" office:value="969000">
                <text:p>969000</text:p>
              </table:table-cell>
              <table:table-cell office:value-type="float" office:value="938961000000">
                <text:p>9389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973000">
                <text:p>973000</text:p>
              </table:table-cell>
              <table:table-cell office:value-type="float" office:value="5826433.79358111">
                <text:p>5826433.79358111</text:p>
              </table:table-cell>
              <table:table-cell office:value-type="float" office:value="973000">
                <text:p>973000</text:p>
              </table:table-cell>
              <table:table-cell office:value-type="float" office:value="946729000000">
                <text:p>9467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977000">
                <text:p>977000</text:p>
              </table:table-cell>
              <table:table-cell office:value-type="float" office:value="5852126.98875324">
                <text:p>5852126.98875324</text:p>
              </table:table-cell>
              <table:table-cell office:value-type="float" office:value="977000">
                <text:p>977000</text:p>
              </table:table-cell>
              <table:table-cell office:value-type="float" office:value="954529000000">
                <text:p>9545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981000">
                <text:p>981000</text:p>
              </table:table-cell>
              <table:table-cell office:value-type="float" office:value="5877827.29623973">
                <text:p>5877827.29623973</text:p>
              </table:table-cell>
              <table:table-cell office:value-type="float" office:value="981000">
                <text:p>981000</text:p>
              </table:table-cell>
              <table:table-cell office:value-type="float" office:value="962361000000">
                <text:p>9623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985000">
                <text:p>985000</text:p>
              </table:table-cell>
              <table:table-cell office:value-type="float" office:value="5903534.68704015">
                <text:p>5903534.68704015</text:p>
              </table:table-cell>
              <table:table-cell office:value-type="float" office:value="985000">
                <text:p>985000</text:p>
              </table:table-cell>
              <table:table-cell office:value-type="float" office:value="970225000000">
                <text:p>970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989000">
                <text:p>989000</text:p>
              </table:table-cell>
              <table:table-cell office:value-type="float" office:value="5929249.13238961">
                <text:p>5929249.13238961</text:p>
              </table:table-cell>
              <table:table-cell office:value-type="float" office:value="989000">
                <text:p>989000</text:p>
              </table:table-cell>
              <table:table-cell office:value-type="float" office:value="978121000000">
                <text:p>9781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993000">
                <text:p>993000</text:p>
              </table:table-cell>
              <table:table-cell office:value-type="float" office:value="5954970.60375591">
                <text:p>5954970.60375591</text:p>
              </table:table-cell>
              <table:table-cell office:value-type="float" office:value="993000">
                <text:p>993000</text:p>
              </table:table-cell>
              <table:table-cell office:value-type="float" office:value="986049000000">
                <text:p>9860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997000">
                <text:p>997000</text:p>
              </table:table-cell>
              <table:table-cell office:value-type="float" office:value="5980699.07283672">
                <text:p>5980699.07283672</text:p>
              </table:table-cell>
              <table:table-cell office:value-type="float" office:value="997000">
                <text:p>997000</text:p>
              </table:table-cell>
              <table:table-cell office:value-type="float" office:value="994009000000">
                <text:p>9940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1001000">
                <text:p>1001000</text:p>
              </table:table-cell>
              <table:table-cell office:value-type="float" office:value="6006434.5115568">
                <text:p>6006434.5115568</text:p>
              </table:table-cell>
              <table:table-cell office:value-type="float" office:value="1001000">
                <text:p>1001000</text:p>
              </table:table-cell>
              <table:table-cell office:value-type="float" office:value="1002001000000">
                <text:p>10020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1005000">
                <text:p>1005000</text:p>
              </table:table-cell>
              <table:table-cell office:value-type="float" office:value="6032176.89206529">
                <text:p>6032176.89206529</text:p>
              </table:table-cell>
              <table:table-cell office:value-type="float" office:value="1005000">
                <text:p>1005000</text:p>
              </table:table-cell>
              <table:table-cell office:value-type="float" office:value="1010025000000">
                <text:p>101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1009000">
                <text:p>1009000</text:p>
              </table:table-cell>
              <table:table-cell office:value-type="float" office:value="6057926.18673304">
                <text:p>6057926.18673304</text:p>
              </table:table-cell>
              <table:table-cell office:value-type="float" office:value="1009000">
                <text:p>1009000</text:p>
              </table:table-cell>
              <table:table-cell office:value-type="float" office:value="1018081000000">
                <text:p>1018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1013000">
                <text:p>1013000</text:p>
              </table:table-cell>
              <table:table-cell office:value-type="float" office:value="6083682.36814996">
                <text:p>6083682.36814996</text:p>
              </table:table-cell>
              <table:table-cell office:value-type="float" office:value="1013000">
                <text:p>1013000</text:p>
              </table:table-cell>
              <table:table-cell office:value-type="float" office:value="1026169000000">
                <text:p>1026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1017000">
                <text:p>1017000</text:p>
              </table:table-cell>
              <table:table-cell office:value-type="float" office:value="6109445.40912243">
                <text:p>6109445.40912243</text:p>
              </table:table-cell>
              <table:table-cell office:value-type="float" office:value="1017000">
                <text:p>1017000</text:p>
              </table:table-cell>
              <table:table-cell office:value-type="float" office:value="1034289000000">
                <text:p>1034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1021000">
                <text:p>1021000</text:p>
              </table:table-cell>
              <table:table-cell office:value-type="float" office:value="6135215.28267073">
                <text:p>6135215.28267073</text:p>
              </table:table-cell>
              <table:table-cell office:value-type="float" office:value="1021000">
                <text:p>1021000</text:p>
              </table:table-cell>
              <table:table-cell office:value-type="float" office:value="1042441000000">
                <text:p>1042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1025000">
                <text:p>1025000</text:p>
              </table:table-cell>
              <table:table-cell office:value-type="float" office:value="6160991.96202657">
                <text:p>6160991.96202657</text:p>
              </table:table-cell>
              <table:table-cell office:value-type="float" office:value="1025000">
                <text:p>1025000</text:p>
              </table:table-cell>
              <table:table-cell office:value-type="float" office:value="1050625000000">
                <text:p>105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1029000">
                <text:p>1029000</text:p>
              </table:table-cell>
              <table:table-cell office:value-type="float" office:value="6186775.42063054">
                <text:p>6186775.42063054</text:p>
              </table:table-cell>
              <table:table-cell office:value-type="float" office:value="1029000">
                <text:p>1029000</text:p>
              </table:table-cell>
              <table:table-cell office:value-type="float" office:value="1058841000000">
                <text:p>1058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1033000">
                <text:p>1033000</text:p>
              </table:table-cell>
              <table:table-cell office:value-type="float" office:value="6212565.63212977">
                <text:p>6212565.63212977</text:p>
              </table:table-cell>
              <table:table-cell office:value-type="float" office:value="1033000">
                <text:p>1033000</text:p>
              </table:table-cell>
              <table:table-cell office:value-type="float" office:value="1067089000000">
                <text:p>1067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1037000">
                <text:p>1037000</text:p>
              </table:table-cell>
              <table:table-cell office:value-type="float" office:value="6238362.57037544">
                <text:p>6238362.57037544</text:p>
              </table:table-cell>
              <table:table-cell office:value-type="float" office:value="1037000">
                <text:p>1037000</text:p>
              </table:table-cell>
              <table:table-cell office:value-type="float" office:value="1075369000000">
                <text:p>1075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1041000">
                <text:p>1041000</text:p>
              </table:table-cell>
              <table:table-cell office:value-type="float" office:value="6264166.20942047">
                <text:p>6264166.20942047</text:p>
              </table:table-cell>
              <table:table-cell office:value-type="float" office:value="1041000">
                <text:p>1041000</text:p>
              </table:table-cell>
              <table:table-cell office:value-type="float" office:value="1083681000000">
                <text:p>1083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1045000">
                <text:p>1045000</text:p>
              </table:table-cell>
              <table:table-cell office:value-type="float" office:value="6289976.52351719">
                <text:p>6289976.52351719</text:p>
              </table:table-cell>
              <table:table-cell office:value-type="float" office:value="1045000">
                <text:p>1045000</text:p>
              </table:table-cell>
              <table:table-cell office:value-type="float" office:value="1092025000000">
                <text:p>109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1049000">
                <text:p>1049000</text:p>
              </table:table-cell>
              <table:table-cell office:value-type="float" office:value="6315793.48711504">
                <text:p>6315793.48711504</text:p>
              </table:table-cell>
              <table:table-cell office:value-type="float" office:value="1049000">
                <text:p>1049000</text:p>
              </table:table-cell>
              <table:table-cell office:value-type="float" office:value="1100401000000">
                <text:p>1100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1053000">
                <text:p>1053000</text:p>
              </table:table-cell>
              <table:table-cell office:value-type="float" office:value="6341617.07485832">
                <text:p>6341617.07485832</text:p>
              </table:table-cell>
              <table:table-cell office:value-type="float" office:value="1053000">
                <text:p>1053000</text:p>
              </table:table-cell>
              <table:table-cell office:value-type="float" office:value="1108809000000">
                <text:p>1108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1057000">
                <text:p>1057000</text:p>
              </table:table-cell>
              <table:table-cell office:value-type="float" office:value="6367447.26158395">
                <text:p>6367447.26158395</text:p>
              </table:table-cell>
              <table:table-cell office:value-type="float" office:value="1057000">
                <text:p>1057000</text:p>
              </table:table-cell>
              <table:table-cell office:value-type="float" office:value="1117249000000">
                <text:p>1117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1061000">
                <text:p>1061000</text:p>
              </table:table-cell>
              <table:table-cell office:value-type="float" office:value="6393284.02231932">
                <text:p>6393284.02231932</text:p>
              </table:table-cell>
              <table:table-cell office:value-type="float" office:value="1061000">
                <text:p>1061000</text:p>
              </table:table-cell>
              <table:table-cell office:value-type="float" office:value="1125721000000">
                <text:p>1125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1065000">
                <text:p>1065000</text:p>
              </table:table-cell>
              <table:table-cell office:value-type="float" office:value="6419127.33228012">
                <text:p>6419127.33228012</text:p>
              </table:table-cell>
              <table:table-cell office:value-type="float" office:value="1065000">
                <text:p>1065000</text:p>
              </table:table-cell>
              <table:table-cell office:value-type="float" office:value="1134225000000">
                <text:p>113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1069000">
                <text:p>1069000</text:p>
              </table:table-cell>
              <table:table-cell office:value-type="float" office:value="6444977.16686818">
                <text:p>6444977.16686818</text:p>
              </table:table-cell>
              <table:table-cell office:value-type="float" office:value="1069000">
                <text:p>1069000</text:p>
              </table:table-cell>
              <table:table-cell office:value-type="float" office:value="1142761000000">
                <text:p>1142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1073000">
                <text:p>1073000</text:p>
              </table:table-cell>
              <table:table-cell office:value-type="float" office:value="6470833.50166947">
                <text:p>6470833.50166947</text:p>
              </table:table-cell>
              <table:table-cell office:value-type="float" office:value="1073000">
                <text:p>1073000</text:p>
              </table:table-cell>
              <table:table-cell office:value-type="float" office:value="1151329000000">
                <text:p>1151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1077000">
                <text:p>1077000</text:p>
              </table:table-cell>
              <table:table-cell office:value-type="float" office:value="6496696.31245193">
                <text:p>6496696.31245193</text:p>
              </table:table-cell>
              <table:table-cell office:value-type="float" office:value="1077000">
                <text:p>1077000</text:p>
              </table:table-cell>
              <table:table-cell office:value-type="float" office:value="1159929000000">
                <text:p>1159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1081000">
                <text:p>1081000</text:p>
              </table:table-cell>
              <table:table-cell office:value-type="float" office:value="6522565.57516353">
                <text:p>6522565.57516353</text:p>
              </table:table-cell>
              <table:table-cell office:value-type="float" office:value="1081000">
                <text:p>1081000</text:p>
              </table:table-cell>
              <table:table-cell office:value-type="float" office:value="1168561000000">
                <text:p>1168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1085000">
                <text:p>1085000</text:p>
              </table:table-cell>
              <table:table-cell office:value-type="float" office:value="6548441.26593024">
                <text:p>6548441.26593024</text:p>
              </table:table-cell>
              <table:table-cell office:value-type="float" office:value="1085000">
                <text:p>1085000</text:p>
              </table:table-cell>
              <table:table-cell office:value-type="float" office:value="1177225000000">
                <text:p>117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1089000">
                <text:p>1089000</text:p>
              </table:table-cell>
              <table:table-cell office:value-type="float" office:value="6574323.36105404">
                <text:p>6574323.36105404</text:p>
              </table:table-cell>
              <table:table-cell office:value-type="float" office:value="1089000">
                <text:p>1089000</text:p>
              </table:table-cell>
              <table:table-cell office:value-type="float" office:value="1185921000000">
                <text:p>1185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1093000">
                <text:p>1093000</text:p>
              </table:table-cell>
              <table:table-cell office:value-type="float" office:value="6600211.83701102">
                <text:p>6600211.83701102</text:p>
              </table:table-cell>
              <table:table-cell office:value-type="float" office:value="1093000">
                <text:p>1093000</text:p>
              </table:table-cell>
              <table:table-cell office:value-type="float" office:value="1194649000000">
                <text:p>1194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1097000">
                <text:p>1097000</text:p>
              </table:table-cell>
              <table:table-cell office:value-type="float" office:value="6626106.67044946">
                <text:p>6626106.67044946</text:p>
              </table:table-cell>
              <table:table-cell office:value-type="float" office:value="1097000">
                <text:p>1097000</text:p>
              </table:table-cell>
              <table:table-cell office:value-type="float" office:value="1203409000000">
                <text:p>1203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1101000">
                <text:p>1101000</text:p>
              </table:table-cell>
              <table:table-cell office:value-type="float" office:value="6652007.8381879">
                <text:p>6652007.8381879</text:p>
              </table:table-cell>
              <table:table-cell office:value-type="float" office:value="1101000">
                <text:p>1101000</text:p>
              </table:table-cell>
              <table:table-cell office:value-type="float" office:value="1212201000000">
                <text:p>1212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1105000">
                <text:p>1105000</text:p>
              </table:table-cell>
              <table:table-cell office:value-type="float" office:value="6677915.31721335">
                <text:p>6677915.31721335</text:p>
              </table:table-cell>
              <table:table-cell office:value-type="float" office:value="1105000">
                <text:p>1105000</text:p>
              </table:table-cell>
              <table:table-cell office:value-type="float" office:value="1221025000000">
                <text:p>122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1109000">
                <text:p>1109000</text:p>
              </table:table-cell>
              <table:table-cell office:value-type="float" office:value="6703829.08467942">
                <text:p>6703829.08467942</text:p>
              </table:table-cell>
              <table:table-cell office:value-type="float" office:value="1109000">
                <text:p>1109000</text:p>
              </table:table-cell>
              <table:table-cell office:value-type="float" office:value="1229881000000">
                <text:p>1229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1113000">
                <text:p>1113000</text:p>
              </table:table-cell>
              <table:table-cell office:value-type="float" office:value="6729749.11790453">
                <text:p>6729749.11790453</text:p>
              </table:table-cell>
              <table:table-cell office:value-type="float" office:value="1113000">
                <text:p>1113000</text:p>
              </table:table-cell>
              <table:table-cell office:value-type="float" office:value="1238769000000">
                <text:p>1238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1117000">
                <text:p>1117000</text:p>
              </table:table-cell>
              <table:table-cell office:value-type="float" office:value="6755675.39437014">
                <text:p>6755675.39437014</text:p>
              </table:table-cell>
              <table:table-cell office:value-type="float" office:value="1117000">
                <text:p>1117000</text:p>
              </table:table-cell>
              <table:table-cell office:value-type="float" office:value="1247689000000">
                <text:p>1247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1121000">
                <text:p>1121000</text:p>
              </table:table-cell>
              <table:table-cell office:value-type="float" office:value="6781607.89171896">
                <text:p>6781607.89171896</text:p>
              </table:table-cell>
              <table:table-cell office:value-type="float" office:value="1121000">
                <text:p>1121000</text:p>
              </table:table-cell>
              <table:table-cell office:value-type="float" office:value="1256641000000">
                <text:p>1256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1125000">
                <text:p>1125000</text:p>
              </table:table-cell>
              <table:table-cell office:value-type="float" office:value="6807546.5877533">
                <text:p>6807546.5877533</text:p>
              </table:table-cell>
              <table:table-cell office:value-type="float" office:value="1125000">
                <text:p>1125000</text:p>
              </table:table-cell>
              <table:table-cell office:value-type="float" office:value="1265625000000">
                <text:p>1265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1129000">
                <text:p>1129000</text:p>
              </table:table-cell>
              <table:table-cell office:value-type="float" office:value="6833491.46043329">
                <text:p>6833491.46043329</text:p>
              </table:table-cell>
              <table:table-cell office:value-type="float" office:value="1129000">
                <text:p>1129000</text:p>
              </table:table-cell>
              <table:table-cell office:value-type="float" office:value="1274641000000">
                <text:p>12746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1133000">
                <text:p>1133000</text:p>
              </table:table-cell>
              <table:table-cell office:value-type="float" office:value="6859442.48787523">
                <text:p>6859442.48787523</text:p>
              </table:table-cell>
              <table:table-cell office:value-type="float" office:value="1133000">
                <text:p>1133000</text:p>
              </table:table-cell>
              <table:table-cell office:value-type="float" office:value="1283689000000">
                <text:p>12836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1137000">
                <text:p>1137000</text:p>
              </table:table-cell>
              <table:table-cell office:value-type="float" office:value="6885399.64834995">
                <text:p>6885399.64834995</text:p>
              </table:table-cell>
              <table:table-cell office:value-type="float" office:value="1137000">
                <text:p>1137000</text:p>
              </table:table-cell>
              <table:table-cell office:value-type="float" office:value="1292769000000">
                <text:p>12927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1141000">
                <text:p>1141000</text:p>
              </table:table-cell>
              <table:table-cell office:value-type="float" office:value="6911362.92028118">
                <text:p>6911362.92028118</text:p>
              </table:table-cell>
              <table:table-cell office:value-type="float" office:value="1141000">
                <text:p>1141000</text:p>
              </table:table-cell>
              <table:table-cell office:value-type="float" office:value="1301881000000">
                <text:p>13018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1145000">
                <text:p>1145000</text:p>
              </table:table-cell>
              <table:table-cell office:value-type="float" office:value="6937332.28224391">
                <text:p>6937332.28224391</text:p>
              </table:table-cell>
              <table:table-cell office:value-type="float" office:value="1145000">
                <text:p>1145000</text:p>
              </table:table-cell>
              <table:table-cell office:value-type="float" office:value="1311025000000">
                <text:p>1311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1149000">
                <text:p>1149000</text:p>
              </table:table-cell>
              <table:table-cell office:value-type="float" office:value="6963307.71296284">
                <text:p>6963307.71296284</text:p>
              </table:table-cell>
              <table:table-cell office:value-type="float" office:value="1149000">
                <text:p>1149000</text:p>
              </table:table-cell>
              <table:table-cell office:value-type="float" office:value="1320201000000">
                <text:p>13202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1153000">
                <text:p>1153000</text:p>
              </table:table-cell>
              <table:table-cell office:value-type="float" office:value="6989289.19131079">
                <text:p>6989289.19131079</text:p>
              </table:table-cell>
              <table:table-cell office:value-type="float" office:value="1153000">
                <text:p>1153000</text:p>
              </table:table-cell>
              <table:table-cell office:value-type="float" office:value="1329409000000">
                <text:p>13294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1157000">
                <text:p>1157000</text:p>
              </table:table-cell>
              <table:table-cell office:value-type="float" office:value="7015276.69630717">
                <text:p>7015276.69630717</text:p>
              </table:table-cell>
              <table:table-cell office:value-type="float" office:value="1157000">
                <text:p>1157000</text:p>
              </table:table-cell>
              <table:table-cell office:value-type="float" office:value="1338649000000">
                <text:p>13386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1161000">
                <text:p>1161000</text:p>
              </table:table-cell>
              <table:table-cell office:value-type="float" office:value="7041270.20711648">
                <text:p>7041270.20711648</text:p>
              </table:table-cell>
              <table:table-cell office:value-type="float" office:value="1161000">
                <text:p>1161000</text:p>
              </table:table-cell>
              <table:table-cell office:value-type="float" office:value="1347921000000">
                <text:p>13479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1165000">
                <text:p>1165000</text:p>
              </table:table-cell>
              <table:table-cell office:value-type="float" office:value="7067269.70304677">
                <text:p>7067269.70304677</text:p>
              </table:table-cell>
              <table:table-cell office:value-type="float" office:value="1165000">
                <text:p>1165000</text:p>
              </table:table-cell>
              <table:table-cell office:value-type="float" office:value="1357225000000">
                <text:p>1357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1169000">
                <text:p>1169000</text:p>
              </table:table-cell>
              <table:table-cell office:value-type="float" office:value="7093275.16354819">
                <text:p>7093275.16354819</text:p>
              </table:table-cell>
              <table:table-cell office:value-type="float" office:value="1169000">
                <text:p>1169000</text:p>
              </table:table-cell>
              <table:table-cell office:value-type="float" office:value="1366561000000">
                <text:p>13665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1173000">
                <text:p>1173000</text:p>
              </table:table-cell>
              <table:table-cell office:value-type="float" office:value="7119286.56821152">
                <text:p>7119286.56821152</text:p>
              </table:table-cell>
              <table:table-cell office:value-type="float" office:value="1173000">
                <text:p>1173000</text:p>
              </table:table-cell>
              <table:table-cell office:value-type="float" office:value="1375929000000">
                <text:p>13759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1177000">
                <text:p>1177000</text:p>
              </table:table-cell>
              <table:table-cell office:value-type="float" office:value="7145303.89676672">
                <text:p>7145303.89676672</text:p>
              </table:table-cell>
              <table:table-cell office:value-type="float" office:value="1177000">
                <text:p>1177000</text:p>
              </table:table-cell>
              <table:table-cell office:value-type="float" office:value="1385329000000">
                <text:p>138532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1181000">
                <text:p>1181000</text:p>
              </table:table-cell>
              <table:table-cell office:value-type="float" office:value="7171327.12908156">
                <text:p>7171327.12908156</text:p>
              </table:table-cell>
              <table:table-cell office:value-type="float" office:value="1181000">
                <text:p>1181000</text:p>
              </table:table-cell>
              <table:table-cell office:value-type="float" office:value="1394761000000">
                <text:p>139476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1185000">
                <text:p>1185000</text:p>
              </table:table-cell>
              <table:table-cell office:value-type="float" office:value="7197356.24516015">
                <text:p>7197356.24516015</text:p>
              </table:table-cell>
              <table:table-cell office:value-type="float" office:value="1185000">
                <text:p>1185000</text:p>
              </table:table-cell>
              <table:table-cell office:value-type="float" office:value="1404225000000">
                <text:p>14042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1189000">
                <text:p>1189000</text:p>
              </table:table-cell>
              <table:table-cell office:value-type="float" office:value="7223391.22514162">
                <text:p>7223391.22514162</text:p>
              </table:table-cell>
              <table:table-cell office:value-type="float" office:value="1189000">
                <text:p>1189000</text:p>
              </table:table-cell>
              <table:table-cell office:value-type="float" office:value="1413721000000">
                <text:p>141372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1193000">
                <text:p>1193000</text:p>
              </table:table-cell>
              <table:table-cell office:value-type="float" office:value="7249432.04929872">
                <text:p>7249432.04929872</text:p>
              </table:table-cell>
              <table:table-cell office:value-type="float" office:value="1193000">
                <text:p>1193000</text:p>
              </table:table-cell>
              <table:table-cell office:value-type="float" office:value="1423249000000">
                <text:p>142324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1197000">
                <text:p>1197000</text:p>
              </table:table-cell>
              <table:table-cell office:value-type="float" office:value="7275478.69803647">
                <text:p>7275478.69803647</text:p>
              </table:table-cell>
              <table:table-cell office:value-type="float" office:value="1197000">
                <text:p>1197000</text:p>
              </table:table-cell>
              <table:table-cell office:value-type="float" office:value="1432809000000">
                <text:p>143280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1201000">
                <text:p>1201000</text:p>
              </table:table-cell>
              <table:table-cell office:value-type="float" office:value="7301531.15189089">
                <text:p>7301531.15189089</text:p>
              </table:table-cell>
              <table:table-cell office:value-type="float" office:value="1201000">
                <text:p>1201000</text:p>
              </table:table-cell>
              <table:table-cell office:value-type="float" office:value="1442401000000">
                <text:p>144240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1205000">
                <text:p>1205000</text:p>
              </table:table-cell>
              <table:table-cell office:value-type="float" office:value="7327589.39152762">
                <text:p>7327589.39152762</text:p>
              </table:table-cell>
              <table:table-cell office:value-type="float" office:value="1205000">
                <text:p>1205000</text:p>
              </table:table-cell>
              <table:table-cell office:value-type="float" office:value="1452025000000">
                <text:p>1452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1209000">
                <text:p>1209000</text:p>
              </table:table-cell>
              <table:table-cell office:value-type="float" office:value="7353653.39774067">
                <text:p>7353653.39774067</text:p>
              </table:table-cell>
              <table:table-cell office:value-type="float" office:value="1209000">
                <text:p>1209000</text:p>
              </table:table-cell>
              <table:table-cell office:value-type="float" office:value="1461681000000">
                <text:p>14616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1213000">
                <text:p>1213000</text:p>
              </table:table-cell>
              <table:table-cell office:value-type="float" office:value="7379723.15145115">
                <text:p>7379723.15145115</text:p>
              </table:table-cell>
              <table:table-cell office:value-type="float" office:value="1213000">
                <text:p>1213000</text:p>
              </table:table-cell>
              <table:table-cell office:value-type="float" office:value="1471369000000">
                <text:p>14713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1217000">
                <text:p>1217000</text:p>
              </table:table-cell>
              <table:table-cell office:value-type="float" office:value="7405798.63370599">
                <text:p>7405798.63370599</text:p>
              </table:table-cell>
              <table:table-cell office:value-type="float" office:value="1217000">
                <text:p>1217000</text:p>
              </table:table-cell>
              <table:table-cell office:value-type="float" office:value="1481089000000">
                <text:p>14810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1221000">
                <text:p>1221000</text:p>
              </table:table-cell>
              <table:table-cell office:value-type="float" office:value="7431879.8256767">
                <text:p>7431879.8256767</text:p>
              </table:table-cell>
              <table:table-cell office:value-type="float" office:value="1221000">
                <text:p>1221000</text:p>
              </table:table-cell>
              <table:table-cell office:value-type="float" office:value="1490841000000">
                <text:p>14908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1225000">
                <text:p>1225000</text:p>
              </table:table-cell>
              <table:table-cell office:value-type="float" office:value="7457966.70865818">
                <text:p>7457966.70865818</text:p>
              </table:table-cell>
              <table:table-cell office:value-type="float" office:value="1225000">
                <text:p>1225000</text:p>
              </table:table-cell>
              <table:table-cell office:value-type="float" office:value="1500625000000">
                <text:p>15006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1229000">
                <text:p>1229000</text:p>
              </table:table-cell>
              <table:table-cell office:value-type="float" office:value="7484059.26406745">
                <text:p>7484059.26406745</text:p>
              </table:table-cell>
              <table:table-cell office:value-type="float" office:value="1229000">
                <text:p>1229000</text:p>
              </table:table-cell>
              <table:table-cell office:value-type="float" office:value="1510441000000">
                <text:p>151044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1233000">
                <text:p>1233000</text:p>
              </table:table-cell>
              <table:table-cell office:value-type="float" office:value="7510157.47344254">
                <text:p>7510157.47344254</text:p>
              </table:table-cell>
              <table:table-cell office:value-type="float" office:value="1233000">
                <text:p>1233000</text:p>
              </table:table-cell>
              <table:table-cell office:value-type="float" office:value="1520289000000">
                <text:p>152028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1237000">
                <text:p>1237000</text:p>
              </table:table-cell>
              <table:table-cell office:value-type="float" office:value="7536261.31844122">
                <text:p>7536261.31844122</text:p>
              </table:table-cell>
              <table:table-cell office:value-type="float" office:value="1237000">
                <text:p>1237000</text:p>
              </table:table-cell>
              <table:table-cell office:value-type="float" office:value="1530169000000">
                <text:p>1530169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1241000">
                <text:p>1241000</text:p>
              </table:table-cell>
              <table:table-cell office:value-type="float" office:value="7562370.78083992">
                <text:p>7562370.78083992</text:p>
              </table:table-cell>
              <table:table-cell office:value-type="float" office:value="1241000">
                <text:p>1241000</text:p>
              </table:table-cell>
              <table:table-cell office:value-type="float" office:value="1540081000000">
                <text:p>1540081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1245000">
                <text:p>1245000</text:p>
              </table:table-cell>
              <table:table-cell office:value-type="float" office:value="7588485.84253254">
                <text:p>7588485.84253254</text:p>
              </table:table-cell>
              <table:table-cell office:value-type="float" office:value="1245000">
                <text:p>1245000</text:p>
              </table:table-cell>
              <table:table-cell office:value-type="float" office:value="1550025000000">
                <text:p>15500250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1249000">
                <text:p>1249000</text:p>
              </table:table-cell>
              <table:table-cell office:value-type="float" office:value="7614606.48552929">
                <text:p>7614606.48552929</text:p>
              </table:table-cell>
              <table:table-cell office:value-type="float" office:value="1249000">
                <text:p>1249000</text:p>
              </table:table-cell>
              <table:table-cell office:value-type="float" office:value="1560001000000">
                <text:p>1560001000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